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Arial" svg:font-family="Arial" style:font-family-generic="swiss" style:font-pitch="variable" svg:panose-1="2 11 6 4 2 2 2 2 2 4"/>
  </office:font-face-decls>
  <office:automatic-styles>
    <style:style style:name="P1" style:parent-style-name="p" style:master-page-name="MP0" style:family="paragraph">
      <style:paragraph-properties fo:break-before="page"/>
    </style:style>
    <style:style style:name="P2" style:parent-style-name="Normal" style:family="paragraph">
      <style:paragraph-properties style:text-autospace="none" style:vertical-align="auto" fo:margin-bottom="0in" fo:line-height="100%"/>
      <style:text-properties fo:hyphenate="true"/>
    </style:style>
    <style:style style:name="T3" style:parent-style-name="Policepardéfaut" style:family="text">
      <style:text-properties style:font-name="Times New Roman" fo:font-size="12pt" style:font-size-asian="12pt" style:font-size-complex="12pt"/>
    </style:style>
    <style:style style:name="T4" style:parent-style-name="Policepardéfaut" style:family="text">
      <style:text-properties fo:font-variant="small-caps"/>
    </style:style>
    <style:style style:name="T6" style:parent-style-name="Policepardéfaut" style:family="text">
      <style:text-properties/>
    </style:style>
    <style:style style:name="P5" style:parent-style-name="p" style:family="paragraph">
      <style:paragraph-properties fo:text-indent="0in">
        <style:drop-cap style:length="1" style:lines="3"/>
      </style:paragraph-properties>
    </style:style>
    <style:style style:name="T7" style:parent-style-name="Policepardéfaut" style:family="text">
      <style:text-properties fo:font-variant="small-caps"/>
    </style:style>
    <style:style style:name="T9" style:parent-style-name="Policepardéfaut" style:family="text">
      <style:text-properties/>
    </style:style>
    <style:style style:name="P8" style:parent-style-name="p" style:family="paragraph">
      <style:paragraph-properties fo:text-indent="0in">
        <style:drop-cap style:length="1" style:lines="3"/>
      </style:paragraph-properties>
    </style:style>
    <style:style style:name="T10" style:parent-style-name="Policepardéfaut" style:family="text">
      <style:text-properties style:text-position="super 66.6%"/>
    </style:style>
    <style:style style:name="P11" style:parent-style-name="p" style:family="paragraph">
      <style:paragraph-properties fo:text-indent="0in"/>
    </style:style>
    <style:style style:name="T13" style:parent-style-name="Policepardéfaut" style:family="text">
      <style:text-properties/>
    </style:style>
    <style:style style:name="P12" style:parent-style-name="p" style:family="paragraph">
      <style:paragraph-properties fo:text-indent="0in">
        <style:drop-cap style:length="1" style:lines="3"/>
      </style:paragraph-properties>
    </style:style>
    <style:style style:name="T14" style:parent-style-name="Policepardéfaut" style:family="text">
      <style:text-properties style:font-name="Arial" style:font-name-complex="Arial" fo:font-size="9pt" style:font-size-asian="9pt" style:font-size-complex="9pt"/>
    </style:style>
    <style:style style:name="T15" style:parent-style-name="Policepardéfaut" style:family="text">
      <style:text-properties style:font-name="Arial" style:font-name-complex="Arial" fo:font-size="9pt" style:font-size-asian="9pt" style:font-size-complex="9pt"/>
    </style:style>
    <style:style style:name="T16" style:parent-style-name="Policepardéfaut" style:family="text">
      <style:text-properties fo:font-variant="small-caps"/>
    </style:style>
    <style:style style:name="T17" style:parent-style-name="Policepardéfaut" style:family="text">
      <style:text-properties fo:font-variant="small-caps"/>
    </style:style>
    <style:style style:name="T18" style:parent-style-name="Policepardéfaut" style:family="text">
      <style:text-properties fo:font-variant="small-caps"/>
    </style:style>
    <style:style style:name="T19" style:parent-style-name="Policepardéfaut" style:family="text">
      <style:text-properties fo:font-variant="small-caps"/>
    </style:style>
    <style:style style:name="T20" style:parent-style-name="Policepardéfaut" style:family="text">
      <style:text-properties fo:font-variant="small-caps"/>
    </style:style>
    <style:style style:name="T21" style:parent-style-name="Policepardéfaut" style:family="text">
      <style:text-properties fo:font-variant="small-caps"/>
    </style:style>
    <style:style style:name="T22" style:parent-style-name="Policepardéfaut" style:family="text">
      <style:text-properties fo:font-variant="small-caps"/>
    </style:style>
    <style:style style:name="T23" style:parent-style-name="Policepardéfaut" style:family="text">
      <style:text-properties fo:font-variant="small-caps"/>
    </style:style>
    <style:style style:name="T24" style:parent-style-name="Policepardéfaut" style:family="text">
      <style:text-properties fo:font-variant="small-caps"/>
    </style:style>
    <style:style style:name="T25" style:parent-style-name="Policepardéfaut" style:family="text">
      <style:text-properties fo:font-variant="small-caps"/>
    </style:style>
    <style:style style:name="T26" style:parent-style-name="Policepardéfaut" style:family="text">
      <style:text-properties fo:font-variant="small-caps"/>
    </style:style>
    <style:style style:name="T27" style:parent-style-name="Policepardéfaut" style:family="text">
      <style:text-properties fo:font-variant="small-caps"/>
    </style:style>
    <style:style style:name="T28" style:parent-style-name="Policepardéfaut" style:family="text">
      <style:text-properties fo:font-variant="small-caps"/>
    </style:style>
    <style:style style:name="T29" style:parent-style-name="Policepardéfaut" style:family="text">
      <style:text-properties fo:font-variant="small-caps"/>
    </style:style>
    <style:style style:name="T30" style:parent-style-name="Policepardéfaut" style:family="text">
      <style:text-properties fo:font-variant="small-caps"/>
    </style:style>
    <style:style style:name="T31" style:parent-style-name="Policepardéfaut" style:family="text">
      <style:text-properties fo:font-variant="small-caps"/>
    </style:style>
    <style:style style:name="T33" style:parent-style-name="Policepardéfaut" style:family="text">
      <style:text-properties/>
    </style:style>
    <style:style style:name="P32" style:parent-style-name="p" style:family="paragraph">
      <style:paragraph-properties fo:text-indent="0in">
        <style:drop-cap style:length="1" style:lines="3"/>
      </style:paragraph-properties>
    </style:style>
    <style:style style:name="T35" style:parent-style-name="Policepardéfaut" style:family="text">
      <style:text-properties/>
    </style:style>
    <style:style style:name="P34" style:parent-style-name="p" style:family="paragraph">
      <style:paragraph-properties fo:text-indent="0in">
        <style:drop-cap style:length="1" style:lines="3"/>
      </style:paragraph-properties>
    </style:style>
    <style:style style:name="T37" style:parent-style-name="Policepardéfaut" style:family="text">
      <style:text-properties/>
    </style:style>
    <style:style style:name="P36" style:parent-style-name="p" style:family="paragraph">
      <style:paragraph-properties fo:text-indent="0in">
        <style:drop-cap style:length="1" style:lines="3"/>
      </style:paragraph-properties>
    </style:style>
    <style:style style:name="T39" style:parent-style-name="Policepardéfaut" style:family="text">
      <style:text-properties/>
    </style:style>
    <style:style style:name="P38" style:parent-style-name="p" style:family="paragraph">
      <style:paragraph-properties fo:text-indent="0in">
        <style:drop-cap style:length="1" style:lines="3"/>
      </style:paragraph-properties>
    </style:style>
    <style:style style:name="T41" style:parent-style-name="Policepardéfaut" style:family="text">
      <style:text-properties/>
    </style:style>
    <style:style style:name="P40" style:parent-style-name="p" style:family="paragraph">
      <style:paragraph-properties fo:text-indent="0in">
        <style:drop-cap style:length="1" style:lines="3"/>
      </style:paragraph-properties>
    </style:style>
    <style:style style:name="T43" style:parent-style-name="Policepardéfaut" style:family="text">
      <style:text-properties/>
    </style:style>
    <style:style style:name="P42" style:parent-style-name="p" style:family="paragraph">
      <style:paragraph-properties fo:text-indent="0in">
        <style:drop-cap style:length="1" style:lines="3"/>
      </style:paragraph-properties>
    </style:style>
    <style:style style:name="T45" style:parent-style-name="Policepardéfaut" style:family="text">
      <style:text-properties/>
    </style:style>
    <style:style style:name="P44" style:parent-style-name="p" style:family="paragraph">
      <style:paragraph-properties fo:text-indent="0in">
        <style:drop-cap style:length="1" style:lines="3"/>
      </style:paragraph-properties>
    </style:style>
    <style:style style:name="T47" style:parent-style-name="Policepardéfaut" style:family="text">
      <style:text-properties/>
    </style:style>
    <style:style style:name="P46" style:parent-style-name="p" style:family="paragraph">
      <style:paragraph-properties fo:text-indent="0in">
        <style:drop-cap style:length="1" style:lines="3"/>
      </style:paragraph-properties>
    </style:style>
    <style:style style:name="T49" style:parent-style-name="Policepardéfaut" style:family="text">
      <style:text-properties/>
    </style:style>
    <style:style style:name="P48" style:parent-style-name="p" style:family="paragraph">
      <style:paragraph-properties fo:text-indent="0in">
        <style:drop-cap style:length="1" style:lines="3"/>
      </style:paragraph-properties>
    </style:style>
    <style:style style:name="T51" style:parent-style-name="Policepardéfaut" style:family="text">
      <style:text-properties/>
    </style:style>
    <style:style style:name="P50" style:parent-style-name="p" style:family="paragraph">
      <style:paragraph-properties fo:text-indent="0in">
        <style:drop-cap style:length="1" style:lines="3"/>
      </style:paragraph-properties>
    </style:style>
    <style:style style:name="T53" style:parent-style-name="Policepardéfaut" style:family="text">
      <style:text-properties/>
    </style:style>
    <style:style style:name="P52" style:parent-style-name="p" style:family="paragraph">
      <style:paragraph-properties fo:text-indent="0in">
        <style:drop-cap style:length="1" style:lines="3"/>
      </style:paragraph-properties>
    </style:style>
    <style:style style:name="P54" style:parent-style-name="p" style:family="paragraph">
      <style:paragraph-properties fo:text-indent="0in"/>
    </style:style>
    <style:style style:name="T56" style:parent-style-name="Policepardéfaut" style:family="text">
      <style:text-properties/>
    </style:style>
    <style:style style:name="P55" style:parent-style-name="p" style:family="paragraph">
      <style:paragraph-properties fo:text-indent="0in">
        <style:drop-cap style:length="1" style:lines="3"/>
      </style:paragraph-properties>
    </style:style>
    <style:style style:name="T58" style:parent-style-name="Policepardéfaut" style:family="text">
      <style:text-properties/>
    </style:style>
    <style:style style:name="P57" style:parent-style-name="p" style:family="paragraph">
      <style:paragraph-properties fo:text-indent="0in">
        <style:drop-cap style:length="1" style:lines="3"/>
      </style:paragraph-properties>
    </style:style>
    <style:style style:name="T60" style:parent-style-name="Policepardéfaut" style:family="text">
      <style:text-properties/>
    </style:style>
    <style:style style:name="P59" style:parent-style-name="p" style:family="paragraph">
      <style:paragraph-properties fo:text-indent="0in">
        <style:drop-cap style:length="1" style:lines="3"/>
      </style:paragraph-properties>
    </style:style>
    <style:style style:name="T62" style:parent-style-name="Policepardéfaut" style:family="text">
      <style:text-properties/>
    </style:style>
    <style:style style:name="P61" style:parent-style-name="p" style:family="paragraph">
      <style:paragraph-properties fo:text-indent="0in">
        <style:drop-cap style:length="1" style:lines="3"/>
      </style:paragraph-properties>
    </style:style>
    <style:style style:name="T64" style:parent-style-name="Policepardéfaut" style:family="text">
      <style:text-properties/>
    </style:style>
    <style:style style:name="P63" style:parent-style-name="p" style:family="paragraph">
      <style:paragraph-properties fo:text-indent="0in">
        <style:drop-cap style:length="1" style:lines="3"/>
      </style:paragraph-properties>
    </style:style>
    <style:style style:name="T66" style:parent-style-name="Policepardéfaut" style:family="text">
      <style:text-properties/>
    </style:style>
    <style:style style:name="P65" style:parent-style-name="p" style:family="paragraph">
      <style:paragraph-properties fo:text-indent="0in">
        <style:drop-cap style:length="1" style:lines="3"/>
      </style:paragraph-properties>
    </style:style>
    <style:style style:name="T68" style:parent-style-name="Policepardéfaut" style:family="text">
      <style:text-properties/>
    </style:style>
    <style:style style:name="P67" style:parent-style-name="p" style:family="paragraph">
      <style:paragraph-properties fo:text-indent="0in">
        <style:drop-cap style:length="1" style:lines="3"/>
      </style:paragraph-properties>
    </style:style>
    <style:style style:name="T70" style:parent-style-name="Policepardéfaut" style:family="text">
      <style:text-properties/>
    </style:style>
    <style:style style:name="P69" style:parent-style-name="p" style:family="paragraph">
      <style:paragraph-properties fo:text-indent="0in">
        <style:drop-cap style:length="1" style:lines="3"/>
      </style:paragraph-properties>
    </style:style>
    <style:style style:name="T72" style:parent-style-name="Policepardéfaut" style:family="text">
      <style:text-properties/>
    </style:style>
    <style:style style:name="P71" style:parent-style-name="p" style:family="paragraph">
      <style:paragraph-properties fo:text-indent="0in">
        <style:drop-cap style:length="1" style:lines="3"/>
      </style:paragraph-properties>
    </style:style>
    <style:style style:name="T74" style:parent-style-name="Policepardéfaut" style:family="text">
      <style:text-properties/>
    </style:style>
    <style:style style:name="P73" style:parent-style-name="p" style:family="paragraph">
      <style:paragraph-properties fo:text-indent="0in">
        <style:drop-cap style:length="1" style:lines="3"/>
      </style:paragraph-properties>
    </style:style>
    <style:style style:name="T76" style:parent-style-name="Policepardéfaut" style:family="text">
      <style:text-properties/>
    </style:style>
    <style:style style:name="P75" style:parent-style-name="p" style:family="paragraph">
      <style:paragraph-properties fo:text-indent="0in">
        <style:drop-cap style:length="1" style:lines="3"/>
      </style:paragraph-properties>
    </style:style>
    <style:style style:name="T78" style:parent-style-name="Policepardéfaut" style:family="text">
      <style:text-properties/>
    </style:style>
    <style:style style:name="P77" style:parent-style-name="p" style:family="paragraph">
      <style:paragraph-properties fo:text-indent="0in">
        <style:drop-cap style:length="1" style:lines="3"/>
      </style:paragraph-properties>
    </style:style>
    <style:style style:name="T80" style:parent-style-name="Policepardéfaut" style:family="text">
      <style:text-properties/>
    </style:style>
    <style:style style:name="P79" style:parent-style-name="p" style:family="paragraph">
      <style:paragraph-properties fo:text-indent="0in">
        <style:drop-cap style:length="1" style:lines="3"/>
      </style:paragraph-properties>
    </style:style>
    <style:style style:name="T82" style:parent-style-name="Policepardéfaut" style:family="text">
      <style:text-properties/>
    </style:style>
    <style:style style:name="P81" style:parent-style-name="p" style:family="paragraph">
      <style:paragraph-properties fo:text-indent="0in">
        <style:drop-cap style:length="1" style:lines="3"/>
      </style:paragraph-properties>
    </style:style>
    <style:style style:name="T84" style:parent-style-name="Policepardéfaut" style:family="text">
      <style:text-properties/>
    </style:style>
    <style:style style:name="P83" style:parent-style-name="p" style:family="paragraph">
      <style:paragraph-properties fo:text-indent="0in">
        <style:drop-cap style:length="1" style:lines="3"/>
      </style:paragraph-properties>
    </style:style>
    <style:style style:name="T86" style:parent-style-name="Policepardéfaut" style:family="text">
      <style:text-properties/>
    </style:style>
    <style:style style:name="P85" style:parent-style-name="p" style:family="paragraph">
      <style:paragraph-properties fo:text-indent="0in">
        <style:drop-cap style:length="1" style:lines="3"/>
      </style:paragraph-properties>
    </style:style>
    <style:style style:name="T88" style:parent-style-name="Policepardéfaut" style:family="text">
      <style:text-properties/>
    </style:style>
    <style:style style:name="P87" style:parent-style-name="p" style:family="paragraph">
      <style:paragraph-properties fo:text-indent="0in">
        <style:drop-cap style:length="1" style:lines="3"/>
      </style:paragraph-properties>
    </style:style>
    <style:style style:name="T90" style:parent-style-name="Policepardéfaut" style:family="text">
      <style:text-properties/>
    </style:style>
    <style:style style:name="P89" style:parent-style-name="p" style:family="paragraph">
      <style:paragraph-properties fo:text-indent="0in">
        <style:drop-cap style:length="1" style:lines="3"/>
      </style:paragraph-properties>
    </style:style>
    <style:style style:name="T91" style:parent-style-name="Policepardéfaut" style:family="text">
      <style:text-properties fo:font-variant="small-caps"/>
    </style:style>
    <style:style style:name="T93" style:parent-style-name="Policepardéfaut" style:family="text">
      <style:text-properties/>
    </style:style>
    <style:style style:name="P92" style:parent-style-name="p" style:family="paragraph">
      <style:paragraph-properties fo:text-indent="0in">
        <style:drop-cap style:length="1" style:lines="3"/>
      </style:paragraph-properties>
    </style:style>
    <style:style style:name="T95" style:parent-style-name="Policepardéfaut" style:family="text">
      <style:text-properties/>
    </style:style>
    <style:style style:name="P94" style:parent-style-name="p" style:family="paragraph">
      <style:paragraph-properties fo:text-indent="0in">
        <style:drop-cap style:length="1" style:lines="3"/>
      </style:paragraph-properties>
    </style:style>
    <style:style style:name="T97" style:parent-style-name="Policepardéfaut" style:family="text">
      <style:text-properties/>
    </style:style>
    <style:style style:name="P96" style:parent-style-name="p" style:family="paragraph">
      <style:paragraph-properties fo:text-indent="0in">
        <style:drop-cap style:length="1" style:lines="3"/>
      </style:paragraph-properties>
    </style:style>
    <style:style style:name="T99" style:parent-style-name="Policepardéfaut" style:family="text">
      <style:text-properties/>
    </style:style>
    <style:style style:name="P98" style:parent-style-name="p" style:family="paragraph">
      <style:paragraph-properties fo:text-indent="0in">
        <style:drop-cap style:length="1" style:lines="3"/>
      </style:paragraph-properties>
    </style:style>
    <style:style style:name="T101" style:parent-style-name="Policepardéfaut" style:family="text">
      <style:text-properties/>
    </style:style>
    <style:style style:name="P100" style:parent-style-name="p" style:family="paragraph">
      <style:paragraph-properties fo:text-indent="0in">
        <style:drop-cap style:length="1" style:lines="3"/>
      </style:paragraph-properties>
    </style:style>
    <style:style style:name="T103" style:parent-style-name="Policepardéfaut" style:family="text">
      <style:text-properties/>
    </style:style>
    <style:style style:name="P102" style:parent-style-name="p" style:family="paragraph">
      <style:paragraph-properties fo:text-indent="0in">
        <style:drop-cap style:length="1" style:lines="3"/>
      </style:paragraph-properties>
    </style:style>
    <style:style style:name="T105" style:parent-style-name="Policepardéfaut" style:family="text">
      <style:text-properties/>
    </style:style>
    <style:style style:name="P104" style:parent-style-name="p" style:family="paragraph">
      <style:paragraph-properties fo:text-indent="0in">
        <style:drop-cap style:length="1" style:lines="3"/>
      </style:paragraph-properties>
    </style:style>
    <style:style style:name="T107" style:parent-style-name="Policepardéfaut" style:family="text">
      <style:text-properties/>
    </style:style>
    <style:style style:name="P106" style:parent-style-name="p" style:family="paragraph">
      <style:paragraph-properties fo:text-indent="0in">
        <style:drop-cap style:length="1" style:lines="3"/>
      </style:paragraph-properties>
    </style:style>
    <style:style style:name="T109" style:parent-style-name="Policepardéfaut" style:family="text">
      <style:text-properties/>
    </style:style>
    <style:style style:name="P108" style:parent-style-name="p" style:family="paragraph">
      <style:paragraph-properties fo:text-indent="0in">
        <style:drop-cap style:length="1" style:lines="3"/>
      </style:paragraph-properties>
    </style:style>
    <style:style style:name="T111" style:parent-style-name="Policepardéfaut" style:family="text">
      <style:text-properties/>
    </style:style>
    <style:style style:name="P110" style:parent-style-name="p" style:family="paragraph">
      <style:paragraph-properties fo:text-indent="0in">
        <style:drop-cap style:length="1" style:lines="3"/>
      </style:paragraph-properties>
    </style:style>
    <style:style style:name="T113" style:parent-style-name="Policepardéfaut" style:family="text">
      <style:text-properties/>
    </style:style>
    <style:style style:name="P112" style:parent-style-name="p" style:family="paragraph">
      <style:paragraph-properties fo:text-indent="0in">
        <style:drop-cap style:length="1" style:lines="3"/>
      </style:paragraph-properties>
    </style:style>
    <style:style style:name="T115" style:parent-style-name="Policepardéfaut" style:family="text">
      <style:text-properties/>
    </style:style>
    <style:style style:name="P114" style:parent-style-name="p" style:family="paragraph">
      <style:paragraph-properties fo:text-indent="0in">
        <style:drop-cap style:length="1" style:lines="3"/>
      </style:paragraph-properties>
    </style:style>
    <style:style style:name="T117" style:parent-style-name="Policepardéfaut" style:family="text">
      <style:text-properties/>
    </style:style>
    <style:style style:name="P116" style:parent-style-name="p" style:family="paragraph">
      <style:paragraph-properties fo:text-indent="0in">
        <style:drop-cap style:length="1" style:lines="3"/>
      </style:paragraph-properties>
    </style:style>
    <style:style style:name="T119" style:parent-style-name="Policepardéfaut" style:family="text">
      <style:text-properties/>
    </style:style>
    <style:style style:name="P118" style:parent-style-name="p" style:family="paragraph">
      <style:paragraph-properties fo:text-indent="0in">
        <style:drop-cap style:length="1" style:lines="3"/>
      </style:paragraph-properties>
    </style:style>
    <style:style style:name="T121" style:parent-style-name="Policepardéfaut" style:family="text">
      <style:text-properties/>
    </style:style>
    <style:style style:name="P120" style:parent-style-name="p" style:family="paragraph">
      <style:paragraph-properties fo:text-indent="0in">
        <style:drop-cap style:length="1" style:lines="3"/>
      </style:paragraph-properties>
    </style:style>
    <style:style style:name="T123" style:parent-style-name="Policepardéfaut" style:family="text">
      <style:text-properties/>
    </style:style>
    <style:style style:name="P122" style:parent-style-name="p" style:family="paragraph">
      <style:paragraph-properties fo:text-indent="0in">
        <style:drop-cap style:length="1" style:lines="3"/>
      </style:paragraph-properties>
    </style:style>
    <style:style style:name="T125" style:parent-style-name="Policepardéfaut" style:family="text">
      <style:text-properties/>
    </style:style>
    <style:style style:name="P124" style:parent-style-name="p" style:family="paragraph">
      <style:paragraph-properties fo:text-indent="0in">
        <style:drop-cap style:length="1" style:lines="3"/>
      </style:paragraph-properties>
    </style:style>
    <style:style style:name="T127" style:parent-style-name="Policepardéfaut" style:family="text">
      <style:text-properties/>
    </style:style>
    <style:style style:name="P126" style:parent-style-name="p" style:family="paragraph">
      <style:paragraph-properties fo:text-indent="0in">
        <style:drop-cap style:length="1" style:lines="3"/>
      </style:paragraph-properties>
    </style:style>
    <style:style style:name="T129" style:parent-style-name="Policepardéfaut" style:family="text">
      <style:text-properties/>
    </style:style>
    <style:style style:name="P128" style:parent-style-name="p" style:family="paragraph">
      <style:paragraph-properties fo:text-indent="0in">
        <style:drop-cap style:length="1" style:lines="3"/>
      </style:paragraph-properties>
    </style:style>
    <style:style style:name="T131" style:parent-style-name="Policepardéfaut" style:family="text">
      <style:text-properties/>
    </style:style>
    <style:style style:name="P130" style:parent-style-name="p" style:family="paragraph">
      <style:paragraph-properties fo:text-indent="0in">
        <style:drop-cap style:length="1" style:lines="3"/>
      </style:paragraph-properties>
    </style:style>
    <style:style style:name="T133" style:parent-style-name="Policepardéfaut" style:family="text">
      <style:text-properties/>
    </style:style>
    <style:style style:name="P132" style:parent-style-name="p" style:family="paragraph">
      <style:paragraph-properties fo:text-indent="0in">
        <style:drop-cap style:length="1" style:lines="3"/>
      </style:paragraph-properties>
    </style:style>
    <style:style style:name="T135" style:parent-style-name="Policepardéfaut" style:family="text">
      <style:text-properties/>
    </style:style>
    <style:style style:name="P134" style:parent-style-name="p" style:family="paragraph">
      <style:paragraph-properties fo:text-indent="0in">
        <style:drop-cap style:length="1" style:lines="3"/>
      </style:paragraph-properties>
    </style:style>
    <style:style style:name="T137" style:parent-style-name="Policepardéfaut" style:family="text">
      <style:text-properties/>
    </style:style>
    <style:style style:name="P136" style:parent-style-name="p" style:family="paragraph">
      <style:paragraph-properties fo:text-indent="0in">
        <style:drop-cap style:length="1" style:lines="3"/>
      </style:paragraph-properties>
    </style:style>
    <style:style style:name="T139" style:parent-style-name="Policepardéfaut" style:family="text">
      <style:text-properties/>
    </style:style>
    <style:style style:name="P138" style:parent-style-name="p" style:family="paragraph">
      <style:paragraph-properties fo:text-indent="0in">
        <style:drop-cap style:length="1" style:lines="3"/>
      </style:paragraph-properties>
    </style:style>
    <style:style style:name="T141" style:parent-style-name="Policepardéfaut" style:family="text">
      <style:text-properties/>
    </style:style>
    <style:style style:name="P140" style:parent-style-name="p" style:family="paragraph">
      <style:paragraph-properties fo:text-indent="0in">
        <style:drop-cap style:length="1" style:lines="3"/>
      </style:paragraph-properties>
    </style:style>
    <style:style style:name="T143" style:parent-style-name="Policepardéfaut" style:family="text">
      <style:text-properties/>
    </style:style>
    <style:style style:name="P142" style:parent-style-name="p" style:family="paragraph">
      <style:paragraph-properties fo:text-indent="0in">
        <style:drop-cap style:length="1" style:lines="3"/>
      </style:paragraph-properties>
    </style:style>
    <style:style style:name="T145" style:parent-style-name="Policepardéfaut" style:family="text">
      <style:text-properties/>
    </style:style>
    <style:style style:name="P144" style:parent-style-name="p" style:family="paragraph">
      <style:paragraph-properties fo:text-indent="0in">
        <style:drop-cap style:length="1" style:lines="3"/>
      </style:paragraph-properties>
    </style:style>
    <style:style style:name="T147" style:parent-style-name="Policepardéfaut" style:family="text">
      <style:text-properties/>
    </style:style>
    <style:style style:name="P146" style:parent-style-name="p" style:family="paragraph">
      <style:paragraph-properties fo:text-indent="0in">
        <style:drop-cap style:length="1" style:lines="3"/>
      </style:paragraph-properties>
    </style:style>
    <style:style style:name="T149" style:parent-style-name="Policepardéfaut" style:family="text">
      <style:text-properties/>
    </style:style>
    <style:style style:name="P148" style:parent-style-name="p" style:family="paragraph">
      <style:paragraph-properties fo:text-indent="0in">
        <style:drop-cap style:length="1" style:lines="3"/>
      </style:paragraph-properties>
    </style:style>
    <style:style style:name="T151" style:parent-style-name="Policepardéfaut" style:family="text">
      <style:text-properties/>
    </style:style>
    <style:style style:name="P150" style:parent-style-name="p" style:family="paragraph">
      <style:paragraph-properties fo:text-indent="0in">
        <style:drop-cap style:length="1" style:lines="3"/>
      </style:paragraph-properties>
    </style:style>
    <style:style style:name="T153" style:parent-style-name="Policepardéfaut" style:family="text">
      <style:text-properties/>
    </style:style>
    <style:style style:name="P152" style:parent-style-name="p" style:family="paragraph">
      <style:paragraph-properties fo:text-indent="0in">
        <style:drop-cap style:length="1" style:lines="3"/>
      </style:paragraph-properties>
    </style:style>
    <style:style style:name="T155" style:parent-style-name="Policepardéfaut" style:family="text">
      <style:text-properties/>
    </style:style>
    <style:style style:name="P154" style:parent-style-name="p" style:family="paragraph">
      <style:paragraph-properties fo:text-indent="0in">
        <style:drop-cap style:length="1" style:lines="3"/>
      </style:paragraph-properties>
    </style:style>
    <style:style style:name="T157" style:parent-style-name="Policepardéfaut" style:family="text">
      <style:text-properties/>
    </style:style>
    <style:style style:name="P156" style:parent-style-name="p" style:family="paragraph">
      <style:paragraph-properties fo:text-indent="0in">
        <style:drop-cap style:length="1" style:lines="3"/>
      </style:paragraph-properties>
    </style:style>
    <style:style style:name="T159" style:parent-style-name="Policepardéfaut" style:family="text">
      <style:text-properties/>
    </style:style>
    <style:style style:name="P158" style:parent-style-name="p" style:family="paragraph">
      <style:paragraph-properties fo:text-indent="0in">
        <style:drop-cap style:length="1" style:lines="3"/>
      </style:paragraph-properties>
    </style:style>
    <style:style style:name="T160" style:parent-style-name="Policepardéfaut" style:family="text">
      <style:text-properties style:font-name="Arial" style:font-name-complex="Arial"/>
    </style:style>
    <style:style style:name="T161" style:parent-style-name="Policepardéfaut" style:family="text">
      <style:text-properties style:font-name="Arial" style:font-name-complex="Arial"/>
    </style:style>
    <style:style style:name="T163" style:parent-style-name="Policepardéfaut" style:family="text">
      <style:text-properties/>
    </style:style>
    <style:style style:name="P162" style:parent-style-name="p" style:family="paragraph">
      <style:paragraph-properties fo:text-indent="0in">
        <style:drop-cap style:length="1" style:lines="3"/>
      </style:paragraph-properties>
    </style:style>
    <style:style style:name="T165" style:parent-style-name="Policepardéfaut" style:family="text">
      <style:text-properties/>
    </style:style>
    <style:style style:name="P164" style:parent-style-name="p" style:family="paragraph">
      <style:paragraph-properties fo:text-indent="0in">
        <style:drop-cap style:length="1" style:lines="3"/>
      </style:paragraph-properties>
    </style:style>
    <style:style style:name="T167" style:parent-style-name="Policepardéfaut" style:family="text">
      <style:text-properties/>
    </style:style>
    <style:style style:name="P166" style:parent-style-name="p" style:family="paragraph">
      <style:paragraph-properties fo:text-indent="0in">
        <style:drop-cap style:length="1" style:lines="3"/>
      </style:paragraph-properties>
    </style:style>
    <style:style style:name="T169" style:parent-style-name="Policepardéfaut" style:family="text">
      <style:text-properties/>
    </style:style>
    <style:style style:name="P168" style:parent-style-name="p" style:family="paragraph">
      <style:paragraph-properties fo:text-indent="0in">
        <style:drop-cap style:length="1" style:lines="3"/>
      </style:paragraph-properties>
    </style:style>
    <style:style style:name="T171" style:parent-style-name="Policepardéfaut" style:family="text">
      <style:text-properties/>
    </style:style>
    <style:style style:name="P170" style:parent-style-name="p" style:family="paragraph">
      <style:paragraph-properties fo:text-indent="0in">
        <style:drop-cap style:length="1" style:lines="3"/>
      </style:paragraph-properties>
    </style:style>
    <style:style style:name="T173" style:parent-style-name="Policepardéfaut" style:family="text">
      <style:text-properties/>
    </style:style>
    <style:style style:name="P172" style:parent-style-name="p" style:family="paragraph">
      <style:paragraph-properties fo:text-indent="0in">
        <style:drop-cap style:length="1" style:lines="3"/>
      </style:paragraph-properties>
    </style:style>
    <style:style style:name="T175" style:parent-style-name="Policepardéfaut" style:family="text">
      <style:text-properties/>
    </style:style>
    <style:style style:name="P174" style:parent-style-name="p" style:family="paragraph">
      <style:paragraph-properties fo:text-indent="0in">
        <style:drop-cap style:length="1" style:lines="3"/>
      </style:paragraph-properties>
    </style:style>
    <style:style style:name="T177" style:parent-style-name="Policepardéfaut" style:family="text">
      <style:text-properties/>
    </style:style>
    <style:style style:name="P176" style:parent-style-name="p" style:family="paragraph">
      <style:paragraph-properties fo:text-indent="0in">
        <style:drop-cap style:length="1" style:lines="3"/>
      </style:paragraph-properties>
    </style:style>
    <style:style style:name="T179" style:parent-style-name="Policepardéfaut" style:family="text">
      <style:text-properties/>
    </style:style>
    <style:style style:name="P178" style:parent-style-name="p" style:family="paragraph">
      <style:paragraph-properties fo:text-indent="0in">
        <style:drop-cap style:length="1" style:lines="3"/>
      </style:paragraph-properties>
    </style:style>
    <style:style style:name="T181" style:parent-style-name="Policepardéfaut" style:family="text">
      <style:text-properties/>
    </style:style>
    <style:style style:name="P180" style:parent-style-name="p" style:family="paragraph">
      <style:paragraph-properties fo:text-indent="0in">
        <style:drop-cap style:length="1" style:lines="3"/>
      </style:paragraph-properties>
    </style:style>
    <style:style style:name="T183" style:parent-style-name="Policepardéfaut" style:family="text">
      <style:text-properties/>
    </style:style>
    <style:style style:name="P182" style:parent-style-name="p" style:family="paragraph">
      <style:paragraph-properties fo:text-indent="0in">
        <style:drop-cap style:length="1" style:lines="3"/>
      </style:paragraph-properties>
    </style:style>
    <style:style style:name="T185" style:parent-style-name="Policepardéfaut" style:family="text">
      <style:text-properties/>
    </style:style>
    <style:style style:name="P184" style:parent-style-name="p" style:family="paragraph">
      <style:paragraph-properties fo:text-indent="0in">
        <style:drop-cap style:length="1" style:lines="3"/>
      </style:paragraph-properties>
    </style:style>
    <style:style style:name="T187" style:parent-style-name="Policepardéfaut" style:family="text">
      <style:text-properties/>
    </style:style>
    <style:style style:name="P186" style:parent-style-name="p" style:family="paragraph">
      <style:paragraph-properties fo:text-indent="0in">
        <style:drop-cap style:length="1" style:lines="3"/>
      </style:paragraph-properties>
    </style:style>
    <style:style style:name="T189" style:parent-style-name="Policepardéfaut" style:family="text">
      <style:text-properties/>
    </style:style>
    <style:style style:name="P188" style:parent-style-name="p" style:family="paragraph">
      <style:paragraph-properties fo:text-indent="0in">
        <style:drop-cap style:length="1" style:lines="3"/>
      </style:paragraph-properties>
    </style:style>
    <style:style style:name="T191" style:parent-style-name="Policepardéfaut" style:family="text">
      <style:text-properties/>
    </style:style>
    <style:style style:name="P190" style:parent-style-name="p" style:family="paragraph">
      <style:paragraph-properties fo:text-indent="0in">
        <style:drop-cap style:length="1" style:lines="3"/>
      </style:paragraph-properties>
    </style:style>
    <style:style style:name="T193" style:parent-style-name="Policepardéfaut" style:family="text">
      <style:text-properties/>
    </style:style>
    <style:style style:name="P192" style:parent-style-name="p" style:family="paragraph">
      <style:paragraph-properties fo:text-indent="0in">
        <style:drop-cap style:length="1" style:lines="3"/>
      </style:paragraph-properties>
    </style:style>
    <style:style style:name="T195" style:parent-style-name="Policepardéfaut" style:family="text">
      <style:text-properties/>
    </style:style>
    <style:style style:name="P194" style:parent-style-name="p" style:family="paragraph">
      <style:paragraph-properties fo:text-indent="0in">
        <style:drop-cap style:length="1" style:lines="3"/>
      </style:paragraph-properties>
    </style:style>
    <style:style style:name="T197" style:parent-style-name="Policepardéfaut" style:family="text">
      <style:text-properties/>
    </style:style>
    <style:style style:name="P196" style:parent-style-name="p" style:family="paragraph">
      <style:paragraph-properties fo:text-indent="0in">
        <style:drop-cap style:length="1" style:lines="3"/>
      </style:paragraph-properties>
    </style:style>
    <style:style style:name="T199" style:parent-style-name="Policepardéfaut" style:family="text">
      <style:text-properties/>
    </style:style>
    <style:style style:name="P198" style:parent-style-name="p" style:family="paragraph">
      <style:paragraph-properties fo:text-indent="0in">
        <style:drop-cap style:length="1" style:lines="3"/>
      </style:paragraph-properties>
    </style:style>
    <style:style style:name="T201" style:parent-style-name="Policepardéfaut" style:family="text">
      <style:text-properties/>
    </style:style>
    <style:style style:name="P200" style:parent-style-name="p" style:family="paragraph">
      <style:paragraph-properties fo:text-indent="0in">
        <style:drop-cap style:length="1" style:lines="3"/>
      </style:paragraph-properties>
    </style:style>
    <style:style style:name="T203" style:parent-style-name="Policepardéfaut" style:family="text">
      <style:text-properties/>
    </style:style>
    <style:style style:name="P202" style:parent-style-name="p" style:family="paragraph">
      <style:paragraph-properties fo:text-indent="0in">
        <style:drop-cap style:length="1" style:lines="3"/>
      </style:paragraph-properties>
    </style:style>
    <style:style style:name="T205" style:parent-style-name="Policepardéfaut" style:family="text">
      <style:text-properties/>
    </style:style>
    <style:style style:name="P204" style:parent-style-name="p" style:family="paragraph">
      <style:paragraph-properties fo:text-indent="0in">
        <style:drop-cap style:length="1" style:lines="3"/>
      </style:paragraph-properties>
    </style:style>
    <style:style style:name="T207" style:parent-style-name="Policepardéfaut" style:family="text">
      <style:text-properties/>
    </style:style>
    <style:style style:name="P206" style:parent-style-name="p" style:family="paragraph">
      <style:paragraph-properties fo:text-indent="0in">
        <style:drop-cap style:length="1" style:lines="3"/>
      </style:paragraph-properties>
    </style:style>
    <style:style style:name="T209" style:parent-style-name="Policepardéfaut" style:family="text">
      <style:text-properties/>
    </style:style>
    <style:style style:name="P208" style:parent-style-name="p" style:family="paragraph">
      <style:paragraph-properties fo:text-indent="0in">
        <style:drop-cap style:length="1" style:lines="3"/>
      </style:paragraph-properties>
    </style:style>
    <style:style style:name="T211" style:parent-style-name="Policepardéfaut" style:family="text">
      <style:text-properties/>
    </style:style>
    <style:style style:name="P210" style:parent-style-name="p" style:family="paragraph">
      <style:paragraph-properties fo:text-indent="0in">
        <style:drop-cap style:length="1" style:lines="3"/>
      </style:paragraph-properties>
    </style:style>
    <style:style style:name="T213" style:parent-style-name="Policepardéfaut" style:family="text">
      <style:text-properties/>
    </style:style>
    <style:style style:name="P212" style:parent-style-name="p" style:family="paragraph">
      <style:paragraph-properties fo:text-indent="0in">
        <style:drop-cap style:length="1" style:lines="3"/>
      </style:paragraph-properties>
    </style:style>
    <style:style style:name="T215" style:parent-style-name="Policepardéfaut" style:family="text">
      <style:text-properties/>
    </style:style>
    <style:style style:name="P214" style:parent-style-name="p" style:family="paragraph">
      <style:paragraph-properties fo:text-indent="0in">
        <style:drop-cap style:length="1" style:lines="3"/>
      </style:paragraph-properties>
    </style:style>
    <style:style style:name="T217" style:parent-style-name="Policepardéfaut" style:family="text">
      <style:text-properties/>
    </style:style>
    <style:style style:name="P216" style:parent-style-name="p" style:family="paragraph">
      <style:paragraph-properties fo:text-indent="0in">
        <style:drop-cap style:length="1" style:lines="3"/>
      </style:paragraph-properties>
    </style:style>
    <style:style style:name="T219" style:parent-style-name="Policepardéfaut" style:family="text">
      <style:text-properties/>
    </style:style>
    <style:style style:name="P218" style:parent-style-name="p" style:family="paragraph">
      <style:paragraph-properties fo:text-indent="0in">
        <style:drop-cap style:length="1" style:lines="3"/>
      </style:paragraph-properties>
    </style:style>
    <style:style style:name="T220" style:parent-style-name="Policepardéfaut" style:family="text">
      <style:text-properties style:text-position="super 66.6%"/>
    </style:style>
    <style:style style:name="T222" style:parent-style-name="Policepardéfaut" style:family="text">
      <style:text-properties/>
    </style:style>
    <style:style style:name="P221" style:parent-style-name="p" style:family="paragraph">
      <style:paragraph-properties fo:text-indent="0in">
        <style:drop-cap style:length="1" style:lines="3"/>
      </style:paragraph-properties>
    </style:style>
    <style:style style:name="T224" style:parent-style-name="Policepardéfaut" style:family="text">
      <style:text-properties/>
    </style:style>
    <style:style style:name="P223" style:parent-style-name="p" style:family="paragraph">
      <style:paragraph-properties fo:text-indent="0in">
        <style:drop-cap style:length="1" style:lines="3"/>
      </style:paragraph-properties>
    </style:style>
    <style:style style:name="T226" style:parent-style-name="Policepardéfaut" style:family="text">
      <style:text-properties/>
    </style:style>
    <style:style style:name="P225" style:parent-style-name="p" style:family="paragraph">
      <style:paragraph-properties fo:text-indent="0in">
        <style:drop-cap style:length="1" style:lines="3"/>
      </style:paragraph-properties>
    </style:style>
    <style:style style:name="T228" style:parent-style-name="Policepardéfaut" style:family="text">
      <style:text-properties/>
    </style:style>
    <style:style style:name="P227" style:parent-style-name="p" style:family="paragraph">
      <style:paragraph-properties fo:text-indent="0in">
        <style:drop-cap style:length="1" style:lines="3"/>
      </style:paragraph-properties>
    </style:style>
    <style:style style:name="T230" style:parent-style-name="Policepardéfaut" style:family="text">
      <style:text-properties/>
    </style:style>
    <style:style style:name="P229" style:parent-style-name="p" style:family="paragraph">
      <style:paragraph-properties fo:text-indent="0in">
        <style:drop-cap style:length="1" style:lines="3"/>
      </style:paragraph-properties>
    </style:style>
    <style:style style:name="T232" style:parent-style-name="Policepardéfaut" style:family="text">
      <style:text-properties/>
    </style:style>
    <style:style style:name="P231" style:parent-style-name="p" style:family="paragraph">
      <style:paragraph-properties fo:text-indent="0in">
        <style:drop-cap style:length="1" style:lines="3"/>
      </style:paragraph-properties>
    </style:style>
    <style:style style:name="T234" style:parent-style-name="Policepardéfaut" style:family="text">
      <style:text-properties/>
    </style:style>
    <style:style style:name="P233" style:parent-style-name="p" style:family="paragraph">
      <style:paragraph-properties fo:text-indent="0in">
        <style:drop-cap style:length="1" style:lines="3"/>
      </style:paragraph-properties>
    </style:style>
    <style:style style:name="T236" style:parent-style-name="Policepardéfaut" style:family="text">
      <style:text-properties/>
    </style:style>
    <style:style style:name="P235" style:parent-style-name="p" style:family="paragraph">
      <style:paragraph-properties fo:text-indent="0in">
        <style:drop-cap style:length="1" style:lines="3"/>
      </style:paragraph-properties>
    </style:style>
    <style:style style:name="T238" style:parent-style-name="Policepardéfaut" style:family="text">
      <style:text-properties/>
    </style:style>
    <style:style style:name="P237" style:parent-style-name="p" style:family="paragraph">
      <style:paragraph-properties fo:text-indent="0in">
        <style:drop-cap style:length="1" style:lines="3"/>
      </style:paragraph-properties>
    </style:style>
    <style:style style:name="T240" style:parent-style-name="Policepardéfaut" style:family="text">
      <style:text-properties/>
    </style:style>
    <style:style style:name="P239" style:parent-style-name="p" style:family="paragraph">
      <style:paragraph-properties fo:text-indent="0in">
        <style:drop-cap style:length="1" style:lines="3"/>
      </style:paragraph-properties>
    </style:style>
    <style:style style:name="T242" style:parent-style-name="Policepardéfaut" style:family="text">
      <style:text-properties/>
    </style:style>
    <style:style style:name="P241" style:parent-style-name="p" style:family="paragraph">
      <style:paragraph-properties fo:text-indent="0in">
        <style:drop-cap style:length="1" style:lines="3"/>
      </style:paragraph-properties>
    </style:style>
    <style:style style:name="T244" style:parent-style-name="Policepardéfaut" style:family="text">
      <style:text-properties/>
    </style:style>
    <style:style style:name="P243" style:parent-style-name="p" style:family="paragraph">
      <style:paragraph-properties fo:text-indent="0in">
        <style:drop-cap style:length="1" style:lines="3"/>
      </style:paragraph-properties>
    </style:style>
    <style:style style:name="T246" style:parent-style-name="Policepardéfaut" style:family="text">
      <style:text-properties/>
    </style:style>
    <style:style style:name="P245" style:parent-style-name="p" style:family="paragraph">
      <style:paragraph-properties fo:text-indent="0in">
        <style:drop-cap style:length="1" style:lines="3"/>
      </style:paragraph-properties>
    </style:style>
    <style:style style:name="T248" style:parent-style-name="Policepardéfaut" style:family="text">
      <style:text-properties/>
    </style:style>
    <style:style style:name="P247" style:parent-style-name="p" style:family="paragraph">
      <style:paragraph-properties fo:text-indent="0in">
        <style:drop-cap style:length="1" style:lines="3"/>
      </style:paragraph-properties>
    </style:style>
    <style:style style:name="T250" style:parent-style-name="Policepardéfaut" style:family="text">
      <style:text-properties/>
    </style:style>
    <style:style style:name="P249" style:parent-style-name="p" style:family="paragraph">
      <style:paragraph-properties fo:text-indent="0in">
        <style:drop-cap style:length="1" style:lines="3"/>
      </style:paragraph-properties>
    </style:style>
    <style:style style:name="T252" style:parent-style-name="Policepardéfaut" style:family="text">
      <style:text-properties/>
    </style:style>
    <style:style style:name="P251" style:parent-style-name="p" style:family="paragraph">
      <style:paragraph-properties fo:text-indent="0in">
        <style:drop-cap style:length="1" style:lines="3"/>
      </style:paragraph-properties>
    </style:style>
    <style:style style:name="T254" style:parent-style-name="Policepardéfaut" style:family="text">
      <style:text-properties/>
    </style:style>
    <style:style style:name="P253" style:parent-style-name="p" style:family="paragraph">
      <style:paragraph-properties fo:text-indent="0in">
        <style:drop-cap style:length="1" style:lines="3"/>
      </style:paragraph-properties>
    </style:style>
  </office:automatic-styles>
  <office:body>
    <office:text text:use-soft-page-breaks="true">
      <text:p text:style-name="P1">title : Les Fascetieux devitz des cent nouvelles, nouvelles, tres récréatives et fort exemplaires pour resveiller les bons espritz Francoys, veuz et remis en leur naturel, par le seigneur de la Motte Roullant Lyonnois, homme tresdocte &amp;amp; bien renommé</text:p>
      <text:p text:style-name="p">author : La Motte Roullant (15..-15..)</text:p>
      <text:p text:style-name="p">publisher : Sorbonne Université, LABEX OBVIL</text:p>
      <text:p text:style-name="p">issued : 2019</text:p>
      <text:p text:style-name="p">idno : http://http://obvil.sorbonne-universite.site/corpus/faceties/la-motte-roullant_fascetieux-devitz-des-cent-nouvelles_1549</text:p>
      <text:p text:style-name="P2"><text:span text:style-name="T3">source : La Motte Roullant (15..-15..), Les Fascetieux devitz des cent nouvelles, nouvelles, tres récréatives et fort exemplaires pour resveiller les bons espritz Francoys, veuz et remis en leur naturel, par le seigneur de la Motte Roullant Lyonnois, homme tresdocte &amp;amp; bien renommé, Paris, Jehan Real, 1549</text:span></text:p>
      <text:p text:style-name="p">created : 1549</text:p>
      <text:p text:style-name="p"/>
      <text:p text:style-name="Normal"><text:span text:style-name="pb">[f. a1r]</text:span></text:p>
      <text:h text:style-name="Titre1" text:outline-level="1">(hedera)Les Fascetieux</text:h>
      <text:p text:style-name="p">DEVITZ DES CENT NOV<text:line-break/>VELLES, NOVVELLES, TRES<text:line-break/><text:span text:style-name="T4">recreatives et fort exem</text:span>(-)<text:line-break/>plaires pour resueiller les bons espritz Francoys,<text:line-break/>veuz &amp; remis en leur naturel, par le seigneur de la<text:line-break/>Motte Roullant Lyonnois, homme tresdocte &amp; bien<text:line-break/>renommé.</text:p>
      <text:p text:style-name="figure">&lt;ATTimage&gt;</text:p>
      <text:p text:style-name="p">Auec priuilege du Roy.</text:p>
      <text:p text:style-name="p">On les vend à Paris en la rue du Meurier à l'ymage<text:line-break/>saincte Geneuiefue par Ichan Real.</text:p>
      <text:p text:style-name="p">1549.</text:p>
      <text:p text:style-name="p"><text:span text:style-name="pb">[f. a1v]</text:span></text:p>
      <text:h text:style-name="Titre2" text:outline-level="2">[Dédicace]</text:h>
      <text:p text:style-name="P5"><text:span text:style-name="T6">H</text:span><text:span text:style-name="T7">enry</text:span><text:s/>par la grace de Dieu<text:line-break/>Roy de France, au preuost de Paris,<text:line-break/>Baillyf de Rouen, Seneschal de Ly(o1)<text:line-break/>&amp; de Thoulouze, &amp; à tous noz au(-)<text:line-break/>tres iusticiers &amp; officiers de nostre<text:line-break/>royaulme, ou leurs lieutenans. Salut<text:line-break/>&amp; dilection. Receue auons l'humble supplication de<text:line-break/>nostre cher, &amp; bien amé Ichan Real, imprimeur de no(-)<text:line-break/>stre ville de Paris, lequel nous à faict dire &amp; remon(-)<text:line-break/>strer, que puis peu de temps en ca, il à faict reuoir, cor(-)<text:line-break/>riger &amp; adiouster les fascetieux denitz des cent nou(-)<text:line-break/>uelles, nouuelles, liure plaisant &amp; recreatif, &amp; auquel<text:line-break/>plusieurs pourroient prendre recreation, pour lequel<text:line-break/>liure mettre en impression à conuenu &amp; conui(e1)t ex(-)<text:line-break/>poser au dict suppliant grandes somme de derniers, &amp;<text:line-break/>doubte ledict suppliant que si tost qu'il metteroit en<text:line-break/>lumiere ledict liure imprimé, que plusieurs autres im(-)<text:line-break/><text:soft-page-break/>primeurs de nostre royaulme s'efforsass(e1)t sur les cop<text:line-break/>pies du dict liure faire imprimer icelluy liure. Enquoy<text:line-break/>faisant seroit grande perte &amp; destruction au dict sup(-)<text:line-break/>pliant, lequel comme dict est, à pour ceste cause faict<text:line-break/>&amp; exposé grande partie de son bien, par quoy il nous à<text:line-break/>humblement faict supplier, &amp; requerir que luy vueil(-)<text:line-break/>lons octroyer temps &amp; delay, pendant lequel, &amp; non<text:line-break/>autre puisse imprimer, ne faire imprimer, ne mettre en<text:line-break/>vente ledict liure apres qu'il l'aura imprimé, &amp; sur ce<text:line-break/>luy octroyer noz lettres sur ce conuenables. Pource<text:line-break/>est il, que nous audict suppliant auons permis &amp; per(-)<text:line-break/>mett(o1)s faire imprimer ledict liure nommé &amp; appellé<text:line-break/>les fascetieux deuitz des cent nouuelles, nouuelles,<text:line-break/><text:span text:style-name="pb">[f. a2r]</text:span><text:span text:style-name="pb"><text:line-break/></text:span>re(-)ueu &amp; corrigé, &amp; exposer en vente dedans le terme de<text:line-break/>cinq ans prochains venans, à comprer du iour &amp; date<text:line-break/>de ces presentes, sans ce qu'il soit loysible à aucun li(-)<text:line-break/>braires, imprimeurs, ne autres qu'elz qu'ilz soient ou<text:line-break/>puissent estre, dedans ledict temps &amp; terme de cinq<text:line-break/>ans prochains venans, Imprimer ou faire imprimer<text:line-break/>ledict liure, ne icelluy exposer ne distribuer en vente<text:line-break/>en aucune maniere, pendant &amp; durant le terme &amp; de(-)<text:line-break/>lay dessusdict, sur peine de c(o1)siscation desdictz liures<text:line-break/>&amp; d'amende arbitraire à nous à applicquer. Si vous<text:line-break/>mandons, &amp; à vn chascun de vous sur ce requis, &amp; si(-)<text:line-break/>comme à luy appartiendra. Commettons par ces pre(-)<text:line-break/>sentes que de ceste presente permission, concession &amp;<text:line-break/>octroy, &amp; de l'effect c(o1)tenu en icelluy, vous faictes per<text:line-break/>mettez &amp; souffrez ledict suppliantiouyr &amp; vser plai<text:line-break/>nement &amp; paisiblement, sans luy mettre ou donner, ne<text:line-break/>souffrir estre faict, mis ou donné aucune empeschem(e1)t<text:line-break/>au contraire, lequel si faict mis ou donné luy auoit<text:line-break/>esté ou estoit, le luy mettent ou facent mettre incon(-)<text:line-break/>tinent &amp; sans delay à plaine &amp; entiere deliurance, &amp;<text:line-break/>au premier estat &amp; deu, car ainsi nous plaist il estre<text:line-break/>faict, &amp; audict suppliant l'auons octro é &amp; octroyons<text:line-break/>par ces presentes. Nonobstant quelconques lettres à<text:line-break/>ce contraires. Donné à Paris le vingthuitiesme iour<text:line-break/>de Iuing. L'an de grace mil cinq cens quarante neuf,<text:line-break/>&amp; de nostre regne le troisiesme.<text:tab/>Signé</text:p>
      <text:p text:style-name="signed">Par le conseil.<text:tab/>Turpin.</text:p>
      <text:p text:style-name="p"><text:span text:style-name="pb">[f. a2v]</text:span></text:p>
      <text:h text:style-name="Titre2" text:outline-level="2">EPISTRE EXORTATIVE<text:line-break/>Aux lecteurs de bonne volunté.</text:h>
      <text:p text:style-name="P8"><text:span text:style-name="T9">T</text:span>Resillustres, magnificques &amp; tres(-)<text:line-break/>che ualeuteux capitaines, gentilz<text:line-break/>hommes, Courtisans, &amp; vous au(-)<text:line-break/>tres bons souldars, qui voluntiers<text:line-break/>vous adonnez à toutes gentillesses,<text:line-break/><text:soft-page-break/>&amp; fouuent employez vostre ieunes(-)<text:line-break/>se à deuiser ioyeusement auecques les dames &amp; Da<text:line-break/>moyselles, pour lesquelles le plus souuent vous con(-)<text:line-break/>trefaictes les transiz. A vous premierement i'ay de(-)<text:line-break/>dié ces belles nouuelles, pour vo<text:span text:style-name="T10">9</text:span><text:s/>exciter à rire &amp; gau<text:line-break/>dir gallentement, &amp; par similitudes &amp; faictz moder(-)<text:line-break/>nes escriptz en ce petit traicté, pour tousiours aug(-)<text:line-break/>menter voz creditz &amp; gaillardisses, &amp; pour alonger<text:line-break/>les beaulx propos qu'auez accoustumé tenir auec(-)<text:line-break/>ques voz mignonnes, &amp; gorgiases valentines. En(-)<text:line-break/>quoy le plus souuent vous passez les nuictz, fuyant<text:line-break/>melancolies, en beuuant d'autant pour mieulx respi(-)<text:line-break/>rer au proffit du corps, &amp; laisse de vostre memoire. A<text:line-break/>vous aussi tresvenerables beuueurs, tondeurs de nap<text:line-break/>pes, crocheteurs de flascons, &amp; autres qui voluntiers<text:line-break/>vous adonnez à scauoir nouuelles pour en faire vo(-)<text:line-break/>stre proffites lieux celebres de vinipotatiques tauer<text:line-break/>nes, &amp; beaulx cabaretz attendant le vin fraiz, &amp; gros<text:line-break/>ses endouilles sallées, &amp; aussi pour passer le temps, &amp;<text:line-break/>la pluye, &amp; de peur de dormir. A vous beaulx mign(o1)s<text:line-break/>parasites, escornifleurs, &amp; autres fleureteurs de gros(-)<text:line-break/>ses cuysines qui tant h(o1)nestem(e1)t faictes vostre</text:p>
      <text:p text:style-name="P11"><text:span text:style-name="pb">[f. a3r]</text:span><text:span text:style-name="pb"><text:line-break/></text:span>prof(-)fit des nouvelles de court pour resiouyr ses gros eues(-)<text:line-break/>ques, abbez, chanoynes &amp; autres personnages farciz<text:line-break/>de benefices qui vous recoiuent en leurs tables. A<text:line-break/>vous aussi gouteux &amp; verollez qui iadis tant virile(-)<text:line-break/>ment auez combatu, que maintenant en portez les<text:line-break/>enseignes &amp; guidons de peur que ne soyez oysisz,<text:line-break/>iay dediée ces fascetieux deuitz, lesquelz font de leur<text:line-break/>naturel, raieusnir les vieulx emerites, font rire les pi(-)<text:line-break/>teux, allument le feu de ioye, font croistre lencre au<text:line-break/>cornet feruent demplastres au besoing, &amp; font ou(-)<text:line-break/>blier toutes rencunes, maledictions &amp; iniures, car el(-)<text:line-break/>les ont esté tainctes au fleuue de l'esté. Et generale(-)<text:line-break/>ment à toutes personnes de quelque qualité &amp; con(-)<text:line-break/>dition qu'ilz soi(e1)t sains &amp; malades, bossus, boyteux,<text:line-break/>&amp; contrefaictz, à tous barbiers, marchans, hostes, ho<text:line-break/>stesses &amp; ligeres, quecun que prebstres, moynes ieunes<text:line-break/>&amp; vieulx, &amp; autres enragez de rien faire. l'aypresen(-)<text:line-break/>té ces belles nouuelles, desquelles furent iadis escrip(-)<text:line-break/>tes en tresrude &amp; mal confonant langaige, auecques<text:line-break/>raisons prolixes, &amp; le plus souuent sans propos, en(-)<text:line-break/>quoy les auditeurs estoient treschargez pour la gran<text:line-break/>de multitude &amp; varieté de parolles. Et pour ceste oc(-)<text:line-break/>casion, ce liure auoit esté delaissé comme chose en(-)<text:line-break/>nuyeuse, &amp; mal limée au gré &amp; plaisir des Francoys,<text:line-break/>lesquelz sur toutes nati(o1)s appett(e1)t brieuet(e1) en leurs<text:line-break/>langaiges, au moyen de leur tant subtil entendem(e1)t,<text:line-break/>comprenant en brief la substance du narré tant sont<text:line-break/><text:soft-page-break/>industrieux &amp; bien nez. Et pour ceste cause quand<text:line-break/>ma tresaymée Valentine nous auroit produict en sa<text:line-break/>faueur, nous l'auons diligemment veu &amp; leu &amp;<text:line-break/><text:span text:style-name="pb">[f. a3v]</text:span><text:line-break/>to(-)tallement immué le langaige anticque, &amp; remis les<text:line-break/>nouuelles en leur naturel, brief &amp; succint, c(o1)me vous<text:line-break/>pourrez veoir par la l'ecture d'icelles, à fin que tant<text:line-break/>voz oreilles qu'espritz ne recoiuent choses inutilles<text:line-break/>&amp; mal consonantes aux fascetieux deuitz. Et dauan(-)<text:line-break/>tage, pour ce que es anticques i'ay trouué plusieurs<text:line-break/>comptes indignes de voz oreilles, qui estoient aussi<text:line-break/>sans saulces ne raisons. Nous les auons ostées, au lieu<text:line-break/>desquelles auons mis plusieurs comptes tresioyeulx &amp;<text:line-break/>dignes d'estre refferez es assemblées &amp; en toutes bon<text:line-break/>nes compagnies, à propos pour euiter melancolie &amp;<text:line-break/>faire trouuer le vin meilleur, desquelles plusieurs c(o1)(-)<text:line-break/>me i'espere en lecheront leurs doidz, &amp; n'en auront<text:line-break/>à demy, mais pour ceste heureilz se pourront conten(-)<text:line-break/>ter en demourant sur leur appetit, esperant qu'a(-)<text:line-break/>lors que ie les voir ay famelicques, &amp; appetans autres<text:line-break/>semblables, ie les resasiray encores de meilleures que<text:line-break/>ie leur garde en ma m(a1)che bien serrée de peur qu'ilz<text:line-break/>ne s'en vollent, car le dangery est grand. Doncques,<text:line-break/>tresdeb(o1)naires, ie vous supplie que ces fascetieux de(-)<text:line-break/>uitz vous lisiez &amp; iceulx retenez de bonne affections,<text:line-break/>au trauail de vostre corps en vostre noble memoire,<text:line-break/>&amp; vous mesmes monstrez enuers les dames &amp; autres<text:line-break/>bonnes compagnies qu'en auez entendu quelque cho<text:line-break/>se, à fin qu'en apres le tout leu vo(us) soyez digne d'estre<text:line-break/>appellé le parag(o1) des dames, beau deuiseur, &amp; le plai(-)<text:line-break/>sant valentin. En quoy faisant, pourrez acquerir lou(a1)<text:line-break/>ges immortelles, auecques dragées &amp; potz de confitu<text:line-break/>res que vous leur dem(a1)derez si estes si hardy, vous<text:line-break/>suppliant de boire, in sempiterna secula. Ainsi soit.<text:line-break/><text:span text:style-name="pb">[f. a4r]</text:span></text:p>
      <text:h text:style-name="Titre2" text:outline-level="2">AV LECTEVR, RIME<text:line-break/>à plaisir.</text:h>
      <text:p text:style-name="p">(hedera)Qui vouldra en brief des nouuelles scauoir,<text:line-break/>Conuient me lire, c'est cela qu'il fault veoir :<text:line-break/>Car si voulez passer le temps &amp; rire,<text:line-break/>Sans blasonner, ou mocquer, ne mesdire,<text:line-break/>Nouuelles sont, qui ne sont laydes à veoir,<text:line-break/>Des courtizans &amp; des gens de scauoir.</text:p>
      <text:p text:style-name="p">Haste toy doncques ce grand bien perceuoir.</text:p>
      <text:p text:style-name="p">Ou de tous deux gardes choisir le pire.</text:p>
      <text:p text:style-name="trailer">FIN</text:p>
      <text:p text:style-name="p"><text:span text:style-name="pb">[f. a4v]</text:span></text:p>
      <text:soft-page-break/>
      <text:h text:style-name="Titre2" text:outline-level="2">CY COMMENCE LA TABLE<text:line-break/>des cent Nouuelles, Nouuelles, en laquelle est de(-)<text:line-break/>claire amplement ce qui est traicté au con<text:line-break/>tenu du present opuscule, &amp; le tout<text:line-break/>selon lintitulation des<text:line-break/>chapitres.</text:h>
      <text:p text:style-name="P12"><text:span text:style-name="T13">D</text:span>D'un financier amoureux de la femme<text:line-break/>de son voysin, &amp; comment il eschappa<text:line-break/>finement, qu'il ne fust surprins auec(-)<text:line-break/>ques elle. Nouuelle premiere.</text:p>
      <text:p text:style-name="p">D'vn frere cordelier borgne, qui per(-)<text:line-break/>dit l'autre oeil, entreprenant guerir vne ieune fille de<text:line-break/>la maladie des broces, &amp; du proces qui fut faict. n.ii.</text:p>
      <text:p text:style-name="p">D'vn gentil homme qui sist accroire à sa musniere,<text:line-break/>que son penil luy tomboit, pour iouyr de s<text:span text:style-name="T14">on amour.</text:span></text:p>
      <text:p text:style-name="p"><text:span text:style-name="T15">Et de la reuenche du musnier enuers la femme du g</text:span>(e1)<text:line-break/>til homme.<text:tab/>Nou.iii.</text:p>
      <text:p text:style-name="p">D'vn mercier qui laissa vn Escossoys iouir de sa fem<text:line-break/>me en sa presence, &amp; des propos du mercier contre la<text:line-break/>merciere, qui ne l'auoit reffusé, &amp; comm(e1)t il fut de(-)<text:line-break/>claire coqu.<text:tab/>Nou.iiii.</text:p>
      <text:p text:style-name="p">Deux iugem(e1)s fascetieux que sist Thalebot Coronal<text:line-break/>des Angloys, estant delegué pour guerroyer contre<text:line-break/>les Francoys.<text:tab/>Nou.v.<text:line-break/>D'vn yurongne qui presenta son cousteau à vn Au(-)<text:line-break/>gustin à fin de l'occire.<text:tab/>Nou.vi.<text:line-break/>D'vn bourgeoys de Paris, qui fist coucher à la bon(-)<text:line-break/>ne foy sa femme entre luy &amp; son chartier, &amp; de la<text:line-break/>responce que fist le bourgeoys, quand il trouua le<text:line-break/><text:span text:style-name="pb">[f. a5r]</text:span><text:line-break/>chartier sur sa femme.<text:tab/>nou.vii.</text:p>
      <text:p text:style-name="p">De la fascetieuse responce d'vne nouuelle mariée, la<text:line-break/>premiere nuict des ses nopces.<text:tab/>nouel.viii.</text:p>
      <text:p text:style-name="p">D'vn noble cheuallier Fr(a1)cois cuyd(a1)t deceuoir l'vne<text:line-break/>des damoyselles de sa f(e1)me, &amp; pour coucher auec elle<text:line-break/>fist besongner sa femme par vn sien amy. nouel.<text:tab/>ix<text:line-break/>D'vn subtil argum(e1)t que prit vn gros millourd d'An<text:line-break/>gleterre, pour changer souuent d'amyes.<text:tab/>nou.x.</text:p>
      <text:p text:style-name="p">D'vn Ialoux qui ne trouua meilleur remede de sainct<text:line-break/>pour sa maladie, (q1) du diable qui estoit soubz les piedz<text:line-break/>sainct Michel, &amp; de l'aparition d'celluy.nouel.<text:tab/>xi.</text:p>
      <text:p text:style-name="p">Fascetieuse demande d'vn paisant à vn ieune march(a1)t<text:line-break/>visit(a1)t les orifices du penil de sa femme.<text:tab/>nou.xii.</text:p>
      <text:p text:style-name="p">D'vn clerc amoureux de sa maistresse, qui pour en<text:line-break/>iouyr par subtilz moy(e1), se fist garde d'elle par le vou<text:line-break/>loir de son maistre.<text:tab/>nou.xiii.</text:p>
      <text:p text:style-name="p">D'vn superstitieux medecin qui ne vouloit rire auec(-)<text:line-break/>ques sa femme, sinon qu(a1)d il plouuoit.<text:tab/>nou.xiiii.</text:p>
      <text:soft-page-break/>
      <text:p text:style-name="p">D'vn baudroieur qui tapissa la ch(a1)bre de sa femme<text:line-break/>accouchée, de ses cuirs.<text:tab/>nou.xv.</text:p>
      <text:p text:style-name="p">D'vn ieune escollier qui donna sa robbe à vne apo(-)<text:line-break/>ticairesse d'Orleans, pour auoir son amytié.<text:tab/>nou.xvi.</text:p>
      <text:p text:style-name="p">D'vn seigneur de Thurin qui guerist sa femme d'vne<text:line-break/>griesue maladie de courte alaine, pour auoir faict vn<text:line-break/>enfant à sa chambriere.<text:tab/>nou.xvii.<text:line-break/>Comment vn prothenotaire executa le debuoir d'a(-)<text:line-break/>mours, auecques vne ieunes(e1)me d'vn march(a1)t drap(-)<text:line-break/>pier &amp; l'issue de la dicte execution.<text:tab/>nou.xviii.</text:p>
      <text:p text:style-name="p">De la subtilité d'vn hermite, pour iouyr de l'amour<text:line-break/>d'vne ieune fille.<text:tab/>nou.xix.<text:line-break/><text:span text:style-name="pb">[f. a5v]</text:span></text:p>
      <text:p text:style-name="p">De la plaisante resp(o1)ce que fist vn escuyer à vn prin(-)<text:line-break/>ce, acc(o1)par(a1)t sa leur au naturel de son pere excel(-)<text:line-break/>lent abbateur de femmes.<text:tab/>nou.xx.</text:p>
      <text:p text:style-name="p">d'vn maistre practicien &amp; de son clerc.<text:tab/>nou.xxi.</text:p>
      <text:p text:style-name="p">De la cautelle d'un garson d'hostellerie pour estran<text:line-break/>ger quelques moynes qui coustumierement logeoi(e1)t<text:line-break/>leans.<text:tab/>nou.xxii.</text:p>
      <text:p text:style-name="p">De la nonne qui refusa le moyne en ses amoureuses<text:line-break/>requestes par ce qu'il auoit trop petit vstil. no. xxiii.</text:p>
      <text:p text:style-name="p">De la cautelle que fist vne damoyselle à son mary<text:line-break/>pour faire euader son amy couché en sa ch(a1).n. xxiiii.</text:p>
      <text:p text:style-name="p">D'vn notable ieuge, qui se laissa coiffer d'vn bulteau,<text:line-break/>&amp; tamiza de la farine pour agréer sa chambrie qu'il<text:line-break/>aymoit.<text:tab/>nou.xxv.</text:p>
      <text:p text:style-name="p">De la substilité d'vn gentil homme de bourgongne<text:line-break/>qui auoit baillé dix escuz à vne chambriere d'ho(-)<text:line-break/>stellerie pour coucher auecques elle, &amp; comment a(-)<text:line-break/>pres son faict il les recouura &amp; du pet qui accusa la<text:line-break/>chambriere.<text:tab/>nou.xxvi.</text:p>
      <text:p text:style-name="p">C(o1)m(e1)t vne ieune femme voulut subtillem(e1) persua(-)<text:line-break/>der son mary q'vn enfant qu'elle eust, en son absc(e1)ce<text:line-break/>estoit venu de neige, qu'elle auoit mengée, &amp; de la<text:line-break/>bonne faincte de son mary,<text:tab/><text:tab/>nou.xxviii.</text:p>
      <text:p text:style-name="p">D'vn simple puce au qui par le conseil d'vng mede(-)<text:line-break/>cin atiltré, guerist sa pauure f(e1)me malade d'vnetres<text:line-break/>griefue fiebure chaulde, en luy fourbissant trespar(-)<text:line-break/>faictemet bien son harnoys, &amp; de la responce final(-)<text:line-break/>le dudict puceau.<text:tab/>nou.xxviii.</text:p>
      <text:p text:style-name="p">De la bonne &amp; deuote abbesse laquelle aymoit beau(-)<text:line-break/>coup mieulx mourir que de coucher auecques<text:line-break/><text:span text:style-name="pb">[f. a6r]</text:span><text:line-break/>les hommes, &amp; aussi de la tresbonne responce que<text:line-break/>luy firent toutes ses seurs les autres religieuses, &amp;<text:line-break/>toutes d'vng commun accord pour la conuertir à o(-)<text:line-break/>beir au tresdocte &amp; excellent medecin pour recou(-)<text:line-break/>urer sa santé.<text:tab/>nou.xxix.</text:p>
      <text:soft-page-break/>
      <text:p text:style-name="p">De la responce merueilleusement cautelleuse dv'ne<text:line-break/>affectée &amp; ruzée damoyselle, faicte à son amy, vou(-)<text:line-break/>lant auoir l'enfant lequel il auoit faict, &amp; qu'elle a(-)<text:line-break/>uoit donné au second amy.<text:tab/>nou.xxx.</text:p>
      <text:p text:style-name="p"><text:span text:style-name="T16">d</text:span>e la gentille &amp; gracieuse maistresse qui passa la raye<text:line-break/>qu'auoit faict son clerc, dont elle fut tres bien punie<text:line-break/>à la sueur de son corps, &amp; pareillement de la renela(-)<text:line-break/>tion de l'enfant present au combat.<text:tab/>nou.xxxi.</text:p>
      <text:p text:style-name="p">De la cautelle &amp; finesse que trouua vne bonne &amp;<text:line-break/>preude fille, pour se retirer hors des mains de son<text:line-break/>seigneur lequel la vouloit forcer &amp; violer, dont elle<text:line-break/>fut fort honorée.<text:tab/>nou.xxxii.</text:p>
      <text:p text:style-name="p">De la c(o1)plaincte d'vne belle ieune fille qui affermoit<text:line-break/>&amp; disoit qu'elle auoit esté forcée &amp; viollée par vng<text:line-break/>ieune garson, lequel dist &amp; afferma qu'elle mesmes<text:line-break/>l'auoit bien &amp; beau print &amp; mis dedans, dont il fust<text:line-break/>absoulz.<text:tab/>nou.xxxiii.</text:p>
      <text:p text:style-name="p"><text:span text:style-name="T17">d</text:span>e la loyaulté d'vne belle ieune damoyselle enuers<text:line-break/>vng escuyer lequel estoit son amy, &amp; de la desloyau(-)<text:line-break/>té di' celluy escuyer, dont il fut pugny pour son mes(-)<text:line-break/>pris.<text:tab/>nou.xliiii.<text:line-break/>De la damoyselle qui enferma son mary dedans vng<text:line-break/>bahu toute la nuict entierement pour mieulx iouir<text:line-break/>de son amy, &amp; les rizées faictes contre ledict mary,<text:line-break/>quand il fut hors ledict bahu.<text:tab/>nou.xxxv.</text:p>
      <text:p text:style-name="p"><text:span text:style-name="pb">[f. a6v]</text:span></text:p>
      <text:p text:style-name="p">D'vn noble escuyer qui reboucha au c(o1)bat de ses a(-)<text:line-break/>mours &amp; du reproche qu'il en eust.<text:tab/>nou.xxxvi.</text:p>
      <text:p text:style-name="p">De la cautelle d'vne ieune femme.<text:tab/>nou.xxxvii.</text:p>
      <text:p text:style-name="p">D'vne damoyselle qui acoucha la premiere nuict de<text:line-break/>ses nopces d'vn beau filz.<text:tab/>nou.xxxviii.</text:p>
      <text:p text:style-name="p">De trois marchans qui mener(e1)t leurs femmes en pel(-)<text:line-break/>rinage.<text:tab/>nou.xxxix.<text:line-break/>De la cautelle que fist vn ieune escuyer pour iouyr de<text:line-break/>sa dame.<text:tab/>nou.xl.<text:line-break/>D'vn abuz c(o1)mis en vn monastere de cordeliers, tou(-)<text:line-break/>chant la disme &amp;c.<text:tab/>nouuel.xli.<text:line-break/>De l'aliance qui fut entre deux c(o1)pagnons d'amours<text:line-break/>pour raison de leur dame<text:tab/>nou.xlii.<text:line-break/>D'vne bonne dame qui d(o1)na si brefue assignation à<text:line-break/>ses amys qu'ilz sceur(e1)t le faict l'vn de l'autre.no.xliii.<text:line-break/>D'vne damoyselle qui fist coucher sa chambriere au<text:line-break/>lict de son mary pendant &amp;c.<text:tab/>nou.xliiii.<text:line-break/>D'vn italien ialoux, qui trouua sa dame entre deux<text:line-break/>mignons Francoys,<text:tab/>nou.xlv.<text:line-break/>D'vne bonne cautelle que trouua vn escollier pour<text:line-break/>iouyr de sa dame.<text:tab/>nou.xlvi.<text:line-break/>C(o1)ment vne femme persuada subtillem(e1)t à son mary<text:line-break/>qu'il n'auoit aporté vne l(a1)proye en l'hostel.no.xlvii.<text:line-break/>C(o1)ment vne damoyselle retourn(a1)t de coucher auec(-)<text:line-break/><text:soft-page-break/>ques son amy, trouua sa ch(a1)briere couchée auecques<text:line-break/>son mary.<text:tab/>nou.xlviii.<text:line-break/>D'vne bouchere enuieuse que son amy vn iacobin l'a<text:line-break/>uoit delaissée.&amp;c.<text:tab/>nou.xlix.<text:line-break/>Pourquoyvne damoyselle ayma mieulx l'amour d'vn<text:line-break/>clerc que de son mary qui estoit cheuallier.<text:tab/>nou.l.</text:p>
      <text:p text:style-name="p"><text:span text:style-name="pb">[f.a7r]</text:span></text:p>
      <text:p text:style-name="p">D'vn clerc de village qui se fist delarer prebstre, clerc,<text:line-break/>maryé ensemble<text:tab/>nou.li.<text:line-break/>Comment vn laboureur trouua son voisin couché a(-)<text:line-break/>uecques sa femme.<text:tab/>nou. lii.<text:line-break/>D'vn curé de village qui presta son argent pour ma(-)<text:line-break/>rier vne ieune fille.<text:tab/>nou.liii.<text:line-break/>D'vn escossois qui fust par l'espace de quatorze ans<text:line-break/>desguisé en habit de femme pour coucher sans crain<text:line-break/>te auecques ses amyes<text:tab/>nou. liii.<text:line-break/>D'vn bon compagnoa qui frustra vn lacobin de l'es(-)<text:line-break/>perance qu'il auoit de iouir d une bonne nonne.liiii.<text:line-break/>De la responce ioyeuse que fist vne damoyselle à son<text:line-break/>amy auquel elle habandonnoit tous ses m(e1)bres fors<text:line-break/>que la bouche.<text:tab/>nouel.lv.<text:line-break/>Comment vn marchant fist vestir à sa femme vn ha(-)<text:line-break/>bit de gris, ou y auoit vne piece d'escarlate.<text:tab/>no.lvi.<text:line-break/>Des trois enseignemens que fist vn gentil h(o1)me est(a1)t<text:line-break/>à l'article de la mort à son filz vnicque.<text:tab/>nou.lix.<text:line-break/>Comment vn curé maria la fiancée d'vn ieune cord(o1)<text:line-break/>nier auecques vn viel marchant.<text:tab/>nou.lx.<text:line-break/>D'vne damoyselle qui refusa deux beaux gentilzh(o1)(-)<text:line-break/>mes à s(o1) seruice d'amours &amp; print vn chartier. n.lxi.<text:line-break/>C(o1)ment vne icune pucelle attaincte de la peste, se fist<text:line-break/>tresbien fourbir son bas.&amp;c.<text:tab/>nou.lxii.<text:line-break/>D'vn gentilhomme qui print sa femme &amp; son amy le<text:line-break/>curé auecques sa ch(a1)briere &amp; vn loup au piege. lxiii.<text:line-break/>D'vne ieune damoyselle qui espousavn berger qu'el(-)<text:line-break/>le aymoit.&amp;c.<text:tab/>nou.lxiiii.<text:line-break/>D'vn subtil conseil que donna vn escuyer à son com(-)<text:line-break/>pagnon.<text:tab/>nou.lxv.</text:p>
      <text:p text:style-name="p"><text:span text:style-name="pb">[f. a7v]</text:span></text:p>
      <text:p text:style-name="p">D'vn curé qui p(e1)soit soy gaudir d'vn chatreur &amp; c(o1)(-)<text:line-break/>ment le chatreur couppa les couilles au maistre cu(-)<text:line-break/>ré.<text:tab/>nou.lxvi.<text:line-break/>D'vne bourgeoise qui fist le voyage au mont sainct<text:line-break/>Michel.&amp;c.<text:tab/>nou.lxvii.<text:line-break/>De la ioyeuse responce d'vng enfant qui fust inter(-)<text:line-break/>rogé par son pere qui estoit entre les femmes qu'il<text:line-break/>auoit veues aux estuues, qui auoit le plus gros Con.<text:line-break/>nouuel.lxviii.<text:line-break/>D'vne sentence donnée par vng official.<text:tab/>nou.lxix.<text:line-break/><text:span text:style-name="T18">d</text:span>'vne notable damoyselle que ses parens contraigni(-)<text:line-break/>rent à soy remarier.<text:tab/>nou.lxx.<text:line-break/><text:soft-page-break/>Comment vng gentil homme contrefist le dyable<text:line-break/>pour euader la surprinse du mary de l'amye.no.lxxii.<text:line-break/><text:span text:style-name="T19">d</text:span>'vn curé lequel fust trouué dedans vne huche &amp; c(o1)<text:line-break/>ment il fut promené.<text:tab/>nou.lxxiii.<text:line-break/><text:span text:style-name="T20">de</text:span><text:s/>la cautelle que fist vng pauure sot lequel estoit es(-)<text:line-break/>pié des bourguignons, pour faire prendre prisonnier<text:line-break/>le Baillif &amp; plusieurs autres bons march(a1)s de Troyes<text:line-break/>leurs aduersaire<text:tab/>nou.lxxiiii.<text:line-break/><text:span text:style-name="T21">d</text:span>'vng gentilhomme qui print subtillement l'instru(-)<text:line-break/>ment de son chappellain au laz, voulant besongner<text:line-break/>sa femme.<text:tab/>nou.lxxv.<text:line-break/><text:span text:style-name="T22">d</text:span>e la mere qui souuent disoit à son enfant qu'elle se<text:line-break/>mouroit, &amp; de la responce que ledict enfant luy fai(-)<text:line-break/>soit.<text:tab/>nou.lxxvi.<text:line-break/><text:span text:style-name="T23">d</text:span>'vn cheuallier qui cautelleusement &amp; finement<text:line-break/>scauoit le mauuais gouuernement de sa femme, en<text:line-break/>saignant estre prebstre, &amp; la confesser.<text:tab/>nou.lxxvii.<text:line-break/><text:span text:style-name="T24">d</text:span>'vng pauure homme de village qui recouura son<text:line-break/><text:span text:style-name="pb">[f. a8r]</text:span><text:line-break/>asne qu'il auoit esgarée par le moyen d'vn clistaire<text:line-break/>q'vng medecin luy auoit bai(seg)car(/seg)le.<text:tab/>nou.lxxviii.<text:line-break/>D'vne ieune femme qui fut mal contente de son ma(-)<text:line-break/>ry par ce qu'il n'auoit si gros.&amp;c.<text:tab/>nou.lxxix.<text:line-break/>Des aduentures d'vn gentilhomme aymant deux da(-)<text:line-break/>moyselles.<text:tab/>nou.lxxx.<text:line-break/><text:span text:style-name="T25">d</text:span>u berger hacquin qui refusa la bergere au ieu d'a(-)<text:line-break/>mourettes.<text:tab/>nou.lxxxi.<text:line-break/><text:span text:style-name="T26">d</text:span>e la responce d'vng clerc de Paris.&amp;c.<text:tab/>nou.lxxxii.<text:line-break/>De la responce que faisoit vng mary à sa mauuaise<text:line-break/>femme.<text:tab/>lxxxiii.<text:line-break/>Comment vng curê fut pugny.&amp;c.<text:tab/>nou.lxxxiiii.<text:line-break/><text:span text:style-name="T27">d</text:span>u proces meu entre vne belle mere &amp; son gendre<text:line-break/>pour n'auoir depucelle sa fille.&amp;c.<text:tab/>nou.lxxxv.<text:line-break/>Comment vng chirurgien s'accointa de la femme<text:line-break/>de son patient.<text:tab/>nou.lxxxvi.<text:line-break/><text:span text:style-name="T28">d</text:span>v'ne cautelle que inuenta vne ieune femme pour fai<text:line-break/>re absenter son mary.&amp;c.<text:tab/>nou.lxxxvii.<text:line-break/><text:span text:style-name="T29">d</text:span>'vng curé ignorant.&amp;c.<text:tab/>nou.lxxxviii.<text:line-break/><text:span text:style-name="T30">d</text:span>'vng mary qui guerist sa f(e1)me estant en extremité<text:line-break/>de maladie.&amp;c.<text:tab/>nou.lxxxix.<text:line-break/><text:span text:style-name="T31">d</text:span>'vng gros personnage qui tressagement corrigea sa<text:line-break/>femme sans luy faire mal.&amp;c.<text:tab/>nou.xl.<text:line-break/>Des querelles que prindrent deux maryez pour leurs<text:line-break/>femmes.&amp;c,<text:tab/>nou.xli.<text:line-break/>De celluy qui mist sa robbe rouge sur le lict ou sa f(e1)(-)<text:line-break/>me &amp; son amy estoient.<text:tab/>nou.xlii.<text:line-break/>D'vne cautelle d'vn mary enuers sa femme qui dem(a1)<text:line-break/>doit des nouuelles bagues &amp; habillem(e1)s pour se pa(-)<text:line-break/>rer. Et c(o1)ment elle enfust frustrée.<text:tab/>nou.xliii.</text:p>
      <text:p text:style-name="p"><text:span text:style-name="pb">[f. a8v]</text:span></text:p>
      <text:soft-page-break/>
      <text:p text:style-name="p">De triboullet fol du Roy Francoys &amp; de ses fasce(-)<text:line-break/>tieulx gestes.<text:tab/>nou.xciiii.<text:line-break/>D'vng secretain de religieuses<text:tab/>nou,xcv.<text:line-break/>D'vne fascetieuse responce.<text:tab/>nou. xcvi.<text:line-break/>Ioyeux comptes.<text:tab/>nou.xcvii.<text:line-break/>D'vne piteuse aduenture.<text:tab/>xcviii.<text:line-break/>D'vng serg(e1)t qui fut trouué couché auecques sa ch(a1)<text:line-break/>briere &amp; comm(e1)t il en fut mocqué.<text:tab/>nou.xcix.<text:line-break/>Comm(e1)t vng ieune escollier preserua la femme d'vn<text:line-break/>marchant.<text:tab/>Nou. c.<text:line-break/>De la cautelle d'vne femme qui enfanta vn petit en(-)<text:line-break/>fant.<text:tab/>Nou.ci.<text:line-break/>De la ruse d'vne hostesse de Callais, &amp; comment el(-)<text:line-break/>le fust cogneue.<text:tab/>Nou.cii.<text:line-break/>D'vn chanoine qui inuita quatre de ses compagnons<text:line-break/>a disner d'vn gras cochon, &amp; comment il leur presen(-)<text:line-break/>ta vne grosse piece de lart.<text:tab/>nou.ciii.<text:line-break/>De la cautelle d'vne damoyselle pour faire iouyr son<text:line-break/>amy de l'amoureuse distributi(o1) en la presence de son<text:line-break/>mary qui tenoit la teste à sa femme pendant qu'on<text:line-break/>luy faisoit sa besongne.<text:tab/>nou.ciiii.<text:line-break/>De celuy qui fist faire lesprit pour persuader à sa<text:line-break/>femme de vendre sa maison.<text:tab/>nou.cv.<text:line-break/>Comment par vng petit enfant les amours d'vne mar<text:line-break/>chande &amp; d'vn prebstre furent reuellez,<text:tab/>nou.cvi.<text:line-break/>D'vn lymosin qui amena vne gr(a1)de quantité de chi(e1)s<text:line-break/>pour vendre à Paris.<text:tab/>nouuelle.cvii.</text:p>
      <text:p text:style-name="trailer">Fin de la Table.</text:p>
      <text:p text:style-name="p"><text:span text:style-name="pb">[f. b1r]</text:span></text:p>
      <text:h text:style-name="Titre1" text:outline-level="1">(hedera)LA PREMIERE NOV(-)(hedera)<text:line-break/>VELLE.<text:line-break/>D'vn Financier amoureux de la femme<text:line-break/>de son voisin, &amp; comment il eschap(-)<text:line-break/>pa finement, qu'il ne fut sur(-)<text:line-break/>prins auecques elle.</text:h>
      <text:p text:style-name="P32"><text:span text:style-name="T33">A</text:span>V Pays de France en la vil(-)<text:line-break/>le de Paris, fut vn riche<text:line-break/>Financier, lequel fut espris<text:line-break/>de l'amour de vne sienne<text:line-break/>voysine femme d'vn drap(-)<text:line-break/>pier de ladicte ville. Et pour<text:line-break/>paruenir à la iouissance il<text:line-break/>s'aduisa de faire chere a son<text:line-break/>mary, &amp; l'entretenir fami(-)<text:line-break/>lierement à boire &amp; manger, à ce qu'il fist. Et pour(-)<text:line-break/>ce gaigna le moy(e1) de deuiser auecques la dame ioy(-)<text:line-break/><text:soft-page-break/>eusement sans que le mary en fut aucunement em(-)<text:line-break/>pesche, a laquelle il declaira son amour, la requerant<text:line-break/>de luy faire grace. A quoy finablement elle con(-)<text:line-break/>sentit. Et de bonne fortune l'occasion aduint, que le<text:line-break/>Drappier son mary eut affaire dehors pour ache(-)<text:line-break/>pter marchandises. Et pource, il se disposa de par(-)<text:line-break/>tir &amp; print congie de sa femme tres honnestement<text:line-break/>&amp; l'accolla en luy d(o1)nant le bon iour de bonne gra(-)<text:line-break/>ce, comme marchans ont de coustume faire au de(-)<text:line-break/>partir a laquelle aussi il recommanda son honneur<text:line-break/>&amp; tout le mesnage &amp; enfans, &amp; si luy promist en<text:line-break/>verité estre de retour en brief. Puis monta à<text:line-break/><text:span text:style-name="pb">[f.blv]</text:span><text:line-break/><text:line-break/>che(-)ual, aussi huppé c(o1)me vn Pan, &amp; guay c(o1)me vn Per(-)<text:line-break/>roquet.&amp; monté c(o1)me sainct George se pennadoit<text:line-break/>par les chemins. Ce marchant n'ustiamais faict dix<text:line-break/>ou douze lieues de bon chemin, qu'en pensant a son<text:line-break/>profit &amp; train de marchandise il ne considerast bien<text:line-break/>qu'il n'auoit assez porté d'argent, &amp; pource tour(-)<text:line-break/>na incontinent bride, deliberé de retourner en la<text:line-break/>dicte ville de Valenciennes pour secretem(o1)t reque(-)<text:line-break/>rir &amp; employer ses amys &amp; sans en aduertir sa fem(-)<text:line-break/>me nullemet (car naturellement les femmes iamais'ne<text:line-break/>se contentent quant leurs maryz empruntent or, ar(-)<text:line-break/>gent, ou autre chose quelconques, craignans execu(-)<text:line-break/>tions, adiournemens, ou plaidoiries, qui souuentef(-)<text:line-break/>fois pour telles choses, &amp; telz empruntemens en ad(-)<text:line-break/>uiennent. A donc ledict marchant conclud secrete(-)<text:line-break/>ment en luymesme, qu'il tenteroit la fortune, &amp; que<text:line-break/>à sa grand necessité, &amp; a son present affaire, il scau(-)<text:line-break/>roit, ou pourroit apperceuoir, si le cueur de ceulx<text:line-break/>qui s'estoient tant de fois offers à luy faire plaisir,<text:line-break/>corresponderoit à leur bouche, &amp; lors s'aduisa que<text:line-break/>pour son affaire il requerroit le financier son c(o1)pere<text:line-break/>&amp; amy, de luy prester deniers. Ce p(e1)d(a1)t le b(o1) fin(a1)cier<text:line-break/>faisoit le<text:s/>&lt;ATTillisible&gt;paratif, pour amplem(e1)t iouir de la dame,<text:line-break/>Et feit chauffer vn bain auecques bonnes herbes, &amp;<text:line-break/>appareiller viandes en toutes fortes. A tant se mei(-)<text:line-break/>rent lesdictz Financier &amp; Dame ensemblement es<text:line-break/>bains, &amp; illec se regaillardir(e1)t en mille manieres, c(o1)<text:line-break/>me pouez ent(e1)dre. Cepend(a1)t arriua le marchant , le(-)<text:line-break/>quel craignant estre veu de sa femme, &amp; reprins de<text:line-break/>neglig(e1)ce, mena son cheual bien secretement en vne<text:line-break/><text:span text:style-name="pb">[f. b2r]</text:span><text:line-break/>certaine hostellerie, &amp; ce faict s'en alla droit en l'ho<text:line-break/>stel du financier, par la principale porte ou il heurta<text:line-break/>assez longuem(e1)t, &amp; plus que de coustume, au moy(e1)<text:line-break/>de la desolation de la voisine, toutes foys le fin(a1)cier,<text:line-break/>tant s'euertua pour le plus expedient qu'il feit cou(-)<text:line-break/><text:soft-page-break/>cher la dame entre ses bras sans le vouloir lascher,<text:line-break/>&amp; feit ouurit l'huys au marchant qui d'entrée eust<text:line-break/>quelque petite suspicion de mal, partant de prime<text:line-break/>face entra en la chambre du Financier ou il veit tel<text:line-break/>preparatif de baings &amp; viandes qu'il iugea inconti(-)<text:line-break/>nent quelque sinistre aduenture, &amp; que sa femme<text:line-break/>pouoit estre du bancquet, si tira les rideaux du lict<text:line-break/>&amp; apperceut qu'il y auoit autre couché auec(seg)car(/seg) ledict<text:line-break/>Fin(a1)cier, dont plus affectueusement s'ingera de le<text:line-break/>cognoistre, partant le Financier seign(a1)t se courrous<text:line-break/>ser de telles priuaultez, apres auoir entendu que le(-)<text:line-break/>dict marchant y estimoit sa femme, luy accorda gra<text:line-break/>tieusem(e1)t qu'il verroit les cuisses, le cul &amp; rains de<text:line-break/>la dame nue, pour luy oster telle fantasie, ce qu'il<text:line-break/>fut faict, à quoy le marchant fut tellement abbusé<text:line-break/>qu'il ne scauoit à la verité recongnoistre sa femme.<text:line-break/>Si voulut perseuerer &amp; veoir le visage, a quoy le Fi(-)<text:line-break/>nancier le repoulsa viuem(e1)t, luy remonstrant qu'il<text:line-break/>estoit de noble maison &amp; que des long temps il s'(e1)(-)<text:line-break/>stoit acc(o1)paigné d'vne damoyselle illec presente de(-)<text:line-break/>dans son lict qu'il ne vouloit estre c(o1)gneue, &amp; qu'il<text:line-break/>luy vouloit garder son honneur, &amp; qu'il ne voul(-)<text:line-break/>droit estre si mesch(a1)t de faire telle honte a sa fem(-)<text:line-break/>me. Laquelle aussy nestoit sa pareille, le requerant<text:line-break/>pour approbation de pr(e1)dre du vin, &amp; d'aller veoir<text:line-break/><text:span text:style-name="pb">[f. b2v]</text:span><text:line-break/>en son hostel si sa femme n'y estoit pas, ce qui fut<text:line-break/>a grandes peines accorde par le marchant : neant(-)<text:line-break/>moins pour obtemperer il se feit c(o1)duire auecques<text:line-break/>deux torches, &amp; passa par la principalle porte, pren(a1)t<text:line-break/>le plus long chemin. Ce pendant la dame tres habile<text:line-break/>passa le guichet de derriere, &amp; ag(e1)ba en son hostel<text:line-break/>ou elle s'habilla comme de coustume, &amp; instruit sa<text:line-break/>chambriere des resp(o1)ces qu'elle debuoit tenir a son<text:line-break/>mary. En ces propos heurte le mary assez lourdem(e1)t<text:line-break/>Et la femme ce mist a la fenestre de l'hostel, en de(-)<text:line-break/>mandant qui en bas heurtoit, a quoy le mary respon(-)<text:line-break/>dit que cestoit son mary : elle pour le mieulx dist que<text:line-break/>elle ne le croyoit pas, &amp; (q2) son mary estoit party ledict<text:line-break/>iour pour aller a Lyon : mais qu'elle croyoit plust tost<text:line-break/>que feussent quelques m(o1)meurs, a quoy elle ne vou(-)<text:line-break/>loit entendre, toutesfoys en fin de compte elle ouure<text:line-break/>la porte &amp; incontinent qu'elle l'eust apperceu com(-)<text:line-break/>menca a luy demander ou estoit sa monteure &amp; dont<text:line-break/>il venoit, criant horriblement apres luy, l'ccusant de<text:line-break/>plusieurs vices, c(o1)me paillard, meschant mesnager, &amp;<text:line-break/>qu'il la vouloit faire mourir en l(a1)gueur voyant tous<text:line-break/>les iours telz trains malheureux, ce qui estonna tel(-)<text:line-break/>lement le marchant qu'esemeu de sa premiere op(-)<text:line-break/>pinion il se mist a genoux deu(a1)t sa femme &amp; s'accusa<text:line-break/><text:soft-page-break/>griesuem(e1)t de sa folle persuasion qu'il auoit eu d'elle<text:line-break/>luy declair(a1)t le compte tout au long, ce qui meust de<text:line-break/>rechief ladicte femme a plus fort calonier ledict mary<text:line-break/>en pleur(a1)t t(e1)drem(e1)t, d(o1)t ledict mary fust fort dolent.<text:line-break/>Et le l(e1)demain se retira vers ledit fin(a1)cier le suppli(a1)t<text:line-break/>Juy vouloir pardonner des importunitez qu'il luy<text:line-break/><text:span text:style-name="pb">[f.b3r]</text:span><text:line-break/>auoit faict, &amp; que maintenant il appercoit que sa<text:line-break/>femme estoit preude &amp; sage. Si print congé dudict<text:line-break/>Financier, apres auoir emprunté ladicte somme de<text:line-break/>deniers, &amp; s'en alla parfaire son voyage. Et par ces<text:line-break/>moyens feurent demenez leurs amours plus soure(-)<text:line-break/>ment au grand soulas des parties.</text:p>
      <text:h text:style-name="Titre2" text:outline-level="2">(hedera)D'vn frere Cordelier borgne, qui perdit l'autre<text:line-break/>œil entreprenant guerir vne ieune fille, de la ma(-)<text:line-break/>ladie des broces, &amp; du proces qui en fut faict.</text:h>
      <text:h text:style-name="Titre3" text:outline-level="3">Nouuelle. II.</text:h>
      <text:p text:style-name="P34"><text:span text:style-name="T35">E</text:span>N ce temps vers le pays de Norm(a1)(-)<text:line-break/>die vn notable march(a1)t-fut, lequel<text:line-break/>entre ses biens de fortune auoit de<text:line-break/>loyal mariage acquisvne fille tres(-)<text:line-break/>belle &amp; deb(o1)ne grace, qui des l'aa(-)<text:line-break/>ge de. xv. a. xvi.ans, fut surprinse<text:line-break/>d'vne tresgriefue maladie des broces, qu'autrement<text:line-break/>on appelle hemorroydes, qui par l(o1)g temps la per(-)<text:line-break/>secuta sans y pouoir d(o1)ner allege(a1)ce propre, &amp; à ce<text:line-break/>n'y congnoissoient les medecins du pays, qui estoit<text:line-break/>vn renouuellement de douleurs au pere. Aduint vn<text:line-break/>iour qu'vn cordelier passant, fut aduerty du faict : &amp;<text:line-break/>s'ingera de parler au pere, auquel il promist s(a1)sfaul(-)<text:line-break/>te, de guerir la fille, parmoy(e1)s d(o1)t il estoit tresbi(e1) in(-)<text:line-break/>struict, ainsi qu'il disoit. Le iour promis, il s'adressa<text:line-break/>à la fille, laquelle il feit coucher au lict nue. Ie<text:s/>delais(-)se<text:line-break/><text:span text:style-name="pb">[f. b3v]</text:span><text:line-break/>à penser si le frere qui estoit de l'aage de tr(e1)te ans,<text:line-break/>n'eust aucun vouloir ou affection au ieune tendron,<text:line-break/>mesmement quand il luy feit exhïber son derriere,<text:line-break/>pour y appliquer ses medicamens preparez, la visit(a1)t<text:line-break/>par si long temps au doigt &amp; à vn seul œil dont il<text:line-break/>estoit garny (car il auoit de male fortune perdu l'au(-)<text:line-break/>tre à la iournée des har(e1)s.) Pour abreger apres tou(-)<text:line-break/>tes veues des deux pertuys &amp; a s(o1) loisir, il entreprint<text:line-break/>mettre vne certaine pouldre, dont il vouloit vser de(-)<text:line-break/>dans vn tuyau ou canon à bailler clistaires, &amp; le pre(-)<text:line-break/>sentant au trou du cul de la patiente, &amp; le conduy(-)<text:line-break/>sant de son b(o1) œil frayé vn peu lourdem(e1)t a(seg)car(/seg)l'(e1)trée, ce<text:line-break/>qui feit tresaillir la fillette, laquelle de paour c(o1)me<text:line-break/>l'on estime delascha de son derriere vn v(e1)t assez fort,<text:line-break/><text:soft-page-break/>qui repoulsa diametralement les pouldres en l'œil<text:line-break/>du bon frere, dont peu de t(e1)ps apres ledict frere per(-)<text:line-break/>dit la veue de b(o1)te, en quoy ledict cordelier ne gai(-)<text:line-break/>gna gueres. Et en se doulant &amp; complaignant de son<text:line-break/>aduersité, s'aduisa soy conseiller pour l'aduenir. Et<text:line-break/>ainsi qu'il trouua resolut du conseil, il dressa sa re(-)<text:line-break/>queste en forme de c(o1)plaicte, en cas d'exces, a l'en(-)<text:line-break/>contre de ladicte fille innoc(e1)te, &amp; la presenta au iu(-)<text:line-break/>ge preuostal de Cailly en Norm(a1)die, donant à enten<text:line-break/>dre le faict declaré cy deuant, &amp; concluant à fin de<text:line-break/>prouision, &amp; asseurance pour sa vie. Sur laquelle<text:line-break/>requeste, sans autres informations, feut dict que la<text:line-break/>partie comparoistroit. Laquelle pour ses defenses re<text:line-break/>monstra sa maladie. Lentreprinse du medecin frere<text:line-break/>cordelier, qui c'estoit offert sans requisition, d'hom(-)<text:line-break/>me à la guerir ce qu'il n'auoit faict, &amp; sin' auoit tenu(-)<text:line-break/><text:span text:style-name="pb">[f. b4r]</text:span><text:line-break/>à ladicte defenderesse, qui s'estoit mise en son office,<text:line-break/>suyuant le c(o1)mandem(e1)t dudict cordelier, qui imperi<text:line-break/>tem(e1)t auoit exercé l'estat de medecin c(o1)tre son obser<text:line-break/>uance, dont en ce monde auoit esté puny du vouloir<text:line-break/>diuin, qu'elle croyoit veritable pour plus amples rai(-)<text:line-break/>sons, dont aussi elle croyoit les ch(a1)brieres assistentes<text:line-break/>à l'infusion de la medecine, qui pourroi(e1)t inst(a1)ment<text:line-break/>deposer du grand plaisir que prenoit ledict cordelier<text:line-break/>à veoir &amp; manier les belles &amp; blanches cuysses &amp; au(-)<text:line-break/>tres parties de ladicte defenderesse, qui en estoit tou<text:line-break/>te honteusse, &amp; eust voulu pour le cas, que le corde(-)<text:line-break/>lier eust esté a cent lieues de là. Concluant aux fins<text:line-break/>d'absolution : &amp; neantmoins suppliant que en vuyd(a1)t<text:line-break/>le proces, lon eust esgard à la personne innocente. Et<text:line-break/>à la temerité du Cordelier, requerant sur ce l'adion(-)<text:line-break/>ction du procureur fiscal. Surquoy parties oyes, &amp;<text:line-break/>deument interroguées, present le conseil, veües les<text:line-break/>conclusi(o1)s du procureur fiscal, auroit ledict preuost<text:line-break/>(en absoluant la defense) condemne le dict Cordelier<text:line-break/>à retourner auecques sa guide Francoyse au conu(e1)t<text:line-break/>des Cordeliers de Rouen, &amp; illec c(o1)summer ses iours<text:line-break/>à instruire par confessions les hommes &amp; femmes de<text:line-break/>fuyr le vice charnel, depaour de tel inconuenient.</text:p>
      <text:h text:style-name="Titre2" text:outline-level="2">D'un gentilhomme qui feit accroire à sa musnie(-)<text:line-break/>re, que son penil luy tomboit, pour iouir de son<text:line-break/>amour. Et de la reuenche du musnier<text:line-break/>enuers la femme du gentilh(o1)me.</text:h>
      <text:h text:style-name="Titre3" text:outline-level="3">Nouuelle III.</text:h>
      <text:p text:style-name="p"><text:span text:style-name="pb">[f. b4v]</text:span></text:p>
      <text:soft-page-break/>
      <text:p text:style-name="P36"><text:span text:style-name="T37">A</text:span>V pays de Berry au t(e1)ps predict, fut<text:line-break/>vn noble gentil homme, tresriche<text:line-break/>en biens temporelz. vniour qu'il se<text:line-break/>promenoit à l'entour de son Cha(-)<text:line-break/>steau par plaisir, apperceut la fem(-)<text:line-break/>me (seg)car(/seg) de son musnier d'assez bon maintien. Et scach(a1)t<text:line-break/>l'absence du musnier, ieunesse &amp; simplesse de la fem<text:line-break/>me, en se rigolant dem(a1)da à la musniere, si elle estoit<text:line-break/>malade, par ce qu'elle auoit vn visage triste, &amp; sem(-)<text:line-break/>bloit qu'elle endurast passion es parties du ventre.<text:line-break/>La musniere (simple, &amp; qui n'ent(e1)doit le propos du<text:line-break/>gentilhomme, estimant estre veritables, sans penser<text:line-break/>s'elle sentoit douleur) fremist &amp; blesmist quelque<text:line-break/>peu, croyant fermement que son seigneur fut si<text:line-break/>parfaict en toutes choses qu'il eust peu deuiner. Si<text:line-break/>se souuint que la nuict preced(e1)te elle auoit eu quel(-)<text:line-break/>ques douleurs es parties du ventre, qui l'oppressoi(e1)t<text:line-break/>durement, &amp; luy reuela incontin(e1)t tel secret, ce qui<text:line-break/>donna encores plus grand'occasion au seigneur de<text:line-break/>poursuyure son entreprinse. Si luy dist qu'il enten(-)<text:line-break/>doit telles choses par les plus habiles medecins de la<text:line-break/>court du Roy, &amp; il en auoit veu soudre beaucoup<text:line-break/>d'inc(o1)ueniens à aucunes damoyselles, par faulte d'y<text:line-break/>remedier, dont leurs maryz en auoi(e1)t esté mal con(-)<text:line-break/>tentz. A quoy la musniere fut tresattentiue, &amp; luy<text:line-break/>demanda quel estoit l'inconueni(e1)t. C'est (dist le sei(-)<text:line-break/>gneur) que leur penil leur estoit tombé, &amp; oncques<text:line-break/>puis ne eurent enfans. Et certes i'appercoys que si<text:line-break/>n'y aduisez, vous aduiendra tel danger. Ces propos<text:line-break/>rendirent la musniere si fort esbahye qu'en<text:line-break/><text:span text:style-name="pb">[f. b5r]</text:span><text:line-break/>re(-)gardant son seigneur perdoit toute contenance<text:line-break/>songeant à l'aduenir, quelles reproches elle eust peu<text:line-break/>auoir son mary reuenu : si pria doulcement le gentil<text:line-break/>homme, qu'il luy pleust donner conseil &amp; secours<text:line-break/>a tel cas. A quoy s'accorda le seigneur, &amp; de faict s'en<text:line-break/>allerent au moulin, &amp; luy dist qu'il c(o1)uenoit qu'elle<text:line-break/>obeist, &amp; qu'il estoit fort difficile y pourueoir sans<text:line-break/>qu'elle n'endurast quelque peu de mal, qui seroit<text:line-break/>tost passé. A donc la r(e1)uersa sur le lict, &amp; de sa main<text:line-break/>luy empoignoit le nombril iusques à la pinser, en<text:line-break/>quoy elle enduroit quelque petite peine. En apres<text:line-break/>roydem(e1)t l'enguinna, &amp; accomplit son desir : ce faict<text:line-break/>luy ordonna manger deuant le dormir deux oygn(o1)s<text:line-break/>cuitz en la braize auecques vn peu d'huyle d'olif,<text:line-break/>pour mitiger la douleur de son v(e1)tre, ce qu'elle feit.<text:line-break/>Le lendemain &amp; par l'espace de sept ou huict iours<text:line-break/>apres ledict seigneur continua ses coups, en maniere<text:line-break/>qu'elle s'en trouua tressoulagée de ses maladies. Le<text:line-break/>musnier retourne fut aduerty de la maladie, &amp;<text:line-break/><text:soft-page-break/>moyens de guerison, dont il fut fort esbahy, &amp; de(-)<text:line-break/>fendit a sa femme de n'en parler a personne, &amp; de<text:line-break/>plus obeir au seigneur en tel cas, luy rem(o1)str(a1)t qu'il<text:line-break/>estoit plus gr(a1)d ouurier que luy, &amp; qu'il auoit bien<text:line-break/>approuue le contraire. Si garda ledict musnier sa p(e1)<text:line-break/>see a son seigneur, s(a1)s luy faire pire chere qu'au par(-)<text:line-break/>au(a1)t. Aduint'peu de temps apres que ledict gentil<text:line-break/>homme fut mandê pour aller aux garnisons (seg)car(/seg), d(o1) le<text:line-break/>musnier fut ioyeux, esperant auoir sa reuenge en cas<text:line-break/>pareil Si tost qu'il ent(e1)dit le partem(e1)t du seigneur,<text:line-break/>s'en alla au chasteau ou il trouua ma damoyselle en<text:line-break/><text:span text:style-name="pb">[f. b5v]</text:span><text:line-break/>vn beau bain nue, fresche, &amp; blanche c(o1)me vn poul(-)<text:line-break/>let &amp; luy presenta vn brochet, tousiours pour l'entre<text:line-break/>tenir de propos. Aduint en deuisant qu'il apperceut<text:line-break/>vn diamant de la damoyselle tresbien enrichy, estant<text:line-break/>sur le bort de la bagnoire qu'il print sans que l'(o1) s'en<text:line-break/>aperceust, si s'en alla prenant amiablement congé de<text:line-break/>la damoyselle, laquelle au lendemain s'aduisa de la<text:line-break/>bague perdue, &amp; la feit chercher en tous lieux ou ne<text:line-break/>peut oncques estre trouuée, d(o1)t la damoyselle estoit<text:line-break/>tresdolente, &amp; manderent le musnier pour de luy en<text:line-break/>scauoir nouuelle, lequel afferma viuem(e1)t ne l'auoir<text:line-break/>iamais veue, &amp; comme courroussé demanda à la da(-)<text:line-break/>moyselle si elle l'estimoit larron, ce qui rendit la da(-)<text:line-break/>moyselle en telle perplexité qu'elle ne scauoit quere<text:line-break/>spondre, sinon qu'elle l'auoit tousiours trouué loy(-)<text:line-break/>al, &amp; maintenant ne le vouldroit accuser de tel cri(-)<text:line-break/>me. Si s'auisa ledict musnier qu'il conuenoit scauoir<text:line-break/>la verité, pour oster toute suspicion, &amp; demanda à la<text:line-break/>damoyselle, ou elle l'auoit mis, lors laquelle luy dit,<text:line-break/>que c'estoit sur le bort de la baignoire. Par aduentu(-)<text:line-break/>rerespondit le musnier, elle est tombée dedans l'eaue<text:line-break/>&amp; est entrée ded(a1)s vostre corps, &amp; vous asseure que<text:line-break/>s'il y a homme en la parroisse qu'il le puisse scauoir<text:line-break/>mieulx que moy, ie le veulx perdre. A ces parolles fut<text:line-break/>la damoyselle fort resiouye, &amp; le tira à part en vne<text:line-break/>chambre, &amp; luy dict qu'on y pensast. A donc le mus(-)<text:line-break/>nier luy respondit que cest acte estoit defendu, &amp;<text:line-break/>qu'il craignoit en estre accusé, &amp; qu'il aymeroit mi(-)<text:line-break/>eulx perdre tout son bien. Ces propos tant enfl(a1)me(-)<text:line-break/>rent le cœur de la damoyselle qu'elle luy fit les plus<text:line-break/><text:span text:style-name="pb">[f. b6r]</text:span><text:line-break/>belles promesses de nen riens dire qu'il obtempera<text:line-break/>à son vouloir. si s'en sortit &amp; apporta vne poigniée<text:line-break/>d'herbes agrestes, &amp; faignoit que par la vertu dicel(-)<text:line-break/>le s'il pourroit bien cognoistre. Si la fist descouurir<text:line-break/>&amp; luy mist les herbes sus le nombril, &amp; incontinent<text:line-break/>regar da dedans s'a penillere si la trouueroit : ce faict<text:line-break/>requist à la damoyselle de luy pard(o1)ner, ce qu'il vou<text:line-break/><text:soft-page-break/>loit faire, a quoy condescent la bonne dame, &amp; lors<text:line-break/>priuement se mist en son deuoir d'acc(o1)plir son de(-)<text:line-break/>sir, donnant à entendre qu'il n'auoit vstil plus pro(-)<text:line-break/>pre &amp; plus long pour scauoir si l'anneau estoit de(-)<text:line-break/>dans : ce faict declara qu'il ne l'auoit apperceu, &amp; le<text:line-break/>lendemain il reui(e1)droit, &amp; que s'il estoit en son ven<text:line-break/>tre il pourroit apperceuoir par la vertu des herbes<text:line-break/>qu'il commanda estre iusques au lendemain. Le bon<text:line-break/>musnier c(o1)tinua telles fredaines par l'espace de huict<text:line-break/>iours, en fin de compte l' exhiba encores tout chault<text:line-break/>&amp; tout mouillé, dont la damoyselle fut tres ayse, la(-)<text:line-break/>quelle en feir le c(o1)pte a son mary au long qui se trou<text:line-break/>ua fort est(o1)né. Et depuis le gentil homme passant<text:line-break/>par deuant le moulin, salua le musnier l'appell(a1)t ar(-)<text:line-break/>racheur de dyamans. Et le musnier en pareil salut,<text:line-break/>l'appella relcueur de penil. Par telz moyens furent<text:line-break/>grandz amys ensemble, &amp; plus n'en fut faict ne dict.</text:p>
      <text:h text:style-name="Titre2" text:outline-level="2">(pdm)D'vng mercier qui laissa vng Escossoys iouyr de<text:line-break/>sa femme en sa presence, &amp; des propos du Mer(-)<text:line-break/>cier contre la Merciere, qui ne l'auoit refusé, &amp;<text:line-break/>comment il fut declaré coquu.</text:h>
      <text:h text:style-name="Titre3" text:outline-level="3">Nouuelle IIII.</text:h>
      <text:p text:style-name="p"><text:span text:style-name="pb">[f. b6v]</text:span></text:p>
      <text:p text:style-name="P38"><text:span text:style-name="T39">E</text:span>N ce temps demouroit a Tours vn Mer(-)<text:line-break/>cier, marie a vne tresbelle &amp; iolie femme,<text:line-break/>de laquelle vn Escossoys, archer de la<text:line-break/>garde du Roy Charles. vij. s'amoura.<text:line-break/>Et par succession de temps elle fut tellement pour(-)<text:line-break/>chassée (seg)(car)(/seg) &amp; importunée par l'Escossoys, qu'elle fut<text:line-break/>contraincte le reueler a son mary, lequel ennuyé (seg)(car)(/seg) de<text:line-break/>telles choses, permist à sa femme accorder audict<text:line-break/>Escossoys ses dem(a1)des, &amp; pour ce faire luy assignast<text:line-break/>iour au l(e1)demain apres disner, ce qui fut ainsi faict,<text:line-break/>&amp; le temps venu ledict Mercier se disposa de d(o1)ner<text:line-break/>la chasse, l a'amoureux, &amp; pour mieulx accomplir<text:line-break/>son vouloir, s'equippa de pied en cape de toutes ar(-)<text:line-break/>meures, &amp; se saisist de fors bast(o1)s : si tost qu'il enten<text:line-break/>dit l'Escossoys monter les degrez, il se cacha en la<text:line-break/>ruelle, esper(a1)t le prendre sur le faict. L'Escossoys ar<text:line-break/>riué requiert a la merciere de luy declairer si son ma<text:line-break/>ry estoit en la chambre, laquelle luy dist que non, &amp;<text:line-break/>qu'il n'y auoit aucun homme leans : si ferma ledict<text:line-break/>Escossoys l'huys de la chambre pour sa seurete, iu(-)<text:line-break/>rant vertueusement, que s'il y auoit aucun, qu'il se<text:line-break/>gardast, protest(a1)t de luy fendre la teste iusques aux<text:line-break/>espaules, &amp; tira hors du fourreau vne espée a deux<text:line-break/>mains, d(o1)t il estoit saisy, qu'il meist sur le lict, si prit<text:line-break/>la dame, &amp; sans contredict la renuer sa pareillement<text:line-break/><text:soft-page-break/>sur le lict, &amp; viuement l'embrocha a son plaisir : ce<text:line-break/>faict se departit l'Escossois de la chambre. Le mary<text:line-break/>qui auoit ouy toutes les fredaines de l'Escossoys, c(o1)<text:line-break/>menca à reprendre sa femme de ce qu'elle auoit este<text:line-break/>si oultrecuidée d'auoir enduré telle vilennie : à quoy<text:line-break/><text:span text:style-name="pb">[f. b7r]</text:span><text:line-break/>elle respondit, qu'elle auoit plus grande occasion de<text:line-break/>craindre, que luy qui estoit armé. Et que ce qu'elle<text:line-break/>auoit faict, c'auoit esté par le comm(a1)dement de son<text:line-break/>mary, ce qu'elle n'eust voulu autrem(e1)t accorder Sur<text:line-break/>ces debatz ledict Escossoys monte de rechef en la<text:line-break/>chambre de ladicte dame, en demandant qui estoit<text:line-break/>la hault : adoncques le mary fort, se retira subitem(e1)t<text:line-break/>en la ruelle, &amp; ledict Escossoys recomm(e1)ca à ses en(-)<text:line-break/>treprin ses en la forme &amp; maniere qu'il auoit ia c(o1)(-)<text:line-break/>mencé, auecques exectations &amp; munitions defensi(-)<text:line-break/>ues. Ce faict deuisa l(o1)guem(e1)t auecques sa dame, puis<text:line-break/>print c(o1)gé. Le mercier qui de rechef auoit ouy telles<text:line-break/>nouuelles, fut tellem(e1)t esmeu qu'il voulut soy ven(-)<text:line-break/>ger de sa femme, qui n'auoit resisté au desir de l'Es(-)<text:line-break/>cossoys : si se meist en effort de l'outrager, laquelle<text:line-break/>pour euader telles fureurs se retira chez l'vn de ses<text:line-break/>voisins, ou elle declaira le faict, &amp; tost apres le vail(-)<text:line-break/>lant Mercier declairé coquu en sa presence.</text:p>
      <text:h text:style-name="Titre2" text:outline-level="2">(pdm)Deux iugemens fascetieux que feit Thalebot<text:line-break/>Coronal des Angloys, estant delegue pour<text:line-break/>guerroyer contre les Francoys.</text:h>
      <text:h text:style-name="Titre3" text:outline-level="3">Nouuelle V.</text:h>
      <text:p text:style-name="P40"><text:span text:style-name="T41">A</text:span>V t(e1)ps predict fut eleu ples Anglois<text:line-break/>vn n(o1)mé Thalebot pour estre cor(o1)al<text:line-break/>de l'armée enuoyée c(o1)tre les Fr(a1)coys.</text:p>
      <text:p text:style-name="p">Ledict Thalebot en sa charge fut quel<text:line-break/>que iour aduerty qu'vn certain<text:line-break/><text:span text:style-name="pb">[f. b7v]</text:span><text:line-break/>An(-)gloys auoit contrainct vn Francoys captif de se ren(-)<text:line-break/>dre de rechef a luy, nonobstaut son saufconduict si(-)<text:line-break/>gné &amp; approuue dudict Thalebot soubz couleur que<text:line-break/>audict saufconduict essoit escript, reserué tous vrays<text:line-break/>habillem(e1)s de guerre, &amp; que ledict Fr(a1)coys auoit en(-)<text:line-break/>cores des esguillettes d'armes dont il attachoit son<text:line-break/>pourpoint, si fist ledict Thalebot c(o1)paroir pardeu(a1)t<text:line-break/>luy ledict Francoys, pour entendre sa c(o1)plaincte qui<text:line-break/>fust des oultrages &amp; grosses menaces que luy auoi(e1)t<text:line-break/>esté faictes, par ledict Angloys, qui l'auroit c(o1)trainct<text:line-break/>au peril de mort, de se r(e1)dre a luy, &amp; autres mauuais<text:line-break/>traictemes faitz à sa personne, durant sa tortionaire<text:line-break/>captiuité, à quoy ne peut oncque ledict Angloys re(-)<text:line-break/>sp(o1)dre chose vallable, sinon que les esguillettes d'ar(-)<text:line-break/><text:soft-page-break/>mes, dont ledict Francoys attachoit son pourpoint.<text:line-break/>estoient soubz l'appellation des vrayes armes. Sur<text:line-break/>quoy ledict Thalebot d(o1)na son iugement tresiuste &amp;<text:line-break/>lexecuta de faict &amp; de puissance absolue : Car il tira<text:line-break/>les esguillettes d'armes dudict Fr(a1)coys, puis les bailla<text:line-break/>à l'Angloys, &amp; tira lespée d'armes dudict Angloys &amp;<text:line-break/>la bailla au Fr(a1)coys auquel il c(o1)manda assaillir ledict<text:line-break/>Angloys de ladicte espée sans faincte, sur peine de<text:line-break/>griesue punition. Et à l'Angloys de se defendre de<text:line-break/>ses esguillettes d'armes. Lequel Angloys feust telle(-)<text:line-break/>ment accoustré par le Francoys contrainct à ce faire<text:line-break/>qu'il en feust griefuement malade. Et ainsi feust de(-)<text:line-break/>terminé que esguillettes d'armes n'estoient aucu(-)<text:line-break/>nement vrayes armes deffensiues. Et si feust le Fran(-)<text:line-break/>coys renuoyé de l'auctorité &amp; puissance dudict Tha(-)<text:line-break/>lebot franc, &amp; si luy feurent rendues ses armures, &amp;<text:line-break/><text:span text:style-name="pb">[f. b8r]</text:span><text:line-break/>harnoys &amp; aussi ses cheueaulx. Le second iuge(-)<text:line-break/>ment si feut d'vn Archier de son armée, lequel feut<text:line-break/>accusé &amp; conuaincu d'auoir desrobé en vne eglise<text:line-break/>Francoyse, vn cymboire ou corporalier, en estant au<text:line-break/>dessus du maistre autel. Si feit ledict Thalebot bi(e1)<text:line-break/>punir ledict archer en toutes sortes qu'il luy estoit<text:line-break/>possible, en hayne du mesfaict qu'il hayssoit iusques<text:line-break/>à mort. Et si feit iurer le criminel archer, pour ceste<text:line-break/>occasion de n'entrer iamais en aucune esglise, dont<text:line-break/>de sa puiss(a1)ce il l'interdisoit. Ce qui fut trouué pour<text:line-break/>lors tresbon &amp; louable. Et plus n'en dict ledict de(-)<text:line-break/>posant.</text:p>
      <text:h text:style-name="Titre2" text:outline-level="2">(hedera)D'vn yuroigne qui presenta son cousteau à<text:line-break/>vn Augustin, à fin de l'occire, pour aller in(-)<text:line-break/>continent en paradis.</text:h>
      <text:h text:style-name="Titre3" text:outline-level="3">Nouuelle. VI.</text:h>
      <text:p text:style-name="P42"><text:span text:style-name="T43">A</text:span>V temps predict au pays de Holande<text:line-break/>fut vn Holandoys, lequel retournant<text:line-break/>à la bourgade de Hestrene lymphes<text:line-break/>yure à merueilles, r'encontra vn pri(-)<text:line-break/>eur des Augustins, qui se pourme(-)<text:line-break/>noit pres du couuent, &amp; acheuant ses heures cano(-)<text:line-break/>niales, qu'il pressa fort de luy donner confession,<text:line-break/>&amp; pour le reffus que luy feit le religieux, congnois(-)<text:line-break/>sant son infirmité, il desgainna vn grand cousteau<text:line-break/>qu'il portoit, &amp; en blasphemant menassoit ledict<text:line-break/>religieux de le tuer, s'il ne luy bailloit confesson. Si<text:line-break/><text:s/>[f. b8v]fut le religieux fort emeu, &amp; pour crainte le feit a(-)<text:line-break/>genoiller deuant luy, &amp; apres plusieurs propos d'ac(-)<text:line-break/>cusations de ses mestaictz, luy fut d(o1)née absolution<text:line-break/>par ledict religieux, lequel d'ab(o1)dant luy dist qu'il<text:line-break/><text:soft-page-break/>s'en allast en son hostel sans crainte, l'asseur(a1)t qu'il<text:line-break/>estoit repentant de ses offenses, &amp; ou il mourroit é<text:line-break/>present, qu'il iroit droict en Paradis. A d(o1)c le pau(-)<text:line-break/>ure yurongne repetant ces motz, qu'il yroit droict<text:line-break/>en Paradis, voulut mourir sur l'heure, si tira son<text:line-break/>cousteau, &amp; le presenta au religieux, à fin de le tuer.<text:line-break/>Ce que le religieux refusa, luy donnant a entendre<text:line-break/>qu'il ne pouoit ce faire, par ce qu'il estoit prebstre.<text:line-break/>L'yur(o1)gne persistant, dict au religieux, que s'il ne<text:line-break/>faisoit telle exequution, luy mesmes la feroit dudict<text:line-break/>religieux, luy presentant son cousteau pres du visa(-)<text:line-break/>ge, ce qui estonna ledict religieux plus fort. A donc<text:line-break/>print le cousteau, &amp; feit agenoiller l'yurongne, &amp;<text:line-break/>baisser la teste, &amp; du doz dudict cousteau frappa<text:line-break/>sur ledict yurongne vn tel coup, que ledict yur(o1)gne<text:line-break/>tomba contre terre, cuidant estre mort, &amp; pres de<text:line-break/>Paradis, dont il ne voulut bouger, nonobstant re(-)<text:line-break/>monstrances quelconques de ses compagnons &amp; a(-)<text:line-break/>mys passans par la, qui le chargerent sur vn chariot<text:line-break/>qu'ilz auoyent, luy donnant à entendre qu'ilz por(-)<text:line-break/>toient son corps inhumer en terre saincte. Et fut re(-)<text:line-break/>menée en son hostel, ou il fut deux iours &amp; deux<text:line-break/>nuictz sans resueiller, &amp; depuis fut en cest erreur,<text:line-break/>qu'il a uoit esté en Paradis, &amp; qu'il auoit esté res(-)<text:line-break/>uscité de mort a vie.</text:p>
      <text:p text:style-name="p"><text:span text:style-name="pb">[f. c1r]</text:span></text:p>
      <text:h text:style-name="Titre2" text:outline-level="2">(hedera)D'vn Bourgeois de Paris, qui feist coucher à la<text:line-break/>bonne foy sa femme entre luy &amp; son char(-)<text:line-break/>tier, &amp; de la resp(o1)ce que feist le bour(-)<text:line-break/>geois, quand il trouua le chartier<text:line-break/>sur sa femme.</text:h>
      <text:h text:style-name="Titre3" text:outline-level="3">Nouuelle. VII.</text:h>
      <text:p text:style-name="P44"><text:span text:style-name="T45">A</text:span>V dict temps vn Bourgeois de Paris du<text:line-break/>mestier d'orfeurerie, marchanda à vn<text:line-break/>sien compere chartier, de luy voiturer<text:line-break/>&amp; amener certaine quantité de char(-)<text:line-break/>bon en son tombereau. Le pris faict, se<text:line-break/>meist ledict chartier en son deuoir, &amp; t(a1)t feist ledict<text:line-break/>chartier par ses diligences, qu'il amena la quantité<text:line-break/>promise : toutesfoys y fut iusques au iour couché,<text:line-break/>d(o1)t l'orfeure fut tresayse. Et pour ceste cause le vou<text:line-break/>lut festoyer au soupper : &amp; cependant feit mettre ses<text:line-break/>cheuaulx au logis d'vn sien voisin hostelier. Tant de(-)<text:line-break/>uiserent apres leur soupper, qu'voze heures sonner(e1)t :<text:line-break/>&amp; oyoit on en plusieurs monasteres sonner matines,<text:line-break/>dont ilz fur(e1)t quelque peu est(o1)nez. L'orfeure res(-)<text:line-break/>iouy plus que de coustume, ne voulut laisser aller le<text:line-break/>chartier, de paour du guet. Si s'aduisa que pour ceste<text:line-break/><text:soft-page-break/>nuict il pourroit coucher auecques luy en son lict, ce<text:line-break/>qui fut accomply Et feit ledict orfeure coucher sa<text:line-break/>femme ieune &amp; fraiche au millieu d'entre eulx, crai(-)<text:line-break/>gnant (comme ie croy) perdre sa prerogatitue du de(-)<text:line-break/>uant du lict, ou estre deshonoré. La f(e1)me rec(o1)gnois(-)<text:line-break/>sant son mary, retourna sa face vers luy, &amp; meist son<text:line-break/><text:span text:style-name="pb">[f. c1v]</text:span><text:line-break/>cul au giron du chartier, qui estoit homme robuste,<text:line-break/>&amp; de l'aage de trente ans seulement. Lequel ne peult<text:line-break/>si tost s'endormir, au moy(e1) du tendron &amp; chair frai(-)<text:line-break/>che : &amp; auoit son foüet en tel poinct, que sans flechir<text:line-break/>il eust peu percer vne forte muraille. Et feit tant par<text:line-break/>excitation de nature, qu'il brocha par derriere la ieu(-)<text:line-break/>ne dame, qui n'en voulut faire plaincte, craign(a1)t d'es(-)<text:line-break/>ueiller son mary : &amp; partant faignant dormir, laissa<text:line-break/>faire le chartier, lequel si lourdement bessongnoit,<text:line-break/>que le mary s'esueilla par la repulsion que faisoit<text:line-break/>la femme des coups du chartier. Si fraya ledict<text:line-break/>bourgeois la main sur le cul de sa f(e1)me, &amp; trouua au<text:line-break/>trou l'instrument du chartier, qui faisoit ce bruict,<text:line-break/>d(o1)t fut fort marry : &amp; inc(o1)tin(e1)t (c(o1)me tout esmeu) ap<text:line-break/>pella le chartier &amp; luy dist qu'il s(e1)bloit qu'il fut en(-)<text:line-break/>ragé, &amp; le pria fort qu'il ne fist plus tel acte : &amp; que si<text:line-break/>sa femme se fust lors esueillée, qu'elle l'eust esgrati(-)<text:line-break/>gné, &amp; bien crié apres luy, à quoy le chartier fit resp(o1)<text:line-break/>ce qu'il ne le faisoit à son esscient, &amp; n'y pensoit pas.<text:line-break/>Si retira le chartier son bagage legerem(e1)t. Et le iour<text:line-break/>venu se disposa d'aller en besongne, prenant c(o1)gé de<text:line-break/>l'orfeure &amp; de sa femme, qui n'en dict oncques mot.<text:line-break/>Toutesfoys dit on que depuis le chartier n'a esté ref<text:line-break/>fusé de la dame, &amp; en auoit tresbi(e1) iouy en l'absen(-)<text:line-break/>ce de son mary.</text:p>
      <text:h text:style-name="Titre2" text:outline-level="2">(hedera)De la fascetieuse response d'vne nouuelle ma(-)<text:line-break/>riée, la premiere nuict de ses nopces.</text:h>
      <text:h text:style-name="Titre3" text:outline-level="3">Nouuelle. VIII.</text:h>
      <text:p text:style-name="p"><text:span text:style-name="pb">[f. c2r]</text:span></text:p>
      <text:p text:style-name="P46"><text:span text:style-name="T47">A</text:span>V t(e1)ps predict, en la ville de Bru(-)<text:line-break/>celles aduint qu'en certaine mai(-)<text:line-break/>son vn ieune seruiteur s'amoura<text:line-break/>de la fille de s(o1) maistre, qui estoit<text:line-break/>marchant, en sorte qu'apres plu(-)<text:line-break/>sieurs deuitz &amp; baisers s'appro(-)<text:line-break/>cha si pres de la ieunesse, qu'il engrossa la fille. D(o1)t<text:line-break/>il fut esbahy : si pp(e1)sa au mieux qu'il peult les moy(e1)s<text:line-break/>d'euiter l'infamie : &amp; c(o1)clud de prendre congé de son<text:line-break/>maistre pour quelque temps, à fin d'aller vn voyage<text:line-break/>à son pays de Picardie. Ce qui fut executé, &amp; dist à<text:line-break/>dieu bien courtoisement à son maistre &amp; maistresse,<text:line-break/><text:soft-page-break/>sans oublier sa mign(o1)ne, à laquelle il promist appor(-)<text:line-break/>ter de belles besongnes, se recommand(a1)t tousiours à<text:line-break/>sa bonne grace. Pendant ce temps le ventre s'enfla, de<text:line-break/>sorte que le faict fut apperceu par la mere de la fille,<text:line-break/>qui en en fut tresmal contente, &amp; voulut scauoir la<text:line-break/>verité du cas : ce que la ieune fille luy declara au l(o1)g.<text:line-break/>A donc la mere plus enfl(a1)mée de courroux, ne se peut<text:line-break/>c(o1)tenir qu'elle ne se mutinast fort, &amp; iniuriast la fil(-)<text:line-break/>lette. Et pour conclure, en ceste colere elle ietta sadi(-)<text:line-break/>cte fille dehors la maison, &amp; l'enuoya en l'estat de<text:line-break/>grossesse chercher celuy qui luy auoit faict ledict en(-)<text:line-break/>fant, luy enioignant qu'elle fist par son amy defaire<text:line-break/>ce qui auoit esté si malheureusement faict. La fille se<text:line-break/>mist, en chemin : &amp; tant fist par ses iournées, que de<text:line-break/>bonne fortune elle arriua au lieu &amp; bourgade de son<text:line-break/>amy, que lon auoit espousé ledict iour : si fist tant par<text:line-break/>ses labeurs, qu'elle parla à luy : &amp; luy compta l'affai(-)<text:line-break/>re, les noyses &amp; iniures qu'elle auoit enduré de sa<text:line-break/><text:span text:style-name="pb">[f. c2v]</text:span><text:line-break/>me(-)re pour le faict, luy suppliant de defaire ce qui auoit<text:line-break/>esté commencé en son ventre, ainsi comme sa mere<text:line-break/>luy auoit commandé : ce que benignement l'espoux<text:line-break/>luy accorda, la suppliant pour le iour le vouloir excu<text:line-break/>ser. Et ce pendant la fist tresbien traicter en vne mai(-)<text:line-break/>son, ou elle fut conduicte. Quand la nuict fut venue,<text:line-break/>&amp; que l'espousée fut couchée auecques son mary, la<text:line-break/>bonne dame repoulsa rudement son mary, &amp; ne vou(-)<text:line-break/>loit approcher de luy, dont le mary fut fort esbahy,<text:line-break/>si luy demanda la cause de ce reffus : à quoy assez ai(-)<text:line-break/>grem(e1)t elle resp(o1)dit qu'il allast chercher c'elle qu'il<text:line-break/>auoit si l(o1)guement entretenue apres le disner. A lors<text:line-break/>ledict mary luy remonstre treshonestement, que cela<text:line-break/>ne luy deuoit desplaire, &amp; luy recita qu'elle elle e(-)<text:line-break/>stoit, &amp; comment elle estoit venue par deca expresse(-)<text:line-break/>ment par la c(o1)traincte de sa mere, pour luy faire de(-)<text:line-break/>faire ce qu'il mesmes luy auoit faict. A donc deman(-)<text:line-break/>da l'espousée si c'este femme auoit esté si beste qu'el(-)<text:line-break/>le l'ay reuelé a sa mere : vrayement (dist elle) le char(-)<text:line-break/>tier de nostre maison me la faict plus de cent foys<text:line-break/>&amp; oncques ma bouche ne fut ouuerte pour le reueler<text:line-break/>a ma mere. Ces parolles ouyes le paoure marié si fut<text:line-break/>fort est(o1)né de ces nouuelles &amp; delaissa le lendemain<text:line-break/>la belle espousée &amp; adhera auecques sa femme grosse.</text:p>
      <text:h text:style-name="Titre2" text:outline-level="2">(hedera)D'vn noble cheualier Francoys cuydant dece(-)<text:line-break/>uoir l'vne des damoyselles de sa femme,<text:line-break/>pour coucher auecques elle, fist be(-)<text:line-break/>songner sa femme par vn sien au(-)<text:line-break/>tre cheualier amy.</text:h>
      <text:p text:style-name="p"><text:span text:style-name="pb">[f. c3r]</text:span></text:p>
      <text:soft-page-break/>
      <text:h text:style-name="Titre3" text:outline-level="3">Nouuelle. IX.</text:h>
      <text:p text:style-name="P48"><text:span text:style-name="T49">I</text:span>L aduint au mesmes temps qu'vn<text:line-break/>gros &amp; puissant seigneur de ce<text:line-break/>Royaulme eut vn grand desir a<text:line-break/>l'vne des damoyselles de sa fem(-)<text:line-break/>me, pour la gr(a1)de beaulte &amp; doul<text:line-break/>ceur qui estoit en celle. Si la re(-)<text:line-break/>quist &amp; supplia parplusieurs foys<text:line-break/>de luy faire tant de biens, d'acc(o1)(-)<text:line-break/>plir son desir auecques elle, autrement qu'il estoit en<text:line-break/>grand danger de sa personne. A quoy la damoyselle<text:line-break/>ne voulut aucunement condescendre pour or ou ar(-)<text:line-break/>gent qu'il luy eust offert. Et toutesfoys apres l(o1)gues<text:line-break/>poursuytes fut tellement contraincte, qu'elle ne pou(-)<text:line-break/>uoit plus resister. Si s'aduisa que la c(o1)sequ(e1)ce estoit<text:line-break/>tres dangereuse, tant pour la honte du monde, que<text:line-break/>de ses nobles parens, qui ne la vouldroient iamais r(e1)(-)<text:line-break/>contrer, aduenant qu'elle fust grosse. A donc propo(-)<text:line-break/>sa d'en aduertir sa dame &amp; cheualiere : ce qui fut in(-)<text:line-break/>c(o1)tin(e1)t executé. Ladicte dame luy en sceut tresbon<text:line-break/>gré : &amp; luy conseilla consentir aux demandes dudict<text:line-break/>cheualier &amp; quelle luy donnast assignantion au l'en(-)<text:line-break/>demain en sa chambre, qui estoit ioignant la cham(-)<text:line-break/>bre dudict cheualier, &amp; delibera ladicte dame d'aller<text:line-break/>tenir la place de ladicte damoyselle, pour y receuoir<text:line-break/>son mary. L'entreprinse ainsi faicte, le cheualier de<text:line-break/>rechef s'adressa à la damoyselle, en continuant ses<text:line-break/>demandes. Et la damoyselle pour luy faire trouuer<text:line-break/>meilleur refusa comme de coustume, se soubzriant<text:line-break/><text:span text:style-name="pb">[f. c3v]</text:span><text:line-break/>vn petit, en quoy le cheualier print goust. Si feit tel(-)<text:line-break/>les harengues, qu'elle y condescendit &amp; prindrent<text:line-break/>leur assignation au l'endemain en la chambre de la(-)<text:line-break/>dicte damoyselle, heure de neuf att(e1)dant dix de soir.<text:line-break/>Ledict iour arriua vn autre cheualier bien accom(-)<text:line-break/>paigné, tresgrand amy &amp; familier de la maison, qui<text:line-break/>venoit expres visiter ledict cheualier (comme ont ac(-)<text:line-break/>coustumé faire les nobles Francoys.) Pour l'aduene(-)<text:line-break/>ment duquel furent faictes grandes sol(e1)nitez &amp; res(-)<text:line-break/>iouyssances, tant durant le soupper qu'apres. Le t(e1)ps<text:line-break/>pour se reposer venu, ladicte dame se retire tresbien,<text:line-break/>(apres les salutz accoustumez) &amp; s'en va bi(e1) &amp; beau<text:line-break/>coucher au lict de ladicte damoyselle, sans faire nul<text:line-break/>bruict. Ce temps pendant son mary (qui ne voulut<text:line-break/>riens celer à son bon compagnon &amp; amy) luy com(-)<text:line-break/>pta les promesses que luy auoyent estez faictes, par<text:line-break/>l'vne de ses damoyselles, &amp; l'assignati(o1) presenté, d(o1)t<text:line-break/>il luy promeict qu'il en participeroit pour la pareille<text:line-break/>à vne autrefoys. Tost apres se departirent lesdictz c(o1)<text:line-break/>freres &amp; amyz soubz ladicte promesse. Le mary s'en<text:line-break/><text:soft-page-break/>va coucher en son lict assigné en grande ioye, &amp; sans<text:line-break/>mot dire, &amp; tres bien s'employa en son ouurage, tant<text:line-break/>que ce vouloir luy dura. Ce faict se retire par deuers<text:line-break/>son amy, lequel il meine audict lieu, luy requerant de<text:line-break/>ne parler de pour qu'il ne fust ouy. Ce faict, le bon<text:line-break/>mary se couche en son lict de c(a1)p, ou il repousa quel(-)<text:line-break/>que temps. Ce p(e1)dant son amy besongnoit à ses pie(-)<text:line-break/>ces tres viuement, &amp; de la se retira de paour d'estre<text:line-break/>apperceu de la damoyselle. Sur les troys heures du<text:line-break/>matin le mary retourna au friant lict d'amourettes,<text:line-break/><text:span text:style-name="pb">[f. c4r]</text:span><text:line-break/>ou il fust iusques au soleilleué. Et comme il se voul<text:line-break/>loit leuer, il regarda sa compagnie, &amp; apperceut que<text:line-break/>c'estoit sa femme qu'il auoit tant lassée, dont il se es<text:line-break/>bahyt fort, si congneut son offense, &amp; requist prom<text:line-break/>ptement pardon, luy promettant n(o1) iamais venir c(o1)<text:line-break/>tre la loy de mariage, requerant oultre pour obuier à<text:line-break/>telle occasion, que la damoyselle fust mise hors de sa<text:line-break/>maison. Toutes c(o1)plainctes, requestes, &amp; defenses si<text:line-break/>niées, &amp; loyaulte c(o1)promise entre les parties, se leua<text:line-break/>du lict moult triste ledict cheualier, &amp; se retira par<text:line-break/>deuers son amy, auquel il compta comment il auoit<text:line-break/>esté deceu, le requerant qu'il luy pleust garder l'hon<text:line-break/>neur de sa dame.</text:p>
      <text:h text:style-name="Titre2" text:outline-level="2">(pdm)Du subtil argument que print vn groz<text:line-break/>Milloud d'Angleterre, pour<text:line-break/>changer souuent<text:line-break/>d'amyes.</text:h>
      <text:h text:style-name="Titre3" text:outline-level="3">Nouuelle X.</text:h>
      <text:p text:style-name="P50"><text:span text:style-name="T51">A</text:span>V pays d'Angleterre y eut<text:line-break/>vn noble milloud, riche &amp;<text:line-break/>opulent en biens, lequel en(-)<text:line-break/>tre autres ses seruiteurs a(-)<text:line-break/>uoit en sa grace vn ieune af(-)<text:line-break/>feté, dont il se seruoit au se(-)<text:line-break/>cret de ses aduentures &amp; a(-)<text:line-break/>moureuses rencontres. Ad(-)<text:line-break/>uint que le milloud fut marié à vne treshonneste<text:line-break/><text:span text:style-name="pb">[f. c4v]</text:span><text:line-break/>damoyselle, de laquelle il eut son plaisir par vne espa<text:line-break/>ce de temps. Et commencant à s'ennuyer d'elle, le ra(-)<text:line-break/>compte à son feal messager d'amours, luy requerant<text:line-break/>faire seruice de son estat, pour le resiouyr en autre<text:line-break/>lieu : ce que ledict messager refusa instamment, en re(-)<text:line-break/>mostrant audict milloud qu'il en auoit assez en sa<text:line-break/>maison, sans en querir allieurs. Et pour comman(-)<text:line-break/>demens, prieres, ou mines ne voulut lors obtempe(-)<text:line-break/>rer au milloud, dont ledict milloud fut mal con(-)<text:line-break/><text:soft-page-break/>tent de telles responses. Neantmoins pour l'heure<text:line-break/>n'en feit semblant, si feit r'appeller ce messager, &amp;<text:line-break/>en se rigolant auecques luy, interroga qu'elle estoit<text:line-break/>la viande qu'il aymoit le mieulx : à quoy prompte(-)<text:line-break/>ment resp(o1)dit le messager, que c'estoient pastez d'an<text:line-break/>guilles. Quand le messager se fust retiré à part : le<text:line-break/>milloud feit appeller l'vn de ses maistres d'hostel, &amp;<text:line-break/>leur commanda de ne seruit à la table dudict messa(-)<text:line-break/>ger son feal amy, que des pastez d'anguilles. Ce qui<text:line-break/>fut faict. Le messager apres auoir continué ceste vi(-)<text:line-break/>ande l'espace de cinq ou six iours, il comm(e1)ca à s'en(-)<text:line-break/>nuyer, &amp; fut expres disner à la table des maistres d'ho<text:line-break/>stel, ou l'on apposa deuant luy pareilles viandes de<text:line-break/>pastez d'anguilles &amp; n(o1) autre choses, dont il se cour(-)<text:line-break/>roussa contre lesdictz maistres d'hostel. Si luy fut<text:line-break/>dict qu'estoit faict du vouloir &amp; par le commade(-)<text:line-break/>ment dudict milloud leur maistre &amp; seigneur. A(-)<text:line-break/>donc ledict messager s'ingera de scauoir le motif du<text:line-break/>milloud, auquel ledict messager compta l'afaire.<text:line-break/>A quoy ledict milloud print vn tresgrand plaisir.<text:line-break/>Et dem(a1)da si en tel bref temps il s'estoit lassé de</text:p>
      <text:p text:style-name="p"><text:span text:style-name="pb">[f. c5r]</text:span></text:p>
      <text:p text:style-name="p">m(a1)(-)ger de la viande qu'il aymoit le mieux. A quoy le<text:line-break/>messager respond asseurement oy. Doncques (dit le<text:line-break/>milloud) ne t'esbahys plus si en vn ans ie me suis las(-)<text:line-break/>se de ma femme. Et ie t'asseure de ne ta faire bailler<text:line-break/>autre viande, iusques à ce que tu ayes fait ton office,<text:line-break/>dont ie t'ay requis. A donc ce messager cognoissant<text:line-break/>la raison de son seigneur, fist tant par ses dilig(e1)ces,<text:line-break/>qu'il luy liura &amp; feit iouir de ce que tant de foys il<text:line-break/>auoit desiré. Et par telz moyens fut ledict milloud<text:line-break/>obey sans courroux.</text:p>
      <text:h text:style-name="Titre2" text:outline-level="2">(hedera)D'vn Ialoux qui ne trouua meilleur remede<text:line-break/>faict pour sa maladie, que du diable qui<text:line-break/>estoit soubz les piedz de sainct Michel. Et<text:line-break/>de lapparition d'celuy diable.</text:h>
      <text:h text:style-name="Titre3" text:outline-level="3">(hedera)Nouuelle. XI.</text:h>
      <text:p text:style-name="P52"><text:span text:style-name="T53">E</text:span>N la ville de Paris au mesmes t(e2)ps fut<text:line-break/>vn bourgeoys, lequel imprima en son<text:line-break/>esprit tant de malignes fantasies sur<text:line-break/>lestat &amp; condition de sa femme, qu'il<text:line-break/>en deuint fort vmbrageux. Au moyen<text:line-break/>de quoy souuent se retiroit aux eglises, pour reque(-)<text:line-break/>rir dieu &amp; ses sainctz en son secours, &amp; plus (comme<text:line-break/>on l'estimoit) pour diuertir sa femme de foruoier,<text:line-break/>que pour l'inspirer soymesmes &amp; retirer des ses folles<text:line-break/>follies. Et continua tant de fois, qu'il ne seroit pos(-)<text:line-break/>sible racompter, requerant chascun iour vn nou(-)<text:line-break/><text:soft-page-break/>ueau sainct, il veoit l'ymage en l'glise, &amp; luy offrant<text:line-break/><text:span text:style-name="pb">[f. c5v]</text:span><text:line-break/>vne chandelle ardente. Vn iour il s'adressa deuant<text:line-break/>l'ymage sainct Michel ou il feit longues prieres, &amp;<text:line-break/>ses offrandes acccustumées. Estant en telle oraison,<text:line-break/>il pourpensa d'vn courage en triste, que s'il bailloit vne<text:line-break/>chandelle à l'ymage qui estoit soubz les piedz du(-)<text:line-break/>dict sainct Michel, que à l'aduenture il pourroit a(-)<text:line-break/>uoir secours, puys qu'autrem(e2)t il n'estoit exaulsé de<text:line-break/>son bon ange. Si achapta vne poignée de chandelles :<text:line-break/>&amp; feit offrandes d'icelles à ceste ymage. Et adiousta<text:line-break/>aucune foy que ce diable luy reueleroit la verité de<text:line-break/>de s'a pensée. Et en telle opinion la nuict venue s'al(-)<text:line-break/>la coucher auecques sa femme. Si f(e1)gea que ce dia(-)<text:line-break/>ble s'estoit apparu à luy, &amp; l'auoit très bien reconfor<text:line-break/>té en ses tribulations, &amp; luy auoit reuele que sa fem(-)<text:line-break/>me estoit preud &amp; sage femme, de laquelle il ne luy<text:line-break/>conuenoit doubter, &amp; si n'en seroit iamais vmbra(-)<text:line-break/>geux, si que de ce luy auoit mis vn anneau à s(o1) doig.<text:line-break/>Le pauure sot s'esueilla en sursault de ceste nouuelle<text:line-break/>Et bien ioyeux (cuidant ces apparitions estre veri(-)<text:line-break/>tables) cherche son anneau en ses doigz, au lieu du(-)<text:line-break/>quel truue l'vn d'ceulx dedans le cul de sa femme<text:line-break/>dont il fut fort esmerueillé. Neantmoins il eut de(-)<text:line-break/>puys telle fantasie du songe qu'il fut remis en son<text:line-break/>premier &amp; meilleur iugement.</text:p>
      <text:h text:style-name="Titre2" text:outline-level="2">(hedera)Facetieuse demande d'vn paisant à vn ieu(-)<text:line-break/>ne marchant, visitant les orifices du penil<text:line-break/>de sa femme.</text:h>
      <text:h text:style-name="Titre3" text:outline-level="3">Nouuelle, XII.</text:h>
      <text:p text:style-name="P54"><text:span text:style-name="pb">[f. c6r]</text:span></text:p>
      <text:p text:style-name="P55"><text:span text:style-name="T56">A</text:span>V pays d'Orleans enuiron ledict temps<text:line-break/>fut vn ieune marchant, lequel portoit<text:line-break/>si grand'affection à sa nouuelle femme,<text:line-break/>qu'il ne la pouoit laisser ne nuict ne<text:line-break/>iour : duquel aussi elle se tenoit tant c(o1)<text:line-break/>tente, pour la grand'execution qu'il faisoit au ieu<text:line-break/>d'aymer, que rien plus. Si aduisent vne iournee d'al(-)<text:line-break/>ler prendre l'air en la forest du pays, &amp; illec eulx res(-)<text:line-break/>iouir : ce qui fut faict amoureusement. Or aduint ce<text:line-break/>iour mesmes, qu'vn paisant des villages circonuoi(-)<text:line-break/>sins auoit esgaré vne ieune Thaure : et pour craincte<text:line-break/>qu'il auoit qu'elle ne peust retourner, &amp; fust perdue,<text:line-break/>choisist vn chesne d'icelle forest le plus hault qu'il<text:line-break/>veoit, &amp; si brancha, pour veoir de plus loing sa thau<text:line-break/>re. De fortune ces bonnes parties s'allerent reposer<text:line-break/>soubz ledict chesne, pour eulx esbatre &amp; resiouir à<text:line-break/>leur ayse. Le march(a1) peut soucié, se meit en belle che<text:line-break/><text:soft-page-break/>mise, &amp; la dame despouilla sa robbe pour mieux fai(-)<text:line-break/>re leurs ouurages. Et pour plus ample deduict, le<text:line-break/>marchant voulut desnuer sa femme, &amp; luy visiter ses<text:line-break/>belles cuysses, son petit v(e1)tre, &amp; le reliqua, nonob(-)<text:line-break/>st(a1)t petites reu(e1)ges &amp; empeschem(e1)s que s'efforsoit y<text:line-break/>faire ladicte femme. Doncques le mary c(o1)templant<text:line-break/>le secret de nature, cryoit à haulte voix par admira(-)<text:line-break/>tions qu'il veoit beaucoup de choses, denommant<text:line-break/>plusieurs villages des enuirons. A lors le paisant c(o1)(-)<text:line-break/>menca à parler, &amp; requist ce marchant de luy reue(-)<text:line-break/>ler s'il veoit point sa thaure qu'il auoit esgarée. Et ie<text:line-break/>croy (dist il) qu'elle est pres de vous : car il me semble<text:line-break/>que i'en appercoys du poil, voiant le poil du penil<text:line-break/><text:s/>[f. c6v]de la ieune femme. A ces propos furent tellement<text:line-break/>estonnez ces pauures ieunes gens, qu'ilz s'enfouyr(e1)t<text:line-break/>roidement, sans aduiser derriere, delaissans leurs ha(-)<text:line-break/>bitz. Et cuidant que ce fussent espritz fantastiques.</text:p>
      <text:h text:style-name="Titre2" text:outline-level="2">(hedera)D'vn clerc amoureux de sa maistresse, qui<text:line-break/>pour mieux en iouir par subtilz moyens, se<text:line-break/>feit garde d'celle par le vouloir de son mai(-)<text:line-break/>stre.</text:h>
      <text:h text:style-name="Titre3" text:outline-level="3">Nouuelle. XIII.</text:h>
      <text:p text:style-name="P57"><text:span text:style-name="T58">E</text:span>N la ville de Londres au mesmes temps<text:line-break/>y eut vn ancien procureur de la court<text:line-break/>cu parlement dudict lieu, qui auoit vn<text:line-break/>dierc assez ieune, beau, &amp; gratieux. Du<text:line-break/>quel sa maistresse fut esprinse d'amou(-)<text:line-break/>rettes : Et cherchoit to(us) les iours ladicte dame moy(-)<text:line-break/>ens pour luy donner a cognoistre telle amytié. Le<text:line-break/>ieune clerc voiant les secretes menées de sa maistres(-)<text:line-break/>se, qui estoit belle &amp; ieune, concent de sa part vne pa<text:line-break/>reille amytié, qu'il garda en son cœur assez longue(-)<text:line-break/>ment. Et durant ce temps mettoit toutes diligences<text:line-break/>à luy complaire. Si trouua vn iour l'occasion de de(-)<text:line-break/>uiser longuement auecques elle, &amp; luy reuela son ar(-)<text:line-break/>dent feu d'amours enuers elle, la requerant luy vou(-)<text:line-break/>loit accorder sa requeste. La dame quelque peu h(o1)(-)<text:line-break/>teuse eust ia voulu cela estre accomply. Neantmoins<text:line-break/>pour luy demonstrer qu'elle n'estoit la poursuyu(a1)(-)<text:line-break/>te, feit plusieurs reffuz auecques bonnes rem(o1)stran(-)<text:line-break/>ces : toutesfois en fin de compte elle luy accorda<text:line-break/><text:span text:style-name="pb">[f. c7r]</text:span><text:line-break/>vo(-)luntiers. Et tellement fut l'amoureuse distribution<text:line-break/>entretenue, qu'ilz feirent de deux cueurs vn seul.<text:line-break/>Mais craignoient tousiours que le mary ne s'en ap(-)<text:line-break/>perceust. Quelquefois le ieune clerc s'auisa de sub(-)<text:line-break/>tilz moyens, pour engarder son maistre de ne pren(-)<text:line-break/>dre l'occasion d'eu estre vmbrageux &amp; ialoux de ce<text:line-break/><text:soft-page-break/>faict. Vn iour il se presenta à sondict maistre, luy re(-)<text:line-break/>quer(a1)t qu'il le pleust oyr en son faict, plorant hon(-)<text:line-break/>teusement, a quoy ledict maistre tres uoluntiers vou<text:line-break/>lut prester l'oreille, desirant scauoir le motif de telz<text:line-break/>pleurs. Le clerc subtil commenca a remonstrer les<text:line-break/>longs seruices, loyaultez, &amp; reuerence, qu'il auoit<text:line-break/>tousiours eües enuers son maistre, dont il ne s'esti(-)<text:line-break/>moit lassé, &amp; desiroit tousiours perseuerer en mieux.<text:line-break/>Mais que fortune l'a uoit si mal pourueu, qu'il s'esti(-)<text:line-break/>moit indigne d'estre au monde. Ces parolles rendi(-)<text:line-break/>rent ce maistre si fort ententif, qu'il voulut scauoir<text:line-break/>au long l'inconuenient de son seruiteur. Lequel il<text:line-break/>consola honnestement, &amp; luy donna espoir d'alle(-)<text:line-break/>gence, luy declarant oultre l'amour dont il l'ay moit,<text:line-break/>&amp; qu'il esperoit le faire homme de bien, &amp; le pour(-)<text:line-break/>uoit richement. Le clerc adonc luy dist qu'il estoit<text:line-break/>tant fortuné, que iamais il ne pouoit estre pourueu<text:line-break/>en l'estat de mariage, &amp; que maintenant luy conue(-)<text:line-break/>noit auecques l'ayde de ses bons amys chercher reli(-)<text:line-break/>gi(o1) pour y finir ses iours : Par ce (dist il) qu'il n'estoit<text:line-break/>perfect ne naturel homme. Et en disant telz propos,<text:line-break/>luy exhiba son membre genital auecque la bourset(-)<text:line-break/>te, ou n'aparoissoit riens dedans : car subtilement il<text:line-break/>auoit cachez ded(a1)s le petit v(e1)tre ses deux tesmoings,<text:line-break/><text:span text:style-name="pb">[f. c7v]</text:span></text:p>
      <text:p text:style-name="p">Le bon maistre ignorant la cautelle, eust pitié &amp; gr(a1)<text:line-break/>de compassion de son clerc, considerant la belle pro(-)<text:line-break/>portion de ses membres, &amp; perfecte forme de son vi(-)<text:line-break/>sage, auecques le bon seruice qu'il luy faisoit tous(-)<text:line-break/>iours, si le consola tres doulcement, en luy remon(-)<text:line-break/>strant les dures peines de religion, &amp; pour conclure<text:line-break/>le requist de vouloir vser ses iours à son seruice, ou<text:line-break/>il pourroit meriter autant qu'en religion, auecques<text:line-break/>meilleure recompense. Et par ce que le maistre auoit<text:line-break/>apperceu que le seruiteur luy auoit faict cest h(o1)neur<text:line-break/>(en fiance qu'il auoit) de luy reueler tel secret, par re<text:line-break/>ciproque, aussi luy voulut faire entendre ses pensées<text:line-break/>si luy compta amyablement comme il estoit ia viel,<text:line-break/>&amp; auoit espousé vne ieune femme, qu'il aymoit per(-)<text:line-break/>fectem(e1)t, &amp; pour telle amour il craignoit fort qu'el<text:line-break/>le fust deceüe de quelque mauuaise personne, dont<text:line-break/>il peust estre blasonné : &amp; par tant luy recomm(a1)doit,<text:line-break/>le requerant qu'il print garde sur sa maniere de vi(-)<text:line-break/>ure. A quoy h(u2)blem(e1)t le clerc respondit, que vol(u2)(-)<text:line-break/>tiers il acc(o1)pliroit son madement : toutefoys que cy<text:line-break/>deuant il n'auoit congneu n'apperceu mal en sa mai(-)<text:line-break/>stresse, luy racomptant ses honnestes conuersations<text:line-break/>&amp; occupations, dont le maistre fut tres content. Par<text:line-break/>telles subtilitez ledict mary eust telle fiance en son<text:line-break/>clerc, qu'il luy laissa la garde entiere de sa femme, en<text:line-break/><text:soft-page-break/>sorte que le maistre eust plus tost empr(u2)té le varlet<text:line-break/>de s(o1) voysin pour l'acc(o1)pagner aux champs, à fin de<text:line-break/>laisser ledict clerc en l'hostel, qu'autrement. Et si la<text:line-break/>maistresse vouloit aller aux ch(a1)ps, le clerc luy faisoit<text:line-break/>compagnie par le vouloir expres du maistre, dont<text:line-break/><text:span text:style-name="pb">[f. c8r]</text:span><text:line-break/>tous troys furent tres contens.</text:p>
      <text:h text:style-name="Titre2" text:outline-level="2">(pdm)D'vn supersticieux medecin qui ne vou(-)<text:line-break/>loit rire auecques sa femme, sinon quant<text:line-break/>il pleuuoit, &amp; de la bonne fortune<text:line-break/>de ladicte femme apres<text:line-break/>son trespas.</text:h>
      <text:h text:style-name="Titre3" text:outline-level="3">Nouuelle XIIII.</text:h>
      <text:p text:style-name="P59"><text:span text:style-name="T60">E</text:span>N ceste ville le Paris est recente(-)<text:line-break/>m(e1)t aduenu qu'vn medecin se son(-)<text:line-break/>da tellem(e1)t en raisons supersticieu<text:line-break/>ses, iuxte la quinte essence qu'il<text:line-break/>estimoit par astrologie que rire &amp;<text:line-break/>pr(e1)dre le desduit auecques sa fem<text:line-break/>me en temps sec, luy fut tres con(-)<text:line-break/>traire, &amp; pour ce il s'en abstenoit totalement, &amp; en<text:line-break/>cores quant il veoit le temps humide obseruoit il le<text:line-break/>cours de la lune, ce qu'il ne plaisoit gueres à sa fem<text:line-break/>me, laquelle souuent le requeroit du desduict, &amp; par<text:line-break/>necessité qu'elle auoit ce efforcoit à le faire ioindre,<text:line-break/>mais elle ne gaignoit gueres, &amp; pour toute resoluti(o1)<text:line-break/>il luy donnoit à entendre que le temps n'estoit dis(-)<text:line-break/>posé, &amp; que telle chose luy seroit plus nuysible qu'à<text:line-break/>son profict, &amp; ainsi rapesoit sa pauure femme à ri(e1)s<text:line-break/>ne faire. Aduint que familiairement la medecine c(o1)<text:line-break/>pta son affaire à vne sienne voysine, laquelle luy con<text:line-break/>seilla qu'incontin(e1)t qu'elle seroit couchée elle feist<text:line-break/>porter troys ou quatre seaulx d'eaue en son grenier<text:line-break/>&amp; les feit verser en vn bassin de plomb qui estoit iux<text:line-break/>te la fenestre dudict grenier, &amp; seruoit à recepuoir<text:line-break/><text:span text:style-name="pb">[f. c8v]</text:span><text:line-break/>les eaux des esgoutz de la pluye, pour la faire distiller<text:line-break/>par vn tuyau ou canail de plomb, iusques au bas de<text:line-break/>la court, ainsi que lon a accoustumé faire aux bon(-)<text:line-break/>nes maisons. Et dit la voysine qu'incontinent qu'el<text:line-break/>le oyroit le bruict de ladicte eaue qu'elle en aduer(-)<text:line-break/>tist son mary, ce que la bonne dame medecine feit<text:line-break/>tres voluntiers'&amp; combien que la iournée eust esté<text:line-break/>chaulde &amp; seiche : neantmoins elle executa son en(-)<text:line-break/>treprinse. Et quant tous deux fur(e1)t couchez en leur<text:line-break/>lict la chambriere instruicte, laisse peu à peu decoul(-)<text:line-break/>ler l'eaue par ledict canail, ce qui rendoit bruict, au(-)<text:line-break/>quel la dame esueilla son medecin &amp; le couuia a fai(-)<text:line-break/><text:soft-page-break/>re le desduict, ce que le medecin executa à son pou(-)<text:line-break/>uoir, non toutefoys qu'il ne fust esbahy comment<text:line-break/>le temps estoit si toft changé. La dame continua par<text:line-break/>aucuns iours à telle subtilité, dont elle se trouua bi(e1)<text:line-break/>ayse. Depuis aduint que le medecin mourut, &amp; pour<text:line-break/>ce que la dicte dame estoit vne tres belle femme, ieu(-)<text:line-break/>ne, &amp; riche, plusieurs la demandoyent en mariage :<text:line-break/>mais oncques ne voulut accorder à aucun tant riche<text:line-break/>fut il qu'elle n'eust parlé à luy, demedecinselle n'eust<text:line-break/>plus cure, &amp; demandoit aux autres s'ilz se congnois<text:line-break/>soyent aux estoilles, &amp; à la lune, &amp; plusieurs d'iceulx<text:line-break/>ignorans du faict luy respondoyent qu'ilz en auoy(e1)t<text:line-break/>fort bien apris tout ce qu'il en failloit scauoir, les(-)<text:line-break/>quelz pour ce elle esconduisoit. Aduint qu'vn bon<text:line-break/>compaignon assez lourdault, luy demanda s'elle le<text:line-break/>vouloit pour mary, &amp; ainsi qu'ilz deuisoient ioyeu<text:line-break/>sement elle l'interroga s'il se congnoissoit aux estoil<text:line-break/>les, lequel feist responce qu'il ne se cognoissoit ne<text:line-break/><text:span text:style-name="pb">[f. d1r]</text:span><text:line-break/>au soleil ne aux estoilles, ne à la lune &amp; ne scauoit<text:line-break/>quant il se failloit aller couché, sinon quant il ne<text:line-break/>veoit plus goutte. Ceste parolle pleust à la dame &amp;<text:line-break/>pour ce elle le print à mary, dont elle fut tres bien<text:line-break/>labourée &amp; à profict, &amp; se venta depuis qu'elle a(-)<text:line-break/>uoit trop de ce qu'elle auoit eu de trop peu au par(-)<text:line-break/>auant.</text:p>
      <text:h text:style-name="Titre2" text:outline-level="2">(pdm)D'vn baudroyeur qui tapiss a la chambre<text:line-break/>de sa femme accouchée, de ses cuirs<text:line-break/>&amp; du motif d'icelluy.</text:h>
      <text:h text:style-name="Titre3" text:outline-level="3">Nouuelle XV.</text:h>
      <text:p text:style-name="P61"><text:span text:style-name="T62">P</text:span>Vys nagueres, en la ville de Paris<text:line-break/>fut vn riche baudroyeur, lequel<text:line-break/>auroit tousiours employé son ar(-)<text:line-break/>gent, peine, &amp; soucy, à faire son<text:line-break/>estat dont il viuoit bien aisément<text:line-break/>posposant toutes curieuses opi(-)<text:line-break/>nions des femmes qui n'estiment vne maison riche<text:line-break/>s'il n'y a meubles en abondance, mesmes vaiselles<text:line-break/>d'or &amp; d'argent &amp; quantité de tapisseries. Aduint<text:line-break/>que la femme dudict baudroyeur d'vn enfant accou<text:line-break/>cha, &amp; pour ce que la bonne coustume est au pays<text:line-break/>que les femmes parentes, amyes, &amp; voysines, vont<text:line-break/>veoir la couchée, &amp; pour les recepuoir lon ait ac(-)<text:line-break/>coustumé de parer la ch(a1)bre des plus belles couuer<text:line-break/>tures &amp; tapisseries que lon puisse auoir. La bonne<text:line-break/>accouchée employa ses amys, &amp; d'iceulx emprunta<text:line-break/><text:span text:style-name="pb">[f. d1v]</text:span><text:line-break/>plusieurs &amp; diuerses pieces de tapisseries, dont elle<text:line-break/><text:soft-page-break/>para tres bien sa chambre, &amp; ainsi c(o1)me lesdictes pa(-)<text:line-break/>rentes, amyes, &amp; voysines estoyent illec, visitoyent les<text:line-break/>dictes tapisseries. Le bon baudroyeur entra en la ch(a1)<text:line-break/>bre &amp; veit que les vnes disoyent aux autres que telle<text:line-break/>tapisserie estoit sienne &amp; l'estimoit plus que celle du<text:line-break/>coing, qui estoit à vne telle voysine, que la par(e1)te de<text:line-break/>la couchée auoit presté ceste la, la voysine celle du<text:line-break/>costé de l'huys, &amp; consequemment dechifroyent les<text:line-break/>vnes apres les autres toutes les proprietaresses d'icel<text:line-break/>les tapisseries, dont le baudroyeur fut mal content<text:line-break/>&amp; sans replicque sort hors d'icelle chambre, &amp; le len<text:line-break/>demain matin destendit toutes les tapisseries de ladi<text:line-break/>cte chambre &amp; les renuoya ou lon les auoit emprun<text:line-break/>têes au lieu les quelles il arrangea tous les plus gr(a1)dz<text:line-break/>&amp; plantureux cuirs qu'il auoit baudroyez à luy ap(-)<text:line-break/>pertenans, &amp; quant les bonnes dames parentes fur(e1)t<text:line-break/>arriuéez en la chambre &amp; eurent apperceu ses cuirs<text:line-break/>ainsi estenduz qui donnoy(e1)t en la chambre vne tres<text:line-break/>infaictes odeur de gresses, ilz se esmeurent toutes, &amp;<text:line-break/>vouloyent ent(e1)dre la cause de ce faict, cuydans qu'il<text:line-break/>despleust audict baudroyeur qu'ilz acc(o1)pagnassent<text:line-break/>ladicte accouché sa femme, &amp; quant le baudroyeur<text:line-break/>fut arriué il leur dict, vrayem(e1)t mes dames i'ay faict<text:line-break/>destendre voz tapisseries qui me faisoyent plus de<text:line-break/>honte que d'honneur, &amp; en leur lieu i'ay faict atta(-)<text:line-break/>cher celles que voyez maintenant, qui me honorent<text:line-break/>&amp; me rendent groz profict qui est plus à estimer : car<text:line-break/>les vostres vous coustent gros deniers de premier a(-)<text:line-break/>chapt &amp; n'en retirez voz pieces à la fin, celles cy<text:line-break/><text:span text:style-name="pb">[f. d2r]</text:span><text:line-break/>me(-)coustent peu, &amp; en puys retirer le quadruple, pour la<text:line-break/>moins. Ainsi donna à entendre que le profict estoit<text:line-break/>plus à estimer que l'honneur.</text:p>
      <text:h text:style-name="Titre2" text:outline-level="2">(hedera)D'vn escollier qui donna sa robbe à vne<text:line-break/>ieune apothicaresse d'Orleans pour<text:line-break/>iouir de son amytié, &amp; comment<text:line-break/>il eust sa robbe.</text:h>
      <text:h text:style-name="Titre3" text:outline-level="3">Nouuelle XVI.</text:h>
      <text:p text:style-name="P63"><text:span text:style-name="T64">P</text:span>Eu au parauant ce compte, aduint<text:line-break/>à Orleans qu'vn ieune escollier s'a(-)<text:line-break/>moura d'vne belle &amp; brune apothi<text:line-break/>caresse de la ville, laquelle plusieurs<text:line-break/>foys il solicita de luy faire iouir du<text:line-break/>fruict de son amytié, a quoy la da(-)<text:line-break/>me resistoit fermement, &amp; nonob(-)<text:line-break/>stant plusieurs promesses qui luy faisoit elle ne vou<text:line-break/>lut condescendre. Vn iour aduint que ledict mign(o1)<text:line-break/>s'adressa a elle, &amp; instamment la requeroit, luy don(-)<text:line-break/><text:soft-page-break/>nant à entendre qu'il estoit mort s'elle n'en auoit pi<text:line-break/>tié, &amp; comme la dame defendoit &amp; remetoit le pau(-)<text:line-break/>ure trancy en autres propos, il entendit les plainctes<text:line-break/>qu'elle faisoit contre son mary, qui ne luy vouloit fai<text:line-break/>re liurer du drap pour luy faire vne robbe. Ad(o1)c dict<text:line-break/>il, madame ie fuys en la plus extraime peine ou<text:line-break/>iamais ie pourroys estre si de moy n'auez pitiê,<text:line-break/>pour ceie vous donneray ma robbe pour vous fai(-)<text:line-break/>re la robbe que vous demandez, &amp; maintenant<text:line-break/><text:span text:style-name="pb">[f. d2v]</text:span><text:line-break/>que l'occasion est preste, me faictes iouir du poinct<text:line-break/>tant desiré. Alors la dame auaricieuse s'y accorde, &amp;<text:line-break/>premier enferme la robbe du mignon en son coffre,<text:line-break/>puis endure l'amoureuse accollée, &amp; quant l'escol(-)<text:line-break/>lier eust faict il s'en va en chausses &amp; pourpoinct, &amp;<text:line-break/>passe par la bouticque ou il prend vn petit mortier<text:line-break/>&amp; pill(o1) qu'il trouua sur le c(o1)ptoir, &amp; à troys saultz<text:line-break/>&amp; vn pas il fut en son hostel qui estoit pres d'illec.<text:line-break/>Quant il fut vn peu refroidy, consider(a1)t qu'il estroit<text:line-break/>sans robbe il s'aduisa d'attendre que le mary de la<text:line-break/>bonne femme fut de retour, auquel il debuoit dem(a1)<text:line-break/>der sa robbe, &amp; quant il apperceut ledict mary, &amp; en<text:line-break/>l'absence de la dame il r'aporta ledict mortier &amp; pil<text:line-break/>lon, &amp; le presenta au mary, luy disant que sa femme<text:line-break/>luy auoit presté son mortier, à laquelle il auoit de(-)<text:line-break/>laissé sa robbe en gaige, qu'elle auoit enfermée à vn<text:line-break/>tel coffre de sa chambre. A donc le mary qui auoit<text:line-break/>vne pareille clef du coffre, feit ouuerture d'icelluy,<text:line-break/>&amp; sans contredict luy rend sa robbe. Ainsi fut la da<text:line-break/>me destituée de sa proye, &amp; l'escollier resuestu de sa<text:line-break/>robbe sans infamie de l'vne ou aultre des parties.</text:p>
      <text:h text:style-name="Titre2" text:outline-level="2">(pdm)D'vn seigneur de Thurin qui gue(-)<text:line-break/>rist sa femme d'vne griefue ma(-)<text:line-break/>ladie de courte allaine<text:line-break/>pour auoir faict vn en(-)<text:line-break/>fant à sacham(-)<text:line-break/>briere.</text:h>
      <text:h text:style-name="Titre3" text:outline-level="3">Nouuelle XVII.</text:h>
      <text:p text:style-name="p"><text:span text:style-name="pb">[f. d3r]</text:span></text:p>
      <text:p text:style-name="P65"><text:span text:style-name="T66">A</text:span>V pays de Thurin au mesmes temps,<text:line-break/>fut vn noble seigneur, lequel auoit es(-)<text:line-break/>pousé vne bonne &amp; saige damoyselle,<text:line-break/>qui estoit fort maladiue d'vne courte<text:line-break/>allaine, &amp; aduenoit qu'elle enduroit<text:line-break/>telles passions, la nuict principallement qui luy con<text:line-break/>uenoit auoir chambre &amp; couché à part. Or estoit le<text:line-break/>bon seigneur homme de bonne grace prompt aux ar<text:line-break/>mes, &amp; combat des dames, dont il enduroit quelque<text:line-break/><text:soft-page-break/>temps patiemment, pour la bonne amytié qu'il por(-)<text:line-break/>toit à sa dame. Vn iour aduint qu'est(a1)t couché seul<text:line-break/>en son lict, &amp; qu'en vne autre couchette lon auoit<text:line-break/>faict couché vne belle &amp; ieune chambriere, pour le<text:line-break/>secourir en necessité ou danger de maladie, il se leua<text:line-break/>de son lict, &amp; par petitz moyens ioyeux il obteint<text:line-break/>iouissance de son desir, &amp; tant continua sans contre<text:line-break/>dict, qu'il rendit la bonne fille grosse d'vn enfant.<text:line-break/>Toutefoys auoit en soy ceste ruse, que la tenant le<text:line-break/>matin embrassée &amp; l'appelloit si haultement qu'il<text:line-break/>esueilloit sa femme qui estoit en l'autre ch(a1)bre qui<text:line-break/>souuent reprenoit cette chambriere de son trop l(o1)g<text:line-break/>dormir sans mal penser. Aduint que le mal ne ce<text:line-break/>peult plus celer, &amp; apperceut la damoyselle que sa<text:line-break/>chambriere estoit grosse, se cuyde doubter que c'e(-)<text:line-break/>stoit du faict de son mary. A donc appella son mary,<text:line-break/>&amp; le supplia fort humblement de luy dire verité de<text:line-break/>tel faict, &amp; luy promeict lors de faire nourrir l'enf(a1)t,<text:line-break/>aussi qu'elle ne seroit iamais malade, &amp; le mary luy<text:line-break/>remonstra doulcement qu'il estoit homme naturel<text:line-break/>qu'il c'estoit marié pour euiter plus grand mal &amp;<text:line-break/><text:span text:style-name="pb">[f. d3v]</text:span><text:line-break/>offence, toutefoys qu'il ne pouuoit auoir iouissance<text:line-break/>d'elle, à cette cause que tel inconuenient luy estoit<text:line-break/>aduenu. A donc la damoyselle cognoissant sa faulte<text:line-break/>s'esuertua, &amp; par moyens feit tant qu'en brief elle<text:line-break/>recouura santé, &amp; oncques puis ne voulut abandon<text:line-break/>ner son mary, feit faire la couche de sa chambriere<text:line-break/>&amp; encores de present nourrit l'enfant, qui est vn mi(-)<text:line-break/>gnon grand &amp; fort comme son pere.</text:p>
      <text:h text:style-name="Titre2" text:outline-level="2">Comment vn prothenotaire executa le deb(-)<text:line-break/>noir d'amours, auecques vne ieune<text:line-break/>femme d'vn marchant drap(-)<text:line-break/>pier, &amp; de l'issue de<text:line-break/>ladicte execu(-)<text:line-break/>tion.</text:h>
      <text:h text:style-name="Titre3" text:outline-level="3">Nouuelle XVIII.</text:h>
      <text:p text:style-name="P67"><text:span text:style-name="T68">P</text:span>Vys peu de temps en ca est aduenu<text:line-break/>q'vn bon Seigneur Protheno(-)<text:line-break/>taire, fut fort esprins de l'amour<text:line-break/>d'vne ieune belle dame qui estoit<text:line-break/>femme d'vn riche marchant drap(-)<text:line-break/>pier de ceste ville de Paris, &amp; tant<text:line-break/>feit par menéez &amp; longues pour(-)<text:line-break/>faictes qu'vn iour estre il obteint grace &amp; bonne<text:line-break/><text:span text:style-name="pb">[f.d4r]</text:span><text:line-break/>assignation de la dame, &amp; ainsi qu'ilz estoyent au<text:line-break/>lieu destiné ensemble, &amp; ce pourmenoyent par le<text:line-break/><text:soft-page-break/>iardin, &amp; se delibererent illec prendre leurs desduict<text:line-break/>&amp; plaisir. A donc le bon prothenotaire ce meict en<text:line-break/>debuoir de detacher les esguillettes de ses chausses,<text:line-break/>&amp; quant il eut tout detaché ses esguillettes fors<text:line-break/>l'esguillette principalle de la braguette, laquelle il<text:line-break/>trouua si fort nouêe qu'il n'auoit moyen de la des(-)<text:line-break/>nouer, il commenca à se plaindre &amp; despiter en soy<text:line-break/>mesmes, groumellant entre ses dens pour l'ennuict<text:line-break/>qu'il recepuoir &amp; qu'il luy tardoit voyant la da(-)<text:line-break/>me prosternée sur l'herbe preste à recepuoir le com(-)<text:line-break/>bat, &amp; lors la dame se reliesue &amp; luy bailla l'vn de<text:line-break/>ses cousteaux lequel estoit emmanché d'argent, dont<text:line-break/>il coppa ladicte esguillette, &amp; par tel moyens il iouit<text:line-break/>plainement du fruict tant desirê, sans contredict &amp;<text:line-break/>congnoissance d'aultruy fors d'vn bon compagnon<text:line-break/>qui estoit fort legier d'argent, qui veit tous les mi(-)<text:line-break/>staires des deux parties, lequel troys ou quatre iours<text:line-break/>apres, delibera de recouurer &amp; auoir d'icelluy pro(-)<text:line-break/>thenotaire argent par finesses, &amp; pour premier s'a(-)<text:line-break/>dressa audict prothenotaire &amp; luy dict que la da(-)<text:line-break/>me drappiere se recommandoit bien à luy &amp; qu'el(-)<text:line-break/>le l'auoit enuoyé par deuers luy le suppliant de luy<text:line-break/>prester cinquante escutz pour payer quelque quan(-)<text:line-break/>tité de draps qui luy estoyent suruenuz en l'absen(-)<text:line-break/>ce de son mary &amp; luy promectoit rendre lesdictz<text:line-break/>cinquante escutz, incontinent que sondict ma(-)<text:line-break/>ry seroit de retour &amp; venu de son voyage, aux en(-)<text:line-break/>seignes du petit cousteau, au manche d'argent<text:line-break/><text:span text:style-name="pb">[f. d4v]</text:span><text:line-break/>qui coppa l'esguillette. Quant le prothenotaire<text:line-break/>eut entendu tel propos &amp; enseignes il fut prompt de<text:line-break/>luy liurer la dicte somme sans plus enquerir. Ain(-)<text:line-break/>si s'en alla ledict mignon garny des deniers, &amp; à l'in(-)<text:line-break/>stant sen va par deuers la drappiere, &amp; luy dict<text:line-break/>que son maistre tel prothenotaire se recomman(-)<text:line-break/>doit à elle, &amp; la prioit de luy enuoyer six aulnes de<text:line-break/>bon drap noir à cent solz l'aulne, &amp; en fiance pour<text:line-break/>vestir vn petit nepueu qu'il auoit, &amp; que en brief il<text:line-break/>luy bailleroit argent, aux enseignes du petit cou(-)<text:line-break/>steau d'argent qui coppa l'esguillette, &amp; la dame<text:line-break/>en pareil oyant telles enseignes ne differa oncques<text:line-break/>de bailler au messagier le drap &amp; du meilleur qu'el(-)<text:line-break/>le eust marqué audict pris. Ainsi le bon vallet s'en<text:line-break/>alla content du seruice, qu'il leur auoit faict d'assi(-)<text:line-break/>ster en leurs secretz d'amourettes. Quelque<text:line-break/>temps apres se rencontrerent les parties en lieu<text:line-break/>propre, &amp; la dame demanda au prothenotaire si<text:line-break/>le drap qu'elle luy auoit enuoyé luy estoit aggrea(-)<text:line-break/>ble, dont le prothenotaire fut esmeu &amp; desniant a(-)<text:line-break/>uoir enuoyé par deuers elle emprunter ledict drap :<text:line-break/><text:soft-page-break/>mais dictilles cinquante escutz que tel iour m'en(-)<text:line-break/>uoyastes emprunter pour payer les draps qui vous<text:line-break/>estoyent suruenuz en l'absence de vostre mary,<text:line-break/>estoyent ilz bons &amp; de poix, certes dict elle ie ne scay<text:line-break/>que cest, &amp; ne vous ay enuoyé emprunté icel(-)<text:line-break/>le somme de cinquante escutz, c(o1)ment dit il, si a(-)<text:line-break/>uez, aux enseignes du cousteau d'arg(e1)t qui coppa l'es<text:line-break/>guillette, c'est dit elle l'éseigne que m'auez enuoyée<text:line-break/><text:span text:style-name="pb">[f. d5r]</text:span><text:line-break/>pour auoir le drap. Les parties pour abreger, furent si<text:line-break/>longuem(e1)t en disputes &amp; tellement esprinses de leur<text:line-break/>faict qu'ilz ne sceurent que respondre l'vn à l'autre.<text:line-break/>Toutes foys l'on dict que le prothenotaire à vouloir<text:line-break/>d'en faire poursuytes contre la dame &amp; la dame pour<text:line-break/>son debt, contre le prothenotaire, ie m'en rapporte(-)<text:line-break/>ray aux iuges, sur ce faict.</text:p>
      <text:h text:style-name="Titre2" text:outline-level="2">(hedera)De la subtilité d'vn hermite, pour iouyr de<text:line-break/>l'amour d'vne ieune fille.</text:h>
      <text:h text:style-name="Titre3" text:outline-level="3">Nouuelle XIX.</text:h>
      <text:p text:style-name="P69"><text:span text:style-name="T70">A</text:span>V pays de la haulte Bourg(o1)gne pres<text:line-break/>la riuiere d'ousche, regnoit audict<text:line-break/>temps vn hermite, qui estoit fort e(-)<text:line-break/>stimé pour la saincte &amp; austere vie<text:line-break/>qu'il menoit en son hermitage, c(o1)(-)<text:line-break/>me il en faisoit le semblant. A duint<text:line-break/>qu'il fut esprint de l'amour d'vne belle &amp; ieune fille,<text:line-break/>qui souuent visitoit son oratoire, en accompaignant<text:line-break/>sa mere tres deuote. Et subtilement seul trouua<text:line-break/>moyens pour en iouyr à son desir. A donc ques choy(-)<text:line-break/>sist vne nuict fort obscure : &amp; sur le mynuict s'en al(-)<text:line-break/>la vers la maison de la femme deuote, parce qu'elle<text:line-break/>luy donnoit souuent l'aulmosne. Et à l'endroit du<text:line-break/>cheuet du lict feit vn petit pertuys, &amp; y passa subti(-)<text:line-break/>lement vn baston creux qu'il auoit porté expres : &amp;<text:line-break/>respondoit iustement sur le chef deladicte deuote :<text:line-break/>puis par iceluy appella ladicte deuote par son nom à<text:line-break/><text:span text:style-name="pb">[f. d5v]</text:span><text:line-break/>voix subtilisée &amp; faincte, luy signifi(a1)t qu'il estoit an(-)<text:line-break/>ge de dieu, enuoyé à elle, pour luy denoncer que<text:line-break/>son sainct vouloir estoit que de sa posterité sust en(-)<text:line-break/>gendre vng filz qui seroit pape et dominateur sur les<text:line-break/>chrestiens &amp; reformeroit l'eglise. A ceste fin luy com<text:line-break/>manda de par le createur quelle menast sa fille par<text:line-break/>deuers le sainct hermite pour accomplir la volunté<text:line-break/>diuine. Ces parolles furent bien entendues par la de(-)<text:line-break/>uote qui loüa dieu de ces nouuelles Et le lendemain<text:line-break/>la deuote conta la nouuelle à sa fille qui accorda au<text:line-break/>vouloir de sa mere. A donc la mena en l'hermitage,<text:line-break/><text:soft-page-break/>pour acc(o1)plir le vouloir diuin, ou ilz trouuer(e1)t le de(-)<text:line-break/>uotieux hermite à genoulx, faignant estre en c(o1)tem(-)<text:line-break/>plation grande. Auquel la deuote recita la nouuelle<text:line-break/>de l'ange au long, non sans gr(a1)dz pleurs de ioye de la<text:line-break/>part desdictes dames, dont l'hermite à voix h(u1)ble &amp;<text:line-break/>mains ioinctes inclinant les yeulx en bas, puis les esle(-)<text:line-break/>uant par admiration hypocrite, c(o1)soloit les pauures<text:line-break/>femmes, leurs disant c(o1)me l'esprit malin se pouuoit<text:line-break/>transmuer en ange de lumiere, pour deceuoit elle, sa<text:line-break/>fille, &amp; luy mesmes, qui auoit faict veu de chasteté &amp;<text:line-break/>b(o1)ne continence. Si conclud que pour auoir la veri(-)<text:line-break/>té plus assurée, il leur conuenoit se preparer à prier<text:line-break/>dieu, à fin qu'il luy plust leur reueller son secret : non<text:line-break/>toutes foys que l'hermite eust vouloir de repugner à<text:line-break/>la saincte voix de dieu. Ces parolles finées, la nuict ve<text:line-break/>nue, l'hermite retourna &amp; fist c(o1)meau parau(a1)t, que<text:line-break/>la deuote entendit parfaictem(e1)t. Et le lendemain re(-)<text:line-break/>tourner(e1)t lesdictes femmes en telle deuotion par de(-)<text:line-break/>mers ledict hermite, qu'ilz trouuerent en pareille<text:line-break/><text:span text:style-name="pb">[f. d6r]</text:span><text:line-break/>de(-)notion : &amp; luy feirent le recit desdictes nouuelles. Si<text:line-break/>leur dist l'hermite qu'elles retournassent pour ouyr<text:line-break/>si l'ange perfeuereroit pour la.iii. foys, ce quilz fir(e1)t.<text:line-break/>Et en la nuict retourna l'hermite, &amp; enioingnit à la<text:line-break/>deuote d'en aduertir l'hermite, quepour le refus qu'il<text:line-break/>en feroit, il auroit d(a1)nation perpetuelle. Ces parolles<text:line-break/>fur(e1) ent(e1)dues des pauures femmes. Et le iour venu<text:line-break/>s'en retourner(e1)t par deuers l'hermite, auquel declai(-)<text:line-break/>rer(e1)t la peine pour le refus qu'il en feroit. Si feit l'her<text:line-break/>mite gr(a1)des admirations, &amp; mena lesdictes f(e1)mes en<text:line-break/>son oratoire, ou il se despouilla &amp; print vn foü et, &amp;<text:line-break/>se frap(a1)t cryoit misericorde à dieu, se iectoit c(o1)tre la<text:line-break/>terre, &amp; la baissoit puis se frappoit la poictrine, en si(-)<text:line-break/>gne de c(o1)trition, dont il feit fort plorer les f(e1)mes, &amp;<text:line-break/>les c(o1)feit par telles mines en deuoti(o1), toutes ces cho(-)<text:line-break/>ses acc(o1)plies, ledict hermite se leua, &amp; s'approcha de<text:line-break/>la fille laquelle il baisa, marmot(a1)t &amp; faisant signes de<text:line-break/>la croix, puis la mena en sa ch(a1)bre &amp; coucha auec el(-)<text:line-break/>le si souu(e1)t tant en l'hermitage qu'en la maison de la<text:line-break/>deuote que la fille fut enceinte. Les voysines cognois<text:line-break/>santes telles grossesses, en aduertir(e1)t la deoute, crai(-)<text:line-break/>gn(a1)t qu'elle ne sceust pas l'aiffaire, ausquelles la deuo<text:line-break/>te rac(o1)pta l'histoire des b(o1)nes appariti(o1), que l'ange<text:line-break/>luy auoit faictes par trois foys, qui luy reuela que de<text:line-break/>sa fille par le ministre &amp; oeuures naturelles de l'her(-)<text:line-break/>mite deuoit estre engendrê vn pape, qui extirperoit<text:line-break/>toutes oeuures du monde. Cela fut diuulgué par la<text:line-break/>parroisse. Et le iour venu de l'enfantement fut trou(-)<text:line-break/>uée vne fille fort layde, dont l'hermite fut aduerty, le<text:line-break/><text:soft-page-break/>quel s'en fuit en autre pays, &amp; les f(e1)mes si fort ennuy(-)<text:line-break/>ez que finablem(e1)t c(o1)ceur(e1)t la mort.</text:p>
      <text:p text:style-name="p"><text:span text:style-name="pb">[f. d6v]</text:span></text:p>
      <text:h text:style-name="Titre2" text:outline-level="2">(hedera)De la plaisante resp(o1)ce que feit vn escuyer<text:line-break/>à vn prince accomparant sa seur au naturel<text:line-break/>de son pere excellent abbateur<text:line-break/>de femmes.</text:h>
      <text:h text:style-name="Titre3" text:outline-level="3">Nouuelle XX.</text:h>
      <text:p text:style-name="P71"><text:span text:style-name="T72">A</text:span>Bloys fut iadis vn gentilhomme fort<text:line-break/>beau &amp; puissant en corsage, lequel en(-)<text:line-break/>tre autres vertuz fut estimé le superla<text:line-break/>tif au combat des femmes. Ce gentil<text:line-break/>homme tant fut excellent lucteur que<text:line-break/>sa femme ne luy pouoit assez fournir à sa dem(a1)de &amp;<text:line-break/>pource elle fut contraincte pr(e1)dre de belles ch(a1)brie(-)<text:line-break/>res &amp; les presenter en son lieu, pour cependant auoir<text:line-break/>repos auecques luy. Mais encores les ch(a1)brieres à pei(-)<text:line-break/>ne y pouuoient elles resister, tant il les secouoit vi(-)<text:line-break/>nemet &amp; au pris qu'il croissoit en aage il se habili(-)<text:line-break/>coit à l'oeure des fesses, en forte que par succession<text:line-break/>de temps les femmes du pays qui estoient mal gar(-)<text:line-break/>nies d'ouuriers y alloient comme l'on faict au tria(-)<text:line-break/>cleur. Et y portoi(e1)t argent pour estre secouées à leur<text:line-break/>plaisir. Ceste ren(o1)mée fut si gr(a1)de par les pays qu'elle<text:line-break/>paruint iusques au prince, lequel pour l'estrange &amp;<text:line-break/>quasi monstreuse chose le voulut veoir &amp; scauoir de<text:line-break/>luy de ce que l'on luy auoit rapporté. A donc l'en(-)<text:line-break/>uoya querir par deux de ses archiers en seureté, mais<text:line-break/>de fortune sept ou huict iours au parauant il estoit<text:line-break/>trespassé &amp; trouua on au logis seulement son filz<text:line-break/>aisné, lequel on mena par deuers ledict prince en<text:line-break/><text:span text:style-name="pb">[f. d7r]</text:span><text:line-break/>ladi(-$)cte seureté. Et qu(a1)d ilz furent arriuez, le prince leur<text:line-break/>demanda s'il estoit si vaill(a1)t au combat comme il en<text:line-break/>auoit le bruict. A lors respondit le ieune escuyer, sire<text:line-break/>ie entendz maintenant l'occasion de vostre mande(-)<text:line-break/>m(e1)t, que l'on ne m'a voulu dire, vray est que deffunct<text:line-break/>mon pere fut si vertueux qu'il ne reboucha oncques<text:line-break/>à quelconques assault que femme luy eust peu don(-)<text:line-break/>ner, car il auoit tousiours matiere pour faire vne dou<text:line-break/>zaine d'enfans. Le iour dont il fut fort loué des fem<text:line-break/>mes encores maintenant plus regretté, vray est que ie<text:line-break/>suis son filz aisné habille à luy succeder, non pas en<text:line-break/>ceste virilité, car sire ie tiens plus du costé de ma me(-)<text:line-break/>re &amp; de son naturel que de mon pere : car quand i'ay<text:line-break/>faict deux ou trois foys par iour i'en suis tout lassé &amp;<text:line-break/>conuient me reposser, euitant toutes importunité de<text:line-break/>fémes. Mais i'ay vne seur puisnée qui tire fort à la na<text:line-break/><text:soft-page-break/>ture &amp; c(o1)plexion de mondict &amp; en ce est sa vraye fil(-)<text:line-break/>le, car tant plus elle est secouêe, tant plus elle est en(-)<text:line-break/>uieuse de recommancer &amp; n'est iamais degoustée<text:line-break/>&amp; croy que sy elle le faisoit c(e1)t foys par iour elle n'en<text:line-break/>seroit encores saoullée. De telle responce le prince se<text:line-break/>contenta &amp; feit payer audict escuyer quelque argent<text:line-break/>pour s'en retourner comme il m'a dict.</text:p>
      <text:h text:style-name="Titre2" text:outline-level="2">D'vn maistre praticien &amp; de son clerc.</text:h>
      <text:h text:style-name="Titre3" text:outline-level="3">Nouuelle. XXI.</text:h>
      <text:p text:style-name="p"><text:span text:style-name="pb">[f. d7v]</text:span></text:p>
      <text:p text:style-name="P73"><text:span text:style-name="T74">E</text:span>N la ville d'orleans il fut vn bon &amp; ho(-)<text:line-break/>neste praticien fascetieux aut(a1)t que l'on<text:line-break/>eust peu r(e1)c(o1)trer. Lequel auoit vn clerc<text:line-break/>fort esueillé &amp; d'vn b(o1) esprit qu'il surn(o1)<text:line-break/>ma finet. Et pource ilz auoi(e1)t tousiours<text:line-break/>quelque maille a departir ensemble ioyeusem(e1)t. Ad(-)<text:line-break/>uint vn iour que le clerc arriua en l'hostel plus tard<text:line-break/>que de coustume &amp; trouua que son maistre estoit au<text:line-break/>meillieu de son soupper. Qu(a1)d le maistre l'eust aper<text:line-break/>ceu il l'appella &amp; le t(e1)ca vn peu de ce qu'il auoit esté<text:line-break/>deffaill(a1)t au seruice de la table &amp; luy c(o1)m(a1)da par pe(-)<text:line-break/>nit(e1)ce qu'il dist benedicite au bout de la table, ce que<text:line-break/>le clerc n'oza refuzer deau(a1)t la c(o1)paignie &amp; quand il<text:line-break/>fut à ces motz benedicat dextera Christi. Alors le<text:line-break/>maistre faign(a1)t estre courroussé le reprint &amp; dist ha<text:line-break/>mesch(a1)t coquin (q1) tu es fol, veulx tuque dieu se taise<text:line-break/>pour toy, tu dis dieu se taira va (dit il) marault va apr(e1)<text:line-break/>dre à mieulx parler deu(a1)t b(o1)ne c(o1)paignie sans c(o1)m(a1)(-)<text:line-break/>der à dieu qu'il se taise, ainsi fut pugny par ceste foys<text:line-break/>le pauure finet. Vn autre foys aduint qu'en soupp(a1)t<text:line-break/>finet s'amusa en la cuisine cepend(a1)t l'vn de la c(o1)pai(-)<text:line-break/>gnie vuyda son verre, ad(o1)c le maistre appella finet &amp;<text:line-break/>luy c(o1)manda d'apporter vne eschelle &amp; la fit mettre<text:line-break/>deu(a1)t les fenestres, puis y fit m(o1)ter le pauure finet s(a1)s<text:line-break/>l'aduertir de ce qu'il auoit entreprins faire, finet ne<text:line-break/>p(e1)ca oncques en mal'il estimoit qu'il c(o1)uint ouurir<text:line-break/>vne des fenestres, ainsi m(o1)ta liberem(e1)t &amp; qu(a1)d il fut<text:line-break/>au plus hault le maistre luy c(o1)manda qu'il regardast<text:line-break/>ce qu'il conuenoit seruir à la table, à lors il aduisa le<text:line-break/>verre vuyde &amp; tout honteux deualle &amp; versa du vin<text:line-break/><text:span text:style-name="pb">[f. d8r]</text:span><text:line-break/>audict verre : vn autrefoys le maistre fit escrire finet<text:line-break/>deu(a1)t luy &amp; enscriu(a1)t il aduisa vn petit bord de ve(-)<text:line-break/>lours sur le poignet dudict finet. En ce t(e1)ps la aussi,<text:line-break/>il n'y auoit que les plus riches qui portassent draps<text:line-break/>de soyes &amp; bordeures de velours, car les estraangiers<text:line-break/>n'auoi(e1)t encores cognoissance ses affaires de Fr(a1)ce,<text:line-break/>don il ne fut content, &amp; pour ce osta son b(o1)net deu(a1)t<text:line-break/>finet &amp; print sa plume le requer(a1)t qu'il luy n(o1)mast &amp;<text:line-break/><text:soft-page-break/>qu'il escriroit par ce que finet estoit deuenu trop ri(-)<text:line-break/>che pers(o1)ne &amp; qu'il ne luy appartenoit faire s(o1) clere<text:line-break/>d'vn qui portoit velours. A lors finet print son gani(-)<text:line-break/>uet &amp; coppa ledict velours sans respondre ou gr(o1)der<text:line-break/>esper(a1)ce d'auoir vn autre iour sa reu(e1)che, ce qu'il feit<text:line-break/>car depuis il aduisa vn petit bort de velours au collet<text:line-break/>du pourpo(o1)t de s(o1) maistre, que sa f(e1)me y auoit couzu<text:line-break/>par honnesteté. Et ainsi que le maistre entra en l'estu(-)<text:line-break/>de pour faire escrire ses clers, finet luy demanda con(-)<text:line-break/>g(e1) &amp; luy dist qu'il s'en vouloit aller &amp; qu'il veoit bié<text:line-break/>qu'il ne pourroit desormais faire son proufit Ieans,<text:line-break/>par ce que son maistre deunoit trop gros seigneur<text:line-break/>&amp; qu'il portoit plus d'estat qu'il na'uoit acoustumé.<text:line-break/>A lors le maistre luy demanda à quoy il veoit l'aug(-)<text:line-break/>mentation d'stat, &amp; dist finet au bord de velours que<text:line-break/>ma maistresse à couzu au collet de vostre pourpoint.<text:line-break/>A lors le maistre estima que finet auoit eu sa reuen(-)<text:line-break/>che &amp; pource à l'instant fit descouldre le velours par<text:line-break/>finet auec son ganiuet &amp; le r'enuoya à sa femme. Et<text:line-break/>ainsi demoura ledict finet tousiours vsant de fines<text:line-break/>responses à son ioyeux &amp; fascetieux maistre.</text:p>
      <text:p text:style-name="p"><text:span text:style-name="pb">[f. d8v]</text:span></text:p>
      <text:h text:style-name="Titre2" text:outline-level="2">De la cautelle d'vn garson d'hostellerie, pour<text:line-break/>estr(a1)ger quelques moynes qui coustumie(-)<text:line-break/>rement logeoient leans.</text:h>
      <text:h text:style-name="Titre3" text:outline-level="3">Nouuelle. XXII.</text:h>
      <text:p text:style-name="P75"><text:span text:style-name="T76">A</text:span>V diocese d,Aniou fut vne b(o1)(-)<text:line-break/>ne femme veufue hostelliere, la(-)<text:line-break/>quelle par bonne deuotion a(-)<text:line-break/>uoit accoustumé loger des cor(-)<text:line-break/>deliers &amp; les traicter selon son<text:line-break/>pouuoir dont vn sien filz en fut<text:line-break/>marry voy(a1)t qu'ilz dependoi(e1)t<text:line-break/>beaucoup du bien de sa mere<text:line-break/>sans espoir de recompence &amp; pource delibera de les<text:line-break/>estranger. A duint que trois ou quatre iours apres,<text:line-break/>deux cordeliers arriuerent leans pour y heberger, aus<text:line-break/>quelz ledict filz ne voulut faire semblant de malueil<text:line-break/>lance de paour d'offenser sa mere. Mais qu(a1)d vn cha(-)<text:line-break/>scun se fust retiré en sa chambre, sur le mynuict ledict<text:line-break/>filz apporta vn ieune veau de trois sepmaines ou vn<text:line-break/>moys en la chambre des freres secrettem(e1)t, sans qu'il<text:line-break/>fust apperceu aucunement. Et quand ce maistre ve(-)<text:line-break/>au sentit qu'il n'auoit sa nourrice pres de luy, il se<text:line-break/>trainnoit par toute la chambre cherchant à repai(-)<text:line-break/>stre &amp; de fortune se mist soubz le lict ou les corde(-)<text:line-break/>liers estoi(e1)t fort endormiz &amp; ainsi comme se paoure<text:line-break/>veau furetoit il renc(o1)tra la teste du plus ieune &amp; no<text:line-break/><text:soft-page-break/>uice, qui estoit pendante du costé de la ruelle du lict<text:line-break/>&amp; ceveau commenca à leicher le paoure moyne qui<text:line-break/><text:span text:style-name="pb">[f. e1r]</text:span><text:line-break/>suoit comme vn pourceau en sorte qu'il l'ecueilla en<text:line-break/>tressault &amp; appella en ayde son copagnon cordelier<text:line-break/>auquel il dict qu'il y auoit des espritz leans qui l'a(-)<text:line-break/>uoyent attouché par le visage, le suppliant de le vou<text:line-break/>loir conforter, &amp; en disant telles parolles il tr(e1)bloit<text:line-break/>si fort qu'il estonna le compagnon, lequel luy com(-)<text:line-break/>manda sur peine d'inobedience de se leuer du lict &amp;<text:line-break/>allumer du feu, ce que le pauure frere refusoit faire,<text:line-break/>craignant l'esprit, toutefoys nonobstant toutes re(-)<text:line-break/>questes qu'il feist, il se leua du lict &amp; se retira vers le<text:line-break/>foyer pour allumer de la chandelle, quant le veau en<text:line-break/>tendit marcher il cuida que fust sa mere &amp; s'appro(-)<text:line-break/>chant meit le museau entre les iambes dudict corde(-)<text:line-break/>lier &amp; empoigna ses dendriles (car les cordeliers sont<text:line-break/>cours vestus par dessoubz leur grande robbe) A d(o1)c<text:line-break/>le pauure cordelier commenca à crier plus hault, mi<text:line-break/>sericorde, &amp; incontinent s'en retourna coucher au<text:line-break/>lict implorant la grace de dieu, disoit ses sept pseaul<text:line-break/>mes &amp; autres oraisons. Ce veau ennuyé de perdre la<text:line-break/>tette de sa nourrice couroit par la chambre, &amp; en fin<text:line-break/>cria vn hault crit de voys argentine (comme pouuez<text:line-break/>supplier dont les moynes furent encores plus eston(-)<text:line-break/>nez, le lendemain deuant les quatres heures le filz re<text:line-break/>tourna aussi secretement qu'il auoit faist au par au(a1)t<text:line-break/>&amp; enuoya son veau, quant les pauures cordeliers fu(-)<text:line-break/>rent leuez, ilz annoncerent à l'hostesse de leans ce<text:line-break/>qu'ilz auoyent oy la nuict &amp; luy donnoyent à enten<text:line-break/>dre que c'estoit vn trespassé qui faisoit leans sa peni<text:line-break/>tence &amp; ainsi decrierent tant ceste hostellerie en le<text:line-break/>racomptant à tous les freres qu'ilz rencontroyent<text:line-break/><text:span text:style-name="pb">[f. e1v]</text:span><text:line-break/>que oncques puis ne logea cordelier ny autre moy(-)<text:line-break/>ne.</text:p>
      <text:h text:style-name="Titre2" text:outline-level="2">(pdm)De la nonne qui refusa le moyne en<text:line-break/>ses amoureuses requestes,<text:line-break/>par ce qu'il auoit<text:line-break/>trop petit<text:line-break/>vistil.</text:h>
      <text:h text:style-name="Titre3" text:outline-level="3">Nouuelle XXIII.</text:h>
      <text:p text:style-name="P77"><text:span text:style-name="T78">E</text:span>N la duché de Braban y a deux<text:line-break/>monasteres tres riches &amp; pro(-)<text:line-break/>chains voysins l'vn de l'autre, dont<text:line-break/>l'vn est de moynes blancz, &amp; l'au(-)<text:line-break/>tres de nonnes (qui audict temps<text:line-break/>n'estoient reformées) &amp; pour la<text:line-break/><text:soft-page-break/>proximité des lieux se visitoient souuent les b(o1)s fre(-)<text:line-break/>res &amp; seurs, tant en processions publicques qu'en se(-)<text:line-break/>crerz diuiz. A duint vn iour que l'vn desdictz moy(-)<text:line-break/>nes inuita l'vne des b(o1)nes seurs au desduict d'amou(-)<text:line-break/>rettes, d(o1)t elle feit gr(a1)d refuz, plus pour le mauuais<text:line-break/>bruict que l'on faisoit du personnage, tresmal enui(-)<text:line-break/>taillé, que pour autre cause : toutfoys apres plu(-)<text:line-break/>sieurs deuiz, ladicte dame accorda au frere son desir,<text:line-break/>foubz condition qu'on la verité se confermeroit à<text:line-break/>la renommêe, qu'il n'obtiendroit, &amp; luy donna<text:line-break/><text:span text:style-name="pb">[f. e2r]</text:span><text:line-break/>l'as(-$)signation à neuf heures du soir, luy disant qu'il hur(-)<text:line-break/>tast à l'huys de son iardin, &amp; qu'apres qu'elle auroit<text:line-break/>manié son benest, pour scauoir la verité, qu'il cou(-)<text:line-break/>cheroit auecques elle &amp; accompliroit son desir, ce<text:line-break/>qui fust compromis. Ce p(e1)dant le pauure amant co(-)<text:line-break/>gnoissant sa portée, craignoit de n'auoir iouissance,<text:line-break/>&amp; à ceste cause s'adressa à vn sien confrere, nommé<text:line-break/>frere Conrad, tres bien emanché. &amp; luy compta tout<text:line-break/>le faict, le requerant pour la pareille qu'il luy pleust<text:line-break/>se transporter auecques luy iusques à la porte du iar<text:line-break/>din de la nonne seulement, pour presenter son bour(-)<text:line-break/>don au lieu du sien, lequel ledict Conrad luy accor(-)<text:line-break/>da. L'heure venue lesdictz moynes hurter(e1)t à la por(-)<text:line-break/>te dudict iardin, &amp; la n(o1)ne ouure, suyu(a1)t sa promes(-)<text:line-break/>se, si voulut ladicte nonne tenir le billouard du lict<text:line-break/>requerant auant que passer oultre, &amp; à fin qu'elle<text:line-break/>ne fust abbusée. A donc le pauure moyene prend la<text:line-break/>main de la nonne, &amp; la guyde iusques au manche du<text:line-break/>frere Conrad, qui estoit roydement tendu. La non(-)<text:line-break/>ne recognoissant le manche, refusa plainem(e1)t ledict<text:line-break/>moyne, &amp; luy dist (ainsi que nature l'incitoit) que la<text:line-break/>queue qu'elle tenoit n'estoit de ce veau, &amp; combien<text:line-break/>qu'elle ne veist clair, si elle qu'elle recognoissoit bi(e1)<text:line-break/>ladicte queüe, qui estoit de frere C(o1)rad, il n'y a n(o1)(-)<text:line-break/>nain ceans (dict elle) qui ne le cognoisse, &amp; ne me de(-)<text:line-break/>ceurez ainsi, ie le cognoys trop, par tant alles que(-)<text:line-break/>rir vostre aduenture ailleurs. Si referma sa<text:line-break/>porte, &amp; renuoya le moy(-)<text:line-break/>ne confuz.<text:line-break/><text:span text:style-name="pb">[f. e1v]</text:span></text:p>
      <text:soft-page-break/>
      <text:h text:style-name="Titre2" text:outline-level="2">(hedera)De la cautelle que feist vne damoyselle<text:line-break/>à son mary pour faire euader son<text:line-break/>amy caché en sa<text:line-break/>chambre.</text:h>
      <text:h text:style-name="Titre3" text:outline-level="3">Nouuelle. XXIIII.</text:h>
      <text:p text:style-name="P79"><text:span text:style-name="T80">A</text:span>V pays d'Artoys en ce mesmes temps<text:line-break/>fut vn gros seigneur, cheualier mono(-)<text:line-break/>cule, lequel auoit espousé vne tres bel(-)<text:line-break/>le &amp; ieune fille, friande à merueilles du<text:line-break/>ieu d'aymer. Aduint quelque temps a(-)<text:line-break/>pres la consommation de son maryage, qu'il fust re<text:line-break/>quis d'aller à l'encontre des Turcs, pour les reduire<text:line-break/>à la foy de Iesuchrist, ou il fust par long temps. Ce<text:line-break/>pendant la damoyselle feist vn amy d'vn ieune gen(-)<text:line-break/>tilhomme, auecques lequel elle se tenoit fort pres, &amp;<text:line-break/>souuent pour compagnie l'auoit pres d'elle couché<text:line-break/>en son lict à grand plaisir, &amp; sans penser aux peines<text:line-break/>que pouuoit auoir son mary en la guerre, lequel a(-)<text:line-break/>pres auoir seruy son temps audict faict, voulut soy<text:line-break/>retirer en son pays, pour visiter sa preude femme. Si<text:line-break/>se disposa &amp; print congé du chef de l'armée, delaisse<text:line-break/>son lieutenant pour luy, &amp; se mest en voye, le gr(a1)d<text:line-break/>desir qu'il auoit de veoir sa femme, le contraingnoit<text:line-break/>de piquer ses cheuaulx. Et tant feist par ses iournées<text:line-break/>qu'il arriua à coucher à cinq ou fix lieues de son<text:line-break/>chasteau, le lendemain long temps deu(a1)t le iour s'en<text:line-break/><text:span text:style-name="pb">[f. e3r]</text:span><text:line-break/>partir du giste auecques ses gens &amp; domestiques, &amp;<text:line-break/>croissant l'affection de veoir sa femme, &amp; la prendre<text:line-break/>encores au lict picqua plus roidement que ses gens :<text:line-break/>&amp; leur commanda qu'ilz veinssent apres, sans gre(-)<text:line-break/>uer leurs cheuaulx. Ce bon cheualier entrant en son<text:line-break/>chasteau ne trouua seulement qu'vne personne qui<text:line-break/>luy teint l'estrier, &amp; print son cheual, incontinent le<text:line-break/>dict cheualier tout ioyeux monta en sa chambre, &amp;<text:line-break/>heurta assez fort de sa houssine qu'il auoit en sa<text:line-break/>main, appellant sa femme qu'elle ouurist l'huist. La<text:line-break/>bonne damoyselle fust fort esbahye, entendant la<text:line-break/>voyx de son mary, au moyen de son amy qui estoit<text:line-break/>pres d'elle. Si fust trouué le plus expediant à cest a(-)<text:line-break/>moureux, de se leuer soubdain, &amp; se habiller, ce pen<text:line-break/>dant la damoyselle tenoit son mary suspend, luy di(-)<text:line-break/>sant qu'elle n'estimoit que se fust son mary, &amp; esti(-)<text:line-break/>moit que c'estoit vn autre qui la vouloit innocen(-)<text:line-break/>ter, ou bailler la cotte verte : toutefoys cest amy abil(-)<text:line-break/>le, &amp; apres longues disputes entre ledict mary &amp; la<text:line-break/>femme, elle faict cacher son amy derriere l'huys, &amp;<text:line-break/>incontinent feist ouuerture à son mary, &amp; pendant<text:line-break/>que lon apportoit de la lumiere, elle luy donna mil<text:line-break/><text:soft-page-break/>accollades, baisers, &amp; autres plaisirs, faignant estre<text:line-break/>tres aise de sa venue, &amp; luy dist qu'alors qu'il auoit<text:line-break/>heurté, elle songeoit en luy, &amp; luy estoit aduis qu'il<text:line-break/>estoit reuenu de son voyage plus beau, qu'il n'estoit<text:line-break/>au parauant, &amp; combien qu'il fust party ayant vn<text:line-break/>oeil creué, si elle que luy estoit aduis, qu'en son re(-)<text:line-break/>tour il l'auoit recouuert. Si print la chandelle en la<text:line-break/><text:span text:style-name="pb">[f. e3v]</text:span><text:line-break/>main, &amp; luy boucha son bon œil, luy demandant s'il<text:line-break/>ne veoit pas bien de l'autre, à quoy luy respondit le<text:line-break/>bon cheualier que non, adonc luy respondit la da(-)<text:line-break/>moyselle sa femme, si esse qu'il me semble bien du<text:line-break/>contraire, car comme ie vous ay dict que i'auoye son<text:line-break/>gé que vous estiez deuenuz plus beau que para(-)<text:line-break/>uant, voyant des deux œilx, combien que vous n'en<text:line-break/>voyez que d'vn au parau(a1)t, &amp; ne puys certes oster ma<text:line-break/>pensée qu'autrement ne soit. Puys de rechef luy<text:line-break/>meict la main sus l'œil, &amp; de la teste feict signe au mi<text:line-break/>gnon, qu'il se retirast de la, &amp; luy demanda de re(-)<text:line-break/>chef s'il ne veoit aucunement la clarté, lequel en iu<text:line-break/>rant luy dict, que non, &amp; qu'il estoit tel qu'il estoit<text:line-break/>quand il partist, &amp; n'estoit point deuenu plus<text:line-break/>sainct qu'auparau(a1)t d'icelluy œil &amp; n'en veoit gout<text:line-break/>te non plus que quant il partit pour aller en la guer<text:line-break/>re. Ce pendant l'amy s'euada &amp; partit d'illec, sans<text:line-break/>qu'il fust apperceu d'homme. Si appella ladicet da(-)<text:line-break/>moyselle les seruiteurs de la maison, &amp; feict debo(-)<text:line-break/>ster, &amp; deshabiller le cheualier, &amp; luy feict tenir la<text:line-break/>place de son amy en son lict.</text:p>
      <text:h text:style-name="Titre2" text:outline-level="2">(pdm)D'vn notable iuge, qui se laissa coyffer<text:line-break/>d'vn bluteau, &amp; tamissa de la<text:line-break/>farine, pour agréer<text:line-break/>sa chambriere<text:line-break/>qu'il ay(-)<text:line-break/>moit.</text:h>
      <text:p text:style-name="p"><text:span text:style-name="pb">[f. e4r]</text:span></text:p>
      <text:p text:style-name="P81"><text:span text:style-name="T82">E</text:span>N ce temps dedans la ville de Paris<text:line-break/>y eust vn fort notable personnage<text:line-break/>&amp; vn des principaulx iuges, lequel<text:line-break/>print en amour vne siéne ieune ch(a1)<text:line-break/>briere de cuysine, &amp; tant la solicita<text:line-break/>par prieres &amp; offres d'argent, qu'el<text:line-break/>le se trouua c(o1)fuse, &amp; neantmoins<text:line-break/>preferant son honneur à tous bi(e1)s, n'y voulut iamais<text:line-break/>consentir : dont le seigneur fut tres mal content &amp;<text:line-break/>nonobstant les refuz, encores poursuiuoit il à sa pre<text:line-break/>miere requeste, la menassant de la prendre quelque<text:line-break/>foys desprouueue, &amp; d'acc(o1)plir son desir &amp; vouloir.<text:line-break/><text:soft-page-break/>Vn iour fort matin entendit qu'elle blutoit &amp; ta(-)<text:line-break/>missoit en sa cuysine, a donc secretement se leua de<text:line-break/>son lict, print ses chausses &amp; sa robbe de nuict, &amp; de<text:line-break/>scend en la cuysine, ou il trouua à poinct la dicte ch(a1)<text:line-break/>briere, laquelle à peine de sa force il gaigna. Quant<text:line-break/>la pauure chambriere cogneust qu'il n'y auoit au(-)<text:line-break/>tre remede, &amp; que le seigneur auoit gaigné le poinct<text:line-break/>luy feict vne doulce requeste, luy remonstrant que<text:line-break/>le lieu n'estoit pas seur, &amp; que si ma damoyselle en<text:line-break/>estoit aduertié, que iamais n'auroit bien. A donc re(-)<text:line-break/>quist de luy donner le loysir d'aller seulement ius(-)<text:line-break/>ques en la chambre, pour scauoir si madame dor(-)<text:line-break/>moit, de paour d'estre surprise en tel acte le seigneur<text:line-break/>luy accorda, soubz la promesse de retourner toutin<text:line-break/>continent, ce qu'elle luy iura faire : mais ce pen(-)<text:line-break/>dant (dist elle) il vaudroit mieux(seg)car(/seg) que vous prinssiez<text:line-break/>le bluteau, &amp; faissiez comme ie faisoys, à : celle fin<text:line-break/>que madamoyselle ne nous supreigne, si dau(a1)ture elle<text:line-break/><text:span text:style-name="pb">[f. e4v]</text:span><text:line-break/>ne dormoit, &amp; à fin qu'elle n'estimast que fust autre<text:line-break/>que moy qui blutast, ie vous coefferay de cest autre<text:line-break/>bluteau. Ce que ledict seigneur accorda. Et ce pen(-)<text:line-break/>dant la chambriere s'en va aduertir madamoyselle<text:line-break/>des poursuictes &amp; prieres que son seigneur luy auoit<text:line-break/>faictes pour le desduict d'amours, à quoy elle auoit<text:line-break/>resisté iusques â present, que ledict seigneur l'estoit<text:line-break/>venue assaillir, &amp; s'estoit tres efforcé, d'en iouir à<text:line-break/>quoy elle auoit condescendu, pourueu que fussies<text:line-break/>endormie, en signe de verité requist à la damoyselle<text:line-break/>qu'elle print la peine de descendre en la cuysine, ou<text:line-break/>elle trouueroit son seigneur coeffé d'vn bluteau, &amp;<text:line-break/>blutant la farine. Ce qui fust accordé, &amp; la damoysel<text:line-break/>le se leue, &amp; prend son manteau de nuict, &amp; descend<text:line-break/>à la cuysine ou elle trouua le bon seigneur blutant,<text:line-break/>dont elle fust fort esbahye, si commenca à crier a(-)<text:line-break/>pres, en luy demandant ou il auoit mis sa prudence,<text:line-break/>son scauoir, &amp; honneur â quoy tout confus qu'il e(-)<text:line-break/>stoit, honteusement respondit, qu'il auoit mis au<text:line-break/>bout de sa braguette. Puis se retira en sa chambre, re<text:line-break/>gardant sa chambriere, qui luy auoit ioué vn si mau<text:line-break/>uais tour. La damoyselle le suit, qui bien le laua de<text:line-break/>propos &amp; iniures. Encores fut le malheureux<text:line-break/>plus sot qui s'en alla venter à ses<text:line-break/>compagnons.</text:p>
      <text:soft-page-break/>
      <text:h text:style-name="Titre2" text:outline-level="2">(hedera)De subtilité d'vn gentilh(o1)me de Bourgongne qui<text:line-break/>auoit baillé dix escutz à vne chambriere<text:line-break/>[f. e5r]d'ho(-)stellerie, pour coucher auecques elle : &amp; com(-)<text:line-break/>ment apres son faict, il les recouura &amp; du pet<text:line-break/>quiencusa la chambriere.</text:h>
      <text:h text:style-name="Titre3" text:outline-level="3">(hedera)Nouuélle. XXVI.</text:h>
      <text:p text:style-name="P83"><text:span text:style-name="T84">A</text:span>V mesmes temps vn noble gentil<text:line-break/>homme du pays de Bourgongne,<text:line-break/>arriua dedans Paris, &amp; logea de(-)<text:line-break/>dans vne assez bonne &amp; bien n(o1)(-)<text:line-break/>mée hostellerie ou y auoit vne<text:line-break/>belle chambriere, de laquelle il<text:line-break/>fut esprins d'amourettes. Aduint vn iour qu'elle en(-)<text:line-break/>tra en la chambre du gentilh(o1)me pour retirer quel(-)<text:line-break/>que chose qu'elle y auoit porité, ou le dict gentilhom(-)<text:line-break/>me print l'occasi(o1) de luy declairer fon affaire au l(o1)g,<text:line-break/>luy requer(a1)t de luy faire ce bon tour pour la pareil(-)<text:line-break/>le. A quoy la chambriere ne voulut condescendre,<text:line-break/>nonobstant prieres quelconques, dont ledict gentil<text:line-break/>homme fut fort fasché. Si appella son vallet, &amp; luy<text:line-break/>reuela l'amytié qu'il auoit en ladicte chambriere, le<text:line-break/>requerant qu'il se efforcast de sa part qu'il en peust<text:line-break/>iouyr par prieres ou argent. Le vallet assez propre au<text:line-break/>mestier, feit ses diligences, deuisant priuem(e1)t auec(-)<text:line-break/>ques elle &amp; par rencontres luytouchant d'ielles ma(-)<text:line-break/>tieres. Laquelle foit response audict vallet, apres lo(-)<text:line-break/>gues poursuites, que son maistre n'y aduiendroit au<text:line-break/>moins de dix escutz. Et encores estoit fort difficile,<text:line-break/><text:span text:style-name="pb">[f. e5v]</text:span><text:line-break/>par ce qu'il conuenoit passer par de dans la chambre<text:line-break/>de l'hoste, pour entrer en la sienne. Le vallet feit son<text:line-break/>message à son maistre &amp; luy reuela c(o1)ment il estoit<text:line-break/>difficile faire telles choses, pour la subiection des ch(a1)<text:line-break/>bres, l'hostesse &amp; chambriere : dont le gentilhomme<text:line-break/>ne tint grand compte, par ce qu'il estoit follem(e1)t en(-)<text:line-break/>ragé apres ladicte chambriere, qu'il ne luy chailloit<text:line-break/>qu'il luy cousta, pourueu qu'il en iouyst, si auoüa<text:line-break/>son vallet du marché qu'il en feroit. La chambriere<text:line-break/>voulut toucher deniers auant que faire autre chose,<text:line-break/>ce que le gentilhomme luy bailla. Ce faict, elle mena<text:line-break/>secrettement le gentilhomme en sa chambre, &amp; pas(-)<text:line-break/>serent par la chambre de l'hoste, sans qu'ils s'en apper<text:line-break/>ceust du faict. le croy que le gentilhomme employa<text:line-break/>loyallement ses dix, escutz. Le matin qu'il conuenoit<text:line-break/>desloger de ce lict, la chambrie se leue la premiere &amp;<text:line-break/>estueille le gentilhomme, luy requerant qu'il se reti(-)<text:line-break/>rast en sa chambre de paour de la scandalizer enuers<text:line-break/>son maistre qui auoit accoustumé d'entrer les matins<text:line-break/>en icelle chambre. Le gentilhomme reffusa &amp; dict,<text:line-break/><text:soft-page-break/>qu'il n'auoit baillé ses dix escutz pour estre si peu a(-)<text:line-break/>necques elle &amp; qu'il vouloit reposer en ce lict, dont<text:line-break/>la chambriere fut mal c(o1)t(e1)te &amp; le pria encores plus<text:line-break/>instamment de se leuer, ce que le gentilhomme ne<text:line-break/>voulut faire s'il n'auoit ses dix escutz. La chambrie(-)<text:line-break/>re cognoissant l'obstination du gentilhomme crai(-)<text:line-break/>gnant estre deshonorée &amp; apres longues prieres fut<text:line-break/>c(o1)traicte luy rendre ses dix escutz &amp; qu'il se retirast<text:line-break/>de la chambre pour la grande craincte qu'elle auoit,<text:line-break/>qu'il ne fut apperceu de son maistre. Quand le<text:line-break/><text:span text:style-name="pb">[f. e6r]</text:span><text:line-break/>gen(-)tilhomme eut ses dix escutz entre ses mains il ne vou<text:line-break/>loit encores departir du giste, si la chambriere ne le<text:line-break/>portoit sur son doz hors de la chambre. A quoy fina(-)<text:line-break/>blement accorda la chambriere tres dolente &amp; print<text:line-break/>les habitz du gentilhomme sur son bras &amp; chargea<text:line-break/>ledict gentilhomme sur ses espaulles, Quand le gen(-)<text:line-break/>tilhomme fust au meillieu de la chambre de son ho(-)<text:line-break/>ste il fist vn si gros pet que du son il esueilla son ho(-)<text:line-break/>ste qui dem(a1)da hastiuement qui estoit ce gros villain<text:line-break/>creue qui si horriblem(e1)t &amp; villainem(e1)t petoit, &amp; le<text:line-break/>gentilhomme commence à respondre que c'estoit sa<text:line-break/>chambriere qui le portoit rendre au lieu &amp; à la pla(-)<text:line-break/>ce ou elle l'auoit prins &amp; emprunté, dont l'hoste fut<text:line-break/>merueilleusement estonné &amp; fort esbahy, car iamais<text:line-break/>n'eust pensé telle chose estre aduenue à son hostel.<text:line-break/>Et le lendemain mist &amp; chassa sa malheurese cham(-)<text:line-break/>briere hors de sa maison. Et le gentilhomme se reti(-)<text:line-break/>ra bien &amp; beau en son pays.</text:p>
      <text:h text:style-name="Titre2" text:outline-level="2">(hedera)Comment vne ieune femme voulut subtil(-)<text:line-break/>lement persuader son mary qu'vn en(-)<text:line-break/>fant qu'elle eut en son absence estoit<text:line-break/>venu de neige, qu'elle auoit man(-)<text:line-break/>gée, &amp; de la bonne faincte<text:line-break/>de son mary.</text:h>
      <text:h text:style-name="Titre3" text:outline-level="3">Nouuelle XXVII.</text:h>
      <text:p text:style-name="p"><text:span text:style-name="pb">[f. e6v]</text:span></text:p>
      <text:p text:style-name="P85"><text:span text:style-name="T86">A</text:span>V temps iadis fut vn riche marchant du<text:line-break/>Pays d'Angleterre, lequel vn iour se de(-)<text:line-break/>libera traficquer comme il auoit acou(-)<text:line-break/>stumé se mettre sur mer &amp; porter mar(-)<text:line-break/>chandises du pays es lieux loingtains, &amp;<text:line-break/>apres auoir communicqué de ce faict à sa ieune fem(-)<text:line-break/>me &amp; recommandé son mesnage &amp; ses enfans, se de(-)<text:line-break/>partit d'auecques elle &amp; luy dist à Dieu iusques à<text:line-break/>queque peu de temps, auquel il esperoit estre de re(-)<text:line-break/>tour. La ieune femme fist son mesnage &amp; train de<text:line-break/>marchandise le mieulx qu'elle peut, attendant la ve(-)<text:line-break/><text:soft-page-break/>nue de son mary, laquelle ne fust si brieusue. Les deux<text:line-break/>premieres années passées elle commenca à se ennuyer<text:line-break/>seulle. Et pour la fragilité de son sexe, ne peult tant<text:line-break/>se contenir qu'elle n'optemperast au plain vouloir<text:line-break/>d'vn amy qu'elle auoit acquis, dont au bout de l'an<text:line-break/>elle eut vn beau filz. Le marchant apres les dix ans<text:line-break/>passez retourna en sa maison, r'apportant le proufit<text:line-break/>de sa marchandise dont fut faicte grande ioye. Qua(-)<text:line-break/>tre ou cinq iours apres le marchant voulut veoir le<text:line-break/>n(o1)bre de ses enfans, &amp; aperceut que à son departe(-)<text:line-break/>ment il n'en auoit que trois, si veit vn fort ieune, d(o1)t<text:line-break/>il fut esbahy &amp; sans monstrer semblant demanda à sa<text:line-break/>femme si le ieune estoit à luy &amp; qu'il luy sembloit<text:line-break/>fort ieune du esgart au temps qu'il partit &amp; ne luy<text:line-break/>eust donné d'aage que six à sept ans. La femme dou(-)<text:line-break/>tant que son mary ne la croyoit à son affirmati(o1) elle<text:line-break/>l'appaisa &amp; luy dist qu'il n'en deuoit estre mal c(o1)t(e1)t<text:line-break/>aussi qu'il n'y auoit faulte de sa part, mais bien vray<text:line-break/>est &amp; long temps à qu'elle eust grande enuie de<text:line-break/><text:span text:style-name="pb">[f. e7r]</text:span><text:line-break/>man(-$)ger de l'ozeille ? si fut en son iardin ou elle n'n pou(-)<text:line-break/>uoit trouuer qu'elle ne fust pleine de neige &amp; que<text:line-break/>pour le grand desir qu'elle y auoit elle mangea la nei<text:line-break/>ge auecques l'herbe, dont incontinent apres elle de(-)<text:line-break/>uint grosse &amp; de ce fust ainsi engendré cest enfant.</text:p>
      <text:p text:style-name="p">Le mary apres auoir ouy ces moyens, pourpensa de<text:line-break/>luy en bailler vne pareille. Et se delibera de reches se<text:line-break/>remettre sur mer, si dist à sa femme qu'il s'en alloit<text:line-break/>encores en marchandise &amp; seroit de retour en plus<text:line-break/>bref temps, mais dict il vauldroit mieulx que i'ame(-)<text:line-break/>nasse ce petit garson pour le duyre en marchandise,<text:line-break/>ce que la femme accorda voluntiers. Le marchant se<text:line-break/>mist sur mer auecques son bastard &amp; inc(o1)tin(e1)t qu'il<text:line-break/>fust au pays de Sclau(o1)nie il v(e1)dit ce bel enf(a1)t. Qu(a1)d<text:line-break/>il fut de retour &amp; que la femme ne veit son enfant el<text:line-break/>le demande qu'il estoit deuenu. A lors respondit le<text:line-break/>mary que au pays dont il venoit il auoit faict vne si<text:line-break/>horrible chaleur que le pauure enfant engendre de<text:line-break/>neige estoit fondu au soleil, Et ainsi fut la bonne da(-)<text:line-break/>me seruie de pareille bourde qu'elle auoit donnée à<text:line-break/>son mary.</text:p>
      <text:h text:style-name="Titre2" text:outline-level="2">(hedera)D'vn simple puceau qui par le conseil d'vn mede(-)<text:line-break/>cin atiltré, guerist sa femme malade de fieb(-)<text:line-break/>ure chaulde, en luy fourbissant son har(-)<text:line-break/>noys, &amp; de la responce finale du(-)<text:line-break/>dict puceau.</text:h>
      <text:h text:style-name="Titre3" text:outline-level="3">Nouuelle. XX.</text:h>
      <text:p text:style-name="p"><text:span text:style-name="pb">[f. e7v]</text:span></text:p>
      <text:soft-page-break/>
      <text:p text:style-name="P87"><text:span text:style-name="T88">E</text:span>N la conte de Ch(a1)paigne en ce temps :<text:line-break/>fut vn ieune marchant riche &amp; oppu(-)<text:line-break/>lent en biens, le quel estoit vnicque de<text:line-break/>ses pere &amp; mere &amp; tellement instruict<text:line-break/>par iceulx en bonnes meurs qu'il en<text:line-break/>estoit tout lourd. Aduint vn iour que pour ses bi(e1)s,<text:line-break/>son actiuété &amp; chichetté, parolles se meurent entre<text:line-break/>ses parens de le maryer à la fille d'vn bon marchant<text:line-break/>de la ville &amp; tellement se continuerent les propos<text:line-break/>qu'en fin il fut marié. Le pauure lourdault fut si<text:line-break/>nouueau en mesnage, que la premiere nuict de ses<text:line-break/>nopces il tourna son cul contre sa femme sans autre<text:line-break/>chose penser ne faire, dont l'espousée fut marrye &amp;<text:line-break/>courroucée estimant (comme nature l'auoit in(-)<text:line-break/>struicte) que alors ilz deuiseroient de quelque pe(-)<text:line-break/>tit propos &amp; puis feroient autre chose d'auantage,<text:line-break/>ce qu'il ne faisoit. Et ainsi auoit continué par dix<text:line-break/>ou douze nuyctz. Vn iour la mere de la nouuelle<text:line-break/>maryée voulut aller veoir &amp; visiter le mesnage de sa<text:line-break/>fille ce qui fut incontinent faict. Et apres plusieurs<text:line-break/>parolles &amp; longs propos, la mere demanda à sadicte<text:line-break/>fille comment tout se portoit &amp; si son mary la trai(-)<text:line-break/>ctoit bien &amp; aussi de quelle nature il estoit, Sur quoy<text:line-break/>respondit la fille qu'elle trouuoit son mary fort bon<text:line-break/>h(o1)me, le plus doulx, &amp; le plus amyable qu'elle eust<text:line-break/>peu rencontrer, dont elle estoit ioyeuse. Mais dict<text:line-break/>la mere, &amp; de la nuict quoy. A donc la fille com(-)<text:line-break/>menca à baisser la teste &amp; nescauoit quelle conte(-)<text:line-break/>nance tenir en plorant, la mere meue de pitié, voulut<text:line-break/>scauoir comm(e1)t il en estoit &amp; la fille respond, qu'il<text:line-break/><text:span text:style-name="pb">[f. e8r]</text:span><text:line-break/>ne luy auoit riens faict depuis le t(e1)ps, mais au demou(-)<text:line-break/>rant qu'il estoit bon homme, la mere reconfortant<text:line-break/>sa fille luy conseilla que le lendemain elle fist s(o1) eaue<text:line-break/>&amp; quelle ne faillist pas à se plaindre au leuer de son<text:line-break/>mary. Car dist elle, vostre mary m'enuoyera querir &amp;<text:line-break/>ie seray par luy mesmes porter vostre eaue au mede(-)<text:line-break/>cin, lequel premierement l'instruiray. En ce faisant<text:line-break/>i'espere que tout ce portera bien. Et comme il auoit<text:line-break/>esté deliberé &amp; conclud, ainsi fut faict. Le lendemain<text:line-break/>la fille se plaignoit fort &amp; disoit à son mary qu'elle<text:line-break/>sentoit bien qu'elle estoit morte tant elle sentoit de<text:line-break/>douleurs au moyen de quoy la mere fut mandée par<text:line-break/>le pauure ydiot de mary. La quelle arriuée en la ch(a1)(-)<text:line-break/>bre tasta le poulx &amp; le fronc de sadicte fille &amp; dict au<text:line-break/>mary piteusem(e1)t qu'elle auoit vne grosse &amp; merueil(-)<text:line-break/>leuse fiebure chaulde &amp; quil conuenoit aller au me(-)<text:line-break/>decin, son eaue fut mise en vne petite fiolle &amp; bien<text:line-break/>bouchée, laquelle fiolle ladicte mere bailla au mary,<text:line-break/>&amp; l'enuoya chez vn certain medecin qu'elle auoit<text:line-break/><text:soft-page-break/>tres bien embouché. Le medecin voyant l'eaue de la<text:line-break/>patiente ioua merueilleusement bien son personnage<text:line-break/>&amp; luy dist qu'elle estoit en grand danger de mort si<text:line-break/>briefuement elle n'estoit secourue, ces propos eston(-)<text:line-break/>nerent le mary en telle sorte qu'inc(o1)tient &amp; en plo(-)<text:line-break/>r(a1)t il dem(a1)da les remedes pour y pourueoir. Ad(o1)c le<text:line-break/>medecin le c(o1)sola &amp; luy dist que par briefz moy(e1)s &amp;<text:line-break/>f(a1)s autre medecine luymesmes la pourroit remettre,<text:line-break/>&amp; l'interroga s'il n'auoit couché auecques elle, oy dit<text:line-break/>il, mais (dict le medecin) i'ent(e1)s si auez faict oeuure de<text:line-break/>mariage, à ce resp(o1)d que n(o1) lors le medecin dist qu'il<text:line-break/><text:span text:style-name="pb">[f. e8v]</text:span><text:line-break/>s'n retournast briefment en son hostel &amp; qu'il con(-)<text:line-break/>uenoit qu'l montast sur sa femme &amp; mist son bidault<text:line-break/>au sec et d'celle &amp; y fist son deuoir, luy commandant<text:line-break/>qu'il continuast par quatre ou cinq foys ceste iour(-)<text:line-break/>née, puis tous les iours pseurast en icelle oeuure &amp;<text:line-break/>elle gueriroit en brief. Autrement luy dict qu'elle e(-)<text:line-break/>stoit au danger de mort. Le mary oyant telz propos<text:line-break/>se retira incontinent en son hostel &amp; fist son rapport<text:line-break/>à sa femme de ce que le medecin luy auoit recité, si se<text:line-break/>depouilla &amp; se mist dedans le lict &amp; soudainem(e1)t luy<text:line-break/>dict qu'il conuenoit pour sa guerison qu'il montast<text:line-break/>sur elle, à quoy la ieune femme fist quelque peu de re<text:line-break/>fus t(a1)t pour sa maladie que pour la premiere entrée<text:line-break/>qu'elle craignoit. Ce nonobstant le lourdault royde(-)<text:line-break/>ment l'(e1)gaina &amp; c(o1)tinua p trois ou quatre foys pour<text:line-break/>la matinée. Apres le disner se mist encores en son de(-)<text:line-break/>uoir, &amp; si bien perseuera qu'en brief temps la fille fut<text:line-break/>guerie. Et pour la ioye il prepara vn beau banquet ou<text:line-break/>il inuita tous ses parens &amp; fut loué dieu de la gueri(-)<text:line-break/>son &amp; sur ce poinct le pauure lourdault commenca à<text:line-break/>plorer aigrement, dont les parens furent esmerueil(-)<text:line-break/>lez &amp; l'enquirent de la cause de telz pleurs par plu(-)<text:line-break/>sieurs foys à quoy il ne pouuoit respondre tant il e(-)<text:line-break/>stoit dolent. Toutesfoys en fin il dict qu'il auoit tres<text:line-break/>grande occasion de plorer &amp; croyoit qu'il auoit esté<text:line-break/>la cause de la mort de ses pere &amp; mere qui furent ain<text:line-break/>si malades de siebures chauldes, helas (dict il) si ieleur<text:line-break/>eusse faict ainsi comme i'ay faict à ma femme ilz ne<text:line-break/>fussent encores mors. Il m'a esté recité que il auoit<text:line-break/>tellem(e1)t c(o1)tinué à ceste medecine que l'esprit luy en<text:line-break/><text:span text:style-name="pb">[f. f1r]</text:span><text:line-break/>estoit reuenu &amp; fut depuis bon compagnon.</text:p>
      <text:soft-page-break/>
      <text:h text:style-name="Titre2" text:outline-level="2">(pdm)De l'abbesse qu'aymoit mieux mourir que<text:line-break/>de coucher auecques les hommes, &amp; de<text:line-break/>la bonne responce que luy feirent<text:line-break/>ses seurs religieuses, pour la<text:line-break/>conuertir à obeir au me(-)<text:line-break/>decin pour recou(-)<text:line-break/>urir sa san(-)<text:line-break/>té.</text:h>
      <text:h text:style-name="Titre3" text:outline-level="3">Nouuelle XXIX.</text:h>
      <text:p text:style-name="P89"><text:span text:style-name="T90">A</text:span>V<text:span text:style-name="T91">x</text:span><text:s/>limites de Normandie y<text:line-break/>a vne abbaye de dames. Ad(-)<text:line-break/>uint audict temps que l'ab(-)<text:line-break/>besse d'icelle cheust en vne<text:line-break/>tres griesue maladie &amp; pour<text:line-break/>telle occasi(o1) fut enuoyé son<text:line-break/>caue au medecin, qui fist<text:line-break/>resp(o1)ce (apres toutes enque<text:line-break/>stes) qu'il conuenoit à la pa(-)<text:line-break/>tiente qu'elle coucha auecques les hommes, autre(-)<text:line-break/>m(e1)t qu'elle estoit morte en l'estat ou elle estoit, l'ab<text:line-break/>besse oye la responce du medecin fut tres piteuse, re(-)<text:line-break/>fusant totallem(e1)t telle c(o1)pagnie, &amp; prefer(a1)t sa mort<text:line-break/>à icelle, si manda querir les seurs de la religion, les(-)<text:line-break/>quelles elle instruict à tousiours perseuerer en b(o1)nes<text:line-break/>&amp; sainctes oeuures, sans occasion de scandalle, leur si<text:line-break/>gnifi(a1)t sa mort estre prochaine &amp; mieux desirée que<text:line-break/><text:span text:style-name="pb">[f. f1v]</text:span><text:line-break/>la medecine que luy auoit ordonnée son medecin<text:line-break/>qu'elle leur declara, si fist son testam(e1)t &amp; ord(o1)na ses<text:line-break/>executeurs en son seruice, c(o1)me b(o1)ne chrestienne. A<text:line-break/>ces parolles surent les seurs fort estonnées pour la<text:line-break/>bonne amytié qu'elles auoyent à leur abbesse. A d(o1)c<text:line-break/>la prieure print la parolle &amp; luy remonstra que les<text:line-break/>sainctz docteurs preschent tous les iours qu'il ne c(o1)(-)<text:line-break/>uient que la personne soit homicide de soy mesmes,<text:line-break/>&amp; qu'il vauldroit mieulx obt(e1)perer au medecin que<text:line-break/>mourir ainsi en martyre contre le vouloir de dieu &amp;<text:line-break/>qui nous a baillé des medecins en ce monde pour<text:line-break/>nous garder, &amp; autres propos qui furent bi(e1) approu(-)<text:line-break/>uez par toutes les seurs. A quoy resp(o1)d l'abbesse que<text:line-break/>par cy deuant elle s'estoit tousiours bien gouuernée<text:line-break/>comme il estoit requis, suyuant sa profession sans sc(a1)<text:line-break/>dalles ou iniures d'autruy, &amp; qu'elle ne voulloit com<text:line-break/>mencer à present en telles œuures en quoy aussi elle<text:line-break/>pourroit scandaliser toutes les seurs, dont il ensuy(-)<text:line-break/>uroit vne reproche sur elle à iamais. Les seurs apres<text:line-break/>longues prieres faictes à l'abbesse à fin d'obeir au me<text:line-break/>decin, se retirer(e1)t toutes esplorées pour la future per<text:line-break/><text:soft-page-break/>te de leur abbesse, &amp; apres aucunes prieures qu'elles<text:line-break/>feirent en commun pour leur dicte abbesse, elles s'as<text:line-break/>semblerent au chapitre ou fut la prieure esleue pour<text:line-break/>executer leurs c(o1)clusions &amp; persuasions. A donc re(-)<text:line-break/>tornent toutes en la chambre de la patiente en gran<text:line-break/>de c(o1)pation ou la prieure fist son rapport à l'abbes(-)<text:line-break/>se en ceste maniere, ma dame(dict elle)nous ne pou(-)<text:line-break/>uons comprendre vostre conception &amp; nous semble<text:line-break/>qu'ayez plus grand desir de mourir &amp; nous laisser<text:line-break/><text:span text:style-name="pb">[f. f2r]</text:span><text:line-break/>desolées, que de viure auecques nous, &amp; que l'affe(-)<text:line-break/>ction que vous nous auez cy deuant dem(o1)strée n'est<text:line-break/>si grande comme l'auions estimée : car si ainsi estoit<text:line-break/>ne craindries gueres à obeyr au medecin, consider(a1)t<text:line-break/>la grande amytié, bonne obeissance &amp; reuer(e1)ce que<text:line-break/>nous vous auons demonstrées, comme voz subie(-)<text:line-break/>ctes &amp; desirant totalem(e1)t vostre prosperité que dieu<text:line-break/>(p3) sa grace veuille remectre au port de salut &amp; b(o1)ne<text:line-break/>santé, &amp; pour vous dem(o1)strer nostre gr(a1)d desir qu'a<text:line-break/>uons singulierement en vous, nous auons c(o1)clud au<text:line-break/>chapitre à fin que cy apres ne vous senties iniuriée<text:line-break/>d'aucunes de noz seurs, qu'auecques vous nous le se<text:line-break/>ront toutes. Quant l'abbesse eustoy telles parolles,<text:line-break/>elle se condescendit à telles conclusions, si furent m(a1)<text:line-break/>dez en secret aucuns moynes fors &amp; bi(e1) dispos pour<text:line-break/>accomplir ce present c(o1)cille, &amp; si l'abbesse s'en trou<text:line-break/>ua bi(e1), encores mieulx les nonnes que dieu absolue.</text:p>
      <text:h text:style-name="Titre2" text:outline-level="2">(hedera)De la responce cautelleuse d'vne damoyselle, fai(-)<text:line-break/>cte à son premier amy, voul(a1)t auoir l'enfant qu'il<text:line-break/>auoit faict, &amp; qu'elle auoit donné au sec(o1)d amy.</text:h>
      <text:h text:style-name="Titre3" text:outline-level="3">Nouuelle XXX.</text:h>
      <text:p text:style-name="P92"><text:span text:style-name="T93">A</text:span>Bruges en ces mesmes iours y eust vn<text:line-break/>gentilh(o1)me lequel s'amoura d'vne bel<text:line-break/>le &amp; ieune damoyselle qu'ilz entretint<text:line-break/>assez l(o1)g t(e1)ps. A duint qu'il fut mandé<text:line-break/>parson capitaine, pour aller en la guer<text:line-break/>re, &amp; par ce que s'amye se disoit estre grosse de son<text:line-break/>faict, il la mist en vne ch(a1)bre bi(e1) garnie &amp; mist ordre<text:line-break/><text:span text:style-name="pb">[f. f2v]</text:span><text:line-break/>à tout le faict de sa gesine, &amp; en la recommandant à<text:line-break/>l'hoste de la maison son familier, peu de temps apres<text:line-break/>la damoyselle fri(a1)de du boudin, ne voulut refuser vn<text:line-break/>ieune marchant de la ville qui la print en tel amour<text:line-break/>qu'il l'en mena en sa maison, la bonne bague cognois<text:line-break/>sant qu'elle estoit grosse dict au marchant que c'e(-)<text:line-break/>stoit de son faict, dont le march(a1)t fut bien ioyeux, au<text:line-break/>bout des sept moys elle enfanta vn filz que lon fist<text:line-break/>tres bien nourryr, &amp; le gentilhomme retourné de la<text:line-break/><text:soft-page-break/>guerre, fut tres dolent &amp; fort animé contre le mar(-)<text:line-break/>chant, pour auoir suborné &amp; emmené sa damoyselle,<text:line-break/>encores plus faché d'auoir prins son enfant, d(o1)cques<text:line-break/>ainsi que desir le conseilla, droict s'en alla tout cour<text:line-break/>roucé en l'hostel du marchant, ou il trouua sa da(-)<text:line-break/>moyselle seulle, &amp; apres plusieurs debatz, consentit<text:line-break/>qu'elle ne bougea de la maison du marchant, mais<text:line-break/>il vouloit auoir son enfant à toutes forces, à quoy la<text:line-break/>damoyselle doulcement le desmeist, luy disant qu'il<text:line-break/>ne luy debuoit beaucoup chailloir de l'enfant, veu<text:line-break/>qu'il estoit tout contrefaict &amp; le plus laict, &amp; noir<text:line-break/>qu'il eust peu veoir estre au monde. A ses parolles le<text:line-break/>gentilhomme s'en alla content &amp; quitta tout pour<text:line-break/>le mieux.</text:p>
      <text:h text:style-name="Titre2" text:outline-level="2">(hedera)De la maistresse qui passa la raye' qu'auoit<text:line-break/>faict son clerc, dont elle fut punie à la sueur<text:line-break/>de son corps &amp; de la reuelation de<text:line-break/>l'enfant present au combat.</text:h>
      <text:h text:style-name="Titre3" text:outline-level="3">Nouuelle XXXI.</text:h>
      <text:p text:style-name="p"><text:span text:style-name="pb">[f. f3r]</text:span></text:p>
      <text:p text:style-name="P94"><text:span text:style-name="T95">A</text:span>V mont en Haynau, fut iadis<text:line-break/>vn procureur, lequel auoit vn<text:line-break/>ieune clerc, beau à merueilles,<text:line-break/>don la maistresse fut amoureu<text:line-break/>se &amp; pour paruenir au des(-)<text:line-break/>duict souuent elle portoit sa<text:line-break/>besongne à l'entrée de l'huys<text:line-break/>de l'estude du clerc &amp; en l'ab(-)<text:line-break/>sence du (p3)cureur se railloit &amp; gaudissoit de se clerc<text:line-break/>le reprenant de son langage &amp; de ses manieres de fai<text:line-break/>re &amp; tout en ri(a1)t si familiairem(e1)t luy c(o1)toit plusieurs<text:line-break/>ioyeux contes qu'elle donna à cognoistre au clerc sa<text:line-break/>conception &amp; desir. Vn iour que le procureur estoit<text:line-break/>en commission, la dame comme de coustume entra<text:line-break/>dedant l'estude, &amp; tellement euertua le clerc par ces<text:line-break/>petites riotes en le chactouillant, luy gettans de peti(-)<text:line-break/>tes pierres, le poulcant, effacant son escripture &amp; au(-)<text:line-break/>tres mille sortes le prouocant, tellement qu'il dict à<text:line-break/>sa maistresse que si elle ne se desistoit qu'il ne fau(-)<text:line-break/>droit à luy taster son nombril, &amp; feroit dauantage, la<text:line-break/>dame qui ne demandoit autre chose ne cessa pour<text:line-break/>telles menasses &amp; luy dict qu'il ne luy scauroit faire<text:line-break/>pis que la moüe. A donc le clerc fist vne raye au mil(-)<text:line-break/>lieu de l'estude &amp; luy dict que si elle passoit ceste<text:line-break/>raye qu'il ne faudroit à son entreprinse, &amp; la dame in<text:line-break/>continent trespassant s'en va vers luy, disant qu'elle<text:line-break/>le dessioit, a donc ques le clerc la print &amp; la coucha<text:line-break/>sur vn banc &amp; viuement luy fist son desir en quoy la<text:line-break/><text:soft-page-break/>dame ne feist aucune resistance, toutes ses amouret(-)<text:line-break/>tes fur(e1)t expedies en la presence d'vn petit enfant de<text:line-break/><text:span text:style-name="pb">[f. f3v]</text:span><text:line-break/>la maison qui veoit &amp; escoutoit tout, vn iour le pro<text:line-break/>cureur entra en son estude, comme de coustume ou<text:line-break/>son petit enfant estoit, &amp; ainsi que le procureur vou<text:line-break/>lut approcher de son clerc, son enfant luy dict qu'il<text:line-break/>ne passast pas la raye qu'il luy monstra, car le clerc<text:line-break/>luy feroit comme il auoit faict à sa mere : de ses pro(-)<text:line-break/>pos ledict maistre ne tint pas grand compte, à tout(-)<text:line-break/>lemoings pour lors n'en fist il semblant, &amp; n'est me(-)<text:line-break/>moire qu'il en ait reuelé autre chose.</text:p>
      <text:h text:style-name="Titre2" text:outline-level="2">(hedera)De la cautelle que trouua vne prudente fille pour<text:line-break/>se retirer hors des mains de son seigneur<text:line-break/>qui la vouloit violer, dont elle<text:line-break/>fut fort honorée.</text:h>
      <text:h text:style-name="Titre3" text:outline-level="3">Nouuelle XXXII</text:h>
      <text:p text:style-name="P96"><text:span text:style-name="T97">A</text:span>V dict temps y eust vn beau conte, lequel<text:line-break/>faisoit voluntiers sa residence en sa cha(-)<text:line-break/>stel Ienie de l'Isle, ou il fut quelquefoys es<text:line-break/>pris d'amour d'vne ieune &amp; belle fille de<text:line-break/>ses subiectes dudict lieu, &amp; pour paruenir à son de(-)<text:line-break/>sir mist plusieurs de ses seruiteurs en peine de la con<text:line-break/>uertir à ce faire, la quelle fut si ferme que pour or &amp;<text:line-break/>argent iamais ne voulut y consentir, dont il fut fort<text:line-break/>ennuyé. A duint de bonne fortune qu'estant à la chas<text:line-break/>se, le bon conte fut aduerty qu'elle estoit seulle en<text:line-break/>vne prerie ou elle cuilloit de l'herbe pour son bestial,<text:line-break/>dont il fut bien ayse &amp; laissa son cheual à ses g(e1)s &amp;<text:line-break/>s'en alla par deuers elle. A laquelle il c(o1)pta plusieurs<text:line-break/>motz nouueaulx, &amp; faignant estre las de la chasse il<text:line-break/>se vouloit reposer pres d'elle. Si voulut neantmoins<text:line-break/><text:span text:style-name="pb">[f. f4r]</text:span><text:line-break/>ioindre ses armes à l'encontre de ladicte fille qui re(-)<text:line-break/>sistoit à son pouuoir, toutefoys quant elle cogneust<text:line-break/>qu'elle ne pouuoit plus resister, à lors elle requist<text:line-break/>mercy &amp; supplia ledict seigneur de la laisser, dont il<text:line-break/>ne tint compte, a donc luy dict la fille puys qu'il c(o1)(-)<text:line-break/>uenoit obeir qu'il luy pleust oster ses bottes &amp; s'of(-)<text:line-break/>fre à les tirer, ce que liberalement fut accordé. La<text:line-break/>fille à ce faict fist tres bi(e1) l'empechée, &amp; tira les deux<text:line-break/>bottes à demy seullement, puys elle print sa course<text:line-break/>vers son hostel, &amp; laissa son seigneur empetré qui<text:line-break/>n'eust peu courir, dont le c(o1)te fut fort esmerueille,<text:line-break/>&amp; se retira par deuers ses g(e1)s qui l'att(e1)doy(e1)t ded(a1)t<text:line-break/>vn boys pres d'illec, ausquelz il c(o1)pta l'affaire en lou<text:line-break/>ant la fille de l'h(o1)neur qu'elle auoit deuant ses yeux<text:line-break/><text:soft-page-break/>laquelle depuys il marya pour sa prudence &amp; bonne<text:line-break/>conduicte.</text:p>
      <text:h text:style-name="Titre2" text:outline-level="2">(hedera)De la c(o1)plaincte d'vne ieune fille qui disoit auoir<text:line-break/>esté forcée par vn ieune garson, lequel afferma qu'el<text:line-break/>le mesmes l'auoit mis dedant dont il fut absoubz.</text:h>
      <text:h text:style-name="Titre3" text:outline-level="3">Nouuelle XXXIII.</text:h>
      <text:p text:style-name="P98"><text:span text:style-name="T99">A</text:span>Ceste fille ne print ex(e1)ple vne autre pro<text:line-break/>chaine du pays, laquelle audict t(e1)ps fut<text:line-break/>tellem(e1)t poursuyuie d'amours parvnieu<text:line-break/>ne homme qu'il en fist à son plaisir. Au<text:line-break/>moy(e1) dequoy elle fist c(o1)uenir par deu(a1)t le preuost<text:line-break/>de mantes soustenant que ledict c(o1)pagn(o1) auoit c(o1)(-)<text:line-break/>mis rapt en sa personne &amp; que de force &amp; viol(e1)ce il<text:line-break/>auoit deflorée, requerant prouision &amp; interestz a(-)<text:line-break/>uecques l'aionction du procureur fiscal : les par(-)<text:line-break/>ties comparans en plain siege, furent interroguées,<text:line-break/><text:span text:style-name="pb">[f. f4v]</text:span><text:line-break/>la demanderesse afferma sa iuste dem(a1)de, &amp; le defen<text:line-break/>deur dict pour ses defences qu'a la verité il auoit bi(e1)<text:line-break/>aymée, c(o1)me encoresfaict, la c(o1)plaign(a1)t &amp; qu'vn iour<text:line-break/>nature du premier mouuem(e1)t l'induict à la requerir<text:line-break/>de luy faire iouir du bi(e1) d'amours, ce que elle refusa,<text:line-break/>toutefoys cognoissant l'opportunité &amp; vehem(e1)te ar<text:line-break/>deur d'amour il la getta sur vn lict &amp; dict qu'elle mes<text:line-break/>mes le meist ded(a1)t s(a1)s autre ayde, le iuge interrogua<text:line-break/>la c(o1)plaignant si elle l'auoit mis dedans, à quoy res(-)<text:line-break/>pond la pauure complaignant qu'il estoit bien vray<text:line-break/>que ledict defendeur contre son vouloir l'auoit cou<text:line-break/>chée sur le lict, mais par ce que le defendeur luy vou(-)<text:line-break/>loit percer le ventre de son tant gros &amp; rudde chose<text:line-break/>qu'elle le meist dedant le pertuys qui estoit ia faict à<text:line-break/>fin qu'elle n'endurast tant de mal, encores en endura<text:line-break/>elle quel(q1) petit, sur quoy parties oyes le iuge absoulz<text:line-break/>le defendeur &amp; condemne la complaignant à nour(-)<text:line-break/>rir paix &amp; amour entre les gens, sans empescher la<text:line-break/>court de telles amourettes.</text:p>
      <text:h text:style-name="Titre2" text:outline-level="2">(pdm)De la loyaute d'vne ieune damoyselle enuers vn<text:line-break/>escuyer son amy, &amp; de la desloyaute d'icelluy<text:line-break/>escuyer dont il fut pugny pour son mespris.</text:h>
      <text:h text:style-name="Titre3" text:outline-level="3">Nouuelle XXXIIII.</text:h>
      <text:p text:style-name="P100"><text:span text:style-name="T101">E</text:span>N la duché de Braban au mesmes temps<text:line-break/>fut conceue vne amytié tresgrande entre<text:line-break/>vne noble damoyselle nommée<text:line-break/><text:span text:style-name="pb">[f. f5r]</text:span><text:line-break/>Catha(-)rine &amp; vn ieune escuyer nomme Girard estant tous<text:line-break/>deux au seruice &amp; compagnie d'vn gros seigneur ba(-)<text:line-break/><text:soft-page-break/>ron du pays. Ceste amytié fut tellement continuée en<text:line-break/>propos &amp; deuis entre les parties nommées que plusi(-)<text:line-break/>eurs de la maison en furent aduerties dont souuent<text:line-break/>ilz en tenoyent leurs comptes &amp; fut le bruit si grand<text:line-break/>qu'il paruint iusques aux oreilles du bar(o1) qui en fut<text:line-break/>mal content, craignant que par c(o1)tinuation ilz exe(-)<text:line-break/>cutassent leur feu au gr(a1)d reproche des pere &amp; mere<text:line-break/>de la damoyselle. Et pource secretement donna con(-)<text:line-break/>gié audict Girard dont suruint griefues &amp; fort lon(-)<text:line-break/>gues plainctes &amp; exclamations entre les deux parties,<text:line-break/>tant pour le bruict qui estoit si grand de leur bonne<text:line-break/>amytié que pour la dure separation qu'il conuenoit<text:line-break/>faire entre eulx. Si parlementerent longuement en(-)<text:line-break/>semble, auecques regretz doloreux en plorant ten(-)<text:line-break/>drement. Et firent les promesses l'vn à l'autre de ma(-)<text:line-break/>riage en parolles de futur, prenans congé, auecques<text:line-break/>baisiers &amp; accollades tres doulces. Et en signe de ce &amp;<text:line-break/>pour la perpetuelle memoire donna ladicte damoy(-)<text:line-break/>selle vne verge d'or audict Girad, soubz l'esperance<text:line-break/>dudict mariage, A donc s'en partit ledict Girard &amp; se<text:line-break/>retira au pays de Barroys ou il r'encotra vn gros sei(-)<text:line-break/>gneur qui le print à son seruice, dont ladicte Catha(-)<text:line-break/>rine fut aduertie par ses lettres. Peu de t(e1)ps apres le<text:line-break/>pere de la damoyselle fut aduerty des amours dont<text:line-break/>il fut mal c(o1)tent. Et pource pensa à la pourueoir crai<text:line-break/>gnant l'inconueni(e1)t, &amp; quand il eust trouue vn bon<text:line-break/>party il manda sa fille &amp; s'enquist d'elle du vouloir<text:line-break/>qu'elle auoit en mariage, la quelle pour la feruente &amp;<text:line-break/><text:span text:style-name="pb">[f. f5v]</text:span><text:line-break/>premiere amour qu'elle auoit par tres h(o1)nestes moy(-)<text:line-break/>ens donnoit à cognoistre qu'elle n'auoit tel vouloir<text:line-break/>&amp; supplioit ses par(e1)s &amp; amys de la laisser encores en<text:line-break/>cest estat de virginité. Toutesfoys le pere persistoit<text:line-break/>tousiours au contraire en luy remetant deuant les<text:line-break/>yeulx son aage fort caducque &amp; autres rais(o1)s à quoy<text:line-break/>ne pouuoit ladicte fille resister &amp; partant force luy<text:line-break/>fut obeyr. Neantmoins par ses moyens donna à en(-)<text:line-break/>tendre qu'elle auoit faict v(e1)u que iamais elle ne se(-)<text:line-break/>roit mariée que premierem(e1)t elle n'eust faict vn voy(-)<text:line-break/>age à sainct Niolas de Varengeuille &amp; par telz moy(-)<text:line-break/>ens requeroit qu'elle y fust conduicte auant autres<text:line-break/>choses. Ce que ledict pere accorda. Et pour les dif(-)<text:line-break/>ficultez qui estoient en quelques compaignies &amp; c(o1)(-)<text:line-break/>m(e1)t elle y pourroit seurem(e1)t aller, elle requist qu'el(-)<text:line-break/>le fut habillée en habit d'homme &amp; que son oncle<text:line-break/>bastard l'accompaignast. Cela fut incontinent ac(-)<text:line-break/>cordé &amp; se mirent en chemin ou la fille se porta tres(-)<text:line-break/>bien. Et quant ilz furent au retour du voyage pres<text:line-break/>du chasteau ou estoit ledict Girad son amy demou(-)<text:line-break/>rant, elle dict à son oncle ce qu'il ensuyt. Mon on(-)<text:line-break/><text:soft-page-break/>cle &amp; mon bon amy vous scauez que ie suis fille vni(-)<text:line-break/>que de la maison ou ie vous puis faire beaucoup de<text:line-break/>bien ce que i'espere, si plaist à dieu, en brief faire. Ie<text:line-break/>vous supplie que ie puisse encores veoir vne foys en<text:line-break/>ma vie le pauure Girard, il est cy pres demour(a1)t, l'es(-)<text:line-break/>pere retourner dedans le deux ou troisiesme iour à<text:line-break/>vous au lieu ou vous m'attenderez. Et sans vitupe(-)<text:line-break/>re de ma personne il semble certainement à me veoir<text:line-break/>que ie soys h(o1)me plus tost que femme, car lon ne me<text:line-break/><text:span text:style-name="pb">[f. f6r]</text:span><text:line-break/>cognoistra pas. Le bastard luy accorde ses requestes<text:line-break/>&amp; incontinent tournerent bride vers ledict chasteau<text:line-break/>ou ladicte fille demanda seruice au seigneur dudict<text:line-break/>chasteau &amp; se nomma Coural du pays de Braban. Ce<text:line-break/>que ledict seigneur fist pour la belle apparence &amp;<text:line-break/>beaulte qu'elle auoit en son visage &amp; la fist l'vn de<text:line-break/>ses escueyrs &amp; luy bailla compaignie de Girard par<text:line-break/>ce quilz estoient tous deux d'vn pays. Quand ladi(-)<text:line-break/>cte fille vist Girard elle fust tresaise &amp; fort ioyeuse<text:line-break/>&amp; se retira par deuers luy pour deuiser &amp; scauoir de<text:line-break/>luy son secret en amours. Si mist ladicte damoyselle<text:line-break/>ledict Girad en train de plusieurs propos d'mours &amp;<text:line-break/>luy donnant à entendre qu'elle estoit tellement es(-)<text:line-break/>prise d'vne ieune damoyselle dudict pays de Braban<text:line-break/>qu'elle n'en pouuoit durer ne dormir &amp; qu'il luy se(-)<text:line-break/>roit impossible à iamais de la scauoir oublyer &amp; de(-)<text:line-break/>m(a1)doit audict Girard s'il auoit point esté c(o1)me elle<text:line-break/>estoit à present, à quoy ledict Girard fist responce,<text:line-break/>que ledict Coural debuoit oublyer telles amytiez<text:line-break/>puis qu'il estoit hors le pays &amp; qu'il ne faisoit que se<text:line-break/>tournementer d'vne chose dont sa mye ne faisoit grand<text:line-break/>compte &amp; qu'il vauldroit mieulx qu'il en fist vne au<text:line-break/>tre par deca. Aussi que autresfois il en auoit bien ay(-)<text:line-break/>mé vne audict pays, mais incontinent apres qu'il fut<text:line-break/>party de la il n'y pensa en elle &amp; en auoit faict vne au<text:line-break/>tre en la court de sondict seigneur. Ces parolles ouy(-)<text:line-break/>es la bonne damoyselle fut fort esbahye &amp; ennuyée<text:line-break/>&amp; cogneut à l'heure ce qu'elle desiroit cognoistre &amp;<text:line-break/>scauoir, si fist encores par ses moyens qu'elle empr(u1)(-)<text:line-break/>ta ceste verge d'or que ledict Girard auoit gardée<text:line-break/><text:span text:style-name="pb">[f. f6v]</text:span><text:line-break/>en son doig. Et fist vne paire de lettres adressantes à<text:line-break/>icelluy ou elle rac(o1)ta toutes les aduentures, le voya(-)<text:line-break/>ge &amp; seruice mesmes qu'elle auoit couché auecques<text:line-break/>luy par trois ou quatre iours, de gr(a1)de amytié qu'elle<text:line-break/>y auoit ou en fin elle auoit cogneu l'infidelité dudict<text:line-break/>Girard, par tant qu'elle emportoit ledict anneau &amp;<text:line-break/>s'en alloit marier en Brabant. Et soubz la lettre elle y<text:line-break/>mist son nom &amp; seigneurie. Ces lettres furent closes<text:line-break/>&amp; mises dedans la manche du pourpoint dudict Gi(-)<text:line-break/><text:soft-page-break/>rard. Et incontinent partit ladicte damoyselle auec(-)<text:line-break/>ques son oncle pour s'en retourner. Auquel elle com<text:line-break/>pta tout au l(o1)g ce qu'elle auoit faict audict chasteau.</text:p>
      <text:p text:style-name="p">Ledict Girard en fouillant en sa manche trouue ses<text:line-break/>lettres sur lesquelles estoit subscript. Au desloyal Gi<text:line-break/>rard, dont il fut tout estonné &amp; pour tant il voulut<text:line-break/>veoir tout au long ce qui y estoit escript. Adonc le<text:line-break/>pauure Girard fut si dolent qu'a peine peust il par(-)<text:line-break/>ler, si print son cheual &amp; à force desperon s'en va par<text:line-break/>chemin pour rencontrer ladicte damoyselle, ce qu'il<text:line-break/>ne peut faire. Et arriua seulement en la ville de Bra(-)<text:line-break/>bant le iour que ladicte damoyselle fut espousée d(o1)t<text:line-break/>il fut si tresfort esmeu qu'il ne scauoit à qui le dire.</text:p>
      <text:p text:style-name="p">Il la voulut mener aux dances pour parler à elle, ce<text:line-break/>qu'elle ne voulut faire &amp; partant fut ledict Girad par<text:line-break/>sa faulte banny de l'amytié d'vne tres honorable da(-)<text:line-break/>moyselle.</text:p>
      <text:h text:style-name="Titre2" text:outline-level="2">(hedera)Dela damoyselle qui enferma son mary<text:line-break/>dedans vn bahu toute la nuict pour iouyr<text:line-break/>de son amy, &amp; les rizêes faictes contre<text:s/>[f. f7r]le(-)<text:line-break/><text:s/>dict mary quant il fut hors ledict bahu.</text:h>
      <text:h text:style-name="Titre3" text:outline-level="3">Nouuelle. XXXV.</text:h>
      <text:p text:style-name="P102"><text:span text:style-name="T103">E</text:span>N ce Royaulme de France fut au mes(-)<text:line-break/>mes t(e1)ps vn ieune escuyer lequel print ac<text:line-break/>cointance auecques vne noble damoy(-)<text:line-break/>selle mariée &amp; tellement fut nourrie<text:line-break/>leur amytié, que desir de coucher ensem(-)<text:line-break/>ble les assault, la damoyselle ne(a1)tmoins pour la pre(-)<text:line-break/>sence du mary fist assez de reffuz. Toutesfoys à la fin<text:line-break/>elle luy d(o1)na assignati(o1) de venir à dix heures du soir<text:line-break/>hurter à l'huis de la ch(a1)bre ce q fut accordé. A l'heu(-)<text:line-break/>re du coucher la damoyselle &amp; son mary se retire(-)<text:line-break/>rent enleur chambre pour reposer &amp; semerent pro(-)<text:line-break/>pos entre eulx pour rayson d'vn bahu qui estoit en la<text:line-break/>dicte chambre ou la damoyselle affermoit qu'elle y<text:line-break/>mettoit ses habillemens ce que le mary ne vouloit<text:line-break/>croyre parce qu'il estoit assez moyen &amp; estroict &amp; di<text:line-break/>soit le mary que les habillemens de sa femme ne pou(-)<text:line-break/>uoient y estre de leur long &amp; sans y estre fort foullez<text:line-break/>Adoncie gaige (dist la damoyselle) pour vne demye<text:line-break/>douzainne de chemises de Holande à l'encontre d'v(-)<text:line-break/>ne cotte de satin que vous y pouriez bien à l'ayse de(-)<text:line-break/>dans. Le mary accorde la gaieure, la damoyselle fut<text:line-break/>bien ayse &amp; fist vuyder tout ce qui estoit dedans le ba<text:line-break/>hu, &amp; le mary en pourpoint se mist dedans ou il co(-)<text:line-break/>gneut estre assez à l'ayse sans peine. A donc la femme<text:line-break/>ferma le bahu à clef &amp; auecques l'ayde de ses damoy(-)<text:line-break/>selles fut porté en vne garde robbe assez loing de la<text:line-break/><text:soft-page-break/><text:span text:style-name="pb">[f. f7v]</text:span><text:line-break/>chambre dont le mary estoit fort courroucé &amp; de(-)<text:line-break/>dans icelluy iuroit &amp; blasphemoit tellem(e1)t qu'il sem<text:line-break/>bloit qu'il deust tuer tous ses subiectz. Et nonobst(a1)t<text:line-break/>la damoyselle le laissa pour la nuict coucher ainsi. Et<text:line-break/>en son lieu fist coucher son amy auquel elle compta<text:line-break/>le faict. Le lendemain conuenoit deliurer le prison(-)<text:line-break/>nier &amp; pour crainte qu'il ne fist effort, la damoyselle<text:line-break/>parlementa auecques ses chambrieres &amp; les instruict<text:line-break/>comment elles debuoient faire pour euiter sa fureur.</text:p>
      <text:p text:style-name="p">A donc la damoyselle entra en la garderobbe &amp; com(-)<text:line-break/>menca à chanter. Et le mary au contraire à crier que<text:line-break/>l'on le deliurast. Et la damoyselle oyant sa voix fai(-)<text:line-break/>gnant estre fort courroucée, luy demanda s'il estoit<text:line-break/>encores la &amp; s'il y auoit couché, par mon serm(e1)t dict<text:line-break/>elle l'on me auoit dict que vous esties alle coucher<text:line-break/>ailleurs pour votre plaisir. Et subit elle appella ses<text:line-break/>damoyselles &amp; les reprent rudem(e1)t de ce qu'elles n'a<text:line-break/>uoient ouuert le bahu des le soir. Et leur commanda<text:line-break/>qu'elles allassent incontinent chercher la clef. Cep(e1)(-)<text:line-break/>dant la damoyselle par doulces parolles atira son ma<text:line-break/>ry à elle en soy excusant sur la faulte desdictes cham(-)<text:line-break/>brieres &amp; fault (dict elle) que vous leur ayez faict<text:line-break/>quelque chose, car ilz ont grande enuye de vous fai(-)<text:line-break/>re mal &amp; en prendre vengeance dont il me desplaist.</text:p>
      <text:p text:style-name="p">Ce que le mary desnyoit requerant que diligemm(e1)t<text:line-break/>il fust mis hors. Et la damoyselle pour crainte de sa<text:line-break/>fureur ne voulut autrement luy faire ouuerture qu'il<text:line-break/>ne luy promist qu'il ne luy en scauroit malgre &amp; luy<text:line-break/>payeroit sa cotte de satin. Ce faict elle luy ouure &amp;<text:line-break/>incontinent qu'il fut hors, elle l'embrassa accolla &amp;<text:line-break/><text:span text:style-name="pb">[f. f8r]</text:span><text:line-break/>baisa d'vn si feruent desir que sa collere fut mode(-)<text:line-break/>rée &amp; le mena en la chambre. A donc toutes les cham<text:line-break/>brieres se presenterent ensemble par deuers luy riant<text:line-break/>d'vn tel courage que le pauure escuyer fut tout con(-)<text:line-break/>fus &amp; ne peult auoir autre contenance pour lors que<text:line-break/>les contrefaire en riant c(o1)me elles faisoyent. Ainsi es(-)<text:line-break/>chappa la bonne damoyselle qui depuis eust sa cot(-)<text:line-break/>te de satin.</text:p>
      <text:h text:style-name="Titre2" text:outline-level="2">(hedera)D'vn noble escuyer qui reboucha au<text:line-break/>combat de ses amours &amp; du repro(-)<text:line-break/>che qu'il en eut.</text:h>
      <text:h text:style-name="Titre3" text:outline-level="3">(hedera)Nouuelle. XXXVI.</text:h>
      <text:p text:style-name="P104"><text:span text:style-name="T105">E</text:span>N la court d'vn roy fut vne foys vn<text:line-break/>noble escuyer beau &amp; plaisant per(-)<text:line-break/>sonnage lequel pour ses vertus &amp;<text:line-break/>graces estoit fort aymé &amp; honoré<text:line-break/><text:soft-page-break/>en la court. A duint quelque iour<text:line-break/>qu'il fut esprins de l'amour d'vne<text:line-break/>belle damoyselle premiere de la chambre &amp; mieulx<text:line-break/>aymée de la royne &amp; tellement continuerent leurs a(-)<text:line-break/>mytiez que l'escuyer la requist de iouir du benefice<text:line-break/>d'amours. Ce que la damoyselle de prime face n'ac(-)<text:line-break/>corda, par ce qu'elle couchoit auecques la royne en<text:line-break/>l'abs(e1)ce du roy &amp; n'eust peu faire bruict en la ch(a1)bre<text:line-break/>que la royne ne l'eust entendu. Mais elle s'aduisa que<text:line-break/>la royne auoit vne belle leurette qu'elle aymoit fort<text:line-break/>&amp; la faisoit coucher en sa chambre. Si dict à son amy<text:line-break/>qu'elle laisseroit au soir l'huys ouuert &amp; y feroit<text:line-break/><text:span text:style-name="pb">[f. f8v]</text:span><text:line-break/>coucher la leurette &amp; conuiendroit (dist elle) que<text:line-break/>vous entrez dedans ladicte sallete à dix heures du soir<text:line-break/>&amp; chercherez la leurette qui vous cognoist &amp; luy ti(-)<text:line-break/>rant ou serrant l'oreille elle crira, a lors la Roynne<text:line-break/>me fera leuer &amp; ie m'en yray à vous. Ainsi qu'il fut c(o1)<text:line-break/>clud il fut executé &amp; l'heure venue l'escuyer se retira<text:line-break/>en ladicte sallette &amp; fit crier la leurete, la Roynne es(-)<text:line-break/>ueille sa damoyselle &amp; luy commande ouurir l'huis à<text:line-break/>la leurette &amp; la mettre dedans la chambre. La damoy<text:line-break/>selle se leue &amp; s'en va à son assignation ou elle trouue<text:line-break/>son amy qui la baise, tien son tetin &amp; se met à son de<text:line-break/>uoir d'acomplir l'oeuure promise à quoy la damoy(-)<text:line-break/>selle se dispose &amp; luy fist le pl(us) beau ieu qu'elle peut.<text:line-break/>Toutesfoys la paste est molle &amp; rebouche à tous pro<text:line-break/>pos en sorte qu'il ne veult entrer, dont la damoyselle<text:line-break/>fut mal contente &amp; se retire en la chambre de la roy(-)<text:line-break/>ne à la quelle elle dict qu'elle ne vouloit entrer de(-)<text:line-break/>dans &amp; se recouche. L'escuyer fut tresfaché de son<text:line-break/>inconuenient &amp; de courroux deux heures apres il ti(-)<text:line-break/>ra l'oreille de la leurette t(a1)t qu'il la fit crier plus fort<text:line-break/>qu'au parauant. La royne r'appella la damoyselle &amp;<text:line-break/>la fist aller chercher la leurette. La damoyselle fist s(o1)<text:line-break/>debuoir enuers son amy &amp; l'accolla, baisa, chatouilla<text:line-break/>en riant &amp; en mil autres petites graces l'entretenoit,<text:line-break/>pour luy bailler chaleur en tel cas requise, en quoy<text:line-break/>elle ne prousita gueres, car son leurier n'en leua onc(-)<text:line-break/>ques la testes, dont elle fut plus ennuyée &amp; nonob(-)<text:line-break/>stant les doulces parolles de son amy, qu'il la voit re(-)<text:line-break/>tenir, elle se retira en sa chambre &amp; dist à la Royne,<text:line-break/>que ce mauldit chien ne vouloit entrer par amour ou<text:line-break/><text:span text:style-name="pb">[f. g1r]</text:span><text:line-break/>force qu'elle luy fist, &amp; se cachoit baissant tousiours<text:line-break/>la teste. Le pauure escuyer fut tresdesplaisant de sa<text:line-break/>vie cognoissant sa tant froide nature, &amp; se pour me(-)<text:line-break/>noit par la sallette en soy complaignant de sa fortu(-)<text:line-break/>ne tant estrange, dont il esperoit malheur en la fin de<text:line-break/>ses iours. Toutesfois apres ses longues pensées il fist<text:line-break/><text:soft-page-break/>de rechef crier la leurette &amp; la Royne appella sa da(-)<text:line-break/>moyselle comme de coustume. Quand la bonne da(-)<text:line-break/>moyselle fut pres de son amy elle fist toutes dilig(e1)ces<text:line-break/>d'accomplir son desir, &amp; luy donna les plus grandes<text:line-break/>occasions qu'elle fist oncques. L'escuyer au cas pareil<text:line-break/>en se ioignant, maniant &amp; frottant son leurier pour<text:line-break/>luy faire dresser la teste, ce qu'il ne peut oncques, d(o1)t<text:line-break/>la damoyselle fut tellement courroucée qu'elle luy<text:line-break/>dist qu'il estoit vn vray abuseur &amp; qu'il n'estoit di(-)<text:line-break/>gne d'estre en bonnes compaignies, &amp; plusieurs au(-)<text:line-break/>tres propos rigoureux, &amp; en disant telz propos elle se<text:line-break/>retira à grande force des mains de lescuyer qui ne la<text:line-break/>vouloit laisser aller, &amp; luy ferma roy dement son huys<text:line-break/>au nez, &amp; la Royne qui l'ouit luy demanda à qui elle<text:line-break/>parloit. Cest dist elle à cest paillard chien qui ma don<text:line-break/>ne tant de peine à le chercher. Et il s'estoit caché<text:line-break/>soubz vn banc le museau plat contreterre &amp; ne s'est<text:line-break/>voulu leuer pour moy &amp; ie l'eusse voluntiers boute<text:line-break/>dedans, mais il n'a oncques daigne leuer la teste ne<text:line-break/>pour frotter ou chastouiller, dont il m'a faict tel des<text:line-break/>pit que ie luy ay fermé l'huys au nez. La Royne ap(-)<text:line-break/>prouua ceste excuse. Et le l(e1)demain le pauure escuyer<text:line-break/>s'adressa à sa damoyselle pour faire sa paix, à quoy<text:line-break/>elle ne tint compte &amp; luy dist tant de parolles<text:line-break/><text:span text:style-name="pb">[f. g1v]</text:span><text:line-break/>iniu(-)rieuses, qu'on cques depuis il ne s'ingera de parler à<text:line-break/>elle ne en sa compagnie deuiser craignant sa renom(-)<text:line-break/>mée departir par ces dessusdictes faultes.</text:p>
      <text:h text:style-name="Titre2" text:outline-level="2">(pdm)De la cautelle d'vne ieune femme qui fist iu(-)<text:line-break/>rer son debteur sur vn bras sainct<text:line-break/>Anthoine, dont elle recouura<text:line-break/>sa debte.</text:h>
      <text:h text:style-name="Titre3" text:outline-level="3">Nouuelle XXXVII.</text:h>
      <text:p text:style-name="P106"><text:span text:style-name="T107">E</text:span>N la ville d'Orleans fut vn marchant fre<text:line-break/>quentant la riuiere de loyre, homme tres<text:line-break/>desloyal &amp; qui ne craignoit soy pariu(-)<text:line-break/>rer iudiciairement quand on luy auoit<text:line-break/>faict vn prest, &amp; tousiours par sa malice<text:line-break/>tendoit de non plaider ne payer. A duint qu'vne mar<text:line-break/>chande de poisson luy auoit presté grosses sommes<text:line-break/>de derniers, d(o1)t elle n'auoit cedulle ne breuet. Et qu(a1)t<text:line-break/>le terme fut passé la marchande voulut auoir son ar(-)<text:line-break/>gent, &amp; pour ce luy demanda par plusieurs fois, mais<text:line-break/>le marchant n'y vouloit entendre, &amp; quand il estoit<text:line-break/>seul auecques elle pour la contenter de parolles, il c(o1)<text:line-break/>fessoit le debt, &amp; luy promettoit bien payer inconti(-)<text:line-break/>nent, mais deu(a1)t les g(e1)s il regnioit tousiours le debt,<text:line-break/>iuroit execrablement qu'il n'auoit iamais eu affaire<text:line-break/><text:soft-page-break/>ne emprunté dernier de ladicte marchande, dont elle<text:line-break/>estoit moult dolente &amp; se complaignoit fort à ses voi<text:line-break/>sins &amp; amys du lache tour de ce marchant, dont elle<text:line-break/>rengregoit son mal, car ilz l'aduisoient du mauuais<text:line-break/>bruict qu'il auoit, &amp; que autres auoient esté trom(-)<text:line-break/>pez comme elle, &amp; qu'a grand en seroit elle<text:line-break/>payée. Et quand la marchande eust entendu tel<text:line-break/><text:span text:style-name="pb">[f. g2r]</text:span><text:line-break/>rap(-)port, elle s'en alla au conseil, suyuant lequel elle fist<text:line-break/>conuenir pardeuant le preuost du lieu aux plaitz or(-)<text:line-break/>dinaires, &amp; conclud à la fin de luy rendre ses derniers<text:line-break/>qu'elle luy auoit prestez, &amp; le iuge ordonna que le<text:line-break/>marchant comparoistroit en personne pour le faire<text:line-break/>iurer &amp; estre enquis sur ladicte dem(a1)de. Au iour que<text:line-break/>le marchant auoit assignation, la marchande se deli(-)<text:line-break/>bera d'y comparoir. Et ainsi qu'elle passoit par des(-)<text:line-break/>sus le pont, elle aduisa vn bras de boys painct au meil<text:line-break/>leu duquel y auoit enchassé quelque reliquaire de<text:line-break/>sainct Anthoine, lequel bras fut posé sur vn c(o1)ptoir,<text:line-break/>aorné d'vne nappe d'Eglise ioignant la porte d'vne<text:line-break/>petite chappelle dediée au nom de sainct Anthoine.<text:line-break/>Et apres qu'elle l'eut baisé &amp; faict sa priere pour a(-)<text:line-break/>uoit bonneyssue de son proces, elle pria fort le gar<text:line-break/>dien des reliquaires de luy prester ledict bras, &amp; pour<text:line-break/>la seurete elle bailla en garge vn escu promettant le<text:line-break/>rapporter sans autre chose dire. Qu(a1)d la cause de la<text:line-break/>marchande fut appellée, &amp; que les parties se fussent<text:line-break/>apparuz deuant le iuge, &amp; quand le iuge leur ouye il<text:line-break/>voulut faire leur la main au marchant &amp; l'adiurer<text:line-break/>à scauoir s'il ne debuoit l'argent, mais à linstant la<text:line-break/>marchande dist au iuge. Helas monsieur pour Dieu<text:line-break/>ne le faictes pas ainsi iurer, car ie tiens t(a1)t de luy qu'il<text:line-break/>ne craindra à se pariurer, mais m(o1)sieur voicy vn bras<text:line-break/>sainct Anthoine, s'il vous plaist qu'il mette la main<text:line-break/>dessus &amp; quil iure, car ie suis asseuré que s'il ne dict<text:line-break/>verité qu'auant que l'an soit passé le bras luy seiche(-)<text:line-break/>ra ou brullera du feu sainct Anthoine, dont il sera im<text:line-break/>potent toute sa vie, à quoy le iuge de prime face ne<text:line-break/><text:span text:style-name="pb">[f. g2v]</text:span><text:line-break/>voulut consentir attendu que lon à accoustumé en<text:line-break/>telles choses appeller Dieu nostre createur, &amp; par ice<text:line-break/>luy iurer, toutesfois par importunité de la femme, il<text:line-break/>fist iurer le marchant par sainct Anthoine, dont il<text:line-break/>veoit illec le bras figuré qu'il diroit verité. Alors le<text:line-break/>marchant espouenté de ce que la damanderesse auoit<text:line-break/>rem(o1)stre au iuge, craignoit fort à iurer, &amp; dist au iu(-)<text:line-break/>ge qu'il n'estoit tenu iuger ainsi, toutesfois apres c(o1)(-)<text:line-break/>trainctes de iurer par le dict sainct &amp; bras, il confessa<text:line-break/>le debt, craignant qu'en apres il ne fust ars ou en dan<text:line-break/>ger du mal sainct Anthoine. Et pource fut c(o1)dempne<text:line-break/><text:soft-page-break/>à payer, dont la demanderesse fut fort aise. Et depuis<text:line-break/>fut par sobriquement surnommée bras sainct An(-)<text:line-break/>thoine.</text:p>
      <text:h text:style-name="Titre2" text:outline-level="2">(hedera)D'vne Damoyselle qui accoucha la premiere<text:line-break/>nuict de ses nopces d'vn beau filz, &amp; de la<text:line-break/>complaincte du nouueau maryé.</text:h>
      <text:h text:style-name="Titre3" text:outline-level="3">Nouuelle. XXXVIII.</text:h>
      <text:p text:style-name="P108"><text:span text:style-name="T109">A</text:span>Duint en ses contrées peu au<text:line-break/>parauant le regne de Charles<text:line-break/>septiesme, qu'vn ieune gentil<text:line-break/>homme de Lymosin s'acoin(-)<text:line-break/>cta d'vne tresbelle Damoysel(-)<text:line-break/>le du pays chartrain, laquelle<text:line-break/>au parauant auoit esté fort a(-)<text:line-break/>moureuse d'vn gros seigneur<text:line-break/>du pays, qui par amytié luy auoit emply le ventre &amp;<text:line-break/>pour couurir la faulte, tant sist la saige Damoyselle<text:line-break/>que par ioyeulx propos &amp; soubz promesses de gros<text:line-break/>biens, elle c(o1)uertit se second amy à l'espouser, ce que<text:line-break/><text:span text:style-name="pb">[f. g3r]</text:span><text:line-break/>liberement il accorda, &amp; sans qu'il s'apperceust du<text:line-break/>v(e1)tre de sa partie il espousa, &amp; la nuict venue fut les(-)<text:line-break/>pousée couchée à grande solennité, &amp; puis le maryé<text:line-break/>apres qui ne s'espargnit po(i1)t en son office, &amp; t(a1)t gref<text:line-break/>sa le poulain que la ieune Damoyselle fut c(o1)traincte<text:line-break/>de vuyder son enfant assez aysement moyennant aus<text:line-break/>si layde d'vne seruante propre qui couchoit en la ch(a1)<text:line-break/>bre. Quand le mary cust veu cest enfant, il fut esba(-)<text:line-break/>hy ignorant la fertilité du pays. Le lendemain les ma<text:line-break/>trosnes &amp; autres ieunes gens vindrent veoir la ma(-)<text:line-break/>ryée pour scauoir de sa disposition, &amp; comme est leur<text:line-break/>coustume apporterent vn chault humet pour les ref(-)<text:line-break/>iouir auecques du vin &amp; du reliqua des nopces. Et<text:line-break/>quand ilz eurent tout mis par ordre sur la table, ilz<text:line-break/>manderent le nouueau maryé à desieuner, dont le ma<text:line-break/>ryé ne tint c(o1)pte, &amp; se tenoit triste &amp; pensif sans par(-)<text:line-break/>ler, c(o1)bien qu'il en fust requis. Toutes fois apres lon(-)<text:line-break/>gues interpellations pour declarer la cause de sa me(-)<text:line-break/>lancholie. Iay (dist il) cause tressufisante de me melan<text:line-break/>cholier, car si ma femme continue ainsi qu'elle à com<text:line-break/>mencé, son bien ne celuy du seigneur de Chartres ne<text:line-break/>suffiroit pour lhabond(a1)ce des enfans que nous feri(o1)s<text:line-break/>ensemble, ie n'ay encores esté auecques elle que ceste<text:line-break/>nuict, &amp; elle ma ia produict vn filz, &amp; qu'ainsi ne soit<text:line-break/>voy la de quoy, en descouur(a1)t vn peu le lict, m(o1)stre la<text:line-break/>mere &amp; le filz, dont les assistans furent esto nez du<text:line-break/>cas, mais neantmoins le bon escuyer fut remis par<text:line-break/>l'vne des matrosnes Damoyselles qui luy compta en<text:line-break/><text:soft-page-break/>secret la force que son seigneur auoit faicte à la Da(-)<text:line-break/>moyselle, à quoy elle n'auoit peu resister qu'il<text:s/><text:line-break/><text:span text:style-name="pb">[f. g3v]</text:span><text:line-break/>con(-)uenoit qu'il print en patience cest enfant, esperant<text:line-break/>quelque bonne recompence du seigneur. Ainsi se c(o1)(-)<text:line-break/>tempta le bon escuyer, dont depuis il fut remunere.</text:p>
      <text:h text:style-name="Titre2" text:outline-level="2">(hedera)De troys marchans qui menerent leurs fem(-)<text:line-break/>mes en pellerinage auecques veu de ne cou<text:line-break/>cher auecques elles en chemin. Et<text:line-break/>comment leur veu fut rompu<text:line-break/>à lay de de trois cordeliers<text:line-break/>qui coucherent auec(-)<text:line-break/>ques lesdictes fem(-)<text:line-break/>mes.</text:h>
      <text:h text:style-name="Titre3" text:outline-level="3">Nouuelle. XXXIX.</text:h>
      <text:p text:style-name="P110"><text:span text:style-name="T111">E</text:span>N ce mesme temps troys bons mar(-)<text:line-break/>chans de Sauoye, apres soupper si(-)<text:line-break/>rent complot d'aller en voyage à. S.<text:line-break/>Anthoine de Viennoys &amp; y mener<text:line-break/>leurs femmes, &amp; fut c(o1)clud par veu<text:line-break/>qu'ilz n'abiteroient ne couche(-)<text:line-break/>roient auecques elles par le chemin. Aduine qu'ilz<text:line-break/>arriuerent en vne hostellerie ou logeoient trois cor(-)<text:line-break/>deliers bons freres, lesquelz apres soupper apperceu(-)<text:line-break/>r(e1)t que les maryz ne couchoient auecques leurs fem<text:line-break/>mes, &amp; que les hommes couchoient en l'vne des ch(a1)(-)<text:line-break/>bres &amp; les femmes en lautre. Si conspirer(e1)t les moy(e1)s<text:line-break/>pour besongner auecques ses femmes. Et conclurent<text:line-break/>que sur la minuict ilz les yroient assaillir sans faire<text:line-break/>bruist ou parler en leurs chambres &amp; chascun empoi<text:line-break/>gneroit la sienne. La conclusion fut executée &amp; de b(o1)<text:line-break/>ne fort une trouuerent leur chambre qui n'estoit ver<text:line-break/>rouillêe, si firent leur debuoir en telle sorte que les<text:line-break/><text:span text:style-name="pb">[f. g4r]</text:span><text:line-break/>dames furent contentes, non toutesfois qu'elles ne<text:line-break/>fussent es merueillées, que ainsi ilz r(o1)poient leur veu,<text:line-break/>&amp; pour la cause ilz requirent la cause qui les mou(-)<text:line-break/>uoit de faire tel acte &amp; de r(o1)pre le veu, à quoy les b(o1)s<text:line-break/>freres ne firent responce, &amp; estimoient les pauures f(e1)<text:line-break/>mes qu'il y eust gaieure entre leurs marys de ne par(-)<text:line-break/>ler. Quand les cordeliers eur(e1)t accomply leur bons<text:line-break/>desirs par quatre ou cinq foys, ilz se retiret(e1)t en leur<text:line-break/>chambre, &amp; se disposerent à vuyder de la maison &amp;<text:line-break/>prendre chemin hors la voye des marchans, Les da(-)<text:line-break/>mes fresches &amp; plus gaillardes que de coustume, si se<text:line-break/>leuerent les premieres, &amp; allerent assaillir leurs ma(-)<text:line-break/>rys. Et entre autres propos dist l'vne à son mary qu'il<text:line-break/><text:soft-page-break/>y auoit plus de deux ans qu'il n'auoit faict si bonne<text:line-break/>bes(o1)gne qu'il luy auoit faict cest nuict. Ie cuyde dist<text:line-break/>elle que vous estiez enragé. Le mary secoua la teste &amp;<text:line-break/>luy dist qu'elle resuoit. Alors les deux autres afferme<text:line-break/>rent à leurs marys qu'elle ne resuoit pas, &amp; que tous<text:line-break/>trois les auoient assaillies sans mot dire ne respondre<text:line-break/>au veuqu'ilz cassoient. Ces parolles ouyes furent les<text:line-break/>pauures marchans fort estonnez, &amp; penserent que<text:line-break/>les cordeliers y auoient mouillé leurs souppes, si dist<text:line-break/>l'vn d'entre eulx que le vin qu'ilz auoi(e1)t beu au soup<text:line-break/>per les auoit c(o1)trainctz ainsi bien besongner &amp; qu'ilz<text:line-break/>n'eussent peu pour l'heure eulx contenir. Et quand<text:line-break/>les marchans furent seulz ilz recouurerent leurs of(-)<text:line-break/>fences. A donc fut conclud que chascun coucheroit<text:line-break/>auecques sa partie, &amp; la garderoit, &amp; se pourroient<text:line-break/>contenir si bon leur sembloit.</text:p>
      <text:p text:style-name="p"><text:span text:style-name="pb">[f. g4v]</text:span></text:p>
      <text:h text:style-name="Titre2" text:outline-level="2">(hedera)De la cautelle que fit vn Ieune escuyer pour iouir<text:line-break/>de sa dame qui attendoit vng autre amy com(-)<text:line-break/>paignon du dict escuyer et de laliance fi<text:line-break/>nalle enuers les ceux<text:line-break/>escuyers.</text:h>
      <text:h text:style-name="Titre3" text:outline-level="3">Nouuelle. XXXIX.</text:h>
      <text:p text:style-name="P112"><text:span text:style-name="T113">A</text:span>V pays de Rochan fut vne tres bel<text:line-break/>le damoyselle laquelle pour sa b(o1)<text:line-break/>ne grace acquit plusieurs amys, en<text:line-break/>tre autres elle eust vn singullier<text:line-break/>plus en recommandation auquel<text:line-break/>elle se declaroit et habandonnoit<text:line-break/>son corps liberalement : A duint que vn autre escuyer<text:line-break/>grand compaignon dudict bien venu s'aperceut du<text:line-break/>grand racueil que luy faisoit ceste damoyselle plus<text:line-break/>qu'a luy qui estoit amoureulx, Si se aduisa de sca(-)<text:line-break/>uoir la verité du faict et vng iour s'en alla soupper a(-)<text:line-break/>uecques son compaignon le bien venu, auquel en gau<text:line-break/>dissant il demanda sil aymoit la damoyselle et si elle<text:line-break/>luy faisoit aucune grace ce que le c(o1)paignon ne vou(-)<text:line-break/>lut reueller &amp; luy dist seullem(e1)t quil ne en auoit que<text:line-break/>faire. Quant ilz eurent souppé le ieune escuyer laissa<text:line-break/>le bien venu en luy donnant la bonne nuict. Et qu(a1)t<text:line-break/>il fut à la porte du chasteau il trouua vne mulle<text:line-break/>quil cognoissoit appartenir audict bien venu et ny<text:line-break/>auoit homme qui la gardast, donc ques s'auentura de<text:line-break/>monter dessus et d'aller au non du dict bien venu par<text:line-break/>deuers la damoyselle ce que il fit et en heurtant luy<text:line-break/><text:span text:style-name="pb">[f. g5r]</text:span><text:line-break/>fut la porte ouuerte, il renuoya la mulle &amp; droict s'en<text:line-break/>va en la chambre de la damoyselle ou il la trouua en<text:line-break/><text:soft-page-break/>cotte attendant son amy à laquelle il dist franche(-)<text:line-break/>ment qu'il s'en venoit tenir la place de son compai(-)<text:line-break/>gn(o1) qui luy auoit enuoyé pour autres empeschem(e1)s<text:line-break/>audict bien aymé, dont la dame fut fort ennuyée de(-)<text:line-break/>clarant son amy tres deloyal de l'auoir ainsi accusée<text:line-break/>&amp; habandonnée à autres qu'elle auoit t(a1)t recuellie,<text:line-break/>adonc dict à l'escuyer qu'il se retirast &amp; qu'elle n'a(-)<text:line-break/>uoit appareillé la collation ne son corps pour luy, iu(-)<text:line-break/>rant qu'il ne coucheroit pas l'eans. Lescuyer au con<text:line-break/>traire iuroit que si &amp; fist tant par doulces &amp; vertu(-)<text:line-break/>euses parolles qu'ilz coucheroient ensemble vne heu<text:line-break/>re. Apres quilz furent couchez l'escuyer bien venu ar<text:line-break/>riua &amp; heurta à la porte &amp; appelloit la damoyselle à<text:line-break/>fin que l'on luy fist entrée, ce que la Damoyselle ne<text:line-break/>vouloit, rememorant la desloyaulte d'icelluy &amp; seu(-)<text:line-break/>lement demanda par la fenestre qui estoit à la porte,<text:line-break/>à quoy l'escuyer dist que c'estoit son amy qui venoit<text:line-break/>pour coucher auecques elle. Alors la damoyselle l'ac<text:line-break/>cusa fort d'auoir tresmal faict s(o1) debuoir &amp; iniurieu<text:line-break/>sement habandonnée à vn autre qui a prins sa place,<text:line-break/>ces parolles entendues fut l'escuyer fort nauré &amp; vou<text:line-break/>lut scauoir qui estoit celluy t(a1)t priué d'auoir entre(-)<text:line-break/>prins sur luy, adonc le compaignon se leua du lict &amp;<text:line-break/>resp(o1)d par la fenestre que c'estoit il &amp; qu'il n'en sust<text:line-break/>marry. La porte fut ouuerte au bien venu &amp; entra en<text:line-break/>la chambre ou se meurent propos tresennu yeulx en(-)<text:line-break/>tre sa dame &amp; luy dont il fut mal content. Si interro(-)<text:line-break/>gua le compaignon qui l'auoit amené leans. C'est dist<text:line-break/><text:span text:style-name="pb">[f. g5v]</text:span><text:line-break/>il vostre mulle qui scauoit bien le chemin, ie luy de(-)<text:line-break/>manday qu'elle faisoit la seulle, elle me dist qu'elle<text:line-break/>vous attendoit pour vous amener ceans. A donc ie la<text:line-break/>requis de m'y conduire, ce qu'elle fist sans reffus. Et<text:line-break/>qu(a1)d lescuyer vit que son c(o1)paignon luy auoit faict<text:line-break/>tel tour, il ne voulut se courroucer, &amp; apres quelque<text:line-break/>gracieuse parolle qu'il dist à sa damoyselle en s'excu(-)<text:line-break/>sant du faict il s'en partit de la maison, &amp; s'en retour<text:line-break/>na. Alors le compaignon dist à la damoyselle qu'il<text:line-break/>n'y auoit faulte de la part dudict escuyer, mais qu'il<text:line-break/>auoit tant poursuiuie d'amours, dont elle n'en auoit<text:line-break/>tenu compte, &amp; par ce auoit esté contrainct d'user de<text:line-break/>telle cautelle, dont bien luy en est prins. Ces parolles<text:line-break/>ouyes, la damoyselle se d'esmeut de son vouloir, &amp; ay<text:line-break/>ma comme au parauant le dict escuyer, &amp; de leur vou(-)<text:line-break/>loir elle les ayma esgallement sans noyse ou discen(-)<text:line-break/>tion, ains pour telle cause acreut leur amytié en sorte<text:line-break/>qu'ilz ne pouoient depuis estre l'vn sans lautre.</text:p>
      <text:soft-page-break/>
      <text:h text:style-name="Titre2" text:outline-level="2">(hedera)D'vn abus c(o1)mis en vng monastere de cordeliers,<text:line-break/>touchant la disme qu'ilz cherchoi(e1)t leur estre deues<text:line-break/>par les femmes mariées d'vn village, pour raison de leurs<text:line-break/>oeuures maritalles &amp; de leur pugnition finalle.</text:h>
      <text:h text:style-name="Titre3" text:outline-level="3">Nouuelle. XLI.</text:h>
      <text:p text:style-name="P114"><text:span text:style-name="T115">E</text:span>N la ville des hosteliers en casteloyne fut<text:line-break/>ediffiée vne religion de cordeliers ou pre(-)<text:line-break/>mierement furent mis aucuns de lobseru(a1)(-)<text:line-break/>ce, au parauant dechassez pour leur mau(-)<text:line-break/>uais gouuernement &amp; ficte deuotion. Ces religieux<text:line-break/>&amp; leurs successeurs, firent tant par continuation de<text:line-break/>leurs predications qu'ilz conuertirent les habitansa<text:line-break/><text:span text:style-name="pb">[f. g6r]</text:span><text:line-break/>seruir &amp; honorer Dieu &amp; ses sainctz, &amp; se demon(-)<text:line-break/>stroient enuers iceulx habitans si fort incomprehen(-)<text:line-break/>sibles &amp; si deuostz qu'ilz attirer(e1)t l'amytié d'vn chaf<text:line-break/>cun, dont bien leur vint, car ilz n'eurent iamais dixe<text:line-break/>te de viures, pour les grandes aulmosnes que chascun<text:line-break/>iour leur faisoient les habit(a1)s, &amp; pour leur sainctete<text:line-break/>souuent alloient les dictz habitans à confesse à leur<text:line-break/>couuent. Toutes fois c(o1)me il a duient souuent, ilz fu(-)<text:line-break/>rent sibien nourrys, honorez &amp; entretenuz par les ha<text:line-break/>bitans, que leur chair surmonta le bon esperit &amp; au<text:line-break/>lieu de prier pour le bon gouuernement de leurs biés<text:line-break/>faicteurs. Ilz persuaderent aux femmes par viues pre<text:line-break/>dications qu'elles debuoi(e1)t premier à Dieu tout deb<text:line-break/>uoir, honneur &amp; reuerence, secondement à leurs ma(-)<text:line-break/>rys amour &amp; dilection, à leur cure la dismé de leurs<text:line-break/>biens temporelz, &amp; aux freres dismes spirituelles qui<text:line-break/>estoi(e1)t dismes des oeuures de mariage. Cela tellem(e1)t<text:line-break/>fut persuade, que les pauures f(e1)mes au desceu de leurs<text:line-break/>marys, alloient souuent à ses freres, lesquelz sur leurs<text:line-break/>lictz prenoient voluntairement les dismes d'icelles.<text:line-break/>Et croyez que la charité fut fort recommandée, car<text:line-break/>ilz foulloient plus les ieunes &amp; fortes que les vieilles<text:line-break/>debiles, encores mariées, car les veufues en estoient<text:line-break/>exemples. Cela continua par lespace de douze ans, &amp;<text:line-break/>iusques a ce qu'vne nouuelle mariée au retour de son<text:line-break/>per auecques son mary voulut y aller. Vng soir bien<text:line-break/>tard contre le gre de son mary qui l'enquist en telle<text:line-break/>sorre qu'elle luy reuella (comme elle entendoit qu'il<text:line-break/>sceust) qu'elle vouloit aller payer sa disme des oeu(-)<text:line-break/>ures qu'ilz faisoi(e1)t ded(a1)s le lict &amp; que c'estoit grand<text:line-break/><text:span text:style-name="pb">[f. g6v]</text:span><text:line-break/>peché aux f(e1)mes qui n'y alloi(e1) pas. Le mary fut fort<text:line-break/>esmeu du propos &amp; voulut scauoir la verité du n(o1)(-)<text:line-break/>bre de. xviii. femmes de la partoisse qui la payeoi(e1)t à<text:line-break/>frere Eustace d(o1)t la f(e1)me du seigneuren estoit l'vne<text:line-break/>&amp; qu'il n'y auoit frere qui n'en eust aut(a1)t à acqui(-)<text:line-break/><text:soft-page-break/>ter comme ledict frere Eustace. Ces parolles ouyes le<text:line-break/>nouuea maryé s'en alla par deuers le seigneur &amp; luy<text:line-break/>c(o1)pta la nouuelle dont fut esbahy. Si fist appeller se(-)<text:line-break/>crettem(e1)t les habit(a1)s &amp; leur c(o1)pta l'affaire pour en or<text:line-break/>d(o1)ner, apres ainsi que de raison. A ceste fin les habit(a1)<text:line-break/>assemblez estoi(e1)t fort troublez, toutes foys ne pur(e1)t<text:line-break/>accorder pour l'heure, car les vns disoient sans autre<text:line-break/>inquisitions qu'il c(o1)uenoit les p(e1)dre, autres brusser<text:line-break/>en public. Le seigneur auecques les plus sages fur(e1)t<text:line-break/>d'aduis que pour scauoir la verité du cas les femmes<text:line-break/>scroient appellées au lendemain auquel iour messire<text:line-break/>Iehan les prescheroit &amp; feroit t(o1)ber son poinct sur<text:line-break/>les dismes spirituelles deües aux cordeliers. Le lende(-)<text:line-break/>mains les femmes furent à l'ass(e1)blée &amp; qu(a1)d la silence<text:line-break/>fut faicte, Messire Ieh(a1) c(o1)m(e1)ca ses parolles ainsi qu'il<text:line-break/>ensuyt. A vous ma damoyselle &amp; vostre noble c(o1)pai(-)<text:line-break/>gnie &amp; à toutes autres dames icy ass(e1)blêes de par m(o1)<text:line-break/>seigneur. Ie vous faictz scauoir que sur l'aduis &amp; de(-)<text:line-break/>liberation de son peuple cy present il est c(o1)clud que<text:line-break/>pour auoir la grace de dieu &amp; par d(a1) de noz offences,<text:line-break/>aussi pour obuier à la pestiléce qui euironne desia no<text:line-break/>stre ville seront faictes publicques processions ou vn<text:line-break/>chasc(u1) se trouuera en la plus gr(a1)de reuer(e1)ce qu'il se(-)<text:line-break/>ra possible faire toutes c(o1)fessi(o1)s &amp; fatisfactions pre(-)<text:line-break/>mises : &amp; vous c(o1)m(e1)t cy deu(a1)t au(o1)s esté preseruez des<text:line-break/><text:span text:style-name="pb">[f. g7r]</text:span><text:line-break/>guerres &amp; autres subsides par la grace de dieu &amp; par<text:line-break/>le moy(e1) des b(o1)nes pers(o1)nes au n(o1)bre desquelles sont<text:line-break/>les freres du conuent des cordeliers auxquelz sont<text:line-break/>deues dismes spirituelles des oeuures de voz maria(-)<text:line-break/>riages. Et au(a1)t que proceder à ladicte processi(o1), nous<text:line-break/>voul(o1)s scauoir de vo(us) si auez faict vostre debuoit de<text:line-break/>payer lesdictes dismes, car vous y estes toutes obligées<text:line-break/>par lesglise, vous scauez que ces b(o1)s religieux ne peu<text:line-break/>uent venir à voz hostez querir leur disme, se leur se(-)<text:line-break/>roit trop gr(a1)de peine. Il doibt bien suffire s'ilz ont<text:line-break/>ceste peine de la recepuoir en leurs chabres de chari(-)<text:line-break/>té. Et part(a1)t s'il ya aulcunes qui n'en ayent faict leurs<text:line-break/>debuoirs qu'ilz le declar(e1)t presentement sur peins<text:line-break/>corporelle. Ces parolles ne fur(e1)t pas si tost pron(o1)cées<text:line-break/>que plus de tr(e1)te de ses f(e1)mes c(o1)m(e1)cer(e1)t à crier tou(-)<text:line-break/>tes d'vne voix qu'elles auoyent bien payé, autres plus<text:line-break/>ieunes disoi(e1)t qu'ilz leurs en estoit deu de retour, les<text:line-break/>vieilles disoient qu'ilz auoi(e1)t c(o1)posé à eulx pour vn<text:line-break/>an moyenn(a1)t des nappes &amp; seruiettes, autres moyen(-)<text:line-break/>nant du gris pour les vestir par ce que leur c(o1)fesseur<text:line-break/>ne leur vouloit riens faire. Ces resp(o1)ces oyêes fut ar(-)<text:line-break/>resté que le feu seroit mis aux coins de leur c(o1)uent &amp;<text:line-break/>illec seroi(e1)t bruslez tous vifz. Ce qui fut executé s(a1)s<text:line-break/><text:soft-page-break/>autre iugement &amp; fut mys le c(o1)uent en cendres pour<text:line-break/>extirper &amp; punir leur erreur.</text:p>
      <text:h text:style-name="Titre2" text:outline-level="2">(hedera)De l'alliance qui fut entre deux compaignons<text:line-break/>d'amours pour raison de leur dame,</text:h>
      <text:h text:style-name="Titre3" text:outline-level="3">Nouuelle. XLII.</text:h>
      <text:p text:style-name="p"><text:span text:style-name="pb">[f. g7v]</text:span></text:p>
      <text:p text:style-name="P116"><text:span text:style-name="T117">S</text:span>Vr les marches de bourgongne en<text:line-break/>ce mesme temps fut vne damoyselle<text:line-break/>tresbelle &amp; de b(o1) entretien laquel(-)<text:line-break/>le pour ses graces fut aymée &amp; ser(-)<text:line-break/>uie de plusieurs nobles. Entre aul(-)<text:line-break/>tres de deux ieunes escuyers dudict<text:line-break/>pays, à chascun desquelz elle donna<text:line-break/>iours certais pour l'aller visiter &amp; coucher auec elle.<text:line-break/>Ce que fut tresbien c(o1)tinue par l(o1)gue espace de t(e1)ps,<text:line-break/>&amp; iusques à ce que le plus ieune eust espié par plu(-)<text:line-break/>sieurs iours ceulx qui les aultres fois frequeutoient<text:line-break/>sa dame. Et feit tant que apres auoir congneu la ve(-)<text:line-break/>rité, il rencontra son corriual, c'est à dire son com(-)<text:line-break/>paignon d'amours. Et luy dict amyablement. Ie scay<text:line-break/>que vous aymez vne telle damoyselle, &amp; que vous a(-)<text:line-break/>uez voz assignations à telz &amp; à telz iours : &amp; les aul(-)<text:line-break/>tres iours me s(o1)t assignez. Toutesfois il me desplaist<text:line-break/>de ce que la dame nous faict croire qu'lle n'a aultre<text:line-break/>amy que l'vng de nous, &amp; congnoissons maintenant<text:line-break/>le contraire. Partant apres longs deuis ilz s'aduise(-)<text:line-break/>rent de luy reprocher l'vng apres l'autre sa desloy(-)<text:line-break/>aulté, &amp; l'aduertir que ilz entendent bien qu'elle a<text:line-break/>aultres amys, &amp; donc ilz ne sont contentz. Ceste c(o1)(-)<text:line-break/>clusion fut arrestée &amp; executée par les dictz amou(-)<text:line-break/>reux. Et dict le premier en iurant fermement, que s'il<text:line-break/>trouuoit l'aultre, qu'il ne fauldroit à le tuer villaine(-)<text:line-break/>ment &amp; pour l'amour d'elle. Donc la damoyselle fut<text:line-break/>fort fachée, &amp; tachoit par doucles parolles &amp; pleurs<text:line-break/>à l'en diuertir, à quoy lescuyer plus se enflammoit.<text:line-break/>Le second feit en cas pareil, &amp; r'apportoient l'vng à<text:line-break/><text:span text:style-name="pb">[f. g8r]</text:span><text:line-break/>l'aultre de la damoyselle. Brief lesdictz amoureux ne<text:line-break/>aller(e1)t iour en son hostel, qu'ilz ne tinssent telz pro(-)<text:line-break/>pos affin de faire confesser la verité à la damoyselle,<text:line-break/>ce que oncques ne voulut, tant fut ruzée, desnyant<text:line-break/>tousiours le faict. Toutesfois. Ie second qui estoit le<text:line-break/>plus liberal, enuoya quelque iour son h(o1)me par de(-)<text:line-break/>uers elle, qui luy donna à entendre que pour sa des(-)<text:line-break/>loyaulté il ne la visitoit, &amp; renoncoit à son amytié.<text:line-break/>Quant le messager eust faict sa harangue, la damoy(-)<text:line-break/>selle plora, &amp; se c(o1)trista si fort, qu'elle en deuint tou(-)<text:line-break/>te pasle. Et ne peust faire aultre responce sinon cou(-)<text:line-break/><text:soft-page-break/>per vne partie de ses cheueulx, &amp; luy enuoyer en gai(-)<text:line-break/>ge d'amytié. Quant lescuyer eut receu les cheueulx,<text:line-break/>il les porta à son compaignon. Si conclurent qu'ilz<text:line-break/>yroient tous deux par deuers la damoyselle, &amp; pour<text:line-break/>la c(o1)uaincre de son faict. Et y fut premier celluy qui<text:line-break/>n'estoit si liberal, ayant les cheueulx que son compai<text:line-break/>gnon luy auoit enuoyez, ou il commenca fort &amp; fer(-)<text:line-break/>me à la reprendre de sa malice &amp; mauluaise grace, la<text:line-break/>reputant indigne d'estre aymée, &amp; luy dict aultres<text:line-break/>propos iniurieux : pour tous lesquelz encores la da(-)<text:line-break/>me ne voulut confesser la verité. Adonc luy exhibe<text:line-break/>ses cheueulx qu'elle auoit enuoyez à sonc(o1)paignon,<text:line-break/>lesquelz elle ne peust desnyer, parce qu'il luy osta s(o1)<text:line-break/>attour, ou elle fut veue sans cheueulx. Et sur ces<text:line-break/>poinctz arriua l'aultre compaignon, qui luy dict pa(-)<text:line-break/>reilles iniures : &amp; qu'elle debuoit auoir grande honte<text:line-break/>de tenir la main à deux amys, &amp; qu'il n'auoit tenu en<text:line-break/>elle, qu'ilz ne se fussent entretuez. A donc la bonne<text:line-break/>dame leurs requist mercy &amp; dict que lamytié qu'elle<text:line-break/><text:span text:style-name="pb">[f. g8v]</text:span><text:line-break/>auoit vers eulx estoit si parfaicte qu'elle n'eut peu es(-)<text:line-break/>conduire l'vn ne l'autre. Les suppliant que cy apres<text:line-break/>les trois cueurs fussent assemblez en vn &amp; de ceste<text:line-break/>heure la, furent les deux escuyers tellement amys en(-)<text:line-break/>semble que pour riens l'v n'eust esconduit l'autre.</text:p>
      <text:h text:style-name="Titre2" text:outline-level="2">(hedera)D'vne bonne dame qui donna si briefue assigna(-)<text:line-break/>tion à ses amys qu'ilz sceurent le faict l'vn de<text:line-break/>l'autre &amp; du trouble du mary quand<text:line-break/>il apperceut tout le faict.</text:h>
      <text:h text:style-name="Titre3" text:outline-level="3">Nouuelle XLIII.</text:h>
      <text:p text:style-name="P118"><text:span text:style-name="T119">A</text:span>V dict temps en la ville de Pa<text:line-break/>ris fut vne notable dame ma<text:line-break/>riée à vn march(a1)t du lieu la(-)<text:line-break/>quelle fit tant par son doulx<text:line-break/>langage qu'elle acquist plu(-)<text:line-break/>sieurs amys qu'elle entretint<text:line-break/>de si bonne grace qu'elle ren<text:line-break/>dit son mary soubs(o1)neux de<text:line-break/>l'affaire. Vn iour elle sceut que son mary estoit pres(-)<text:line-break/>sé d'aller au lendemain soliciter ses marchandises &amp;<text:line-break/>ses proces, elle donna assignation à ses mignons pour<text:line-break/>coucher auecques elle. Et dist à l'vn qu'il ne faillist<text:line-break/>pas à huict heures du matin &amp; l'autre à neuf. Les con<text:line-break/>clusions prinses le lendemain la bonne dame dist à<text:line-break/>son mary qu'elle se trouuoit fort debile &amp; qu'elle ne<text:line-break/>se pouuoit soubstenir tant elle sentoit griesues dou(-)<text:line-break/>leurs par les m(e1)bres &amp; c(o1)uenoit qu'elle se reposast en<text:line-break/><text:span text:style-name="pb">[f. h1r]</text:span><text:line-break/><text:soft-page-break/>cores vn peu de temps, Le mary qui doubtoit que le<text:line-break/>mal ne gisoit la n'en fist gr(a1)de estime &amp; la laissa dor<text:line-break/>mir à son aise, esperant la prendre sur le faict. Et s'en<text:line-break/>va à ses affaires : à l'heure de huict assignée, arriua le<text:line-break/>premier amy, lequel d'entrée se mist sur le lict chaus<text:line-break/>se &amp; vestu, &amp; accolla la dame d'vne grande affecti(o1),<text:line-break/>&amp; puis nefut long à se despouiller, &amp; fist tresbien ses<text:line-break/>besongnes, &amp; luy dura le plaisir tant qu'il fut seul a(-)<text:line-break/>uecques la dame, &amp; neuf heures sonnées, l'autre amy<text:line-break/>arriua &amp; heurta fort, dont le premier fut fort eston(-)<text:line-break/>né, estimant que ce fust le mary, si reprint hastiue(-)<text:line-break/>ment ses vestures, &amp; la dame le fist monter en vn gre(-)<text:line-break/>nier. Et par mesmes moyens receut le second en sa<text:line-break/>ch(a1)bre, lequel incontinent se rendit en chemise pour<text:line-break/>executer son desir auecques la dame, dont le premier<text:line-break/>fut tresmal cont(e1)t voyant telz mysteres qu'il nosoit<text:line-break/>declarer à l'heure, combien qu'il n'en pensoit pas<text:line-break/>moins. A l'instant arriua le mary &amp; heurta rudem(e1)t<text:line-break/>dont la dame &amp; le mignon furent fort empeschez,<text:line-break/>toutesfois pour abreger elle mist le second en la ruel<text:line-break/>le du lict, &amp; le couurit d'vne de ses robbes. Quand<text:line-break/>le marchant fut entré leans, il trouua que sa bonne<text:line-break/>femme s'abilloit encores, dont il se courrouca à elle,<text:line-break/>puis il aduisa son lict qui estoit fort debauché plus<text:line-break/>que de coustume, &amp; crotte par les piedz de fresche<text:line-break/>boue, en quoy il commenca asprement à luy dire plu<text:line-break/>sieurs parolles iniurieuses, l'appellant paillarde in(-)<text:line-break/>faicte, mechante, &amp; par plusieurs autres beaulx til(-)<text:line-break/>tres la nommoit, donc elle fut mal contente, &amp; en sa<text:line-break/>responce ne fut pas pour lors muette, car elle luy<text:line-break/><text:span text:style-name="pb">[f. h1v]</text:span><text:line-break/>ren(-$)dit tres bien son change. Le mary continuant ses in(-)<text:line-break/>iures, luy dist. Vous ne vous souciez de ce que ie vous<text:line-break/>dis meschante, mais i'espere qu'en brief vous en au(-)<text:line-break/>rez des nouuelles, &amp; que celuy de la hault payera<text:line-break/>tout. Quand celuy d'enhault ouyt telles parolles, il<text:line-break/>cria à haulte voix, sire (dist il) que celuy qui est en la<text:line-break/>ruelle en paye la moytié, car il en à eu autant de plai(-)<text:line-break/>sir. Et en disant ses propos il descendit &amp; monstra<text:line-break/>au mary celuy qui estoit en la ruelle, dont le mary<text:line-break/>fut tellement remply de fureur qu'il ne sceut autre<text:line-break/>chose faire sinon donner congé aux compaignons<text:line-break/>qui la laisserent les parties en grand trouble &amp; tous<text:line-break/>deux mal contens l'vn de lautre,</text:p>
      <text:soft-page-break/>
      <text:h text:style-name="Titre2" text:outline-level="2">(hedera)D'vne damoyselle qui fist coucher sa<text:line-break/>chambriere au lict de son mary pen<text:line-break/>dant qu'elle estoit couchée<text:line-break/>auecques son amy. Et<text:line-break/>de la responce finalle<text:line-break/>du mary,</text:h>
      <text:h text:style-name="Titre3" text:outline-level="3">Nouuelle. XLIIII.</text:h>
      <text:p text:style-name="P120"><text:span text:style-name="T121">I</text:span>L fut en ce mesme temps vne Da(-)<text:line-break/>moyselle, laquelle apres auoir faict<text:line-break/>plusieurs petis tours d'amourettes<text:line-break/>fut maryée à vn tres sage &amp; ia ancié<text:line-break/>cheualier qui la traicta &amp; ayma par<text:line-break/>faictement. Aduint vn iour qu'vn<text:line-break/><text:span text:style-name="pb">[f. h2r]</text:span><text:line-break/>ieune cheualier qui fut iadis l'vn des seruiteurs &amp;<text:line-break/>bon amy de la Damoyselle, arriua au chasteau pour<text:line-break/>visiter ces anciennes amytiez &amp; racompter de ses for<text:line-break/>tunes aduenues aux voyages qu'il auoit faictz par<text:line-break/>les Espaignes &amp; Portugal, lequel fut treshonneste(-)<text:line-break/>ment receu par le mary &amp; bien traicté pour lantic(-)<text:line-break/>que cognoissance &amp; pour la maison notoire, &amp; ordre<text:line-break/>qu'il portoit. La Damoyselle fut tresioyeuse de sa<text:line-break/>venue, &amp; pource l'entretint longuement de propos<text:line-break/>&amp; entre autres de leurs ieunesses, &amp; tant &amp; si longue(-)<text:line-break/>ment furent à leurs deuis attendant le soupper que<text:line-break/>le cheualier luy dist qu'il failloit qu'il couchast en(-)<text:line-break/>cores auecques elle ceste nuict, autrement qu'il n'en<text:line-break/>seroit content. Ce que la Damoyselle reffusa cognois<text:line-break/>sant la complexion de son mary, lequel combien<text:line-break/>qu'il ne luy fist riens qu'au moys vne foys, neant(-)<text:line-break/>moins deux ou trois foys la nuict il la tastoit, &amp; si el(-)<text:line-break/>le n'estoit aupres de luy elle pourroit en auoir grand<text:line-break/>dissame. Toutesfois persista tellem(e1)t le ieune cheua<text:line-break/>lier qu'elle accorda faire coucher en sa place sa Da(-)<text:line-break/>moyselle qui estoit fort ieune &amp; belle fille pour fai(-)<text:line-break/>re vmbre pendant qu'elle seroit couchée entre les<text:line-break/>bras de son amy le ieune cheualier : Ce qu'il fut acc(o1)(-)<text:line-break/>ply, apres plusieurs deuis &amp; bons traictem(e1)s du soup<text:line-break/>per. Quand le mary fut couché la Damoyselle fist<text:line-break/>coucher secrettement sa ieune chambriere auecques<text:line-break/>luy &amp; en deux saultz se retira pardeuers son amys qui<text:line-break/>tres bien la festoya. Incontinent que le mary eust<text:line-break/>dormy son premier somme, il tasta comme il auoit<text:line-break/>accoustumé si sa femme estoit bien couuerte si luy<text:line-break/><text:span text:style-name="pb">[f. h2v]</text:span><text:line-break/>mist de prime face sa main sur le tetin de la fille ou il<text:line-break/>aperceut que ce n'estoit sa femme, adonc il appella<text:line-break/>ceste chambriere, laquelle ne voulut oncques respon<text:line-break/><text:soft-page-break/>dres, ne par le nom de sa maistresse ne autrement, tou<text:line-break/>tesfois sans figure de proces il l(a1)gaina tres asprem(e1)t<text:line-break/>sa chambriere par deux ou trois fois, &amp; le matin ap(-)<text:line-break/>pella son ieune cheualier &amp; luy dist que tousiours il<text:line-break/>feroit cest eschange d'vne vieille ia passée, deshon(-)<text:line-break/>neste &amp; desloyalle à vne ieune &amp; fresche fille, ainsi<text:line-break/>mauez vous party(dist il) dont vous remercye. A ces<text:line-break/>propos fut la pauure ieune fille tant honteuse qu'el(-)<text:line-break/>le ne scauoit ou aller, tant pour son faict que pour<text:line-break/>celuy de sa maistresse, &amp; de lautre part furent le ieu(-)<text:line-break/>ne cheualier &amp; la dame tant esmeuz que le cheua(-)<text:line-break/>lier fut contrainct partir de la sans dire à Dieu.</text:p>
      <text:h text:style-name="Titre2" text:outline-level="2">(hedera)D'vn Italien ialoux qui trouua sa dame<text:line-break/>entre deux mignons Francoys, tenant<text:line-break/>leurs manches en ses poings. Et de la fin<text:line-break/>de Litalien à la relation de la vie de sa<text:line-break/>dame.</text:h>
      <text:h text:style-name="Titre3" text:outline-level="3">Nouuelle. XLV.</text:h>
      <text:p text:style-name="P122"><text:span text:style-name="T123">L</text:span>Ors en ce temps fut vn Italien nom<text:line-break/>mé Dannemarche, lequel faisoit sa<text:line-break/>residence en la ville de Paris pour<text:line-break/>mieulx exploicter ses marchandi(-)<text:line-break/>ses. A duint qu'il fut esprins de la(-)<text:line-break/>mour d'vne tresbelle Damoyselle<text:line-break/>Francoyse, &amp; souuent luy faisoit<text:line-break/><text:span text:style-name="pb">[f. h3r]</text:span><text:line-break/>compagnie, esperant par ses prochas en auoir bonne<text:line-break/>vin. Vng iour il fut par deuers elle en sa chambre ou<text:line-break/>il la trouua entre deux beaulx ieunes Francoys gen(-)<text:line-break/>tilz hommes qui lentretenoient &amp; luy comptoient<text:line-break/>d'amours tant priuement que riens plus, &amp; pour la<text:line-break/>grande familiarité qu'elle auoit en eulx, elle tenoit<text:line-break/>dedans son poing leurs manches pour y prendre du<text:line-break/>plaisir. Quand Lytalien vit telles manieres, il fut<text:line-break/>fort ennuyé &amp; ne scauoit qu'elle contenance tenir :<text:line-break/>car d'approcher il n'estoit son honneur aussi de s'en<text:line-break/>aller il ne luy estoit possible tant il en estoit ialoux<text:line-break/>&amp; ne pouoit auoir autre contenance sinon se gecter<text:line-break/>sur vn lict &amp; illec contempler la grace de sa dame<text:line-break/>enuers les autres qu'elle tenoit, ou il ne fut trop ayse :<text:line-break/>car entre ses dens il murmuroit &amp; mauldissoit les<text:line-break/>Francoys qui estoient plus en grace de la dame que<text:line-break/>luy. Ainsi que le noble Italien seruoit de tesmoing<text:line-break/>arriua vn autre gentil homme, auquel iceluy Italien<text:line-break/>compta ses affaires, &amp; luy demandoit conseil com(-)<text:line-break/>ment il debuoit proceder à telle desloyauté, à quoy<text:line-break/>respondit ledict Francoys qu'il ne conuenoit autre(-)<text:line-break/>ment proceder sinon par patience, car(dist il) cest<text:line-break/><text:soft-page-break/>reigle tresasseurée que si vne femme s'abandonne à<text:line-break/>vn estrangier comme vous, elle se peult aussi bien<text:line-break/>habandonner à vn autre de sa nation, &amp; me conuient<text:line-break/>comme vous auoir ceste patience en esperant que vn<text:line-break/>autre iour i'en iouiray, &amp; me fera aussi bonne chere<text:line-break/>qu'a ceulx que vous voyez. Quand cest Italien ouyt<text:line-break/>que son compaignon se declara amy &amp; seruiteur de<text:line-break/>la dame comme luy, à peine qu'il ne depationna &amp;<text:line-break/><text:span text:style-name="pb">[f. h3v]</text:span><text:line-break/>ne sceut que dire, sinon qu'elle l'auoit bien abusé &amp;<text:line-break/>auoit eu son argent soubz esperance qu'il n'auroit<text:line-break/>compaignon en son amytié. Et le ieune gentil hom(-)<text:line-break/>me cognoissant la ialousie de Lytalien luy dist qu'il<text:line-break/>ne s'en failloit plus tourmenter, car elle à plus de cent<text:line-break/>amys. O bone deo dist Lytalien cest encores pour<text:line-break/>rengreger mon mal, or ie cognois qu'il n'y à remede<text:line-break/>pour moy, si s'en alla &amp; se pendit de desplaisir qu'il<text:line-break/>eut de telle fortune.</text:p>
      <text:h text:style-name="Titre2" text:outline-level="2">(hedera)D'vne bonne cautelle que trouua vn<text:line-break/>escollier pour iouir de sa dame<text:line-break/>bien aymée, malgre du<text:line-break/>mary ialoux.</text:h>
      <text:h text:style-name="Titre3" text:outline-level="3">Nouuelle. XLVI.</text:h>
      <text:p text:style-name="P124"><text:span text:style-name="T125">L</text:span>Ors au mesme temps fut vn<text:line-break/>praticien de la ville d'Or(-)<text:line-break/>leans, tellement esprins de la(-)<text:line-break/>mour de sa ieune &amp; tresbelle<text:line-break/>femme qu'il en deuint si tres(-)<text:line-break/>fort ialoux &amp; si oultrageux<text:line-break/>qu'à autre chose ne pouuoit<text:line-break/>applicquer son esperit, sinon<text:line-break/>à garder que sa femme ne c(o1)(-)<text:line-break/>muniquast auecques homme quelconque, dont il<text:line-break/><text:span text:style-name="pb">[f. h4r]</text:span><text:line-break/>n'estoit à son ayse, car la femme cognoissant cest af(-)<text:line-break/>faire fut beaucoup plus ardente à en parler &amp; deui(-)<text:line-break/>ser : mesmes auecques les parties de son bon mary,<text:line-break/>comme auecques les gentilz hommes &amp; escolliers<text:line-break/>qui frequentoient leans, ausquelz elle racomptoit<text:line-break/>la grande ialousie de son mary. Lors adoncques le<text:line-break/>bon mary considerant de deux choses l'vne, qu'il<text:line-break/>conuenoit pour l'amour d'elle qu'il quitast sa pra(-)<text:line-break/>ticque ou qu'il luy baillast garde, il print en son ser(-)<text:line-break/>uice vne moult vieille femme, à laquelle il compta<text:line-break/>son faict, luy recommandant sa femme, &amp; qu'elle se<text:line-break/>gardast bien de s'eslongner de la compagnie d'icel(-)<text:line-break/>le, ce qu'il fut faict. Aduint quelque t(e1)ps apres qu'el<text:line-break/>le fut rencontrée par vn moult beau ieune escollier<text:line-break/><text:soft-page-break/>en allant à ses deuotions auecques la femme vieille,<text:line-break/>lequel l'accompaigna, en luy comptant comment il<text:line-break/>estoit si tresfort amoureux d'elle, que si en brief<text:line-break/>temps elle ne luy donnoit secours il tomberoit en<text:line-break/>tresgrand danger de sa personne. Auquel elle res(-)<text:line-break/>pondit moult fort briesuement comptant la ialousie<text:line-break/>de son mary &amp; la guide qu'elle auoit. Et partant ne<text:line-break/>pouuoit autrement luy tenir autre propos, sinon par<text:line-break/>escript. L'escollier s'en alla moult fort bien ayse espe(-)<text:line-break/>rant contentement, &amp; mist par escript tout son<text:line-break/>desir qu'il bailla le lendemain à sa dame, dont la vieil<text:line-break/>le en fut tresmal contente, toutesfois elle fut appai(-)<text:line-break/>sée en brief, car la dame luy dist que c'estoient let(-)<text:line-break/>tres pour enuoyer à Paris. La dame vit les demandes<text:line-break/>&amp; par mesmes moyens elle y respondit par escript. Et<text:line-break/><text:span text:style-name="pb">[f. h4v]</text:span><text:line-break/>quant elle vit l'escolier pres d'elle sy cacha vn papier<text:line-break/>qui tomba en bas, &amp; l'escolier le recueillit en moult<text:line-break/>bonne diligence, &amp; cogneut par ses lettres qu'elle<text:line-break/>estoit contente, mais qu'elle ne scauoit trouuer le<text:line-break/>moyen. Lescollier s'en alla en sa maison &amp; racompta<text:line-break/>à son hostesse, ancienne femme, la peine qu'il endu(-)<text:line-break/>roit &amp; souffroit pour la tresgrande amour qu'il a(-)<text:line-break/>uoit en sa dame qu'il nomma, la suppliant la vouloir<text:line-break/>recepuoir en sa maison si elle y venoit, ce que son<text:line-break/>hostesse luy octroya. Ce faict il manda à sa dame vne<text:line-break/>lettre luy donnant à entendre qu'il auoit trouué vn<text:line-break/>brief expedient, qui estoit qu'elle passast par son ho(-)<text:line-break/>stel en vn tel lieu, &amp; tout incontinent qu'il la verroit<text:line-break/>deuant l'hostel, il luy gecteroit vn pot d'eaue meslée<text:line-break/>auecques de la cendre, &amp; elle entreroit dedans l'ho(-)<text:line-break/>stel &amp; requerroit son hostesse, &amp; de luy prester vne<text:line-break/>chambre pour se despouiller, &amp; renuoyeroit sa cham<text:line-break/>briere en son hostel ce pendant qu'ilz iouyroient<text:line-break/>du bien damours. Certes ces lettres furent presentées<text:line-break/>bien secrettement à la dame par ledict escollier des(-)<text:line-break/>guysé, lesquelles veues, la dame fist responce en s'ac(-)<text:line-break/>cordant au faict, &amp; luy donna lassignation au lende(-)<text:line-break/>main matin. Tout ainsi qu'il fut escript ainsi fut il<text:line-break/>faict. Et alors quand la dame se vit ainsi diffamée el(-)<text:line-break/>le entra en la maison de ceste hostesse que l'escol(-)<text:line-break/>lier auoit instruicte, &amp; se despouilla &amp; renuoya sa<text:line-break/>chambriere en son hostel querir vne autre robbe, ce<text:line-break/>pendant la vieille gardoit la bouticque &amp; l'escollier<text:line-break/>iouyssoit de ses amours. Et par ses moyens fut le<text:line-break/><text:span text:style-name="pb">[f. h5r]</text:span><text:line-break/>pau(-)ure praticien abbusé auecques sa garde.</text:p>
      <text:soft-page-break/>
      <text:h text:style-name="Titre2" text:outline-level="2">(hedera)Comm(e1)t vne femme persuada subtillement à son<text:line-break/>mary qu'il n'auoit apporté vne Lamproye<text:line-break/>en l'hostel, c(o1)bien que ladicte femme l'eut<text:line-break/>receue &amp; enuoyée à son amy vn<text:line-break/>Cordelier.</text:h>
      <text:h text:style-name="Titre3" text:outline-level="3">Nouuelle XLVII.</text:h>
      <text:p text:style-name="P126"><text:span text:style-name="T127">E</text:span>N la ville de Tours fut vu march(a1)<text:line-break/>lequel vn iour inuita son cure &amp;<text:line-break/>autres march(a1)s ses familiers à dis(-)<text:line-break/>ner en son hostel. ce que luy fut ac(-)<text:line-break/>cordé. Et pour ce s'en alla luy mes<text:line-break/>mes en la poyssonnerie ou il ache(-)<text:line-break/>pta vne qu(a1)tité de poysson &amp; vne<text:line-break/>Lamproye &amp; porte tout à sa femme pour l'appareil(-)<text:line-break/>ler au disner, &amp; de la s'en va à ses affaires. Quand la<text:line-break/>femme veit ceste belle Lamproye elle l'enuoya inc(o1)(-)<text:line-break/>tinent à vn cordelier son amy &amp; luy manda qu'il l'ap<text:line-break/>prestast pour soupper eulx deux ensemble &amp; que la<text:line-break/>nuict elle coucheroit auecques luy. A l'heure du dis(-)<text:line-break/>ner le marchant ameine sa compaignie en l'hostel &amp;<text:line-break/>leur dist qu'ilz entrassent en sa cuysine pour veoir la<text:line-break/>belle lamproye qu'il auoit acheptée. Et quand il ne<text:line-break/>la trouua pas il dem(a1)da à sa femme qu'elle estoit de(-)<text:line-break/>uenue &amp; la femme luy desnia fort &amp; ferme qu'il en<text:line-break/>eust apporté vne auecques le poysson &amp; qu'il resuoit<text:line-break/><text:span text:style-name="pb">[f. h5v]</text:span><text:line-break/>dont le marchant fut fort esmeu &amp; la vouloit batre<text:line-break/>n'eust esté la compagnie qui la fit absenter. Et pour<text:line-break/>tel courroux fut portée la viande au logis du curé ou<text:line-break/>ilz firent bonne chere &amp; se railloi(e1)t dudict march(a1)t,<text:line-break/>qui leur vouloit faire croire qu'il auoit achepté la l(a1)(-)<text:line-break/>proye le tout en l'absence de la f(e1)me qui estoit ce p(e1)(-)<text:line-break/>dant au logis d'vne ieune voisine, à laquelle elle rac(o1)<text:line-break/>ptoit qu'elle estoit si lasse de son mary qu'elle n'en<text:line-break/>pouuoit p19 &amp; que c'estoit le plus gr(a1)d bes(o1)gneur de<text:line-break/>la ville, à quoy elle ne pouuoit fournir. Si la pria que<text:line-break/>la nuict elle couchast auecques s(o1) mary &amp; qu'elle s'en<text:line-break/>trouueroit bien &amp; feroit plaisir. Et par ce que le mar<text:line-break/>chant souppa ou il auoit disne, ilz fur(e1)t toutes deux<text:line-break/>soupper en sa maison &amp; apres soupper la femme cou<text:line-break/>cha tresbien sa voisine en sa place &amp; luy defendit de<text:line-break/>parler de peur d'inconueniens, mais seulement de re(-)<text:line-break/>cepuoir l'amoureuse distribution de son mary, dont<text:line-break/>la voisine fut bien aise. La femme deuant que partir<text:line-break/>estainct tout le feu de la maison &amp; sa ch(a1)delle &amp; s'en<text:line-break/>va aux cordeliers ou elle fit bonne chere auecques le<text:line-break/>frere. Quand il fut tard, le mary vient en sa maison<text:line-break/>sans oublier à apporter vne bonne poignie de verges<text:line-break/>pour festoier sa femme &amp; aussi pour se venger de la<text:line-break/><text:soft-page-break/>lamproye ou il ne trouua feu quelconques &amp; pour(-)<text:line-break/>tant ledict marchant differa son execution iusques<text:line-break/>au lendemain au matin. Et quand ledict marchant<text:line-break/>fut habillé &amp; prest, il descouurit sa voisine &amp; inc(o1)ti(-)<text:line-break/>nent à tort &amp; à trauers sans regarder sur qui, ne sur<text:line-break/>quoy il frappoit, la sessa en telle maniere, &amp; en telle<text:line-break/>sorte que sa pongnée fut vsée &amp; les draps du tous<text:line-break/><text:span text:style-name="pb">[f. h6r]</text:span><text:line-break/>en(-)senglantez &amp; tous desrompuz &amp; puis s'en alla sou(-)<text:line-break/>dainement à ses affaires &amp; negoces. La pauure voi(-)<text:line-break/>sine laquelle pensoit auoir la bonne nuict à cause<text:line-break/>qu'elle en auoit long temps ieuné, ne fut pas trop con<text:line-break/>t(e1)te de la fortune &amp; s'en va fort piteuse &amp; desplaisan<text:line-break/>te en sa maison. Et quand la bonne femme dudict<text:line-break/>marchant fut de retour de son voyage &amp; qu'elle vit<text:line-break/>tant de sions de verges à l'entour de son lict, &amp; les<text:line-break/>draps tous seigneux &amp; rompuz, elle s'en alla à sa voi(-)<text:line-break/>sine laquelle elle trouua fort piteuse &amp; esplorée,<text:line-break/>qui luy compta &amp; dist tout au long son malheur &amp; sa<text:line-break/>fortune. Et la femme la c(o1)sola le mieulx quelle peult<text:line-break/>&amp; s'en retourne legierement en son hostel &amp; nestoye<text:line-break/>toute la chambre proprement, puis elle mit de beaulx<text:line-break/>draps blancz au lict &amp; s'en alla coucher dedans.<text:line-break/>Quand le mary fut venu de ses affaires &amp; il vit enco<text:line-break/>res sa femme au lict, il luy dist assez rudement qu'elle<text:line-break/>se leuast vitement, ou elle en auroit encores autant<text:line-break/>qu'il luy en auoit baillé le matin. Et sa femme fai(-)<text:line-break/>gnant estre toute endormie demanda à son mary ce<text:line-break/>qu'il disoit. Comment (dit le mary) ne vous sou(-)<text:line-break/>vient il plus de ce que ie vous ay faict ce matin. Par<text:line-break/>ma foy (dist elle) ie ne vous ouys on ques leuer de vo(-)<text:line-break/>stre lict, il me souuient que ceste nuict vous m'auez<text:line-break/>accollée &amp; non autre chose. Le mary fut fort eston(-)<text:line-break/>né &amp; la fit leuer en chemise &amp; la trouua aussi fresche<text:line-break/>c(o1)me de coustume, regarda par la ch(a1)bre &amp; ne vit ses<text:line-break/>verges ne appar(e1)ce de sang dedans les draps. A donc<text:line-break/>dist la femme, certes vous auez aussi bien resué<text:line-break/><text:span text:style-name="pb">[f. h6v]</text:span><text:line-break/>que vous m'auez fessée ce matin que vous resuastes<text:line-break/>hyer de m'auoir apporté vne lamproye. De telles cho<text:line-break/>ses f(u1)t le pauure mary si confus qu'il fut contrainct<text:line-break/>requerir mercy à sa femme des iniures qu'il luy auoit<text:line-break/>dictes &amp; de l'effort qu'il auoit faict pour la battre es<text:line-break/>presences du cure &amp; de ses marchans.</text:p>
      <text:soft-page-break/>
      <text:h text:style-name="Titre2" text:outline-level="2">(hedera)Comment vne damoyselle retournant de coucher<text:line-break/>auecques son amy trouua sa chambriere cou(-)<text:line-break/>chée auecques son mary &amp; comment la<text:line-break/>ch(a1)briere pour se venger declara<text:line-break/>au mary les amours de<text:line-break/>sa femme.</text:h>
      <text:h text:style-name="Titre3" text:outline-level="3">Nouuelle XLVIII.</text:h>
      <text:p text:style-name="P128"><text:span text:style-name="T129">S</text:span>Vr les marches D'amiens fut vne da(-)<text:line-break/>moyselle gente &amp; courtoyse maryée à<text:line-break/>vn fort honorable gentil homme, vng<text:line-break/>iour vint par deuers elle vng ieune es(-)<text:line-break/>cuyer qu'elle aymoit beaucoup &amp; ne(-)<text:line-break/>antmoings ne pouuoit trouuer occasion de luy faire<text:line-break/>iouir de sa pensée sans danger d'estre apperceue de<text:line-break/>son mary : toutesfoys elle songea au mieulx qu'elle<text:line-break/>peult les moyens d'y paruenir. Et ce pendant entre(-)<text:line-break/>tient le bon escuyer au mieulx quelle peult &amp; le trai(-)<text:line-break/>cta à soupper à la meilleure chere que son mary &amp; el<text:line-break/>le peurent faire, en la compagnie d'autres gentilzh(o1)(-)<text:line-break/>mes qui la estoient arriuez. Apres soupper la da(-)<text:line-break/>moyselle luy fit accoustrer vne chambre bi(e1) secrette<text:line-break/><text:span text:style-name="pb">[f. h7r]</text:span><text:line-break/>&amp; l'enuoya en icelle reposer de laissant la compagnie<text:line-break/>de son mary &amp; gentilzh(o1)mes. Quand la damoyselle<text:line-break/>cogneut que les gentilzhommes estoient en si bon<text:line-break/>train de deuiser &amp; iouer, moult luy greua, consider(a1)t<text:line-break/>que son amy estoit seul en sa chambre. Et pourtant<text:line-break/>luy enuoya sa damoyselle pour l'acompaigner &amp; le<text:line-break/>prier qu'il eust patience iusques à ce que la compa(-)<text:line-break/>gnie de son mary fust departie. Quand l'escuyer eut<text:line-break/>ouy le message il la print mignonnement &amp; nonob(-)<text:line-break/>stant son petit reffus la baisa, puis en se riant ioyeu(-)<text:line-break/>sement la mit sur son lict &amp; fit tant par son beau par<text:line-break/>ler &amp; bonne grace qu'il passe oultre au desduict d'a(-)<text:line-break/>mours sans plainctes &amp; en attend(a1)t la damoyselle que<text:line-break/>la fille intendoit bien estre ses amours. Quand la c(o1)<text:line-break/>pagnie eut assez ioué chasc(u1) se retira &amp; le mary s'en<text:line-break/>va coucher pensant que sa femme se couchast apres.<text:line-break/>Mais la damoyselle prent ses heures &amp; commenca à<text:line-break/>parler à dieu &amp; dist à son mary qu'elle ne se couche(-)<text:line-break/>roit de la nuict qu'elle n'eut acheué ses oraisons. Et<text:line-break/>par l'importunité que luy faisoit son mary elle se re(-)<text:line-break/>tira en vne autre chambre &amp; luy laissa la mesmes da(-)<text:line-break/>moyselle sa seruante pour luy faire compagnie. Et el(-)<text:line-break/>le s'en va veoir son amy auecques lequel elle se resiou<text:line-break/>it tresbien &amp; se coucha nue pres luy. Et aussi d'autre<text:line-break/>part le mary ennuyé de la bigoterie de sa femme s'a(-)<text:line-break/>mourache de sa chambriere ieune &amp; frescheen sorte<text:line-break/><text:soft-page-break/>qu'il la fit coucher la nuict auecques luy. Quand il<text:line-break/>fut tois ou quatre heures apres mynuict la bonne da<text:line-break/>moyselle reprent sa cotte &amp; son m(a1)teau &amp; s'en reui(e1)t<text:line-break/>auecques ses heures &amp; sa bougie en la main pour<text:line-break/><text:span text:style-name="pb">[f. h7v]</text:span><text:line-break/>sca(-)uoir si son mary reposoit. A donc le trouua sus sa ch(a1)<text:line-break/>briere qui tresfort l'enguinnoit, d(o1)t elle fut tres dol(e1)<text:line-break/>te &amp; n'oublia à crier apres luy. Toutesfois elle remist<text:line-break/>tout au lendemain &amp; r(e1)uoya sa chambriere coucher<text:line-break/>en sa couchette &amp; elle se repose pres du mary qui fut<text:line-break/>tout honteux de la renc(o1)tre. Le lendemain la damoy<text:line-break/>selle voulut renouueller ceste noyse &amp; se print à sa<text:line-break/>chambriere, l'iniuri(a1)t en plusieurs manieres &amp; telle(-)<text:line-break/>ment eschaussa sa chambriere qu'elle reuela au mary<text:line-break/>que sa maistresse faignoit dire ses heures à fin qu'il<text:line-break/>s'endormit &amp; que plus liberement elle allast coucher<text:line-break/>auecques son amy le ieune escuyer, dont le mary fut<text:line-break/>fort courroussé &amp; furent les parties en telz discordz<text:line-break/>par long temps qu'à peine ilz se peurent accorder.</text:p>
      <text:h text:style-name="Titre2" text:outline-level="2">(hedera)D'vne bouchere enuieuse que son amy vn lacobin<text:line-break/>l'auoit delaissée, pour en prendre vne plus belle &amp; c(o1)<text:line-break/>ment elle fut trouuée dedans le tuyau de la che<text:line-break/>minée du lacobin pensant par la entrer<text:line-break/>dedans la chambre pour surpren(-)<text:line-break/>dre le moyne.</text:h>
      <text:h text:style-name="Titre3" text:outline-level="3">Nouuelle. XLIX.</text:h>
      <text:p text:style-name="P130"><text:span text:style-name="T131">E</text:span>S enuirons de la conté de sainct Pol<text:line-break/>au mesme temps vn lacobin fut, le(-)<text:line-break/>quel par doulces parolles eut l'a(-)<text:line-break/>mour d'vne belle ieune femme bou(-)<text:line-break/>chere, auecques laquelle il se reiouit<text:line-break/>assez long temps : toutesfois aduint<text:line-break/><text:span text:style-name="pb">[f. h8r]</text:span><text:line-break/>que depuis le lacobin conuertit vne autre plus ieune<text:line-break/>damoyselle à la charité du frere &amp; pource luy con(-)<text:line-break/>uint delaisser la bouchere de peur de scandalle en la<text:line-break/>religion, dont la bouchere ne fut contente. Et vng<text:line-break/>iour qu'elle estoit en son estal vit que les seruiteurs<text:line-break/>du lacobin alloient querir tant de viandes &amp; vin, si<text:line-break/>voulut scauoir la cause de la resiouissance &amp; pour(-)<text:line-break/>ce subitement appella l'vn des seruiteurs dudict iaco<text:line-break/>bin qui luy dist qu'il ne scauoit à la verité qui estoit<text:line-break/>leans parce que leur maistre les attendoit à la porte<text:line-break/>de la chambre &amp; n'y entroient point. Toutesfois<text:line-break/>il croyoi(e1)t que fut vne tresbelle &amp; ieune damoyselle<text:line-break/>qui ne vouloit pas estre cogneue. Ces propos esmeu<text:line-break/>rent tellement ladicte bouchere, qu'elle voulut aller<text:line-break/>espier pour scauoir ce qu'il en estoit &amp; pour mieulx<text:line-break/><text:soft-page-break/>faire &amp; les prendre tous deux sur le faict elle monta<text:line-break/>sur la mais(o1) auecques des eschelles qu'elle y trouua,<text:line-break/>appartenas<text:s/>&lt;ATTillisible&gt;<text:s/>vn couureur qui y besongnoit de s(o1) me(-)<text:line-break/>stier. Et quand elle vit qu'lle ne faisoit riens si elle ne<text:line-break/>descendoit par dedans la cheminée, elle dressa les es(-)<text:line-break/>chelles du couureur contre la cheminée &amp; auecques<text:line-break/>vne petite corde qu'elle y trouua desc(e1)d par ded(a1)s le<text:line-break/>tuyau. Et qu(a1)d elle fut au meilleu d'icelle, elle demou<text:line-break/>ra la sans auoir puissance de remonter ne descendre,<text:line-break/>&amp; croy que le tuyau estoit plus estroict par le meilleu<text:line-break/>ou que son cul estoit trop enflé. Quand la b(o1)ne bou<text:line-break/>chrere se sentit prinse, elle fut fort esbahye &amp; en gr(a1)t<text:line-break/>ennuy, car il pleut tant la reste de la iournée &amp; tou,<text:line-break/>te la nuict que le couureur ne vint à sa besongne.<text:line-break/>Toutesfois le lendemain matin le couurent vient<text:line-break/><text:span text:style-name="pb">[f. h8v]</text:span><text:line-break/>qui trouue son eschelle dressée contre la cheminée<text:line-break/>dont s'esbahyt, estimant que fussent larrons qui es<text:line-break/>chellassent pour desrober les moynes, doncques il re<text:line-break/>garda dedans le tuyau ou il aperceut la bouchere en(-)<text:line-break/>close qui le prie de la retirer &amp; pour la difficulté que<text:line-break/>il en faisoit luy compta tout au long ce qui l'auoit<text:line-break/>meu de ce faire, toutes ses amours &amp; peines qu'elle a(-)<text:line-break/>uoit endure la nuict et luy promist le fournir de chair<text:line-break/>pour trois moys &amp; qu'il ne le reuelast a personne. Le<text:line-break/>couureur la tira hors &amp; la mena en sa maison ou de(-)<text:line-break/>puis elle fut longuement malade.</text:p>
      <text:h text:style-name="Titre2" text:outline-level="2">(hedera)Pourquoy'vne damoyselle ayma mieulx l'a(-)<text:line-break/>mour d'vn clerc que de son mary qui<text:line-break/>estoit cheuallier.</text:h>
      <text:h text:style-name="Titre3" text:outline-level="3">Nouuelle. XLIX.</text:h>
      <text:p text:style-name="P132"><text:span text:style-name="T133">A</text:span>V mont en Henault fut vng cheuallier<text:line-break/>lequel auoit acoustumé faire prendre à<text:line-break/>sa f(e1)me vng beau haubergon de fer qu'il<text:line-break/>luy auoit expressement faict faire qu(a1)d<text:line-break/>il la vouloit baiser &amp; en amours la re(-)<text:line-break/>cepuoir comme auoi(e1)t acoustumé les cheualliers du<text:line-break/>temps passé &amp; par grand honneur. Aduint depuis<text:line-break/>que le cheuallier s'en alla à la guerre ou il fut assez<text:line-break/>longuement. Ce temps pendant la damoyselle fut re<text:line-break/>quise d'amourettes d'vn escollier pedagogue de ses<text:line-break/>enfans lequel souuent elle alloit visiter pour l'ouyr<text:line-break/>iouer du luc dont il estoit scau(a1)t à merueilles, &amp; luy<text:line-break/><text:span text:style-name="pb">[f. i1r]</text:span><text:line-break/>octroya sa requeste, en luy faisant scauoir qu'elle s'en<text:line-break/>alloit deuant en sa chambre pour se preparer au com<text:line-break/>bat d'amours &amp; qu'il vint incontin(e1)t. Lescollier fut<text:line-break/>habille de monter en la chambre, &amp; quand il vit sa<text:line-break/><text:soft-page-break/>Damoyselle ainsi armée. Ma foy (dist il en deuallant<text:line-break/>les degrez) ma Damoyselle vous ne me tenez pas en(-)<text:line-break/>cores, vous me voulez doncques tuer. Et la Damoy(-)<text:line-break/>selle courroucée l'appella instament, &amp; luy dist que<text:line-break/>non, mais plus tost elle se preparoit ainsi que son ma(-)<text:line-break/>ry luy auoit aprins faire quand il la vouloit accoller,<text:line-break/>or dist l'escollier, ce nest pas ainsi que les clercs ac(-)<text:line-break/>collier la fist despouiller toute nue, &amp; la fist coucher<text:line-break/>dedans le lict &amp; luy aupres d'elle qui tresbi(e1) &amp; à son<text:line-break/>ayse la festoya en maniere que les puces ne luy eus(-)<text:line-break/>sent peu nuyre tant la remua à poinct, dont elle fut<text:line-break/>tresioyeuse, prisant plus ceste coustume que celle de<text:line-break/>cheualerie. Quand le cheualier fut de retour &amp; que<text:line-break/>les graces du disner furent acheuées il dist à sa da(-)<text:line-break/>me qu'elle allast vestir son hauberge(o1). A quoy trop<text:line-break/>legierement elle respondit que la coustume des<text:line-break/>clercs valloit mieulx. Comment (dist le cheualier)<text:line-break/>entendez vous ceste coustume des clercs. La dame se<text:line-break/>sentant prinse par le bec, de bon esprit se saulua &amp;<text:line-break/>dist que la coustume des clercs (par ouy dire) estoit de<text:line-break/>boire apres graces, dont le cheualier fut moult ioy(-)<text:line-break/>eulx qui desia auoit c(o1)ceu en soy quelque malle ad(-)<text:line-break/>u(e1)ture à sa f(e1)me, si fist apporter du vin &amp; beurent en(-)<text:line-break/>semble, &amp; ladicte alla vestir son haubergeon qui gue<text:line-break/>res ne luy plaisoit.</text:p>
      <text:p text:style-name="p"><text:span text:style-name="pb">[f. i1v]</text:span></text:p>
      <text:h text:style-name="Titre2" text:outline-level="2">(hedera)D'vn clerc de villaige qui se fist<text:line-break/>declarer à Romme prebstre,<text:line-break/>clerc &amp; maryé en(-)<text:line-break/>semble.</text:h>
      <text:h text:style-name="Titre3" text:outline-level="3">Nouuelle. LI.</text:h>
      <text:p text:style-name="P134"><text:span text:style-name="T135">A</text:span>N l'an mil quatre cens cin(-)<text:line-break/>quante, fut vn clerc d'vn vil(-)<text:line-break/>lage au dyocese de Noyon,<text:line-break/>lequel se delibera vn iour<text:line-break/>d'aller à Romme gaigner les<text:line-break/>pardons. Et quand il fut ar(-)<text:line-break/>riué il rencontra vn sien amy<text:line-break/>c(o1)pagnon d'escolle du mes(-)<text:line-break/>me village, qui luy fist tresbonne chere, &amp; l'adressa<text:line-break/>chez vn cardinal pour seruir de notaire apostolic(-)<text:line-break/>que, ou il fut par l'espace de six ans. Quatre ou cinq<text:line-break/>ans apres il rencontra à Romme vn autre ieune clerc<text:line-break/>de son village qui estoit venu expres pour obtenir la<text:line-break/>cure dudict village qui vacquoit, moyennant la gra(-)<text:line-break/>ce du Pape &amp; de ces bons amys. Et en deuisant du<text:line-break/>pays &amp; de la chere que son y faisoit, ce nouueau clerc<text:line-break/>dist au notaire que sa femme estoit morte, &amp; que ses<text:line-break/><text:soft-page-break/>enfans se portoient bien. Ces parolles ouyes par ce<text:line-break/>notaire furent moult bien recueillies, &amp; dist au clerc<text:line-break/>qu'il alloit par deuers son maistre pour obtenir le<text:line-break/>benefice au nom dudict clerc. Mais tout fut au con(-)<text:line-break/>traire, car il obtint en son nom priué &amp; se ensesina<text:line-break/><text:span text:style-name="pb">[f. i2r]</text:span><text:line-break/>tresbien, &amp; depuis fist responce au clerc le notaire<text:line-break/>qu'elle estoit ia conferée, dont le pauure clerc eust<text:line-break/>l'allée pour la venue. Ce pendant le clerc print ses or<text:line-break/>dres &amp; se fist sacrer prebstre. Vn an apres le notaire<text:line-break/>voulut retouner au pays pour prendre la possession<text:line-break/>de sa cure, &amp; la premiere personne qu'il rencontra au<text:line-break/>chemin ce fut sa femme, dont il fut tresfaché. Tou(-)<text:line-break/>tesfois force luy fut de le prendre à gré. Et apres lon(-)<text:line-break/>gues plainctes de sa femme, &amp; de sa belle mere, &amp; de<text:line-break/>les parens, &amp; autres bonnes cheres pour l'or &amp; l'ar(-)<text:line-break/>gent qu'il auoit rapporté, &amp; auoir esté par l'espace<text:line-break/>de deux ou trois moys repatrier, il s'en retourna à<text:line-break/>Romme &amp; declara à son maistre le cardinal l'aduen(-)<text:line-break/>ture de son faict, &amp; comment vn clerc luy auoit don(-)<text:line-break/>né à entendre que sa femme estoit morte, &amp; soubz tel<text:line-break/>le intelligence il auoit obtenu le benefice &amp; estoit<text:line-break/>faict prebistre, &amp; qu'il à trouué puis nagueres que sa<text:line-break/>femme estoit encore viuante, tequerant que le bene(-)<text:line-break/>fice luy demourast pour en iouir à sa vie attendant la<text:line-break/>mort de sa femme. Le cardinal fist la requeste au con<text:line-break/>sistoire du Pape ou il fut conclud puis que le benefi(-)<text:line-break/>ce auoit esté confere à se clerc qu'il demourroit, at(-)<text:line-break/>tendu que soubz ledict benefice il auoit prinse lordre<text:line-break/>de prebstrise, &amp; ce pendant demoureroit prebstre cu(-)<text:line-break/>ré &amp; maryé, en enioignant au dessusdict clerc de<text:line-break/>soy retirer auecques sa bonne femme &amp; se gouuer(-)<text:line-break/>ner comme vn honneste homme doit faire en son ma(-)<text:line-break/>riage sans reproche. Et seront ses enfans faictz &amp; af(-)<text:line-break/>faire declarez legitimes &amp; non bastardz, nonobstant<text:line-break/>que le clerc soit prebstre. Si se retira ledict clerc,<text:line-break/><text:span text:style-name="pb">[f. i2v]</text:span><text:line-break/>auec(-)ques ses bulles &amp; dispences, &amp; print bonne possession<text:line-break/>de sa cure, dont les parroyssiens furent bien ayses, car<text:line-break/>leur precedent curé gastoit toutes leurs femmes.</text:p>
      <text:soft-page-break/>
      <text:h text:style-name="Titre2" text:outline-level="2">(hedera)Comment vn laboureur trouua son voy(-)<text:line-break/>sin couché auecques sa femme, &amp; de la<text:line-break/>rencon qu'en eut le laboureur,<text:line-break/>pour le laisser acheuer<text:line-break/>son amoureuse en(-)<text:line-break/>treprise.</text:h>
      <text:h text:style-name="Titre3" text:outline-level="3">Nouuelle LI.</text:h>
      <text:p text:style-name="P136"><text:span text:style-name="T137">P</text:span>Eu de temps apres l'hystoire prece(-)<text:line-break/>dente demouroit à l'isle vn bon la(-)<text:line-break/>boureur riche &amp; fort auaritieulx.</text:p>
      <text:p text:style-name="p">A duint vn iour qu'il trouua sa fem<text:line-break/>me couchée auecques son voisin ieu<text:line-break/>ne filz à maryer, &amp; l'vn des plus ri<text:line-break/>ches de la parroysse, dont il fut fort courroucé &amp; de<text:line-break/>grande fureur qu'il eut, il tira son cousteau pour tuer<text:line-break/>le ieune filz &amp; sa femme, dont ilz n'estoient bien as(-)<text:line-break/>seurez, &amp; pource cest amoureux le requist tresaf(-)<text:line-break/>fectueusement qu'il luy pardonnast le forfaict, pro(-)<text:line-break/>mettant tout ce qu'il vouldroit &amp; qu'il ne luy mes(-)<text:line-break/>fist. Le laboureur oyant parler de donner, appaisa sa<text:line-break/>fureur &amp; demanda vn muy de bled, persistant qu'à<text:line-break/>faulte de le bailler a vouloir tuer le ieune filz, lequel<text:line-break/>fist liberement offre de six septiers, luy remonstrant<text:line-break/><text:span text:style-name="pb">[f. i3r]</text:span><text:line-break/>que le bled estoit fort cher &amp; qu'il en feroit bien<text:line-break/>son proffit &amp; ses semailles. Le laboureur ne vouloit<text:line-break/>rien moins qu'vn muy &amp; le ieune filz ne luy pouuoit<text:line-break/>bonnement accorder plus de six à sept septiers. La<text:line-break/>femme qui cognoissoit l'auarice de son mary dict<text:line-break/>qu'il failloit que le ieune filz en baillast huict, &amp; en<text:line-break/>ce faisant qu'il acheueroit ce qu'il luy auoit comm(e1)<text:line-break/>cé. Et apres longs propos, le laboureur le quitta pour<text:line-break/>neuf septiers, &amp; par ses moyens acheua le ieune filz ce<text:line-break/>qu'il auoit tant ioyeusement commencé à faire auec<text:line-break/>ques s'amye.</text:p>
      <text:h text:style-name="Titre2" text:outline-level="2">(hedera)D'vn curé de village qui presta son ar(-)<text:line-break/>gent pour maryer vne ieune fille qu'il<text:line-break/>aymoit, à fin d'en iour apres, &amp; de<text:line-break/>la cautelle du mary, &amp; respon(-)<text:line-break/>ce de la femme à la dem(a1)<text:line-break/>de du curé.</text:h>
      <text:h text:style-name="Titre3" text:outline-level="3">Nouuelle. LII.</text:h>
      <text:p text:style-name="P138"><text:span text:style-name="T139">E</text:span>N vn certain village de Picardie fut<text:line-break/>vn bon homme curé, lequel fut telle(-)<text:line-break/>ment espris de lamour d'vne ieune fil(-)<text:line-break/>le de sa parroysse qu'il ne scauoit que<text:line-break/><text:soft-page-break/>faire pour en iour : Vn iour il trouua<text:line-break/>loccasion opportune pour deuiser auecques elle, &amp;<text:line-break/>luy decouura sa pensée. La fille qui estoit assez lour(-)<text:line-break/>de luy accorda sa demande, &amp; luy dist qu'à certain<text:line-break/>iour son pere s'en yroit à la ville, ce pendant que le<text:line-break/><text:span text:style-name="pb">[f. i3v]</text:span><text:line-break/>curé feroit son plaisir, dont le curé fut content, &amp; luy<text:line-break/>tardoit bien que ce iour ne venoit pour iour de la<text:line-break/>dame. Le iour venu le curé s'adressa à la bonne fille,<text:line-break/>laquelle sagement luy fist resp(o1)ce que pour craincte<text:line-break/>de son ventre elle ne luy obeiroit iusques à ce qu'el(-)<text:line-break/>le fust maryée. Et pour ce apres longs propos &amp; bon(-)<text:line-break/>nes promesses, le curé fist gr(a1)de diligence de luy trou<text:line-break/>uer party par tous moyens, &amp; tant fist par comperes<text:line-break/>&amp; commeres qu'il luy trouua vn beau vallet du vil(-)<text:line-break/>lage. Et quand vint la veille des nopces ilz furent<text:line-break/>tous deux à confesse au curé, &amp; de malle fortune le<text:line-break/>fiancé fut si pres qu'il ouyt que le curé disoit a sa fian<text:line-break/>cée qu'elle scauoit ce qu'elle luy auoit promis, à sca(-)<text:line-break/>uoir qu'il la cheuaucheroit apres qu'elle seroit ma(-)<text:line-break/>ryée, ce qu'elle accorda liberement audict curé.</text:p>
      <text:p text:style-name="p">Quand le mariage fut celebré &amp; que la nuict fut ve(-)<text:line-break/>nue, les parties se coucherent ensemble, mais l'espou(-)<text:line-break/>sé n'oublia à mettre vne poignée de verges soubz le<text:line-break/>cheuet du lict, &amp; de propos deliberté s'endormit au<text:line-break/>lict sans rien faire. Autant en fist il le lendemain, &amp;<text:line-break/>quatre ou cinq iours, dont la fille fut fort mal con(-)<text:line-break/>tente, &amp; à ceste occasion elle fist sa complaincte à ses<text:line-break/>parentes qui luy conseillerent dire à son mary qu'il<text:line-break/>la cheuauchast. Et la ieune femme couchée ne faillit<text:line-break/>à dire ses motz au mary, lequel en faisoit grand ref(-)<text:line-break/>fus, luy disant qu'elle ne scauoit qu'elle demandoit,<text:line-break/>&amp; si elle le vouloit à ses perilz &amp; fortunes, ce qu'elle<text:line-break/>accorda voluntiers. Incontinent le mary print ses ver<text:line-break/>ges &amp; la fessa tresfort, dont elle se douloit &amp; crioit<text:line-break/>à haulte voix sans que les voysines en eussent pitié<text:line-break/><text:span text:style-name="pb">[f. i4r]</text:span><text:line-break/>estimant qu'on la depucellast. Et vne heure ou deux<text:line-break/>apres ceste aduenue, le mary la baisa fort amoureuse(-)<text:line-break/>ment, &amp; luy fist ce qu'elle esperoit auoir par sa de(-)<text:line-break/>mande. La besongne faicte elle demanda à son mary<text:line-break/>hardiment comment lon appelloit la besongne qu'il<text:line-break/>auoit faicte, &amp; il luy fist responce que c'estoit le ieu<text:line-break/>de souffle en cul, &amp; lautre premiere (dist elle) cest dist<text:line-break/>il le passetemps de cheuaucher, il n'y à dist elle plai(-)<text:line-break/>sir pour deux. Quelque temps apres la pauure fem(-)<text:line-break/>me fut rencontrée par son curé qui luy demanda<text:line-break/>quand il la cheuaucheroit, &amp; elle luy respondit qu'el<text:line-break/>le aymetoit mieulx qu'il fist mort qu'elle endurast<text:line-break/>si grand martyre, comment dist elle il n'y auroit que<text:line-break/><text:soft-page-break/>vous qui eust le plaisir &amp; moy i'auroys la peine : nen(-)<text:line-break/>da dist elle ie ne veulx point que vous me cheuau(-)<text:line-break/>chiez, mais ie vous accorde que vous me souffliez au<text:line-break/>cul, car à cela y à plus grand plaisir. Ces parolles<text:line-break/>furent tant desplaisantes au curé qu'il la laissa, &amp; dist<text:line-break/>qu'il aymoit mieulx que le dyable l'eust emportée<text:line-break/>que de luy auoir soufflé au cul. Et pourquoy (dist el(-)<text:line-break/>le) il ya si grand plaisir, ie ne fuz oncques si ayse à ces<text:line-break/>parolles, le curé fut, tresbien abusé &amp; y perdit ses<text:line-break/>peines.</text:p>
      <text:h text:style-name="Titre2" text:outline-level="2">(hedera)D'vn Escossoys qui fut par lespace de qua(-)<text:line-break/>torze ans desguisé en habit de femme<text:line-break/>pour coucher sans craincte auec(-)<text:line-break/>ques ses amyes, &amp; de la puni(-)<text:line-break/>tion qui en fut faicte à<text:line-break/>Romme.</text:h>
      <text:h text:style-name="Titre3" text:outline-level="3">Nouuelle. LIII.</text:h>
      <text:p text:style-name="p"><text:span text:style-name="pb">[f. i4v]</text:span></text:p>
      <text:p text:style-name="P140"><text:span text:style-name="T141">A</text:span>Romme audict temps fut vn es(-)<text:line-break/>cossoys lequel des son ieune aage<text:line-break/>pour s(o1) effeminé visage accousttu<text:line-break/>ma les habitz des femmes, &amp; ainsi<text:line-break/>s'entretint par l'espace de qua(-)<text:line-break/>torze ans, pendant lequel temps il<text:line-break/>se fist appeller Marguerite, &amp; seruoit aux maisons de<text:line-break/>faire les lesciues &amp; blanchir le linge, à quoy il estoit<text:line-break/>fort à droict, &amp; pour la bonne cognoissance que plu(-)<text:line-break/>sieurs femmes auoient à la personne qui estoit seure,<text:line-break/>il estoit souuent appellé à telles oeuures, &amp; commu(-)<text:line-break/>nem(e1)t lon le faisoit coucher auecques les chambrie(-)<text:line-break/>res de l'hosté, desquelles par amytié il auoit aucunes(-)<text:line-break/>fois distribution amoureuse. Aussi bien souuent il<text:line-break/>couchoit auecques les maistresses qui le cognois(-)<text:line-break/>soient bon besongneur quand leur mary estoit ab(-)<text:line-break/>sent. Vn iour il coucha en certaine maison ou il en(-)<text:line-break/>grossa la fille de le(a1)s, laquelle le reuela à son pere qui<text:line-break/>par grande fureur fist prendre ledict Escossoys &amp; a(-)<text:line-break/>mener à la iustice, laquelle apres auoir veu ses parties<text:line-break/>&amp; fresches denrées, le condempna à estre trainé ! sur<text:line-break/>vn chariot en habit de f(e1)me, &amp; aux coings des roues<text:line-break/>seroit ledict Escossoys dressé sur le dict chariot &amp; y(-)<text:line-break/>celles denrées decouuertes &amp; exibées en public pour<text:line-break/>luy faire h(o1)te, aussi à fin que sa malice fust cogneue,<text:line-break/>&amp; que lon se gardast de telz meschans abuseurs,<text:line-break/>dont plusieurs furent esmerueillez, publians que le<text:line-break/>personnage auoit couché souuentes fois auecques<text:line-break/>leurs femmes qui ne s'en estoient plainctes, les au(-)<text:line-break/>tres disoient que pour pitié ilz l'auoient aussi<text:line-break/><text:soft-page-break/><text:span text:style-name="pb">[f. i5r]</text:span><text:line-break/>faict coucher le gallant auecques les chambrieres &amp;<text:line-break/>autres auecques leurs filles. Et ainsi declaroient les<text:line-break/>faultes de leurs femmes, filles &amp; chambrieres qui ne<text:line-break/>s'en estoient plainctes.</text:p>
      <text:h text:style-name="Titre2" text:outline-level="2">(hedera)D'vn bon compagnon qui frustra vn lacobin de<text:line-break/>l'esperance qu'il auoit de iouir d'vne bonne<text:line-break/>nonne &amp; comment le compagnon se gou(-)<text:line-break/>uerna enuers ladicte nonne.</text:h>
      <text:h text:style-name="Titre3" text:outline-level="3">Nouuelle LIIII.</text:h>
      <text:p text:style-name="P142"><text:span text:style-name="T143">E</text:span>N vne bonne abbaye de ce royaulme de<text:line-break/>France fut vne benoisse nonne, laquelle<text:line-break/>fut tellement aueuglée de l'amour d'vn<text:line-break/>lacobin qu'elle s'y abandonna, &amp; soubz<text:line-break/>le manteau de religion tant firent leurs<text:line-break/>deduoirs &amp; veües que l'abbesse &amp; autres s'en apper(-)<text:line-break/>ceurent, &amp; de peur de sc(a1)dalle, ladicte abbesse fit def(-)<text:line-break/>fences au Iacobin de n'entrer en la religi(a1), &amp; à la n(o1)(-)<text:line-break/>ne de ne communiquer auecques luy seul à seul, dont<text:line-break/>les pauures amoureux furent tresmal contens. Ad(-)<text:line-break/>uint que l'abbesse maria vne niepce &amp; fit celebrer la<text:line-break/>nopce en l'abbaie ou tous les parens &amp; amys y furent<text:line-break/>appellez à grande solemnité de tabourins, ou tous<text:line-break/>les assistans prindrent telz esbatemens à dancer &amp; l'<text:line-break/>re qu'ilz n'eurent loysir à mal pencer ne dire mal du<text:line-break/>bon Iacobin illec present qui entretenoit la nonne<text:line-break/>accoustumée, fors vn bon mignon de la ville qui en(-)<text:line-break/>tendit plusieurs propos fort amoureux entre les<text:line-break/><text:span text:style-name="pb">[f. i5v]</text:span><text:line-break/>par(-)ties mesme l'assignation des fesses que bailla la b(o1)ne<text:line-break/>nonnette au moyne à l'heure presente à leur gr(a1)d pre<text:line-break/>soubz vn hault poirier, ou la nonne se debuoit ren(-)<text:line-break/>dre d'vn costé &amp; le moyne(seg)car(/seg) de l'autre. Et qu(a1)d le moy<text:line-break/>ne fut party pour y aller d'vn costé le mignon print<text:line-break/>l'autre costé pour le plus court &amp; y fut premier sans<text:line-break/>que pers(o1)ne l'eust aperceu &amp; se br(a1)cha au plus hault<text:line-break/>de l'arbre. Et en attendant s'amusa à menger des poi(-)<text:line-break/>res &amp; le moyne arriué ayant les oreilles droictes adui<text:line-break/>sant sa &amp; la à trauers des hayes &amp; la nonne du costé<text:line-break/>du conuent. Et se rendir(e1)t les deux parties soubz le(-)<text:line-break/>dict poitier, ou fut veu le moyne gaillardem(e1)t recep(-)<text:line-break/>uoir sa nonne, la baisant, accollant, faisant courir ces<text:line-break/>mains aux meilleures parties d'icelle &amp; l'entretenant<text:line-break/>auecques menuz propos de gayetté &amp; puis se depouil<text:line-break/>la le moyne &amp; montroit son beau corps à la nonne &amp;<text:line-break/>secxaltoit pardessus tous autres freres &amp; demandoit<text:line-break/>à la nonne que luy en sembloit, s'il ne valloit pas bien<text:line-break/>vne belle fille à quoy respondit la nonne que ouy.<text:line-break/><text:soft-page-break/>Adonc dist le frere aussi l'autres vous (seg)car(/seg) dieu aydant, &amp;<text:line-break/>des ceste heure sans plus attendre. Et quand ilz se p(e1)<text:line-break/>serent accoller le mignon prend des branches &amp; dist<text:line-break/>qu'il auroient des poires pour faire la collation de(-)<text:line-break/>uant l'oeuure, dont ses amoureux furent fort eston(-)<text:line-break/>nez, ne le pensant pas la &amp; le moyne prend son froc<text:line-break/>&amp; gaigne la haye par ou il estoit entré le mignon le(-)<text:line-break/>gierem(e1) fut à bas &amp; arreste la n(o1)ne qui s'en fuyoit &amp;<text:line-break/>par doulces raisons la ramena &amp; la conuertit en ses<text:line-break/>dieux d(o1)t il fut ioyeulx. Et apres deux ou iii. bonnes<text:line-break/>emploictes, le mignon tant fut eloquent, qu'il obtint<text:line-break/><text:span text:style-name="pb">[f. i6r]</text:span><text:line-break/>l'amityé d'celle pour le temps aduenir.</text:p>
      <text:h text:style-name="Titre2" text:outline-level="2">(hedera)De la subtile inuention que trouua vn iuge pour<text:line-break/>se defaire de sa femme qui luy faisoit vitupere<text:line-break/>par son mauuais gouuernement.</text:h>
      <text:h text:style-name="Titre3" text:outline-level="3">Nouuelle LIIII.</text:h>
      <text:p text:style-name="P144"><text:span text:style-name="T145">F</text:span>Vt nagueres en la Prouence vn tressage<text:line-break/>presid(e1)t lequel auoit vne femme la plus<text:line-break/>ipudicque que oncques fut, d(o1)t le mary<text:line-break/>estoit fort dol(e1)t, &amp; toutesfois par tou(-)<text:line-break/>tes voyes solicitoit à luy garder son h(o1)(-)<text:line-break/>neur vn iour l'vn de ses seruiteurs vint a luy &amp; luyre<text:line-break/>uelle ceste iperfection en luy n(o1)m(a1)t auleuns gentilz(-)<text:line-break/>h(o1)mes qui l'entretenoi(e1)t &amp; couchoi(e1)t auecques elle<text:line-break/>qu(a1)d il estoit au palais, dont le mary fut fort animé<text:line-break/>c(o1)tre son seruiteur soubsten(e1)t qu'il estoit riens de<text:line-break/>ceu &amp; que sa f(e1)me estoit la plus pudicque de la ville.<text:line-break/>Aussi qu'il cognoissoit les g(e1)tilzh(o1)mes qui n'euss(e1)t<text:line-break/>voulu luy faire tel vit upere &amp; pource luy d(o1)na c(o1)giê<text:line-break/>sur l'heure. Toutes fois le bon presid(e1)t c(o1)sider(a1)t que<text:line-break/>il ne pouuoit d(o1)ner remede à ceste infortune, ne par<text:line-break/>parolles c(o1)minatoires ou doulces tant vertueusem(e1)t<text:line-break/>qu'il les eut peu pron(o1)cer &amp; que sa mauuaise renom<text:line-break/>mée estoit ia tant vulgaire par le pays à son grand vi<text:line-break/>tupere. Il ne sceut autre chose penser sin(o1) de luy ab(-)<text:line-break/>breger les iours &amp; pour ce faire il c(o1)sidera que elle se<text:line-break/>disposoit d'aller à vnes nopces hors la ville &amp; conue(-)<text:line-break/>noit quelle passast la riurere. Et pourt(a1)t fit accroyre<text:line-break/>à son vallet que sa mulle estoit fort debile &amp; luy<text:line-break/><text:span text:style-name="pb">[f. i6v]</text:span><text:line-break/>comm(a1)da expressement de ne luy donner à boire par<text:line-break/>l'espace de quatre iours &amp; auecques son auyone que<text:line-break/>il mist vne poignée de sel en luy defend(a1)t de reueller<text:line-break/>le cas. Trois iours apres, la bonne presidente dem(a1)da<text:line-break/>congié à son mary pour aller aux nopces, ce qui luy<text:line-break/>fut octroyé. Et incontinent s'en partit montée sur la<text:line-break/>mulle auecques bonne bande de ses mignons courti(-)<text:line-break/><text:soft-page-break/>zans. Quand ilz eurent passé le Pont &amp; la mulle vit<text:line-break/>leaue il ne fut oncques possible à la presidente engar(-)<text:line-break/>der la beste qu'elle n'allast boire &amp; entra bien auant<text:line-break/>dedans le Rosne, dont la presidente s'effraia si fort<text:line-break/>qu'elle tomba dedans leaue &amp; se noya incontinent.<text:line-break/>Ces nouuelles furent apportées au presid(e1)t qui en fit<text:line-break/>plusieurs regtetz, faignant en estre tres dolent. Et par<text:line-break/>ces moyens suita la honte &amp; scandalle que sa femme<text:line-break/>luy faisoit.</text:p>
      <text:h text:style-name="Titre2" text:outline-level="2">(hedera)De la responce ioyeuse que fit vne damoysel(-)<text:line-break/>le à son amy auquel elle haband(o1)noit<text:line-break/>tous ses membres fors que la<text:line-break/>bouche.</text:h>
      <text:h text:style-name="Titre3" text:outline-level="3">Nouuelle LV.</text:h>
      <text:p text:style-name="P146"><text:span text:style-name="T147">A</text:span>V temps predict fut vne notable damoy<text:line-break/>selle laquelle fut tant poursuyuie en a(-)<text:line-break/>mour par vng ieune mignon de court<text:line-break/>qu'elle n'y peult resister &amp; fut contrain<text:line-break/>cte luy octroyer par grace, ce que para(-)<text:line-break/>uant elle luy auoit reffusé par rigueur &amp; luy<text:line-break/><text:span text:style-name="pb">[f. i7r]</text:span><text:line-break/>haban(-)donna tout son corps &amp; personne à toucher &amp; tenir,<text:line-break/>fors la bouche dont elle n'en vouloit ouyr parler. Le<text:line-break/>mignon considerant la grande amytié qui estoit en(-)<text:line-break/>tre eulx deux &amp; le petit benefice d'amours dont elle<text:line-break/>le faisoit iouissant à son vouloir qui estoit chose trop<text:line-break/>plus que precieuse qu'vn baiser simple, s'ingera vng<text:line-break/>iour luy demander qui la mouuoit de luy reffuser le<text:line-break/>baiser puis que du surplus il en estoit en possession.<text:line-break/>A quoy respond la dame qu'il ne luy estoit loysible<text:line-break/>donner vne chose deux fois, puis doncques que vne<text:line-break/>fois ie promis foy &amp; loyaulté de ma bouche a mon<text:line-break/>mary, il conuient que ie luy garde, &amp; ne souffriroye<text:line-break/>pour mourir que autre que luy y touchast, elle est si(-)<text:line-break/>enne &amp; à nul autre &amp; ne vous y attendez de riens<text:line-break/>y auoir. Mais mon deuant ne luy a riens promis ne iu<text:line-break/>ré, car il ne parla oncques. Faictes de luy &amp; du surpl(us)<text:line-break/>(ma bouche hors) ce qu'il vous plaira, ie le vous hab(a1)<text:line-break/>donne, car (dist elle) si mon mary iouit aucunesfois de<text:line-break/>mon deuant cest par empruntz de vous, mon amy, à<text:line-break/>qui ie l'ay donné &amp; croy que n'en estes mal content :<text:line-break/>de ceste responce, le mignon print vng si grand plai(-)<text:line-break/>sir qu'il se euanouit presques à force de rire.</text:p>
      <text:soft-page-break/>
      <text:h text:style-name="Titre2" text:outline-level="2">(hedera) Comment vng marchant fit vestir à sa femme vng<text:line-break/>habit de gris, ou y auoit vne piece d'escarlate au<text:line-break/>derriere en signe de loyaulté, &amp; parce que sa<text:line-break/>femme c'estoit d(o1)née à son amy fors le<text:line-break/>cul qu'elle auoit reserué à son mary.</text:h>
      <text:h text:style-name="Titre3" text:outline-level="3">Nouuelle. LVI.</text:h>
      <text:p text:style-name="p"><text:span text:style-name="pb">[f. i7v]</text:span></text:p>
      <text:p text:style-name="P148"><text:span text:style-name="T149">E</text:span>N la ville d'Arras fut voix publicque au<text:line-break/>mesme temps qu'vn bon marchant des<text:line-break/>plus riches de ladicte ville auoit vne fem(-)<text:line-break/>me tres desloyalle. Et pour les grandes ap<text:line-break/>parences qu'il y veoit, vn iour fit sembl(a1)t<text:line-break/>d'aller aux ch(a1)ps &amp; s'enferma en l'vne des ch(a1)bres<text:line-break/>de sa maison : la dame croyant cest partem(e1)t fut bien<text:line-break/>aise &amp; incontinent elle manda vng amy qu'elle auoit<text:line-break/>pour deuiser &amp; passer le t(e1)ps ensemble. Et quand l'a<text:line-break/>my fut arriue ilz s'enferment tous deux en vne ch(a1)(-)<text:line-break/>bre prochaine de celle ou estoit le mary &amp; illec se des<text:line-break/>pouillent en leurs ioliz corps pour mieulx iouir de<text:line-break/>leurs entreprinses, &amp; apres qu'ilz eurent bien faict<text:line-break/>leurs debuoirs d'amourettes ilz deuisent de petis<text:line-break/>propos ioyeux puis demanda l'amy à sa dame à qui<text:line-break/>elle auoit donné sa belle bouche à vous (dist elle) mon<text:line-break/>amy, &amp; les yeulx, à vous aussi (dist elle). En effaict el(-)<text:line-break/>le comptoit a son amy que de toutes les parties de s(o1)<text:line-break/>corps elle n'auoit reserué à son mary que le cul que'el<text:line-break/>le luy donnoit de bon cueur. Quand le mary eust en(-)<text:line-break/>tendu diligemment considere la deloyaulté de sa fem<text:line-break/>me tant par faictz que par dictz, il fut fort courrou(-)<text:line-break/>cé &amp; se delibera de la deschasser d'auecques luy pour<text:line-break/>le deshonneur qu'elle luy faisoit sans occasion. A d(o1)c<text:line-break/>vng iour ou deux apres ces beaulx ieux il luy fist bail<text:line-break/>ler vne robbe de gris &amp; fist mettre vne belle piece d'es<text:line-break/>callate par derriere. Et puis inuita tous les parens du<text:line-break/>costè d'elle à vn disner &amp; par force fist vestir à sa fem<text:line-break/>me sa belle robbe de gris dont les par(e1)s furent esmer<text:line-break/>ueillez, c(o1)siderant la piece rouge qui estoit au cul &amp;<text:line-break/><text:span text:style-name="pb">[f. i8r]</text:span><text:line-break/>requirent au mary de leur d(o1)ner à entendre la cause<text:line-break/>qui le mouuoit à ce faire, lequel n'en voulut iamais<text:line-break/>riens dire que le disner ne fust acheué. Et apres que<text:line-break/>la c(o1)pagnie eust faict bonne chere &amp; graces fur(e1)t ce(-)<text:line-break/>lebrées le mary rac(o1)pte la desloyaulté de sa femme<text:line-break/>ainsi que cy deuant a esté declare, mesmes comment<text:line-break/>elle donna tout son corps à son amy reserué le cul<text:line-break/>qu'elle luy delaissoit qui estoit la cause pour laquel(-)<text:line-break/>il auoit mis au derriere la belle escallatte, &amp; pourt(a1)t<text:line-break/>rendit sa femme à ses parens &amp; amys leur declarant<text:line-break/>qu'il n'n vouloit plus.</text:p>
      <text:soft-page-break/>
      <text:h text:style-name="Titre2" text:outline-level="2">(hedera)D'vn filz qui voulut monter sus sa mere grand &amp;<text:line-break/>du discort qu'il en vint entre le pere &amp; le filz.<text:line-break/>Aussi de la fascetieuse responce qu'en<text:line-break/>fist le filz à ses c(o1)pagnons qui de(-)<text:line-break/>puis firent l'accord.</text:h>
      <text:h text:style-name="Titre3" text:outline-level="3">Nouuelle. LVIII.</text:h>
      <text:p text:style-name="P150"><text:span text:style-name="T151">A</text:span>V pays de Lannoys fut vng ieune filz<text:line-break/>de laboureur lequel oultre le gre de ses<text:line-break/>pere &amp; mere voulut aller veoir le pays<text:line-break/>ou il fut quinze ou seze ans. Et quand<text:line-break/>il fut de retour l'on luy fist la meilleu(-)<text:line-break/>re chere dont l'on se peult aduiser. Et pour ce qu'il<text:line-break/>n'y auoit que deux lictz en la maison l'vn pour ses pe<text:line-break/>re &amp; mere &amp; l'autre pour sa mere grand, il fut adui(-)<text:line-break/>sé qu'il coucheroit auecques sa mere grand. Et<text:line-break/>ainsi qu'ilz furent couchez il voulut monter sur le<text:line-break/><text:span text:style-name="pb">[f. i8v]</text:span><text:line-break/>ventre de sa mere grand, dont elle fut tres deplaisante<text:line-break/>&amp; s'escria fort, racompt(a1)t au pere de lenfant l'enor(-)<text:line-break/>me faict, d(o1)t le pere fut si sort courroucé qu'il ne sca<text:line-break/>uoit quelle punition il en debuoit faire. Et se leua in(-)<text:line-break/>continent auecques son espée proposant le tuer. Mais<text:line-break/>il ne le rencontra pour lors, car ledict mignon fut pl(us)<text:line-break/>habille, &amp; eschappa des premiers deux ou trois iour :<text:line-break/>apres le pere renc(o1)tre son filz en vn ieu de paulme a(-)<text:line-break/>uecquess ses compagnons &amp; illec tira son poignart :<text:line-break/>deliberé de le tuer pour ledict crime, toutesfois, son<text:line-break/>effort fut repoulcé par les dictz compagnons &amp; ce p(e1)<text:line-break/>dant le filz euade la fureur du pere. Le iour mesmes<text:line-break/>fut demandé au filz qu'il auoit faict a son pere qui le<text:line-break/>vouloit tuer. A quoy fasctieusement respondit. Ma<text:line-break/>foy (dist il) ie n'ay riens faict, mon pere me veult mal<text:line-break/>pour vne fois que i'ay voulu Rouciner sa mere &amp; il a<text:line-break/>bien Rouciné la mienne plus de cinq centz fois. Les<text:line-break/>compagnons oyans ces propos s'euertuerent de faire<text:line-break/>la paix entre le pere &amp; ledict filz. Et par telz moyens<text:line-break/>eschappa le malheureux filz qui depuis ne coucha à<text:line-break/>la maison.</text:p>
      <text:h text:style-name="Titre2" text:outline-level="2">(hedera) De la repentance d'vne amoureuse, estant en l'ar(-)<text:line-break/>ticle de la mort &amp; comment elle dechar(-)<text:line-break/>gea son mary de lamoytié de ses enfans<text:line-break/>par partage qu'elle en fit deuant<text:line-break/>sa mort.</text:h>
      <text:h text:style-name="Titre3" text:outline-level="3">Nouuelle. LVIII :</text:h>
      <text:p text:style-name="p"><text:span text:style-name="pb">[f. k1r]</text:span></text:p>
      <text:soft-page-break/>
      <text:p text:style-name="P152"><text:span text:style-name="T153">E</text:span>N la ville de Paris fut vne femme,<text:line-break/>laquelle en sa santé &amp; ieune aage<text:line-break/>s'estoit tresbi(e1) acquitée en amours,<text:line-break/>en sorte que luy est oient demourez<text:line-break/>plusieurs enfans engendrez par a(-)<text:line-break/>mourettes. A d(o1)c qu(a1)d elle fut mala<text:line-break/>de &amp; cogneut que le vouloir de Dieu estoit la mettre<text:line-break/>hors du monde, elle eut moult gr(a1)d regret de sa mal(-)<text:line-break/>le conuersation &amp; de ses offences, &amp; au mieulx qu'el(-)<text:line-break/>le peust requist pard(o1) à Dieu, &amp; enuoya querir deux<text:line-break/>de ses amoureux, ausquelz en la presence de tous ses<text:line-break/>enfans elle rememora le temps passé ou elle s'estoit<text:line-break/>habandonnée à eulx, &amp; dont elle auoit eu des enfans.<text:line-break/>Si dist à l'vn que telz &amp; telz estoient de luy, &amp; à l'au(-)<text:line-break/>tre semblablement telz, leur requerant qu'il leur<text:line-break/>pleust en descharger son mary pour le sauluement de<text:line-break/>sa pauure ame, en disant telles parolles, le mary heur(-)<text:line-break/>ta à lhuys venant du conseil du medecin, &amp; l'vn de se<text:line-break/>enfans courut audenant de son pere, &amp; luy dist qu'il<text:line-break/>s'aduansast, &amp; que sa mere donnoit tous ses freres, &amp;<text:line-break/>qu'en la fin il n'en auroit plus. Quand le pere fut en<text:line-break/>la chambre la patiente requist pardon à son mary<text:line-break/>pour les desloyaultez qu'elle luy auoit faictes, &amp; luy<text:line-break/>compta qu'elle auoit enuoyé querir les deux person(-)<text:line-break/>nes illec presentes, desquelz elle auoit conceu telz &amp;<text:line-break/>telz enfans qui ne sont legitimes, &amp; qu'ilz auoient<text:line-break/>promis apres sa mort les prendre, nourrir &amp; entrete(-)<text:line-break/>nir comme leurs enfans bastars &amp; l'en descharger, le<text:line-break/>mary fut moult esbahy qui auparauant auoit estimé<text:line-break/>sa femme tresloyalle. Si demanda ausdictz amoureux<text:line-break/><text:span text:style-name="pb">[f. k1v]</text:span><text:line-break/>s'ilz en estoient d'accord qui leur dirent que ouy, &amp;<text:line-break/>promirent prendre lesdictz enfans, ce qui fut accom(-)<text:line-break/>ply apres la mort de la ieune femme, &amp; par ses moy(e1)s<text:line-break/>fut le mary deschargé de grande charge d'enfans, &amp;<text:line-break/>de huict ne luy en demoura que les deux plus gr(a1)dz.</text:p>
      <text:h text:style-name="Titre2" text:outline-level="2">(hedera) Des trois enseignemens que fist vn gentil hom(-)<text:line-break/>me estant à larticle de la mort à son filz<text:line-break/>vnicque pour sauluer son honneur<text:line-break/>&amp; garder sa santé, lesquelz<text:line-break/>furent trouuez verita(-)<text:line-break/>bles par le filz.</text:h>
      <text:h text:style-name="Titre3" text:outline-level="3">Nouuelle. LIX.</text:h>
      <text:p text:style-name="P154"><text:span text:style-name="T155">E</text:span>N ce royaulme fut iadis vn tressage g(e1)(-)<text:line-break/>til homme, lequel n'auoit qu'vn filz<text:line-break/>qu'il aymoit fort. Quand le bon gen(-)<text:line-break/>til homme apperceut la fin de ses iours<text:line-break/>il appelle son filz, &amp; luy commanda de<text:line-break/><text:soft-page-break/>soy garder de trois choses pour sauluer son honneur<text:line-break/>&amp; c(o1)tregarder sa santé corporelle. La premiere estoit<text:line-break/>qu'il se gardast de hanter en vne maison ou il seroit<text:line-break/>seruy de pain bis apres le pain blanc. Secondement<text:line-break/>qu'il se gardast de faire courir son cheual en vallée.<text:line-break/>Tiercement qu'il n'espousast femme d'estrange na(-)<text:line-break/>tion. Quand le bon pere fut decede, le filz voulut<text:line-break/>frequenter auecques ses voysins &amp; se delectoit à boi(-)<text:line-break/>re &amp; manger souuent en l'hostel d'vn gentil hom(-)<text:line-break/>me son voysin, ou il fut seruy de beau pain blanc.</text:p>
      <text:p text:style-name="p"><text:span text:style-name="pb">[f. k2r]</text:span><text:line-break/>Toutesfois depuis ce gentil h(o1)me eut quelque suspi<text:line-break/>si(o1) que le ieune filz saccoinctoit de sa f(e1)me qui estoit<text:line-break/>belle &amp; ieune, &amp; proposa len eslongner, &amp; pour ce fai<text:line-break/>re luy fist mettre du pa(i1) bis sur la table au lieu de bl(a1)c<text:line-break/>&amp; ne faisoit la chere qu'il auoit accoustumée, ce que<text:line-break/>le ieune escuyer cogneut, &amp; c(o1)siderant les parolles de<text:line-break/>son pere, de son bon gre sen voulut retirer pour saul(-)<text:line-break/>uer son honneur, &amp; emporta vn pain bis qu'il atta(-)<text:line-break/>cha d'vne corde en sa salle pour en auoir memoire,<text:line-break/>dequoy est(a1)t à la chasse d'vn Lieure, il fist telle cour<text:line-break/>se que le Lieure descendit dedans vne vallée, &amp; le ieu<text:line-break/>ne escuyer picqua viuement &amp; en sorte que son che(-)<text:line-break/>ual tresbucha &amp; se rompit le col, dont lescuyer fut<text:line-break/>fort marry, &amp; en rememorant l'instruction de son pe<text:line-break/>re cogneut sa faulte. Si fist attacher la peau de son<text:line-break/>cheual en sa salle pres le pain bis pour en auoir me(-)<text:line-break/>moire vne autresfois, &amp; depuis fut le ieune escuyer<text:line-break/>veoir les pays estranges ou il se marya à vne Damoy(-)<text:line-break/>selle du pays. Et quand la nuict des espousailles fut, il<text:line-break/>s'ingera de coucher auecques son espousée, ce que<text:line-break/>ne luy fut permis, par ce que n'estoit la coustume du<text:line-break/>pays, &amp; qu'il endura patiemment, &amp; toutesfois de<text:line-break/>bonne fortune lon luy prepara vne tresbelle cham(-)<text:line-break/>bre ioignant celle de l'espousée, &amp; de nuict s'adui(-)<text:line-break/>sa de faire vn pertuys de son espée en la cloyson<text:line-break/>qui (seg)car(/seg) n'estoit que de terre, &amp; parlait vitacoucher l'es(-)<text:line-break/>pousée. Et depuis il vit venir vn prebistre de la mai(-)<text:line-break/>son qui se coucha aupres d'elle, dont il fut moult<text:line-break/>fort marry, &amp; alors recorda l'enseignement de son<text:line-break/>pere, si cogneut qu'il conuenoit euiter ce dangier<text:line-break/><text:span text:style-name="pb">[f. k2v]</text:span><text:line-break/>pour sauluer son honneur, &amp; le lendemain s'en alla<text:line-break/>par deuers son espousée &amp; la salua fort amoureuse(-)<text:line-break/>ment, &amp; en la chatouillant apperceut les brayes du<text:line-break/>prebstre qu'il serra secrettement, &amp; au disner racom<text:line-break/>pta au pere de lespousée &amp; à sa compagnie l'honneur<text:line-break/>que lon luy auoit faict de luy bailler ceste fille en ma<text:line-break/>ryage sans scauoir sa lignée, &amp; que ceste nuict il auoit<text:line-break/>faict veu de ne coucher iamais auecques sa femme<text:line-break/><text:soft-page-break/>que premierem(e1)t il ne l'eust menée en son pays veoir<text:line-break/>ses possessions, à quoy le pere s'accorda, &amp; en fin tant<text:line-break/>cheuaucherent le pere, la mere &amp; autres parens auec(-)<text:line-break/>ques le ieune escuyer &amp; sa femme qu'ilz arriuerent<text:line-break/>au chasteau dudict escuyer, qui incontinent attacha<text:line-break/>les brayes pres du pain bis &amp; peau de cheual, &amp; fist<text:line-break/>tresbonne chere à la compagnie, laquelle fut fort at(-)<text:line-break/>tentiue à contempler l'excellence des ediffices &amp; mes<text:line-break/>mes des richesses de lescuyer, encores plus à conside(-)<text:line-break/>rer que vouloit signifier ce pain bis, la peau de cheual<text:line-break/>&amp; les brayes, &amp; requirent ledict escuyer de leur en<text:line-break/>donner lintelligence qu'il promist faire, &amp; apres le<text:line-break/>disner solemnel il declara comment il estoit filz vnic<text:line-break/>que, auquel son pere auoit comm(a1)de soy garder des<text:line-break/>trois choses susdictes, ce qu'il n'auoit faict, dont il<text:line-break/>s'en estoit tresmal trouué, mesmement d'auoir espou<text:line-break/>sé vne estr(a1)gere, laquelle auoit receu vn prestre pour<text:line-break/>coucher auecques elle, &amp; le (p1)mier iour des espousail(-)<text:line-break/>les quil auoit oublié soubz le cheuet du lict de lespou<text:line-break/>sée ses brayes illec pendues en leur rac(o1)ptant du per(-)<text:line-break/>tuys qu'il auoit faict pour veoir le mystere, &amp; con(-)<text:line-break/>clud que pour telle occasion iamais son espousée ne<text:line-break/><text:span text:style-name="pb">[f. k3r]</text:span><text:line-break/>coucheroit entre ses bras, &amp; leur requist de l'emme(-)<text:line-break/>ner en son pays. De ces parolles les parens estrangiers<text:line-break/>furent tellement ennuyez qu'ilz ne sceurent faire<text:line-break/>autre responce sinon qu'en leur liurant l'argent du<text:line-break/>mariage, &amp; les interestz, qu'ilz estoient contens, ce<text:line-break/>qu'il fut faict, &amp; sen partirent lesdictz estrangiers a(-)<text:line-break/>uecques leur espousée la queue entre les iambes, &amp;<text:line-break/>par ses moyens esprouua ledict ieune escuyer les ensei<text:line-break/>gnemens de feu son pere estre tres veritables, &amp; de(-)<text:line-break/>puis se garda de mesprendre.</text:p>
      <text:h text:style-name="Titre2" text:outline-level="2">(hedera)Comment vn curé marya la fiancée d'vn<text:line-break/>ieune Cordonnier auecques vn vieil<text:line-break/>march(a1)t fiancée auecques vne vieil(-)<text:line-break/>le &amp; riche veusue. Et marya la<text:line-break/>veusue auecques le cordon(-)<text:line-break/>nier. Des querelles &amp; ioy(-)<text:line-break/>euses responces, &amp; du<text:line-break/>proces qui en fut par<text:line-break/>deuant lofficial.</text:h>
      <text:h text:style-name="Titre3" text:outline-level="3">Nouuelle. LX.</text:h>
      <text:p text:style-name="P156"><text:span text:style-name="T157">A</text:span>V mesme temps le curé de sainct<text:line-break/>Goulle à Brucelles qui estoit borgne<text:line-break/>fist vn matin deuant le iour des es(-)<text:line-break/>pousailles tres ferialles. Et pour en(-)<text:line-break/><text:soft-page-break/>tendre le faict s'estoient presentées<text:line-break/>vn homme &amp; femme veufue ia sur<text:line-break/>l'aage &amp; tresriches en bi(e1)s pour accomplir vn marya<text:line-break/>ge d'vne part, &amp; vn ieune garson du mestier de<text:line-break/><text:span text:style-name="pb">[f. k3v]</text:span><text:line-break/>cor(-)donnier, &amp; vne ieune fille assez pauure pour en faire<text:line-break/>autre mariage. D'autre part ainsi que les parens &amp; af<text:line-break/>fins de toutes les quatre parties estoient assemblez en<text:line-break/>ladicte Eglise, ou il auoit peu de lumiere, le curé<text:line-break/>fut tant estourdy en son faict, ioinct qu'il ne veoit<text:line-break/>cler que d'vn oeil, que sans auoir esgard aux person(-)<text:line-break/>nes, il print les mains du vieillard &amp; de la ieune fille<text:line-break/>&amp; les espousa par les parolles accoustumées, &amp; puis<text:line-break/>print les mains du ieune homme &amp; de la vieille, &amp;<text:line-break/>en fist au cas pareil, &amp; incontinent les fist ouyr la mes<text:line-break/>se qu'il celebra, &amp; ainsi les renuoya en leurs maisons,<text:line-break/>lon ramena le vieillard &amp; la ieune fille d'vn costé &amp;<text:line-break/>la vieille &amp; le ieune homme de l'autre costé. Et qu(a1)d<text:line-break/>ilz apperceurent ce beau faict du curé, ilz ne sceu(-)<text:line-break/>rent que penser, car le vieillard n'auoit fiancé la ieune<text:line-break/>fille, ne la vieille le ieune filz, toutesfois en face de<text:line-break/>saincte Eglise, le vieillard auoit promis par parolles<text:line-break/>de present à la ieune fille, au moyen dequoy fut trou(-)<text:line-break/>ué par conseil que le mariage debuoit tenir. Et par<text:line-break/>Dieu (dist le vieillard maryé) nostre curé est plus sai(-)<text:line-break/>ge que nous, il n'a riens faict sans cause, car i'ay du<text:line-break/>bien &amp; la fille n'en à point. Et la vieille en à aussi, &amp;<text:line-break/>son mary n'en à point, par ces moyens nous ne scau(-)<text:line-break/>rions faillir (seg)car(/seg) à viure, que nous fault il plus, i'ay des es(-)<text:line-break/>cus &amp; ieune femme, &amp; la vieille vn ieune mary pour<text:line-break/>luy fournir sa besongne pour son argent, &amp; ainsi le<text:line-break/>vieillard print la ieune fille &amp; la consolla le mieulx<text:line-break/>qu'il peut, &amp; par petis moyens auecques layde des<text:line-break/>bonnes gens la conuertit au maryage, &amp; ainsi accor(-)<text:line-break/>dez s'en aller(e1)t coucher &amp; firent tres bien leurs<text:line-break/><text:span text:style-name="pb">[f. k4r]</text:span><text:line-break/>deb(-)uoirs, mais la vieille n'en fut pas contente, car com(-)<text:line-break/>me auaritieuse, elle ne vouloit auoir mary qui ne fust<text:line-break/>riche, &amp; au surplus ne se mecontentoit de la ieunesse<text:line-break/>car elle veoit que le personnage estoit de bonne tail(-)<text:line-break/>le pour satisfaire au benefice d'amourettes, &amp; pource<text:line-break/>accusoit rudement le curé du forfaict, &amp; enuoya par<text:line-break/>deuers le vieillard pour scauoir s'il la vouloit pren(-)<text:line-break/>dre, lequel luy manda qu'ilz se debuoient contenter<text:line-break/>du bien de Dieu, &amp; qu'il scauoit que son principal<text:line-break/>motif de mariage n'estoit que pour estre fourbre à s(o1)<text:line-break/>ayse, &amp; dieu par la bouche du curé luy à donné celuy<text:line-break/>qu'elle à espousé propre à son desir, &amp; qu'elle sen con<text:line-break/>tentast. De telle responce ne fut contente la pauure<text:line-break/>mere aux escus, &amp; se conseilla aux plus saiges de la<text:line-break/><text:soft-page-break/>ville comment elle debuoit y proceder, donnant à<text:line-break/>entendre qu'à lors ilz ne veoient cler par faulre de lu<text:line-break/>miere &amp; que son intention estoit de espouser celuy à<text:line-break/>qui elle auoit promis qui estoit le plus riche. A donc<text:line-break/>fut conseillée la pauurette mander le curé, pour en(-)<text:line-break/>tendre sa conception, ce qui fut faict. Et apres longs<text:line-break/>pleurs &amp; propos iniurieux à lencontre du curé luy re<text:line-break/>monstrant sa faulte euidente, ie cuyde(dist le curé)<text:line-break/>que vo(us) estimez que maryage fut marché de petis en<text:line-break/>fans, &amp; quand lon à permis maryage que lon puisse<text:line-break/>sen deffaire à son plaisir. Certes ma dame vous estes<text:line-break/>abbusêe, car puis qu'auez promis il n'en pourroit au(-)<text:line-break/>tre chose aduenir, sinon mariage entre vous deux.<text:line-break/>Et la vieille iura moult fermement que iamais el(-)<text:line-break/>le n'y consentiroit. Et pourquoy (dist le curé) par<text:line-break/>ce (dist elle) que vous auez ch(a1)gé m(o1) mary qui estoit<text:line-break/><text:span text:style-name="pb">[f. k4v]</text:span><text:line-break/>riche à vn pauure. Aussi dist le curé ie vous ay baillé<text:line-break/>vn ieune &amp; fort mary, pour contenter vostre affe(-)<text:line-break/>ction &amp; vous resiouir, dont auez le plus affaire, puis<text:line-break/>qu'auez des biens assez, &amp; vous ay osté celuy qui par<text:line-break/>debile vieillesse n'eust faict que dormir &amp; se plain(-)<text:line-break/>dre, dont n'auez besoing, &amp; partant louez Dieu du<text:line-break/>bon change. Ces propos finiz, la dame ne voulut<text:line-break/>obeir au ieune mary, &amp; incontinent fist citer le curê<text:line-break/>d'vne part pour la demaryer, le vieillard pour la re(-)<text:line-break/>prendre &amp; à delaisser : La ieune femme d'autre part,<text:line-break/>aussi par mesmes moyens, fist citer le ieune mary<text:line-break/>pour la quitter, &amp; finablement la ieune femme pour<text:line-break/>se desister &amp; departir d'auecques le vieillard, Tous<text:line-break/>lesquelles parties furent ouyes en plain consistoire<text:line-break/>de lofficialité du dict lieu pour en estre ordonné sur<text:line-break/>la promission, &amp; le tout ouy auecques le conseil des<text:line-break/>assistans. L'official ordonna par prouision que les<text:line-break/>maryages tiendroient ainsi qu'ilz auroient esté cele(-)<text:line-break/>brez au iour des espousailles, attendu le consentem(e1)t<text:line-break/>du vieillard, de la ieune femme, &amp; ieune filz, aussi des<text:line-break/>bonnes &amp; sainctes raisons alleguées par le curé non(-)<text:line-break/>obstant le contredict de la vieille, &amp; sauf quand lon<text:line-break/>iugeroit le principal de luy faire droict &amp; de les se(-)<text:line-break/>parer s'il estoit trouué que la matiere y fut disposée<text:line-break/>non autrement, de telle sent(e1)ce la vieille appella : mais<text:line-break/>peu de iours apres qu'elle eut cogneu la bonne &amp; de(-)<text:line-break/>licate besongne de son ouurier elle se desista de son<text:line-break/>appel &amp; depuis est demouré le proces indecis pendu<text:line-break/>au clou pour en faire des torcheculz.</text:p>
      <text:soft-page-break/>
      <text:h text:style-name="Titre2" text:outline-level="2"><text:span text:style-name="pb">[f. k5r]</text:span><text:line-break/>(hedera)D'vne damoyselle qui reffusa deux beaulx gen(-)<text:line-break/>tilzhommes à son seruice d'amours &amp; print<text:line-break/>vng chartier &amp; de la responce qu'elle<text:line-break/>fist aux deux gentilzhommes.</text:h>
      <text:h text:style-name="Titre3" text:outline-level="3">Nouuelle. LXI.</text:h>
      <text:p text:style-name="P158"><text:span text:style-name="T159">E</text:span>N la conté de Flandres fut au mes(-)<text:line-break/>me t(e1)ps vne ieune &amp; belle damoy(-)<text:line-break/>selle veufue d'vng gentil homme, la<text:line-break/>quelle pour plusieurs dons de gra(-)<text:line-break/>ce qu'elle auoit, fut requise souu(e1)(-)<text:line-break/>tesfois du ieu d'aymer par aulcuns<text:line-break/>nobles Cheualiers, à quoy elle ne<text:line-break/>vouloit entendre les rechassans l<text:span text:style-name="T160">oing d'elle comme</text:span><text:span text:style-name="T161"><text:line-break/></text:span>vne preude femme doibt faire, dont elle fut fort esti(-)<text:line-break/>mée. Toutesfois vng iour elle se fist conduire en vne<text:line-break/>ferme qu'elle auoit aux ch(a1)ps, par vng ieune chartier<text:line-break/>assez recreatif &amp; bon ieune h(o1)me, duquel en chemin<text:line-break/>elle fut esprinse d'amours &amp; apres qu'ilz eurent tres(-)<text:line-break/>bien disné en ladicte ferme, la damoyselle de la fene(-)<text:line-break/>stre de sa chambre se railloit au chartier &amp; luy get(-)<text:line-break/>toit plusieurs petites pierres &amp; mesmes les coissinetz<text:line-break/>qu'elle auoit en sa chambre, tousiours riant à luy. Et<text:line-break/>fist t(a1)t par telles manieres que le chartier luy dist que<text:line-break/>s'il alloit à elle il la froteroit bien en se gaudissant, &amp;<text:line-break/>la damoyselle luy, dist qu'elle ne le craignoit gueres.<text:line-break/>Tant fut le pauure chartier persecuté de sa damoy(-)<text:line-break/>selle qu'il s'euertua monter en hault &amp; ferma l'huys<text:line-break/>de la chambre sur eulx &amp; la baisa courtoisem(e1)t, puis<text:line-break/><text:span text:style-name="pb">[f. k5v]</text:span><text:line-break/>la gecte sur vng lict sans grand contredict &amp; luy serra<text:line-break/>de pres son entredeux, dont elle fut bien aise &amp; pour<text:line-break/>ce fist retarder son chartier &amp; le fist coucher la nuict<text:line-break/>auecques elle, dont elle conceut vng enfant. Et fut<text:line-break/>depuis sceu que cestoit du chartier, le bruict paruint<text:line-break/>iusques aux oreilles desdict Cheualliers ausquelz el(-)<text:line-break/>le auoit refusé tant de fois ce grand &amp; amoureux be(-)<text:line-break/>nefice, dont ilz furent fort desplaisans. Et pour ceste<text:line-break/>cause vng iour ilz s'adresserent à elle &amp; luy remon(-)<text:line-break/>strer(e1)t le grand deshonneur qu'elle leur auoit faict<text:line-break/>de les mespriser &amp; si fort les reculler d'elle pour ad(-)<text:line-break/>mettre &amp; faire approcher de sa noble personne vng si<text:line-break/>mecanique chartier, dont elle auoit conceu vng en(-)<text:line-break/>fant. A quoy respondit ladicte damoyselle, qu'elle<text:line-break/>estoit tresdolente du cas : mais qu'elle fut tellement<text:line-break/>oppresée du naturel &amp; ard(a1)t desir d'aymer qu'elle ne<text:line-break/>cessa de penser à eulx &amp; les souhetta auecques elle<text:line-break/>par plusieurs fois pour leur faire iouir de tel bien, &amp;<text:line-break/>pour leur absence fut contraincte prendre le char(-)<text:line-break/><text:soft-page-break/>tier pour fournir à sa grande opprossion &amp; furieux<text:line-break/>desir comme naturelle) a quoy elle n'auoit peu resi(-)<text:line-break/>ster. Et si vous eussiez esté presens auecques moy,<text:line-break/>autres que vous n'eussent approché de moy. Sainct<text:line-break/>Iehan (dist l'vn d'iceulx) il vint à bone heure.<text:line-break/>Toutesfois depuis ilz furent receuz en<text:line-break/>sa grace &amp; accomplirent leur vou(-)<text:line-break/>loir auecques elle en lon(-)<text:line-break/>gue amytié.</text:p>
      <text:p text:style-name="p"><text:span text:style-name="pb">[f. k6r]</text:span></text:p>
      <text:h text:style-name="Titre2" text:outline-level="2">(hedera)Comment vne ieune pucelle attainte de<text:line-break/>la peste, se fist tres bien fourbir son bas<text:line-break/>à plusieurs de ses amoureux, dont<text:line-break/>ellle fut en brief<text:line-break/>guerie.</text:h>
      <text:h text:style-name="Titre3" text:outline-level="3">Nouuelle LXII.</text:h>
      <text:p text:style-name="P162"><text:span text:style-name="T163">E</text:span>N ce t(e1)ps la en Daulphiné fut vne ieu<text:line-break/>ne pucelle laquelle pour sa gr(a1)de beau(-)<text:line-break/>té &amp; affecté visage, fut par plusieurs re(-)<text:line-break/>quise en amours ou elle ne voulut onc(-)<text:line-break/>ques entendre de peur de deshonneur<text:line-break/>&amp; que son pere ne s'en apperceust. Peu de temps a(-)<text:line-break/>pres elle tomba malade de peste qui estoit grande &amp;<text:line-break/>contagieuse en la ville &amp; pays, &amp; pour ceste cause se<text:line-break/>retira au logis d'vne vielle femme qu'elle cognois(-)<text:line-break/>soit &amp; luy dist. Helas mamye il me desplaist maite(-)<text:line-break/>nant de mourir à la fleur de ma ieunesse &amp; de mon<text:line-break/>aage sans auoir senty le plaisir du doulx ieu d'amours<text:line-break/>puis peu de temps en ca i'ay esté requise de plusieurs<text:line-break/>pour cest affaire &amp; i'ay esté si sotte de le refuser. Ie<text:line-break/>vous prie que ie ne meure sans accomplir cest petit<text:line-break/>ieu. La vielle ent(e1)dant &amp; considerant le bon vou(-)<text:line-break/>loir &amp; affection de cueur du sa patiente, elle luy dist<text:line-break/>qu'elle souhetast qui bon luy sembleroit &amp; quelle le<text:line-break/>feroit venir. A doncques luy nomma vng certain<text:line-break/>marchant lequel fut incontinent appellé &amp; quand il<text:line-break/>fut arriué luy c(o1)pta le gr(a1)d desir qu'elle auoit de fai(-)<text:line-break/>re ce d(o1)t t(a1)t de fois il l'auoit poursuyuie, luy requer(a1)t<text:line-break/><text:span text:style-name="pb">[f. k6v]</text:span><text:line-break/>si tel plaisir luy vient à souhet qu'il en face à son vou<text:line-break/>loir. A ces propos le marchant fut si fort resiouy qu'il<text:line-break/>n'eust pencée aulcune au mal de samye &amp; se mist en<text:line-break/>tel debuoir qu'il s'en lassa incontinent. La ieune pu(-)<text:line-break/>celle ne fust encores de ceste venue rasasiée, car elle en<text:line-break/>uoya querir de rechef vn autre duquel elle receut pa<text:line-break/>reille distribution. Et continua ceste ioyeuse aduen(-)<text:line-break/>ture auecques quatre ou cinq personnages tous les(-)<text:line-break/>quelz elle lassa tresbien en vn mesmes instant, puis se<text:line-break/><text:soft-page-break/>fist tresbien suer &amp; par ceste sueur apparur(e1)t par de(-)<text:line-break/>hors deux apostumes, dont en brief temps elle fut pre<text:line-break/>seruée &amp; guerie. Toutesfois lon dist que ces amou(-)<text:line-break/>reux y perdir(e1)t la vie pour le mal qu'ilz en prindr(e1)t.</text:p>
      <text:h text:style-name="Titre2" text:outline-level="2">(hedera)D'vn gentilhomme qui print sa femme &amp; son<text:line-break/>amy le curé, auecques sa chambriere &amp; vng<text:line-break/>loup au piege. Tous lesquelz il brusla<text:line-break/>dedans &amp; de la remission qu'en<text:line-break/>eust le gentilhomme.</text:h>
      <text:h text:style-name="Titre3" text:outline-level="3">Nouuelle LXIII.</text:h>
      <text:p text:style-name="P164"><text:span text:style-name="T165">I</text:span>L fut en la duché d'Auuergne<text:line-break/>vne tresbelle &amp; ieune damoysel(-)<text:line-break/>le laquelle sans le sceu de son ma<text:line-break/>ry s'accointa du curé de la par(-)<text:line-break/>roysse tellement que par succes(-)<text:line-break/>sion de temps leurs amours fur(e1)t<text:line-break/>tant diuulguées que plusieurs en<text:line-break/>fasoient leurs comptes &amp; paruindrent telz actes<text:line-break/><text:span text:style-name="pb">[f. k7r]</text:span><text:line-break/>ius(-)ques aux oreilles d'vn autre gentilhomme cousin du<text:line-break/>mary qui incontinent l'en aduertit, dont le bon ma(-)<text:line-break/>ry fut fort ennuyé. Et sans demonstrer en sa maison<text:line-break/>aucun semblant de scauoir le faict, delibera de se ven(-)<text:line-break/>ger du curé. Vng iour il saing s'en aller visiter quel(-)<text:line-break/>que gentilhomme auecques son cousin, &amp; se mect en<text:line-break/>ambusche pour scauoir la verité &amp; en faire briefue<text:line-break/>execution du crime, &amp; vit arriuer le curé en son ho(-)<text:line-break/>stel apres le disner ou il fut assez long temps, toutes(-)<text:line-break/>fois il s'en retourna au soir. Le gentilhomme enten(-)<text:line-break/>doit bien que apres le soupper il reuiendroit leans &amp;<text:line-break/>partant s'aduisa auecques son cousin de faire vng pie<text:line-break/>ge au chemin ou debuoit passer nostre curé, ce qui<text:line-break/>fut faict, auquel incotinent tomba vng loup. Et de(-)<text:line-break/>puis virent venir le bon curé à tout sa robbe courte,<text:line-break/>qui pareillement y tomba. Quand la damoyselle eut<text:line-break/>bien attendu le curé elle s'ennuya &amp; pource enuoya<text:line-break/>sa chambriere le querir laquelle estant en chemin y<text:line-break/>tomba pareillement. La damoyselle pour la trop lon<text:line-break/>gue demourée eust suspicion que le curé accolloit en<text:line-break/>chemin sa chambriere &amp; se mist au chemin pour al(-)<text:line-break/>ler au deuant de son amy le curé, &amp; fut prinse com(-)<text:line-break/>me les autres. Quand le mary &amp; le cousin eurent tou<text:line-break/>tes ses belles prinses, ilz consulter(e1)t des moyens pour<text:line-break/>soy v(e1)ger du curé &amp; fut le mary tout resolut delle me<text:line-break/>ctre à mort auecques sa femme. Et pour accomplir<text:line-break/>son entreprinse il renuoya son cousin veoir leurs che<text:line-break/>uaulx, cependant le gentilh(o1)me s'en alla en son ho(-)<text:line-break/>stel querir vne quantité degluons de paille &amp; deu(a1)t<text:line-break/><text:soft-page-break/>le iour en remplist le piege &amp; y mist le feu ou le curé<text:line-break/><text:span text:style-name="pb">[f. k7v]</text:span><text:line-break/>la f(e1)me, la ch(a1)briere &amp; le loup furent miserablem(e1)t<text:line-break/>bruslez : depuis le gentilh(o1)me se retira par deuers le<text:line-break/>Roy &amp; apres auoir d(o1)né le faict à entendre à son ad(-)<text:line-break/>uantage, il obtint remission du crime. Encores di(-)<text:line-break/>soient aucuns que lon auoit deu mettre en la remis(-)<text:line-break/>sion qu'il n'y auoit d(o1)mage que pour le pauure loup<text:line-break/>qui n'estoit coupable du faict &amp; si en fut bruslé.</text:p>
      <text:h text:style-name="Titre2" text:outline-level="2">(hedera)D'vne ieune damoyselle qui espousa<text:line-break/>vn berger qu'elle aymoit en refu(-)<text:line-break/>sant d'honnestes gen(-)<text:line-break/>tilzhommes.</text:h>
      <text:h text:style-name="Titre3" text:outline-level="3">Nouuelle. LXIIII.</text:h>
      <text:p text:style-name="P166"><text:span text:style-name="T167">A</text:span>V pays de Daulphiné fut vng riche gen(-)<text:line-break/>tilhomme, lequel auoit vne belle &amp; gra(-)<text:line-break/>cieuse seur, qu'il nourrissoit en sa mai(-)<text:line-break/>son attendant son party : vng iour apres<text:line-break/>soupper la femme du gentilhomme &amp;<text:line-break/>la seur s'en allerent à l'esbat a l'entour de leur mai(-)<text:line-break/>son &amp; de fortune s'adresserent à vng ieune berger a(-)<text:line-break/>uecques lequel ilz s'arresonnerent long temps &amp; luy<text:line-break/>demandoient si en sa petite loge de boys il n'auoit<text:line-break/>pas grand froict en hyuer : puis luy parlerent de le ma<text:line-break/>rier &amp; sur ses propos luy demanda la damoyselle s'il<text:line-break/>fourniroit bien vne femme. Et le berger dist qu'il o(-)<text:line-break/>seroit bien entreprendre fournir huict ou neuffois<text:line-break/>par chascune nuict &amp; autres propos dont la fille fut<text:line-break/><text:span text:style-name="pb">[f. k8r]</text:span><text:line-break/>attentiue &amp; elle dist secrettem(e1)t audict berger qu'il<text:line-break/>la vint veoir le lendemain en la maison de son frere<text:line-break/>&amp; qu'elle luy feroit bonne chere, ce que le berger fist,<text:line-break/>&amp; la ieune damoyselle le mena en sa chambre &amp; luy<text:line-break/>compta qu'elle estoit amoureuse de luy &amp; que s'il<text:line-break/>vouloit, elle le prendroit pour mary. Le berger fist<text:line-break/>responce que à luy ne tiendroit pas que ainsi ne fust.<text:line-break/>Et par ses moyens le berger se mist en son debuoir de<text:line-break/>besongner à ses pieces au nom de maryage &amp; apres<text:line-break/>auoir par quatre ou cinq coups tres bien festoye sa<text:line-break/>dame en deux ou trois heures en la chambre de ladi<text:line-break/>cte damoyselle, il se retire en sa petite loge bien aise<text:line-break/>de la bonne fortune, laquelle il continua tresbien<text:line-break/>par plusieurs iours, tant que la ieune deuint grosse<text:line-break/>d'enfant. Le delaiseray a compter que durant &amp; au<text:line-break/>parauant telles amours, plusieurs hobereaulx &amp; g(e1)(-)<text:line-break/>tilzhommes auoient faict demander &amp; requerir en<text:line-break/>nom de mariage la ieune fille, de tous lesquelz elle<text:line-break/>auoit faict refus, Aduint que son faict fut cogneu<text:line-break/><text:soft-page-break/>&amp; confessa ladicte fille qu'elle auoit esté tellement<text:line-break/>surprinse de l'amour de ce berger qu'elle luy auoit<text:line-break/>promis maryage &amp; en tesmoings de ce elle auoit c(o1)(-)<text:line-break/>ceu vng enfant. Quand le frere de ladicte fille ouyt<text:line-break/>ceste resp(o1)ce il fust tres deplaisant &amp; fort courro ucê<text:line-break/>contre sa seur : neantmoings pour la grande amy(-)<text:line-break/>tié qu'il luy portoit la voulut disuader &amp; empescher<text:line-break/>de prendre tel mary luy donnant à entendre qu'elle<text:line-break/>luy faisoit vng grand deshonneur d'auoir refusé<text:line-break/>tant de bons gentilzhommes qui luy eussent faict<text:line-break/>beaucoup dh'(o1)neur sans choisir vn berger. Et quand<text:line-break/><text:span text:style-name="pb">[f. k8v]</text:span><text:line-break/>il eut longuement parlementé &amp; qu'il vit que sa seur<text:line-break/>estoit si ferme en l'amour du berger, il enuoya querir<text:line-break/>ledict berger &amp; le habilla honnestement &amp; fist faire<text:line-break/>les espousailles &amp; depuis se sont les parties tellement<text:line-break/>gouuernez qu'ilz ont acreu le bien de la ieune fille &amp;<text:line-break/>ont faict par leur mesnage vne tresgosse maison au(-)<text:line-break/>dict pays, dont leurs successeurs se sont ennobltz.</text:p>
      <text:h text:style-name="Titre2" text:outline-level="2">(hedera)D'vn subtil conseil que donna vng escuyer<text:line-break/>à son compagnon, pour euiter l'amy<text:line-break/>tié de leurs dames rigoreuses.</text:h>
      <text:h text:style-name="Titre3" text:outline-level="3">Nouuelle. LXV.</text:h>
      <text:p text:style-name="P168"><text:span text:style-name="T169">E</text:span>N ce temps au pays de la France fur(e1)t<text:line-break/>deux ieunes escuyers, lesquelz pour la<text:line-break/>longue frequentation furent tant a(-)<text:line-break/>mys &amp; familliers enf(e1)ble qu'ilz n'eus(-)<text:line-break/>sent voulu entreprendre l'vng sur l'au<text:line-break/>tre. Aduint, comme sont vsagiers les nobles, que ses<text:line-break/>deux, escuyers furent esprins de l'amour de deux ieu(-)<text:line-break/>nes damoyselles pour lesquelles ilz firent plusieurs<text:line-break/>pas. Toutesfois leurs peines ne leur feruit de gueres :<text:line-break/>car iamais ilz ne peurent tant faire auecques elles<text:line-break/>qu'ilz eussent puissance de paruenir au doulx plaisir<text:line-break/>de iouyssance, dont ilz furent fort ennuyez, conside(-)<text:line-break/>rant que par toutes voyes doulces &amp; amyables ilz s'y<text:line-break/>estoi(e1)t gouuernez. Et pource vng iour l'vng d'iceulx<text:line-break/>entre leurs deuiz de la rigueur de leurs dames, s'adui<text:line-break/>sa qu'il conuenoit aller par autre voye &amp; faindre ne<text:line-break/><text:span text:style-name="pb">[f. l1r]</text:span><text:line-break/>tenir compte d'elles ou ilz les trouueroient, &amp; pour<text:line-break/>mieulx faire, leur conuenoit visiter quelques femmes<text:line-break/>qu'ilz cognoissoient publicques &amp; tresbien les four(-)<text:line-break/>bir tant qu'ilz en seroient soulz &amp; puis aller aux dan<text:line-break/>ces ou leurs Damoyselles seroient, &amp; la n'en tenir<text:line-break/>grands comptes. L'aduis fut receu &amp; executé. Et<text:line-break/>quand ilz furent aux dances ou estoient leurs dames,<text:line-break/>ilz s'adresserent à autres pres d'elles qu'ilz entretin(-)<text:line-break/><text:soft-page-break/>drent longuement, &amp; les firent dancer &amp; baller assez<text:line-break/>ioyeusement, &amp; aucunes fois s'adressoient à leurs da(-)<text:line-break/>mes pensant qu'elles vsassent de grace, ce qu'elles ne<text:line-break/>firent, ains furent encores plus rigoureuses. A donc<text:line-break/>dist l'vn des escuyers, ie croy que noz damoyselles<text:line-break/>sont saoulles de le faire c(o1)me nous, &amp; n'ay autre pen(-)<text:line-break/>sée maintenant : car s'ilz n'eussent riens faict, ilz eus(-)<text:line-break/>sent eu quelque vouloir auiourd'huy à nous, &amp; fault<text:line-break/>qu'ilz ayent autres mignons. Par telz propos fut, con<text:line-break/>clud qu'ilz les delaisseroi(e1)t aux dyables pour mieulx<text:line-break/>sourbir leurs harnoys. Et ainsi se departirent de leurs<text:line-break/>amours &amp; chercherent autre place.</text:p>
      <text:h text:style-name="Titre2" text:outline-level="2">(hedera)D'vn curé qui pensoit soy gaudir d'vn cha(-)<text:line-break/>treur, &amp; comment le chatreur coup(-)<text:line-break/>pa, les couilles au curé.</text:h>
      <text:h text:style-name="Titre3" text:outline-level="3">Nouuelle. LXVI.</text:h>
      <text:p text:style-name="P170"><text:span text:style-name="T171">A</text:span>V pays de Lymosin fut vn curé tres amou<text:line-break/>reux de ses parroyssiennes, le quel vn iour<text:line-break/>fut conuié à disner à certaine tauerne de<text:line-break/>la parroysse auecques des plus apparens<text:line-break/><text:span text:style-name="pb">[f. l1v]</text:span><text:line-break/>des habitans, &amp; illec fut le curé assis au plus hault<text:line-break/>bout de la table, comme lon à accoustumé faire, &amp; a(-)<text:line-break/>pres auoir longuement chopiné &amp; beu dautant à la<text:line-break/>compagnie, se maistre curé vit arriuer vn chatreur<text:line-break/>leans, auquel pour faire rire sa compagnie, il adressa<text:line-break/>ses propos, &amp; luy en comptoit depuis les grans ius(-)<text:line-break/>ques aux petis, à quoy le chatreur resp(o1)doit ioyeuse(-)<text:line-break/>ment sans penser en mal : mais le curé eut la langue<text:line-break/>si chatouilleuse &amp; mordante, qu'il ne cessa oncques<text:line-break/>de se gaudir, en l'irritant &amp; se mocquant de ce me(-)<text:line-break/>stier qu'il estimoit le plus vil sur tous les autres, &amp;<text:line-break/>en ses propos, delibera auecques sa compagnie auant<text:line-break/>partir de la tauerne de bailler vne trousse au cha(-)<text:line-break/>treux, &amp; leur dist qu'il luy feroit à croire qu'il auoit<text:line-break/>l'vn des rongn(o1)s pourriz, &amp; qu'il luy ostast, &amp; se me<text:line-break/>troit en debuoir de luy laisser manier ses testiculles<text:line-break/>&amp; quand il vouldroit appliquer ses ferremens il luy<text:line-break/>monstreroit son eul, &amp; requist à sa compagnie qu'el<text:line-break/>le luy ay dast à faire ceste fraulde, ce qui luy fut pro(-)<text:line-break/>mis. A donc le curé demanda au chatreux s'il se co(-)<text:line-break/>gnoissoit bien aux rongnons pourris, &amp; qu'il en auoit<text:line-break/>vn qu'il luy faisoit beaucoup de mal, &amp; le requeroi<text:line-break/>d'assez bonne grace. Le chatreux croyant que ce fut<text:line-break/>chose veritable, luy afferma qu'il c'estoit des long<text:line-break/>temps tresbien experimenté &amp; auoir faictes de belle<text:line-break/>cures, dont il auoit gaigné beaucoup descus, &amp; lu<text:line-break/>dist, monsieur s'il vous plaist que ie vous loste, ie g&lt;ATTillisible&gt;<text:line-break/><text:soft-page-break/>ge ma teste à coupper que ie ne vous feray point<text:line-break/>mal, le curé si accorda Et quand les tables furent l&lt;ATTillisible&gt;<text:line-break/>uêes, aucuns de la compagnie du curé qui se<text:line-break/><text:span text:style-name="pb">[f. l2r]</text:span><text:line-break/>doub(-)toient que ce curé besongnoit leurs femmes, furent<text:line-break/>bien ayses, &amp; faignans tenir son party parlemente(-)<text:line-break/>rent secrettement auecques le chatreux, &amp; luy dirent<text:line-break/>qu'il ne faillist au premier coup de luy coupper les<text:line-break/>deux testiculles sans en faire à deux fois, &amp; qu'ilz fe(-)<text:line-break/>roient tant que le curé se laisseroit manier à son gré,<text:line-break/>de faict le bon curé se mist sur la table, &amp; se fist tenir<text:line-break/>par sa compagnie qui le trahissoit, &amp; le chatreux luy<text:line-break/>mania doulcement ses denrées, &amp; luy demanda en les<text:line-break/>touchant, le quel estoit celuy qui plus luy faisoit de<text:line-break/>mal, &amp; en disant telz propos il luy couppa les deux<text:line-break/>testiculles, dont le curé s'escria si fort, tant pour la<text:line-break/>douleur qu'il en auoit que pour sa honte, toutesfois<text:line-break/>de peur d'inconuenient fut si bien tenu par la compa<text:line-break/>gnie qu'il fut tout racoustré, &amp; n'eut autre mal fors<text:line-break/>le gaudissement &amp; risée d'vn chascun, qui fut vn gr(a1)d<text:line-break/>proffit tant pour l'Eglise au moyen du peuple qui al(-)<text:line-break/>loit pour veoir le cure chastré, que pour les parroys(-)<text:line-break/>siens qui cognoissoient que le dict curé besongnoit<text:line-break/>leurs femmes.</text:p>
      <text:h text:style-name="Titre2" text:outline-level="2">(hedera)D'vne bourgeoyse qui fist le voyage au m(o1)t sainct<text:line-break/>Michel pour esprouuer si le tauernier du<text:line-break/>lieu estoit si bien amanché comme son<text:line-break/>mary luy auoit faict le compte, &amp;<text:line-break/>comment le mary y pour(-)<text:line-break/>ueut sagement.</text:h>
      <text:h text:style-name="Titre3" text:outline-level="3">Nouuelle. LXVII.</text:h>
      <text:p text:style-name="p"><text:span text:style-name="pb">[f. l2v]</text:span></text:p>
      <text:p text:style-name="P172"><text:span text:style-name="T173">A</text:span>V dict t(e1)ps aduint qu'vn hoste d'vn vil(-)<text:line-break/>lage assez pres du mont sainct Michel<text:line-break/>en vn soupper deuisoit familierement<text:line-break/>auecques aucuns bons compagnons du<text:line-break/>village. Et entre autres propos fist le<text:line-break/>compte d'vn tauernier du mont de sainct Michel, qui<text:line-break/>estoit estimé le mieulx am(a1)ché que l(o1) eust sc eu veoir<text:line-break/>de trente lieues à la r(o1)de, &amp; si plaisamment racompta<text:line-break/>l'hystoire que sa femme y print goust, &amp; se delibera<text:line-break/>deux iours apres de prendre congé de son mary pour<text:line-break/>aller en voyage audict sainct Michel, dont le mary fut<text:line-break/>bien ayse, toutesfois il p(e1)sa que sa femme (qui n'auoit<text:line-break/>accoustumé faire voyage) auoit prins fantasie au ta(-)<text:line-break/>uernier du pays, suyuant le compte qu'il luy en auoit<text:line-break/>faict, &amp; pource la laissa aller par vn chemin &amp; sen al(-)<text:line-break/>la par l'autre, &amp; fist tant à grande course de cheua<text:line-break/><text:soft-page-break/>qu'il arriua le premier en la maison du tauernier, au<text:line-break/>quel il recita comment le iour precedent il auoit faict<text:line-break/>le compte à vne c(o1)pagnie qu'il portoit à soupper de<text:line-break/>beaulx vstilz que ledict tauernier auoit en sa bra<text:line-break/>guette, &amp; que sa femme y auoit prins goust, pour<text:line-break/>l'aduertit que sa femme estoit en chemin faignant a<text:line-break/>uoir deuotion à sainct Michel, combien qu'il scach<text:line-break/>que soit expressement pour veoir &amp; esprouuer ledic<text:line-break/>taurnier. A donc il fault dist il qu'incontinent qu'el<text:line-break/>le sera arriuée vous luy faciez la meilleure chere que<text:line-break/>vous pourrez, &amp; que alliez en sa chambre, &amp; facie<text:line-break/>tant par doulces parolles qu'elle condescende que<text:line-break/>vous couchiez auecques elle pour ceste nuict, &amp; lui<text:line-break/>promettez que sur le minuict vous yrez en sa<text:line-break/><text:span text:style-name="pb">[f. l3r]</text:span><text:line-break/>cham(-)bre &amp; accomplirez son vouloir, &amp; moy ie yray en<text:line-break/>vostre lieu &amp; la contenteray. Cela fut ioyeusement<text:line-break/>accordé par le tauernier, &amp; incontinent que la dame<text:line-break/>fut arriuée, il luy fist plusieurs petites gaillardises, &amp;<text:line-break/>la conduisit en sa chambre ou il fut assez loug temps<text:line-break/>en deuisant plaisamment, &amp; fist tant qu'elle luy ac(-)<text:line-break/>corda le ioyeulx passetemps à l'heure de minuict, &amp;<text:line-break/>puis se retira le dict tauernier, &amp; l'heure destinée ve(-)<text:line-break/>nue, le mary s'en alla au lict de sa femme, &amp; fist son<text:line-break/>plain debuoir sans parler, puis se retira trois ou qua(-)<text:line-break/>tre heures apres en vne autre chambre. Le lendemain<text:line-break/>la bonne dame se trouua toute contente voulant iu(-)<text:line-break/>ger que le bruict que lon faisoit du tauernier ne res(-)<text:line-break/>pondoit à son faict, &amp; qu'il ne faisoit mieulx la be(-)<text:line-break/>songnne que son mary, &amp; pource toute courroucée<text:line-break/>des le poinct du iour sans auoir visité le sainct Mi(-)<text:line-break/>chel, ne print point congé de son hoste &amp; sen retour(-)<text:line-break/>na en son hostel, &amp; le mary comme au parauant pic(-)<text:line-break/>qua de l'autre part &amp; y fut le premier. Quand il vit<text:line-break/>sa femme il l'intetrogua doulcem(e1)t si elle auoit faict<text:line-break/>ses deuotions, &amp; si elle auoit logé chez le tauernier.<text:line-break/>A ces propos la dame fut si tres fort courroucée qu'el<text:line-break/>le ne luy fist responce. A donc ques le mary luy dist.<text:line-break/>C(o1)ment mamye ie ne pensois pas que vous fussiez si<text:line-break/>enuieuse des belles relicques de sainct Michel, il me sé<text:line-break/>bloit que i'estois assez suffisant pour vo(us) satisfaire,<text:line-break/>sans aller chercher le tauernier, &amp; si n'auez rien pro(-)<text:line-break/>sité, car au lieu de luy ie vous ay faict ceste nuict vo(-)<text:line-break/>stre besongne, &amp; pource n'y retournez plus. A ces<text:line-break/>propos la bonne dame fut tellement peneuse qu'elle<text:line-break/><text:span text:style-name="pb">[f. l3v]</text:span><text:line-break/>n'eust autre recours, fors qu'à ses yeulx, recognois(-)<text:line-break/>sant son mal faict, &amp; requist pardon à son mary.</text:p>
      <text:soft-page-break/>
      <text:h text:style-name="Titre2" text:outline-level="2">(hedera)De la ioyeuse responce d'vn enfant qui fut<text:line-break/>interrogé par son pere qui estoit d'en(-)<text:line-break/>tre les femmes qu'il auoit veues<text:line-break/>aux estuues, qui auoit le<text:line-break/>plus gros con.</text:h>
      <text:h text:style-name="Titre3" text:outline-level="3">Nouuelle. LXVIII.</text:h>
      <text:p text:style-name="P174"><text:span text:style-name="T175">E</text:span>N ce temps vn tauernier fut en la<text:line-break/>ville D'amiens, lequel vn iour pour<text:line-break/>resiouir ses hostes, demanda à son<text:line-break/>filz aagé seullement de sept ans, ou<text:line-break/>il auoit esté apres le disner, &amp; le filz<text:line-break/>respondit regardant sa mere qu'il a<text:line-break/>uoit esté auecques sa mere en vne maison ou il auoit<text:line-break/>veu de beaulx corps de femmes nues, &amp; ou il faisoit<text:line-break/>grand chauld, &amp; que sa mere s'y estoit despouillée<text:line-break/>comme les autres. Or dist le tauernier, dis moy, sa quel<text:line-break/>le auoit le plus gros con. Alors lenfant fut quelque<text:line-break/>peu honteux craignant sa mere, toutesfois apres lon<text:line-break/>gues instigations &amp; poursuytes il declara qu'il y a(-)<text:line-break/>uoit bien regardé, mais qu'il n'en auoit point veu de<text:line-break/>plus gros que celuy de sa mere, ne qui eust de plus<text:line-break/>grand nez. De ceste responce furent l'hoste &amp; l'ho(-)<text:line-break/>stesse si fort honteux qu'ilz ne sceurent que dire, &amp;<text:line-break/><text:span text:style-name="pb">[f. l4r]</text:span><text:line-break/>furent contrainctz de rire auecques les autres.</text:p>
      <text:h text:style-name="Titre2" text:outline-level="2">(hedera)D'vne sentence donnée par vn official, par<text:line-break/>laquelle vne cordonniere fut demariée<text:line-break/>d'auecques vn barbier, &amp; rema(-)<text:line-break/>ryée auecques vn sien amy<text:line-break/>qui au parauant luy a<text:line-break/>uoit promis maria<text:line-break/>ge en accom(-)<text:line-break/>pliss(a1)t son<text:line-break/>desir.</text:h>
      <text:h text:style-name="Titre3" text:outline-level="3">Nouuelle. LXIX.</text:h>
      <text:p text:style-name="P176"><text:span text:style-name="T177">A</text:span>La ville de Paris fut vn riche<text:line-break/>personnage de robbe l(o1)gue,<text:line-break/>lequel s'admoura d'vne sien(-)<text:line-break/>ne voysine tres belle femme<text:line-break/>d'vn cordonnier, à laquelle<text:line-break/>pour mieulx iouir, il promist<text:line-break/>que si son mary alloit de vie<text:line-break/>à trespas il l'espouseroit, &amp;<text:line-break/>en telle esper(a1)ce la dame luy<text:line-break/>fist tres bon recueil, &amp; n'espargna ses biens de nature<text:line-break/>à l'entretenir. A duint que le cordonnier deceda peu<text:line-break/><text:soft-page-break/>de temps apres au grand souhait de la dame, laquel(-)<text:line-break/>le depuis fist grandes diligences enuers son amy à fin<text:line-break/>d'accomplir sa promesse, par quoy neantmoins le(-)<text:line-break/>dit amant ne vouloit satisfaire craignant la honte<text:line-break/>de ses bons parens &amp; amys. Et pource luy donna à<text:line-break/>entendre qu'il estoit beneficier &amp; qu'il ne pouuoit<text:line-break/><text:span text:style-name="pb">[f. l4v]</text:span><text:line-break/>h(o1)nestement fournir à sa promesse sans estre reprins<text:line-break/>par le pape &amp; la court de parlement, qui est conserua<text:line-break/>trice des droictz apostolicques. Et par telz &amp; autres<text:line-break/>moyens la persuada à prendre pour espoux vng bar(-)<text:line-break/>bier de la ville, auquel il donna vne grande somme de<text:line-break/>derniers pour estre depeschée de la cordonniere. Tou(-)<text:line-break/>tesfois depuis aduint que le personnage fut fiancé à<text:line-break/>vne riche &amp; notable damoyselle, dont la cordonnie(-)<text:line-break/>re ne fut contente. Et pource s'opposa auant la con<text:line-break/>sommation de maryage dudict seigneur son amy, Et<text:line-break/>tellement poursuyuit sa cause pardeuant. L'official<text:line-break/>de Paris en verisiant par tesmoings suffisans la pro(-)<text:line-break/>messe de maryage que ledict personnage luy auoit<text:line-break/>faicte à quoy elle s'estoit accordée &amp; soubz telle pro<text:line-break/>messe elle cestoit habandonnée. Toutes fois qu'il luy<text:line-break/>auoit faict promettre maryage à vng barbier par vng<text:line-break/>dol euident &amp; soubz couleur des ordes de l'eglise<text:line-break/>qu'il disoit auoir prinses à fin d'estre prebstre, ce<text:line-break/>qu'lle n'eust autrement voulu accorder. Et pource<text:line-break/>concluoit à fin d'estre separée d'auecques le barbier<text:line-break/>&amp; que le dict personnage fut contrainct par voyes rai<text:line-break/>s(o1)nables à l'espouser. Parties ouyes, par L'official fut<text:line-break/>le maryage du barbier &amp; de la cordonniere declare<text:line-break/>nul &amp; ledict personnage condemne à espouser ladi(-)<text:line-break/>cte cordonniere suyuant la promesse qu'il luy auoit<text:line-break/>faicte au parauant auecques copulation charnelle.<text:line-break/>Et ainsi fut le pauure barbier desprouueu de sa fem<text:line-break/>me &amp; luy, fut permis de chercher argent fraitz autre<text:line-break/>part dont il fut tresaise.</text:p>
      <text:p text:style-name="p"><text:span text:style-name="pb">[f. l5r]</text:span></text:p>
      <text:h text:style-name="Titre2" text:outline-level="2">(hedera)D'vne notable damoyselle que ses parens con(-)<text:line-break/>traignerent à soy remaryer, pour la longue de(-)<text:line-break/>meure de son premier mary. Et com(-)<text:line-break/>ment au retour d'icelluy elle mou<text:line-break/>rut au grand regret de<text:line-break/>l'auoir delaissê.</text:h>
      <text:h text:style-name="Titre3" text:outline-level="3">Nouuelle. LXX.</text:h>
      <text:p text:style-name="P178"><text:span text:style-name="T179">A</text:span>V temps de la guerre du Roy<text:line-break/>de hongrie &amp; du Duc Iehan à<text:line-break/>l'encontre du Turc, fut vn che<text:line-break/>uallier de la ville de Gand, le(-)<text:line-break/><text:soft-page-break/>quel fut prins par le Turc &amp;<text:line-break/>faict exclaue, ou il demoura vn(-)<text:line-break/>ze ou douze ans sans le faire<text:line-break/>scauoir à sa femme. Laquelle<text:line-break/>apres neuf ans accompliz par l'aduis &amp; contraincte<text:line-break/>de ses parens se remaya, auecques vng notable gen(-)<text:line-break/>tilhomme du pays. Toutesfois elle auoit en tous(-)<text:line-break/>iours vne si grande amytié auecques le premier es(-)<text:line-break/>poux qu'elle ne pouuoit oublier &amp; le regretoit tous<text:line-break/>les iours. Aduint deux ans apres la consommation<text:line-break/>dudict second maryage que le bon cheuallier eschap<text:line-break/>pa d'entre les mains des Turcz &amp; se mist en chemin<text:line-break/>pour retourner en son pays &amp; ainsi qu'il fut à dix li(-)<text:line-break/>eües pres de sa maison il fist vne lectre a sa femme<text:line-break/>pour la resiouir &amp; luy mandoit qu'elle luy enuoyast<text:line-break/>argent pour se remonter à fin qu'il ne fust cogneu au<text:line-break/>pays ainsi mal en ordre. Et quand la bonne<text:line-break/><text:span text:style-name="pb">[f. l5v]</text:span><text:line-break/>demoy(-)selle eust receu ces lettres, incontinent ellle cheut tou<text:line-break/>te pasmée, considerant la grande faulte qu'elle auoit<text:line-break/>commise d'auoir prins nouuel espoux en la vie de ce(-)<text:line-break/>luy qu'elle aymoit tant. Et pource apres auoir satis(-)<text:line-break/>faict au contenu de la lettre elle se getta sur vng lict,<text:line-break/>ou elle fist innumerables lamentations &amp; finablem(e1)t<text:line-break/>tant se melancholia, rememorant la bonne amytié<text:line-break/>qu'elle auoit auecques luy qu'elle perdit tout espoir<text:line-break/>de vie &amp; ne sceut on depuis la faire boire ne manger :<text:line-break/>ainsi la damoyselle mourut trois iours apres en gran<text:line-break/>des tribulations, non sans regretz qu'elle eut apres<text:line-break/>son trespas, tant de la part du second espoux &amp; autres<text:line-break/>ses parentz &amp; amys que du premier mary, lequel in(-)<text:line-break/>formé de la grande amytié d'elle vers luy print vn<text:line-break/>autre si grand dueil que en brief temps apres il fina<text:line-break/>ses iours.</text:p>
      <text:h text:style-name="Titre2" text:outline-level="2">(hedera)De la responce que fist vn tauernier quant il<text:line-break/>trouua vn hosté cheuauchant sa femme<text:line-break/>qu'il auoit laisse lhuys ouuert.</text:h>
      <text:h text:style-name="Titre3" text:outline-level="3">Nouuelle. LXX.</text:h>
      <text:p text:style-name="P180"><text:span text:style-name="T181">E</text:span>S limites de Picardie fut en ce t(e1)ps<text:line-break/>vn bon gentilhomme, lequel tra(-)<text:line-break/>uersant le pays fut loger chez vn ta<text:line-break/>uernier pres saincte Barbe en Auge<text:line-break/>ou il fut fort amoureusem(e1)t receu<text:line-break/>par lhotesse de leans assez belle &amp;<text:line-break/>ieune, &amp; pource ce mit en debuoir<text:line-break/><text:span text:style-name="pb">[f. l6r]</text:span><text:line-break/>de lentretenir &amp; la requerir du ieu d'aymer, à quoy<text:line-break/>finablem(e1)t elle s'accorda. Or fut le gentilhomme si<text:line-break/><text:soft-page-break/>fort pressé d'executer l(e1)treprinse qu'il neust le loy(-)<text:line-break/>sir d'aduiser si lhuys de la chambre estoit bien fer(-)<text:line-break/>mé : doncques ainsi que le mary passoit par la cham(-)<text:line-break/>bre il s'aduisa d'entrer dedans, pour scauoir s'il déf(-)<text:line-break/>failloit rines au seruice de ses hostes, ou il aduisa le<text:line-break/>bon gentilhomme fort empesché auecques sa femme :<text:line-break/>ad(o1)c il dist tout chaudem(e1)t, &amp; par la mort bieu vous<text:line-break/>estes bien meschantes gens, &amp; que ne regardez vous<text:line-break/>mieulx à vostre faict &amp; fermer l'huys sur vous quant<text:line-break/>vous voulez faire telles choses, pencez que si vn autre<text:line-break/>sy fut renc(o1)tré qu'il vous eut faict beau veoir ensem<text:line-break/>ble. Ces propos estonnerent vn peu les c(o1)batans : tou(-)<text:line-break/>tesfois quant ilz cogneurent que l'hoste auoit fermé<text:line-break/>lhuys ilz furent vn peu plus asseurez &amp; acheuerent<text:line-break/>leurs entreprises, puys sen aller(e1)t lung d'vn costé lau<text:line-break/>tre de lautre, sans en faire mine ne semblant : toutes(-)<text:line-break/>fois le bon gentilh(o1)me considerant le pauure cueur<text:line-break/>du tauernier il nous reuela telle aduenture affin de<text:line-break/>le publier.</text:p>
      <text:h text:style-name="Titre2" text:outline-level="2">(hedera) Comment vn gentilhomme contre(-)<text:line-break/>fit le dyable pour euader la sur(-)<text:line-break/>prinse du mary de samye.</text:h>
      <text:h text:style-name="Titre3" text:outline-level="3">Nouuelle. LXXII.</text:h>
      <text:p text:style-name="p"><text:span text:style-name="pb">[f. l6v]</text:span></text:p>
      <text:p text:style-name="P182"><text:span text:style-name="T183">E</text:span>S limites de Picardie fut vng ieune gen(-)<text:line-break/>til homme lequel estoit fort amoureux<text:line-break/>d'vne noble damoyselle du pays. Et tous<text:line-break/>deux espioy(e1)t de iour en iour les moy(e1)s<text:line-break/>pour acomplir leur desir sans le sceu du<text:line-break/>mary d'elle. Aduint vng iour ainsi que nature procu<text:line-break/>re aux aymans leurs loysirs que le cheualier mary de<text:line-break/>la déesse sen alla dehors pour pouruoir à ses affaires,<text:line-break/>&amp; dit à sa femme que il ne pouuoit retourner au lo(-)<text:line-break/>gis pour la necessité de ses affaires plutost que deux<text:line-break/>iours, donc la damoyselle fut bien ayse, &amp; si tost que<text:line-break/>le mary fut party elle enuoye querir son mary, auec(-)<text:line-break/>ques lequel elle print parti(e1)ment le desduict tant de(-)<text:line-break/>siré, &amp; se delibererent les mignons de coucher ensem<text:line-break/>ble la nuict pour acomplir plus amplem(e1)t leur desir<text:line-break/>&amp; en faire leur caresme prenant. Toutesfois de mal(-)<text:line-break/>heur le mary rencontra en chemin quelque personna<text:line-break/>ge quil luy rapporta nouuelles certaines de son affai<text:line-break/>re au moyen dequoy fut ledict cheualier contrainct<text:line-break/>retourner dont il estoit venu, &amp; de son arriuée fur(e1)t<text:line-break/>la damoyselle &amp; lemignon si estonnez quil ne sca(-)<text:line-break/>uoyent que pencer, ne le moyen deschapper du lieu,<text:line-break/>&amp; ne peult le mignon autrem(e1)t faire pour la surprin<text:line-break/>se, sinon se cacher en vn petit retraict qui estoit de(-)<text:line-break/><text:soft-page-break/>dans la ch(a1)bre derriere leur lict ou il fut durant le<text:line-break/>soupper du cheualier, n(o1) toutesfois sans endurer gr(a1)<text:line-break/>des froidures dont luy suruint vne toux qui plus le<text:line-break/>molestoit, or fut le mignon en telle perplexité en re(-)<text:line-break/>suassant les moyens pour euader qui ne peult autre<text:line-break/>chose inu(e1)ter sinon c(o1)trefaire le diable, &amp; de bonne<text:line-break/><text:span text:style-name="pb">[f. l7r]</text:span><text:line-break/>fortune auoit il vng soye fourre de vielles peaulx de<text:line-break/>renardz tous eschorchez quil retourne à rebours le<text:line-break/>poil dessus, &amp; print de lancre noire d(o1)t il se barbouil<text:line-break/>la tout le visaige puis arracha laix, par ce qui seruoit<text:line-break/>de siege au retraict, &amp; prent deux grosses chandelles<text:line-break/>flambantes que la damoyselle luy bailla puis qu(a1)t il<text:line-break/>vit que le cheualier estoit retourne vers le feu &amp; que<text:line-break/>lhuys estoit ouuert il prend sa cource &amp; ded(a1)s la ch(a1)<text:line-break/>bre fist vn si horrible crit que le cheualier t(o1)ba tout<text:line-break/>esuanouy cuid(a1)t (q1) ce fut vn dyable. Ainsi eschappa<text:line-break/>nostre amoureux, &amp; fit vn si horrible bruict &amp; r(e1)pe(-)<text:line-break/>ste non seulem(e1)t par la ch(a1)bre, mais par toute la mai<text:line-break/>son que les seruans en fur(e1)t si fort effrayez qu'ilz ne<text:line-break/>scauoi(e1)t que dire ou p(e1)cer, &amp; ne se apreceur(e1)t iamais<text:line-break/>du bon tour du mignon, lequel sen retorna sain &amp;<text:line-break/>saulue en son hostel.</text:p>
      <text:h text:style-name="Titre2" text:outline-level="2">(hedera)D'vn curé qui fut trouué encloz ded(a1)s vne<text:line-break/>huche &amp; comment il fut promené.</text:h>
      <text:h text:style-name="Titre3" text:outline-level="3">Nouuelle LXXIII.</text:h>
      <text:p text:style-name="P184"><text:span text:style-name="T185">A</text:span>V dict temps en vng village de gen(-)<text:line-break/>tilly pres Paris, fut vng notable cu(-)<text:line-break/>ré lequel fut amoureux d'vne tres(-)<text:line-break/>belle &amp; courtoisse parroysienne, à<text:line-break/>laquelle il fist plusieurs beaulx dons<text:line-break/>pour paruenir au poinct tant desiré,<text:line-break/>ce que il fist auecques le temps dont plusieurs des voi<text:line-break/>sins n'enfurent contens &amp; pource en aduertirent le<text:line-break/><text:span text:style-name="pb">[f. l7v]</text:span><text:line-break/>mary de la mignonne, lequel vn iour voulut deraci(-)<text:line-break/>ner ce grand mal, &amp; ne sceut autre chose findre, sinon<text:line-break/>de faire ses appareilz pour mener vendre du bled en<text:line-break/>la ville de Paris &amp; dit à sa femme qu'il partiroit sur<text:line-break/>la mynuict dont elle fut bien ayse &amp; de ce en aduer(-)<text:line-break/>tit incontinent nostre maistre curé, &amp; lheure venue<text:line-break/>ainsi que le laboureur auoit predict, il partit de son<text:line-break/>logis, &amp; sen va loger chez vn sien voysin ou il espia<text:line-break/>lheure que le curé entra en son logis, &amp; quelque t(e1)ps<text:line-break/>apres qu'il estimoit trouuer les amourettes couchez<text:line-break/>ensemble, il ramena son charroir en son hostel, dont<text:line-break/>les bonnes gens furent esbahys du brief retour, &amp; mes<text:line-break/>mes le curé, lequel ne sceut trouuer autre place pour<text:line-break/><text:soft-page-break/>se cacher, sinon que dedans vne huche, ou il entra par<text:line-break/>le conseil de sa femme. Et quant le laboureur eut de(-)<text:line-break/>steler les cheuaulx il s'adresse à sa femme, &amp; luy dict<text:line-break/>que en allant il luy estoit venue apprehention qu'el(-)<text:line-break/>le cestoit habandonnée au curé du village, lequel in(-)<text:line-break/>continent qu'il estoit party estoit arriué leans pour<text:line-break/>coucher auecques elle, &amp; qu'il ne pouuoit encores<text:line-break/>oster sa fantaisie qu'ainsi ne fut &amp; sapprocha du lict<text:line-break/>ou il vit deux places foullées, ad(o1)c cherchê par la ch(a1)<text:line-break/>bre desoubz le lict &amp; autres lieux, &amp; quant il ne le<text:line-break/>trouua il pensa que le curé estoit dedans la huche,<text:line-break/>quant la femme eut entendu la conception de son<text:line-break/>mary elle commencaà crier &amp; se plaindre de ce que<text:line-break/>son mary laccusoit tant iniustement auecques autres<text:line-break/>protestations &amp; maledictions, &amp; pour ce le mary luy<text:line-break/>dict gracieusement ma femme puis qu'il vous sem(-)<text:line-break/>ble que ie vous face grand tort de vous mecroire de<text:line-break/><text:span text:style-name="pb">[f. l8r]</text:span><text:line-break/>tel faict, il vault mieulx que nous partissions noz<text:line-break/>meubles &amp; que chascun preigne sa part &amp; se retire :<text:line-break/>car ie ne scaurois viure auecques vous, ayant telle<text:line-break/>opinion que ie ne puis oster de mon esprit. La dame<text:line-break/>à ce n'oza contredire de peur d'exciter le mary à<text:line-break/>regarder dedans la huche, &amp; pource elle si conscent,<text:line-break/>le mary premier prend la huche, la femme vn coffre<text:line-break/>au linge, puis en continuant firent tant qu'ilz fu(-)<text:line-break/>rent tous partis : incontinent le mary fit desteler ses<text:line-break/>cheuaulx &amp; voulut chercher ceste huche ou le curé<text:line-break/>estoit tout nud auecques le beurre les oeufz, le laict,<text:line-break/>pain &amp; autres gresses, pour la vendre au marché de<text:line-break/>Paris, à quoy la dame n'oza respondre ne contredi(-)<text:line-break/>re en maniere quelconques, &amp; partant le laissa tres(-)<text:line-break/>bien &amp; honestement charger. Et ainsi comment le(-)<text:line-break/>dict vallet le menoit &amp; conduysoit au marché, au be(-)<text:line-break/>au meilleu du chemin il commenca à sescrier. Et<text:line-break/>mon amy pour Dieu la vie saulue, ie te prie pour<text:line-break/>l'h(o1)neur de dieu &amp; de tous les sainctz de paradis deli<text:line-break/>ure moy &amp; me laisse aller la ou ie pourray aller.<text:line-break/>Quand le vallet telz ouyt telz propos &amp; telles ex(-)<text:line-break/>clamations piteuses &amp; terribles, il fut fort estonné &amp;<text:line-break/>laissa son charroir, &amp; cheuaux &amp; tout ce qu'il y auoit<text:line-break/>&amp; s'en va vers son maistre auquel il rac(o1)pta la nouel(-)<text:line-break/>le, &amp; le maistre icyeux du cas s'en va droict vers sa<text:line-break/>charrette &amp; appella quatre ou cinq de ses voisins aus<text:line-break/>quelz il rac(o1)pta le fact, Et qu(a1)d ilz fur(e1)t au lieu le la<text:line-break/>boureur ouurit la huche ou fut trouué nostre curé<text:line-break/>en chemise tout barbouille d'oeufz &amp; fourmes, le(-)<text:line-break/>quel ne peult tant faire par ses remonstrance qu'il<text:line-break/><text:span text:style-name="pb">[f. l8v]</text:span><text:line-break/>ne fut tresbien farcé, par la compaignie &amp; ainsi fut re<text:line-break/><text:soft-page-break/>mené en son presbitaire auecques grandes risées de<text:line-break/>tous ses parroysiens qui fortir(e1)t de leurs maisons au<text:line-break/>bruict &amp; clameur que lon en faisoit. Ainsi fut chastié<text:line-break/>le curé lequel peu de temps apres fut contrainct pr(e1)(-)<text:line-break/>dre autre habitation &amp; renoncer à sa cure.</text:p>
      <text:h text:style-name="Titre2" text:outline-level="2">(hedera)De la cautelle que'fist vng pauure sot espie<text:line-break/>des bourguignons, pour faire prendre pri(-)<text:line-break/>sonniers, le baillif &amp; autres march(a1)s de<text:line-break/>Troyes leurs aduersaires.</text:h>
      <text:h text:style-name="Titre3" text:outline-level="3">Nouuelle. LXXIIII.</text:h>
      <text:p text:style-name="P186"><text:span text:style-name="T187">A</text:span>V temps que les bourguignons assiege(-)<text:line-break/>rent les armignacz citoyens de Troyes<text:line-break/>en champaigne fut vng ieune espie de la<text:line-break/>part des bourguign(o1)s, lequel tant fut<text:line-break/>follet qu'il se delibera de faire prendre<text:line-break/>les plus gros personnages des habitans de la ville de<text:line-break/>Troyes que les bourguignons assailloient, en la ma(-)<text:line-break/>niere qu'il ensuyt. Mes amys dist il à ses compagnons<text:line-break/>si vous voullez ie vous deliureray des plus gros per(-)<text:line-break/>sonnages des armignacz &amp; pour ce faire, ceste nuict<text:line-break/>ie meniray pres de Troyes, illec faignant les espier &amp;<text:line-break/>ie seray que incontinent ie seray prins prisonnier &amp;<text:line-break/>condemme à estre pendu &amp; estranglé par sentence du<text:line-break/>baillif. Toutefois ie feray tant que lon me menera<text:line-break/>hors la ville des le grand matin &amp; vous serez en em(-)<text:line-break/>busche derriere tel boys &amp; sortirez pour me<text:line-break/><text:span text:style-name="pb">[f. m1r]</text:span><text:line-break/>secou(-)rir lors que vous verrez les armignacz assemblez à<text:line-break/>lentour de moy que l'on vouldra prendre, lesquelz<text:line-break/>vous prendrez à renson, &amp; ne deliurez d'entre leurs<text:line-break/>mains. Cest aduis fut trouué tresbon par sa compa(-)<text:line-break/>gnie qui le pria bi(e1) fort d'en faire l'executi(o1), ce qu'il<text:line-break/>fist liberement, car il s'en alla la nuict à lentour des<text:line-break/>murailles, saignant espier la ville, ou il fut prins &amp; me<text:line-break/>né au baillif qui le cognoissoit bien, &amp; incontinent<text:line-break/>que le baillif l'eut veu, il luy dist qu'il n'eschapperoit<text:line-break/>d'entre ses mains qu'il ne fust pendu, &amp; que c'estoit il<text:line-break/>qui auoit amené les aduersaires deuant la ville, &amp; a(-)<text:line-break/>uoit accusé les meilleures maison, ce que le compai(-)<text:line-break/>gnon desnyoit asseurement, requerant misericorde<text:line-break/>luy estre faicte à tout le moins pour la honte du mon<text:line-break/>de qu'il fust pendu le plus matin que lon pourroit &amp;<text:line-break/>hors la ville, &amp; le Baillif luy dist que l'on luy feroit<text:line-break/>grace, &amp; neantmoins le condempna à estre pendu. Et<text:line-break/>quand il fut trois heures du matin le baillif bien ac(-)<text:line-break/>compagné de plusieurs bourgeoys de la ville qui estoi<text:line-break/>ent tresayses de la prinse de Jespie, le mena hors la vil(-)<text:line-break/>le, &amp; de malheur pres du lieu de lembusche pour eu<text:line-break/><text:soft-page-break/>faire execution. Et quand lespie fut pres de la poten(-)<text:line-break/>ce &amp; ne veoit ses gens, il eut paour, adonc il demanda<text:line-break/>confession ou il fut assez longuement &amp; iusques à ce<text:line-break/>que le bourreau tout ennuyé, l'arracha d'entre les<text:line-break/>mains du prebstre, dont l'espie fut bien mal content,<text:line-break/>&amp; fut contrainct se laisser mettre le cordeau &amp; hart<text:line-break/>au col. Et quand il se vit si hault monté craignant<text:line-break/><text:s/>mourir à faulte de secours, il requist au Baillif qu'il<text:line-break/>luy fust permis encores vne fois iouer de sa musette<text:line-break/><text:span text:style-name="pb">[f. m1v]</text:span><text:line-break/>qu'il auoit laissée au bas de la potence, dont il estoit<text:line-break/>tresexpert, &amp; le Baillif luy octroya. A donc la pauure<text:line-break/>espie enfla sa musette &amp; commenca à iouer, &amp; chan(-)<text:line-break/>ter vne chanson, qui se commensoit, tu demeure trop<text:line-break/>Robin, tu demeure trop, auquel son s'esueilla vne<text:line-break/>guyde que ses compagnons auoient faict monter sur<text:line-break/>vn arbre, pour les aduertir du faict quand il seroit<text:line-break/>temps, laquelle guyde tant fut precipitée qu'elle se<text:line-break/>laissa cheoir du hault de l'arbre ; &amp; fist tresgrande di<text:line-break/>ligence pour en aduertir ses compagnons, lesquelz<text:line-break/>au son de la trompette vindrent au secours du pau(-)<text:line-break/>ure espie qui acheuoit sa chanson, ilz prindrent le<text:line-break/>Baillif à renson, &amp; plusieurs autres des plus gros de<text:line-break/>la ville, les autres furent tuez iusques au nombre de<text:line-break/>plus de deux cens, &amp; mesme le bourreau, lequel re(-)<text:line-break/>quist à l'espie qu'il luy fist tant de bien de le sauuer,<text:line-break/>à quoy lespie respondit par la mort bieu tu m'as vou(-)<text:line-break/>lu haster ma mort, &amp; maintenant ie te feray aller de(-)<text:line-break/>uant, &amp; disoit lespie à ses compagnons, prenez cestuy<text:line-break/>la, cest vn riche marchant, prenez vn tel cest vn vsu(-)<text:line-break/>rier, &amp; tuez telz &amp; telz, se sont pauures locqueteurs.<text:line-break/>Ainsi le pauure fol eschappa, &amp; tous ceulx qui sorti(-)<text:line-break/>rent de la ville, aucuns tuez, autres prins prisonniers,<text:line-break/>&amp; n'y en r(e1)tra vn seul ded(a1)s la ville qu'il n'eust mal(-)<text:line-break/>le fortune.</text:p>
      <text:h text:style-name="Titre2" text:outline-level="2">(hedera)Du gentilhomme qui print l'instrument<text:line-break/>de son Chappellain au laz, voulant<text:line-break/>besongner sa femme.</text:h>
      <text:h text:style-name="Titre3" text:outline-level="3">Nouuelle. LXXV.</text:h>
      <text:p text:style-name="p"><text:span text:style-name="pb">[f. m2r]</text:span></text:p>
      <text:p text:style-name="P188"><text:span text:style-name="T189">A</text:span>V mesme temps vers Lyon fut vn gen(-)<text:line-break/>til homme fort riche, qui auoit espou(-)<text:line-break/>sé vne tresbelle &amp; bonne Damoyselle, de<text:line-break/>laquelle vn chappellain de sa maison fut<text:line-break/>moult amoureux, or aduint pour la<text:line-break/>grande gayette d'elle, que le chappellain s'appriuoy(-)<text:line-break/>sa, &amp; s'aduentura de luy declarer son amour, dont la<text:line-break/>bonne Damoyselle fut mal contente, &amp; pource le re(-)<text:line-break/><text:soft-page-break/>uella à son mary, lequel considerant la bonté &amp; preu<text:line-break/>dhomie d'elle, luy dist qu'elle le fist languir sans luy<text:line-break/>accorder sa demande iusques à quelque temps, ce<text:line-break/>qu'elle accorda. Et le chappellain tousiours poursuy<text:line-break/>uoit en se riant &amp; deuisant familierement auecques<text:line-break/>elle, se presentant pour faire chose agreable à sa da(-)<text:line-break/>me, à fin d'en auoir retribution. Aduint vn iour que<text:line-break/>ledict gentil homme trouua que le Chappellain se<text:line-break/>iouoit auecques la Damoyselle si fort prieuement que<text:line-break/>de prime face l'on eust estimé autre chose. A donc le<text:line-break/>gentil homme luy dist qu'il sembloit qu'il fust a(-)<text:line-break/>moureux de sa femme, &amp; qu'il sen gardast bien, car<text:line-break/>autrement il luy coupperoit les couilles. Et le chap(-)<text:line-break/>pellain s'excusa tresbien, &amp; dist que pour la vie il ne<text:line-break/>vouldroit faire diffame en la maison, n'attenter l'hon<text:line-break/>neur de la Damoyselle, combien que le gentil hom(-)<text:line-break/>me sceust le contraire. Aduint depuis que de rechef<text:line-break/>ledict chappellain poursuyuit son entreprinse, &amp; re(-)<text:line-break/>quist fort la damoyselle de le faire iouir du plaisir de<text:line-break/>grace, ce que la dame ne luy promettoit qu'elle<text:line-break/>luy feroit quelquefois vne partie de son b(o1) vouloir,<text:line-break/><text:span text:style-name="pb">[f. m2v]</text:span><text:line-break/>dont le prebstre fut ioyeulx de la responce, &amp; la nuict<text:line-break/>la Damoyselle racompta à son mary comment le cha<text:line-break/>pelain perseueroit en ses folles entreprinses. A donc<text:line-break/>le gentil homme dist à sa femme qu'elle luy accor(-)<text:line-break/>dast ce qu'il demandoit, à scauoir pour la nuict suy(-)<text:line-break/>uant, &amp; qu'il se trouuast en la ruelle de leur lict, &amp;<text:line-break/>puis dist il, ie mettray vn laz entre voz iambes &amp;<text:line-break/>faindray de dormir, &amp; quand ie sentiray qu'il sera<text:line-break/>prins au las alors ie parleray. Ces parolles furent re(-)<text:line-break/>ceues &amp; accordées par la Damoyselle, &amp; deux iours<text:line-break/>apres le chapellain prouchassa de rechef sa maistres(-)<text:line-break/>se pour en auoir iouyssance, laquelle se fist longue(-)<text:line-break/>ment prier, &amp; en fin luy dist, messire Iehan mon amy,<text:line-break/>il y à tant long temps que vous me poursuyuez en a(-)<text:line-break/>mour, &amp; mauez requise, dont i'ay esté fachée, toutes(-)<text:line-break/>fois à present par voz doulces parolles tant m'auez<text:line-break/>persuadée que ie suis contente vous accorder voz de(-)<text:line-break/>mandes, mais vous cognoissez que ie ne puis faire ce<text:line-break/>que me demandez en lieu que mon mary ne le sca(-)<text:line-break/>che, car vous scauez qu'il est assez vmbrageux de<text:line-break/>moy, toutesfois i'ay pensé qu'il vauldroit mieulx que<text:line-break/>ceste nuict vous vinsiez en la ruelle de mon lict &amp; ie<text:line-break/>feray tant que vous y aurez place, &amp; quand mon ma(-)<text:line-break/>ry dormira, alors vous acomplirez vostre souhait à<text:line-break/>vostre bon plaisir. Ces parolles furent tresagreables<text:line-break/>au chappelain. Et quand la nuict fut venue &amp; que le<text:line-break/>gentil homme &amp; la Damoyselle, furent couchez, le<text:line-break/>Chappellain entra sans bruict dedans la chambre, &amp;<text:line-break/><text:soft-page-break/>se retira en la ruelle &amp; esueilla sa Damoyselle, laquel(-)<text:line-break/>le auoit aduerty s(o1)n mary du faict &amp; assignation qui<text:line-break/><text:span text:style-name="pb">[f. m3r]</text:span><text:line-break/>contresist tresbien le dormeur, &amp; tenoit tousiours le<text:line-break/>bout du la z qu'il auoit mis à lentour du con de sa<text:line-break/>femme, &amp; quand il apperceut que le bon chappellain<text:line-break/>auoit mis son billouard dedans, alors il tira tresfort<text:line-break/>le laz, &amp; commenca à taster sur sa femme, &amp; deman<text:line-break/>da qui estoit cest oultrecuydé, &amp; fist tant en tastant<text:line-break/>le personnage qu'il trouua la couronne sur la teste,<text:line-break/>&amp; lors commenca à reprendre fermement se prebstre<text:line-break/>de liniure qu'il luy faisoit, or fault entendre que tous<text:line-break/>iours le gentil homme tiroit le laz, &amp; faisoit telle<text:line-break/>douleur au prebstre que rien plus, &amp; ne le laissa aller<text:line-break/>qu'il n'eust tresasprement reprint de la faulte &amp; oul<text:line-break/>trecuydance, puis le laissa aller ayant le pauure vit à<text:line-break/>demy rompu, &amp; depuis le chappellain n'eust le cou(-)<text:line-break/>rage de faire tel acte.</text:p>
      <text:h text:style-name="Titre2" text:outline-level="2">(hedera)De la mere qui souuent disoit à son en(-)<text:line-break/>fant qu'elle se mouroit, &amp; de la res<text:line-break/>ponce que lenfant luy fai(-)<text:line-break/>soit.</text:h>
      <text:h text:style-name="Titre3" text:outline-level="3">Nouuelle. LXXVI.</text:h>
      <text:p text:style-name="P190"><text:span text:style-name="T191">A</text:span>V pays de Flandres, fut vn ieune gen(-)<text:line-break/>til homme, lequel par succession de<text:line-break/>temps auoit faict vne telle chere, &amp; t(a1)t<text:line-break/>despendu de bien qu'il ne luy restoit<text:line-break/>que bien peu, &amp; pour ce souuent<text:line-break/><text:span text:style-name="pb">[f. m3v]</text:span><text:line-break/>dem(a1)(-)doit l'abreuiation de la vie de sa mere, pour plus tost<text:line-break/>o, uir de son futur heritage, laquelle mere souuent il<text:line-break/>v sitoit, &amp; à chascune visitation il la trouuoit mala(-)<text:line-break/>de, &amp; elle luy disoit qu'elle s'en alloit en brief, &amp; qu'el<text:line-break/>le ne pouuoit plus soustenir le faiz de la maladie, d(o1)t<text:line-break/>l'enfant se resiouyssoit fort. Or il y fut tant souuent<text:line-break/>qu'vne fois il dist à sa mere qu'elle print plus long ter<text:line-break/>me, &amp; qu'elle ne faillist point, car elle languissoit<text:line-break/>d'vne part &amp; luy de l'autre. A donc dist la mere mon<text:line-break/>enfant ie veulx deuant que mourir que tu faces faire<text:line-break/>ta robbe de deuil, car ie veulx scauoir comment tu te<text:line-break/>gouuerneras apres ma mort, &amp; luy bailla argent pour<text:line-break/>leuer du drap. Trois iours apres aduint que la bonne<text:line-break/>dame fut vn peu affoyblie, elle demanda son filz. Et<text:line-break/>quand les gardes l'eurent appellé, il respondit fasce(-)<text:line-break/>tieusement, en disant que sa mere auoit prins encores<text:line-break/>plus long terme, &amp; qu'elle attenderoit bien qu'il eust<text:line-break/>faict acheuer sa robbe, toutesfois tant fut precipité<text:line-break/>qu'il fut c(o1)traict vestir sa robbe sans manches qu'ilz<text:line-break/><text:soft-page-break/>n'y estoient encores cousues. Et quand sa mere le vit<text:line-break/>en tel poinct, elle luy demanda ou elles estoient. Et il<text:line-break/>luy respondit, ie scauoys dist il que vous n'auiez gar(-)<text:line-break/>de encores de mourir : mais les gardes m'ont tant pres<text:line-break/>sé que ie n'ay eu le loysir de faire attacher mes man(-)<text:line-break/>ches. Et quand la robbe fut faicte, elle pria son filz de<text:line-break/>la porter &amp; commencer son dueil, ce qu'il fist libere(-)<text:line-break/>ment, &amp; depuis la bonne mere tant vescut que la rob<text:line-break/>be fut vsée. A donc dist la mere, ie croy que les robbes<text:line-break/>de dueil me font viure, &amp; pource elle employa secret<text:line-break/>tement tout l'argent qu'elle auoit amassé à son filz<text:line-break/><text:span text:style-name="pb">[f. m4r]</text:span><text:line-break/>n habitz de dueil, &amp; en frustra son filz, lequel peu<text:line-break/>de temps apres la mort d'elle, alla de vie à trespas de<text:line-break/>grand dueil qu'il en auoit prins, &amp; ne vint à temps de<text:line-break/>se resiouir de ce qu'il auoit tant longuem(e1)t attendu.</text:p>
      <text:h text:style-name="Titre2" text:outline-level="2">(hedera)D'vn cheualier qui voulut finement scauoir le<text:line-break/>mauuais gouuernement de sa femme, en<text:line-break/>faignant estre prebstre, &amp; la con(-)<text:line-break/>fesser. Et comment il fut<text:line-break/>deceu par sa femme,<text:line-break/>&amp; persuadé de<text:line-break/>croire le con<text:line-break/>traire.</text:h>
      <text:h text:style-name="Titre3" text:outline-level="3">Nouuelle LXXVII.</text:h>
      <text:p text:style-name="P192"><text:span text:style-name="T193">A</text:span>V bon pays de Braban fut vn gen(-)<text:line-break/>til homme, lequel s'ingera d'accom<text:line-break/>pagner l'armée du Roy de France à<text:line-break/>lencontre des infidelles, ou il fut<text:line-break/>longuement : ce pendant sa femme<text:line-break/>au pays s'amoura d'vn tresbeau<text:line-break/>gentil homme, duquel elle tira plusieurs gros de(-)<text:line-break/>niers &amp; de fort belles bagues, &amp; puis le delaissa pour<text:line-break/>adherer à vn autre gros cheualier tresriche, duquel<text:line-break/>pareillement elle attira par son amour autres gros<text:line-break/>thresors &amp; fort belles bagues, &amp; quand elle eut tout<text:line-break/>despouillé, elle s'abandonna à vn prebstre beneficier,<text:line-break/>duquel aussi elle eut tout le bien. De toutes<text:line-break/><text:span text:style-name="pb">[f. m4v]</text:span><text:line-break/>lesquelles richesses, elle para tressumptueusement<text:line-break/>son hostel pour recepuoir son mary, lequel estoit en<text:line-break/>voye pour retourner au pays, auecques l'honneur<text:line-break/>d'auoir obtenu lordre de cheualerie. Et quand il fut<text:line-break/>arriué, &amp; vit vne si tresgrande magnificense en son<text:line-break/>hostel, considerant si peu de biens qu'il y auoit lais(-)<text:line-break/>sé, il fut en vne moult grande pensée, &amp; n'en sca(-)<text:line-break/>uoit que iuger, &amp; toutesfois il en touchoit souuent<text:line-break/><text:soft-page-break/>quelque propos à sa femme pour en scauoir la veri(-)<text:line-break/>tà, ce qu'il cognoissoit impossible, &amp; pource s'abilla<text:line-break/>d'vn surply de prebstre, &amp; se retira en vne chappelle<text:line-break/>de l'Eglise ou sa femme auoit accoustumé de soy con<text:line-break/>fesser, &amp; la bonne dame sans y songer s'en alla pro(-)<text:line-break/>sterner deuant luy &amp; luy confessa tous ses pechez,<text:line-break/>&amp; mesmes comment elle s'estoit habandonnée pre(-)<text:line-break/>mierement à vn gentil homme qu'elle auoit bien ay(-)<text:line-break/>mé, duquel elle auoit attiré beaucoup d'escus, &amp; de(-)<text:line-break/>puis à vn cheualier, finablement à vn prebstre.</text:p>
      <text:p text:style-name="p">Quand le mary eut entendu qu'elle s'estoit tant de<text:line-break/>fois habandonnée, mesmement à vn prebstre, adonc<text:line-break/>il ne se peut tant contenir qu'il ne l'appellast ribaul(-)<text:line-break/>de &amp; meschante qu'elle estoit d'auoir ainsi faulcé<text:line-break/>son bon mariage, &amp; à peu tint qu'il ne luy donnast<text:line-break/>quelques coups. Et quand la femme appperceut que<text:line-break/>cestoit son mary, elle fut moult fort estonnée, &amp; ne<text:line-break/>scauoit que dire de prime face, lors toutesfois quant<text:line-break/>elle fut vn peu remise, elle dist à son bon &amp; tresloyal<text:line-break/>mary, qu'il estoit moult bien abusé de prendre<text:line-break/>telles parolles en mal, car dist elle, ie scauois moult<text:line-break/>bien que vous estiez celuy à qui ie me confestoye,<text:line-break/><text:span text:style-name="pb">[f. m5r]</text:span><text:line-break/>Et pource se vous ay dit que premierement ie me e(-)<text:line-break/>stoys hab(o1)donnée à vng simple gentil h(o1)me c(o1)ment<text:line-break/>estiez au c(o1)m(e1)m(e1)tle iour d'hyer &amp; finablement à vn<text:line-break/>prebstre c(o1)me estes au iour d'huy. Par telles parolles<text:line-break/>fut le pauure cheuallier vaincu &amp; fut c(o1)trainct croi(-)<text:line-break/>re que sa femme estoit preude &amp; sage sans autre mal<text:line-break/>pencer.</text:p>
      <text:h text:style-name="Titre2" text:outline-level="2">(hedera)D'vn pauure homme de village qui retrou(-)<text:line-break/>ua son asne qu'il auoit esgarée par le moy(e1)<text:line-break/>d'vn chlistaire q'vn medecin luy<text:line-break/>auoit baille.</text:h>
      <text:h text:style-name="Titre3" text:outline-level="3">Nouuelle LXXVIII.</text:h>
      <text:p text:style-name="P194"><text:span text:style-name="T195">E</text:span>S pays de Bourbonnois ou croyssent les<text:line-break/>belles oreilles, fut iadis vn medecin tres<text:line-break/>fameux lequel pour toutes medecines a(-)<text:line-break/>uoit accoutumé bailler à ses patiens des<text:line-break/>chlistaires dont de b(o1)heur il faisoit plu<text:line-break/>sieurs belles cures &amp; pource en estoit il plus estimé en<text:line-break/>maniere qu'il n'y auoit enfant de bonne mere, qui ne<text:line-break/>s'adressad à luy en sa maladie. Aduint qu'au mesme<text:line-break/>temps vn pauure homme de village auoit esgaré son<text:line-break/>asne par les ch(a1)ps dont il estoitfort troublé. Et ainsi<text:line-break/>qu'lalloit par les destroictz querant cest asne, il ren(-)<text:line-break/>contra en son chemin vne bonne vieille femme qui<text:line-break/>luy demanda qu'il auoit à se tourmenter ainsi, à la(-)<text:line-break/><text:soft-page-break/>quelle il fist responce qu'il auoit perdu son asne &amp;<text:line-break/>qu'il en estoit si fort courroucé qu'il en perdoit le<text:line-break/>boire &amp; menger. Alors la vieille luy enseigna la<text:line-break/><text:span text:style-name="pb">[f. m5v]</text:span><text:line-break/>mai(-)son de ce medecin, auquel elle enuoya ce pauure h(o1)(-)<text:line-break/>me, l'aduertissant (q1) de toutes choses perdues il disoit<text:line-break/>certaines nouuelles sans faulte, dont le bon h(o1)me fut<text:line-break/>tresaise &amp; pource print son chemin vers led ct mede<text:line-break/>cin. Et quand il fut en son logis &amp; il vit tant de gens<text:line-break/>à l'entour de luy, qui empeschoient d'aprocher il fut<text:line-break/>fort ennuyé, &amp; pource il c(o1)menca à crier helas m(o1)(-)<text:line-break/>sieut pour dieu rendez moy mon asne, cest toute ma<text:line-break/>vie, ie vous prie ne la cachez point, lon m'a dict que<text:line-break/>vous lauez ou me l'enseignez, &amp; reitera telles parol(-)<text:line-break/>les par plusieurs fois criant tousiours plus hault, d(o1)t<text:line-break/>le medecin fut ennuyé. Et pource le regarda en face<text:line-break/>&amp; cuidant qu'il fust hors de son ent(e1)dement, il com<text:line-break/>manda à ses seruiteurs qu'ilz luy baillassent vng chli<text:line-break/>staire, ce qui fut tost faict, puis le pauure h(o1)me sortir<text:line-break/>de leans esperant trouuer son asne en sa maison. Et<text:line-break/>quand il fut à my chemin il fut pressé de vuyder son<text:line-break/>chlistaire &amp; pource incontinent se retira dedans vne<text:line-break/>petite mazure ou il opera tresbien (seg)car(/seg) &amp; ainsi qu'il estoit<text:line-break/>en telles affaires, il entendit la voix de son asne qui<text:line-break/>hanissoit par les champs dont le pauure homme fut<text:line-break/>fort ioyeux &amp; n'eust pas le loisir de leuer ses chausses<text:line-break/>pour courir apres son asne, lequel recouuert il fist<text:line-break/>grande feste &amp; puis monta dessus &amp; s'en retourna en<text:line-break/>la ville bien vitement pour remercier ledict medecin<text:line-break/>&amp; cependant par les chemins publioit le grend sca(-)<text:line-break/>uoir &amp; prudence de sondict medecin &amp; comm(e1)t par<text:line-break/>son moyen il auoit trouué son asne, dont le medecin<text:line-break/>fut encores d'auantage &amp; beacoup plus estimé que ia<text:line-break/>mais n'auoi (seg)car(/seg) esté.</text:p>
      <text:p text:style-name="p"><text:span text:style-name="pb">[f. m6r]</text:span></text:p>
      <text:h text:style-name="Titre2" text:outline-level="2">(hedera)D'vne ieune femme qui fut mal contente<text:line-break/>de son mary par ce qu'il n'auoit aussi gros<text:line-break/>&amp; long manche que l'asne de sa<text:line-break/>maison.</text:h>
      <text:h text:style-name="Titre3" text:outline-level="3">Nouuelle. LXXIX.</text:h>
      <text:p text:style-name="P196"><text:span text:style-name="T197">E</text:span>Nn ce t(e1)ps la fut vne ieune femme ma(-)<text:line-break/>riée a vng riche &amp; beau ieune homme<text:line-break/>laboureur, lequel ce mettoit en tous<text:line-break/>debuoirs de luy aggreer en la mettant<text:line-break/>en appetit d'auoir enfans. Et quand<text:line-break/>elle fut vng peu affriandée de ce mestier, elle ne vou(-)<text:line-break/>loit faire autre chose, à quoy le mary, t(a1)t fut vaillant,<text:line-break/>ne reboucha oncques. Vng iour ainsi comme<text:line-break/><text:soft-page-break/>elle estoit en la maison de son pere elle aduisa &amp; ap(-)<text:line-break/>perceut vng petit asne qui auoit son manche hors du<text:line-break/>corps long de trois quartiers ou enuiron. Et lors el(-)<text:line-break/>le se prent à penser &amp; songea qu'elle estoit bien mal(-)<text:line-break/>heureuse &amp; mal fortunée d'auoit espousé cest mary,<text:line-break/>qui estoit ia vieulx &amp; n'auoit la sixiesme partie de tel<text:line-break/>vstil que ce petit asne qui estoit encores si ieune, &amp;<text:line-break/>pource elle en print vn si gr(a1)d dueil en soy qu'elle fut<text:line-break/>long temps sans cesser de plorer qu(a1)d telle chose luy<text:line-break/>venoit en memoire, dont le mary estoit fort est(o1)né &amp;<text:line-break/>luy demandoit souuent qu'elle auoit. Et quand il<text:line-break/>fut assez ennuyé de telles lamentations &amp; pleurs il<text:line-break/>apresta à disner h(o1)nestem(e1)t, &amp; c(o1)uia tous ses par(e1)s a(-)<text:line-break/>uecques le pere &amp; mere de sa femme, ausquelz a(-)<text:line-break/>pres disner il reuella que ceste femme n'auoit cessé de<text:line-break/><text:span text:style-name="pb">[f. m6v]</text:span><text:line-break/>plorer depuis quinze iours, dont il en estoit fort do(-)<text:line-break/>lent. Et les supplia de scauoir d'elle la cause de cest<text:line-break/>courroux &amp; elle commenca à plorer tendrement. A(-)<text:line-break/>dont la mere l'enquist de ce faict tant par belles pa(-)<text:line-break/>rolles que menaces, mais la ieune femme n'y vouloit<text:line-break/>respondre &amp; ne cessoit à plorer sans vouloir autre<text:line-break/>chose dire. Toutesfois quand elle eust esté bien con(-)<text:line-break/>traincte, elle dist que lon luy auoit faict vn gr(a1)d tort<text:line-break/>de l'auoir mariée auecques cestuy &amp; qu'elle en eust<text:line-break/>mieulx aymé vng autre qui n'eust pas esté si riche &amp;<text:line-break/>qui eust esté mieulx amanché, car cestuy cy (dist elle)<text:line-break/>n'en à pas pour me satisfaire, dont i'en meurs sur le<text:line-break/>pied. Et quad le mary eut ouy ceste nouuelle pour<text:line-break/>sanluer son honneur, il detacha sa braguette &amp; se c(o1)(-)<text:line-break/>fiant au iugement des assistans mist sur table son in(-)<text:line-break/>strument roide &amp; long à l'aduenant, dont aucunes de<text:line-break/>la compagnie en furent bien edisiées &amp; l'eaue leur en<text:line-break/>venoit en la bouche. Et dist le compagnon, tenez mes<text:line-break/>amys voyez quel vstil ie porte a elle cause de se pla(i1)(-)<text:line-break/>dre. Et la ieune femme recommenca à plorer encores<text:line-break/>plus fort en telle maniere que lon ne la pouuoit<text:line-break/>appaiser, dont les assistans estoient fort fachez. Et<text:line-break/>pource d'vn commun accord luy dirent qu'elle nen<text:line-break/>auroit iamais dautre, &amp; qu'il en auoit assez (seg)car(/seg) pour el(-)<text:line-break/>le, voire dit elle, nostre petit asne qui na que vn an en<text:line-break/>a six foys plus, &amp; lay bien mesuré, &amp; en disant cela el<text:line-break/>le haulsa sa main, &amp; dict il, en a vne couldée &amp; plus :<text:line-break/>mais la mere qui l'aymoit fort, luy remonstra gra(-)<text:line-break/>cieusement que les hommes n'en auoient tant que<text:line-break/>les cheuaulx, &amp; que se seroit assez pour faire mourir<text:line-break/><text:span text:style-name="pb">[f. m7r]</text:span><text:line-break/>les femmes, &amp; pource dit elle, ma fille c(o1)tentez vous<text:line-break/>de raison, car nous serions bien heureuses si noz ma(-)<text:line-break/>ris en auoient chacun autant que vostre mary, &amp; si<text:line-break/><text:soft-page-break/>ne le voulez croire il vous sera monstré par experi(e1)(-)<text:line-break/>ce, adonc elle pria les assist(a1)s de m(o1)strer leurs beaulx<text:line-break/>manches pour veoir la comparaison, ce qu'ilz firent<text:line-break/>l(u1)g apres lautre, &amp; lors la ieune femme aperceut que<text:line-break/>lon luy auoit dit la verité, &amp; se appaisa courtoise(-)<text:line-break/>m(e1)t, &amp; oncques puis ne fut mesc(o1)tente de son mary</text:p>
      <text:h text:style-name="Titre2" text:outline-level="2">(hedera)Des aduentures d'vn gentilhomme ay(-)<text:line-break/>mant deux damoyselles.</text:h>
      <text:h text:style-name="Titre3" text:outline-level="3">Nouuelle. LXXX.</text:h>
      <text:p text:style-name="P198"><text:span text:style-name="T199">I</text:span>L fut es pays de Braban vn ieune<text:line-break/>gentilhomme trescourtoys &amp;<text:line-break/>beau par excellence, lequel fut a(-)<text:line-break/>moureux d'vne damoyselle du<text:line-break/>pays, &amp; pource qu'il cognoissoit<text:line-break/>que ceste damoyselle n'estoit de<text:line-break/>si hault parentage ne riche a le(-)<text:line-break/>quipolent il n'en tenoit grans<text:line-break/>comptes, &amp; par maniere dacquit luy fournissoit da(-)<text:line-break/>moureuse distribution dont il fut incontinent resai<text:line-break/>sié : mais aduint que apres d'illec estoit vne autre<text:line-break/>plus ieune, plus riche, &amp; de meilleure grace qu'il cro<text:line-break/>ua quelque foys leans, à laquelle il auoit mis son a(-)<text:line-break/>mour &amp; cherchoit tous moyens de l'acointer, fina(-)<text:line-break/>blem(e1)t sist tant par longues menées, qu'il trouua le<text:line-break/><text:span text:style-name="pb">[f. m7v]</text:span><text:line-break/>moyen de deuiser auecques elle &amp; luy dist sa descon(-)<text:line-break/>uenue, mais elle se m(o1)stroit fort rebelle enuers luy &amp;<text:line-break/>ne luy voulut oncques octroyer pour lors ce qu'il<text:line-break/>pourchassoit, toutesfois encores n'en fut lassé. A du(i1)t<text:line-break/>que le gentilh(o1)me vn iour se trouua en la compagnie<text:line-break/>d'autres escuyers auecques lesquelz il fut à la chasse,<text:line-break/>ou ilz s'enuicter(e1)t. Et de bon heur estoi(e1)t pres le cha<text:line-break/>steau de cestebelle damoyselle tant aymée. Quand le<text:line-break/>gentilh(o1)me vit que ses c(o1)pagnons se fachoient de ce<text:line-break/>qu'ilz estoient si loing de leurs logis &amp; que la pluye<text:line-break/>les surprenoit il s'auance &amp; dist, beaulx cousins ie co<text:line-break/>gnois icy pres vn tel seigneur de mes amys, allons nous<text:line-break/>reposer, il pleut à la compagnie à l'adueu du hentilh(o1)<text:line-break/>me qui pensoit encores queque chose. Et quand ilz<text:line-break/>furent à la porte ilz hurtent hardiment &amp; demande(-)<text:line-break/>rent le seigneur. Et lon leur (seg)car(/seg) fist resp(o1)ce qu'il n'estoit<text:line-break/>leans, mais que la damoyselle y estoit seulle, dont le<text:line-break/>gentilhomme fut plus ioyeux. Et lors dist à la cham<text:line-break/>briere qu'elle allast dire à la damoyselle que telz &amp;<text:line-break/>telz estoient auecques vng tel quelle cognoist. la sup<text:line-break/>pliant de les loger. Et la damoyselle fist responce<text:line-break/>qu'elle estoit toute seulle &amp; qu'elle n'auoit ceste liber<text:line-break/>té de les loger à l'absence de son mary, dont les pau(-)<text:line-break/><text:soft-page-break/>ures gens fur(e1)r fort fachez. Et pource sans faire plus<text:line-break/>long seiour le gentilhomme les mena chez ceste da(-)<text:line-break/>moyselle dont il auoit iouy au parauant ou ilz fur(e1)t<text:line-break/>trresbien cecueilliz &amp; à grand chere. Et ledict gentil<text:line-break/>h(o1)me en deuisant auoit c(o1)clud de coucher auecques<text:line-break/>sa damoyselle sans contredict. Mais aduint qui la pre<text:line-break/>miere damoyselle qui auoit faict le refus de les loger<text:line-break/><text:span text:style-name="pb">[f. m8r]</text:span><text:line-break/>fut picquée en son cueur &amp; luy despleut d'auoir ref(-)<text:line-break/>fuzé, principallement celuy qui luy auoit tant de fois<text:line-break/>faict la court, &amp; estima bi(e1) qu'au ressus qu'elle auoit<text:line-break/>faict, il s'estoit retiré auecques l'autre damoyselle, d(o1)t<text:line-break/>elle scauoit l'affaire &amp; pource despecha incontinent<text:line-break/>vng de ses seruiteurs &amp; enuoya au gentilhomme vnes<text:line-break/>lettres portant qu'il vint inc(o1)tinent ses (seg)car(/seg) lettres veües<text:line-break/>par deuers elle &amp; il iouyroit du bien si long temps pre<text:line-break/>tendu. Quand le messager fut arriué il demanda le<text:line-break/>gentilhomme &amp; ne voulut oncques reueler à person<text:line-break/>ne du monde ce qui luy vouloit dire &amp; pour ce le gen<text:line-break/>tilhomme alla parler à luy, auquel il bailla ses let(-)<text:line-break/>tres. Et quand le gentilhomme les eut leues il fut tres<text:line-break/>ioyeux. Et incontinent print congé de son hostes(-)<text:line-break/>se &amp; des escuyers &amp; leur donna à entendre que vng<text:line-break/>capitaine le m(a1)doit en poste pour aller pardeuers luy<text:line-break/>en sa necessité, qu'il failloit partit incontinent, ce<text:line-break/>que lon creut facillement. Et des lors il s'en partit<text:line-break/>auecques sa guyde. Quandt il fut arriué audict ho<text:line-break/>stel(seg)car(/seg)il trouua que le seigneur mary de la damoyselle<text:line-break/>estoit arriué leans dont il fut tresdeplaisant &amp; ne<text:line-break/>scauoit qu'elle excuse prendre ne trouuer sinonqu'il<text:line-break/>dist qu'il s'estoit esgaré par les chemins en chass(a1)t, a(-)<text:line-break/>ueques telz &amp; telz &amp; ne scauoit ou ilz s'estoi(e1)t reti(-)<text:line-break/>res ou logez &amp; quand il a rencontré ceste guyde il<text:line-break/>la suyuie suppli(a1)t le seigneur de le loger pour la nuict<text:line-break/>ce que le seigneur accorda à b(o1)nechere, &amp; le fist soup<text:line-break/>per pe(seg)car(/seg) rechef auecques luy puis coucher mollement.<text:line-break/>Mais le pauure gentilhomme ne dormist gueres &amp;<text:line-break/>&amp; pource le iour venu, il s'en retourna en son hostel<text:line-break/><text:span text:style-name="pb">[f. m8v]</text:span><text:line-break/>toutesfois lon dit qu'il receut depuis ce qu'il auoit<text:line-break/>tant pourchassé au parauant ce qu'il fit oublier ses<text:line-break/>faultes.</text:p>
      <text:h text:style-name="Titre2" text:outline-level="2">(hedera) Du bergier hacquin qui reffuza la ber(-)<text:line-break/>gere au ieu d'amourettes.</text:h>
      <text:h text:style-name="Titre3" text:outline-level="3">Nouuelle. LXXXI.</text:h>
      <text:p text:style-name="P200"><text:span text:style-name="T201">I</text:span>L fut compté d'vn bergier nomme<text:line-break/>Hacquin, lequel estoit le mieulx à<text:line-break/>manché duvillage, &amp; pour ce estoit<text:line-break/><text:soft-page-break/>il plus souhetté des femmes &amp; fil(-)<text:line-break/>les, il ne portoit point de hault de<text:line-break/>chausses par coustumes, &amp; si auoit<text:line-break/>vn habit trescourt, en sorte qu'il se baissoit comme<text:line-break/>pour amasser vne pierre, il monstroit par derriere en<text:line-break/>uiron vn pied &amp; demy d'instrument, &amp; ne sen sou(-)<text:line-break/>cioit gueres : aduint quelquefoys qu'vne ieune fem(-)<text:line-break/>me du village aperceut ses belles relicques, à quoy el(-)<text:line-break/>le print grand desir, &amp; des l'heure elle chercha tous<text:line-break/>moyens pour auoir ce beau hacquin, le plus souuent<text:line-break/>luy donnoit du vin, autresfois du lard, des cartiers<text:line-break/>de pain, &amp; autres choses, &amp; finablement chercha t(a1)t<text:line-break/>d'occasions qu'elle eut congé de son mary en fillant<text:line-break/>sa quenoillé d'aller aucunesfois garder leurs brebis<text:line-break/>aux champs, dont elle fut fort ayse, &amp; pource chacun<text:line-break/>iour elle(seg)car(/seg)menoit ses brebis pres de hacquin, &amp; illec di<text:line-break/>uisoient ensemble ioyeusement : tousiours inuitoit<text:line-break/>hacquin a rire, le chastoilloit, mordoit, frappoit par<text:line-break/><text:span text:style-name="pb">[f. n1r]</text:span><text:line-break/>la ioue, &amp; par ses dendrilles, &amp; l'appelloit grand cha(-)<text:line-break/>tré, &amp; fist tant qu'elle appriuoysa Hacquin, lequel<text:line-break/>quand il eut assez enduré, il la rua par terre ioyeuse(-)<text:line-break/>ment, &amp; luy dist qu'il luy feroit son cas si elle vou(-)<text:line-break/>loit, mais elle sen sioit, &amp; luy disoit qu'il n'auoit l'es(-)<text:line-break/>prit. Et quand elle vit que Hacquin auoit ia la queue<text:line-break/>dressée, &amp; qu'il se mettoit en effort de faire son ou(-)<text:line-break/>urage, elle s'escria, &amp; dist à Hacquin qu'elle ne le<text:line-break/>pourroit plus endurer tout dedans, &amp; pource print<text:line-break/>vne meure sauuage &amp; marcqua combien elle en vou<text:line-break/>loit recepuoir dedans son ventre. Et quand Hacquin<text:line-break/>fut iuché, elle luy fist tout mettre, &amp; luy dist qu'en(-)<text:line-break/>cores elle n'en auoit pas à demy, &amp; ne voulut oncques<text:line-break/>lacher Hacquin qu'il n'eust faict trois fois sans deiu(-)<text:line-break/>cher de leans, dont Hacquin se sentit si lassé que onc(-)<text:line-break/>ques puis il n'y voulut retourner, &amp; quelque mine,<text:line-break/>promesse ou don que la bourgeoise luy fist, il n'en<text:line-break/>tint compte, &amp; quand elle vit que Hacquin luy ref(-)<text:line-break/>fusoit, elle dist, Hacquin ie te donneray demain vn<text:line-break/>guillernardon de lard &amp; me viens encores faire cela,<text:line-break/>i'ayme dist il mieulx manger mon pain tout sec, car il<text:line-break/>n'y à si fort homme qui n'en deuienne cassé. Ainsi da(-)<text:line-break/>moura maistre.</text:p>
      <text:h text:style-name="Titre2" text:outline-level="2">(hedera) De la responce d'vn clerc de Paris qui<text:line-break/>trouua sa maistresse en l'hostel<text:line-break/>d'vne macquerelle.</text:h>
      <text:h text:style-name="Titre3" text:outline-level="3">Nouuelle LXXXII.</text:h>
      <text:p text:style-name="p"><text:span text:style-name="pb">[f. n1v]</text:span></text:p>
      <text:soft-page-break/>
      <text:p text:style-name="P202"><text:span text:style-name="T203">E</text:span>En la ville de Paris fut vn prastici(e1),<text:line-break/>lequel auoit vne tresbelle femme<text:line-break/>&amp; fort deliberée, &amp; pour ceste cau(-)<text:line-break/>se elle fut soubhaictée de plusieurs<text:line-break/>personnages, ausquelz voluntiers<text:line-break/>elle adheroit &amp; fr(a1)chissoit le fault,<text:line-break/>à quoy tellement elle continua en ses ieunesses qu'el<text:line-break/>le se communicquoit à toutes gens sans distinction<text:line-break/>de personnes, en sorte qu'incontinent qu'elle estoit<text:line-break/>mandée elle y alloit. Or aduint qu'(e1) son hostel estoit<text:line-break/>vn tresbeau ieune clerc, qui faisoit la principalle char<text:line-break/>ge de son maistre, lequel estimant sa maistresse pu(-)<text:line-break/>dicque, n'auoit iamais voulu entreprendre de la prier<text:line-break/>d'amours, &amp; aymoit tousiours mieulx payer deux<text:line-break/>testons à vne macquer elle pour iouir d'vne autre, à<text:line-break/>fin d'euiter tout scandalle. Le clerc dont ie vous par(-)<text:line-break/>le s'adressa vn iour à vne macquerelle, &amp; luy bailla<text:line-break/>d'auance vn teston pour faire le preparatif du banc(-)<text:line-break/>quet à fin qu'elle luy admenast quelque belle dame,<text:line-break/>ce que la macquerelle luy promist faire à l'heure cer(-)<text:line-break/>taine, à laquelle le clerc comparut, &amp; se pourmenoit<text:line-break/>par la chambre tout deliberé, habillé de ses habitz<text:line-break/>des grandes festes, contrefaisant le gentil homme<text:line-break/>estranger, ce pendant il vit arriuer en la chambre sa<text:line-break/>maistresse, dont il fut fort honteux doubt(a1)t de la cau<text:line-break/>se qui la menoit, &amp; si elle le vouloit accuser enuers<text:line-break/>son maistre, toutesfois quand la macquerelle vit que<text:line-break/>se clerc ne luy faisoit assez grand chere, elle luy dist<text:line-break/>priuement, or ca monsieur vous estes le bien venu voi<text:line-break/>cy ma dame qui me faict cest honneur de me venir<text:line-break/><text:span text:style-name="pb">[f. n2r]</text:span><text:line-break/>veoir, ne luy voulez vous pas donner la collation.<text:line-break/>n'est elle pas assez belle, il me semble qu'elle vault bi(e1)<text:line-break/>trouuer vn amy. Alors le clerc fut plus asseuré, &amp;<text:line-break/>s'approcha d'elle, laquelle fut de sa part aussi honteu<text:line-break/>se que son clerc, mais elle n'en faisoit le semblant. Et<text:line-break/>apres plusieurs petis deuis, la dame luy dist, vrayem(e1)t<text:line-break/>mon amy vous estes de lourd esprit de consummer<text:line-break/>vostre argent auecques macquerelles, au danger de<text:line-break/>la verolle, ne nous eust il pas doncques mieulx valu le<text:line-break/>faire en nostre maison ou nous eussions esté plus as(-)<text:line-break/>seurez. Vrayement dist le clerc, madame ie suis mar(-)<text:line-break/>ry que ie ne scauois le bon vouloir que vous me por(-)<text:line-break/>tez, &amp; ie vous asseure que ie n'eusse faict telz pro(-)<text:line-break/>chatz, de ceste heure leclerc &amp; la dame s'allierét en(-)<text:line-break/>semble, &amp; oncques puis n'en fut nouuelle chez les<text:line-break/>macquerelles (seg)car(/Seg)</text:p>
      <text:soft-page-break/>
      <text:h text:style-name="Titre2" text:outline-level="2">(hedera)De la responce que faisoit vn ma(-)<text:line-break/>ry à sa mauuaise femme.</text:h>
      <text:h text:style-name="Titre3" text:outline-level="3">Nouuelle. LXXXIII.</text:h>
      <text:p text:style-name="P204"><text:span text:style-name="T205">L</text:span>L fut au pays de Normandie vn<text:line-break/>ieune homme tres debonnaire, le(-)<text:line-break/>quel de fortune r(e1)c(o1)tra vne belle<text:line-break/>femme, mais elle estoit mauuaise,<text:line-break/>&amp; n'eust iamais peu estre en pati(e1)<text:line-break/>ce auec elle, car de toutes choses<text:line-break/>qu'il c(o1)mandoit. elle c(o1)tredisoit<text:line-break/>tousiours, au moy(e1) dequoy le pau<text:line-break/>ure martir fut c(o1)traict soy absenter d'elle, pour auoir<text:line-break/><text:span text:style-name="pb">[f. n2v]</text:span><text:line-break/>allegement de ses peines. Aduint vn iour qu'elle le<text:line-break/>rencontra par chemin, &amp; lors elle commenca à crier<text:line-break/>haultement, &amp; à belles iniures le publioit le plus mes<text:line-break/>chant, le plus detraué &amp; desloyal qu'il fut oncques.<text:line-break/>Et quand elle vit qu'il n'en tenoit compte, &amp; quil s'é<text:line-break/>alloit autant auant sans dire mot, elle le poursuyuit<text:line-break/>fort roydement. Et par les chemins elle crioyt, viens<text:line-break/>ca trahystre, parle à moy, ie suis à toy. Et lors respon(-)<text:line-break/>dit le mary, i'en donne ma part au dyable, laquelle res<text:line-break/>ponce il c(o1)tinuoit toutesfois &amp; quantes qu'elle l'ap(-)<text:line-break/>pelloit, &amp; dura la risée iusques à ce qu'il fust en son<text:line-break/>hostel. Et depuis aduint que la femme trespassa, au<text:line-break/>moyen dequoy, ceulx qui cognoissoient le personna(-)<text:line-break/>ge s'efforsoient de le marier, mais oncques ne voulut<text:line-break/>craignant ce qu'il auoit ia souffert,</text:p>
      <text:h text:style-name="Titre2" text:outline-level="2">(hedera)Comment vn curé fut pugny pour auoir<text:line-break/>esté trouué sur vne orfauaresse.</text:h>
      <text:h text:style-name="Titre3" text:outline-level="3">Nouuelle. LXXXIIII.</text:h>
      <text:p text:style-name="P206"><text:span text:style-name="T207">E</text:span>N la ville D'anuers fut vn tressage<text:line-break/>homme orfeure, lequel s'efforsoit<text:line-break/>merueilleusement à faire tout deb(-)<text:line-break/>uoir pour enrichir sa maison, &amp;<text:line-break/>pource se leuoit tousiours des qua(-)<text:line-break/>tre heures du matin &amp; se couchoit<text:line-break/>tard, &amp; tousiours trauailloit en sa besongne, dont il<text:line-break/><text:span text:style-name="pb">[f. n3r]</text:span><text:line-break/>auoit ia acquis plusieurs gros biens, &amp; en estoit tres<text:line-break/>estimé en la ville, mais ce pendant sa femme qui ieu(-)<text:line-break/>ne &amp; belle estoit &amp; deliberée autant qu'il estoit pos(-)<text:line-break/>sible n'en estoit guere contente, car cependant elle<text:line-break/>ieusnoit de ce, dont elle estoit plus enuieuse. Et pour(-)<text:line-break/>ce aduint quelque fois qu'elle s'araisonna auecques<text:line-break/>son curé qui estoit prochain voysin, auecques lequel<text:line-break/>tant de fois elle deuisa qu'elle fut seduicte, &amp; s'aban(-)<text:line-break/><text:soft-page-break/>donna voluntairement audict curé, &amp; pour mieulx<text:line-break/>faire donna assignation à quatre ou à cinq heures du<text:line-break/>matin qui estoit l'heure que son mary estoit en sa<text:line-break/>bouticque, ce que le curé trouua tresbon, &amp; ainsi exe<text:line-break/>cuteroient leur amoureuse pensée, voire tant &amp; si lon<text:line-break/>guement, que quelque fois le seruiteur de le(a1)s en eut<text:line-break/>fantasie, &amp; apperceut tel train, dont il fut mal con(-)<text:line-break/>tent. Vn iour il espia l'affaire, &amp; vit que le curé ou(-)<text:line-break/>ura l'huys d'vne faulce clef qu'il auoit, &amp; puis s'en<text:line-break/>alla droict en la chambre de sa maistresse, dont il fut<text:line-break/>fort faché, &amp; pource sans delay il s'en alla vers son<text:line-break/>maistre, auquel il reuella laffaire. Quand le maistre<text:line-break/>eut entendu le cas, il fut fort ennuyé, &amp; sans autre<text:line-break/>chose enguerre, il dist à son seruiteur qu'il fust secret<text:line-break/>des affaires de la maison, &amp; se gardast bien de le re(-)<text:line-break/>ueller à autruy, puis le mena en sa chambre pour luy<text:line-break/>ayder au besoing. Et quand il fut leans, il trouua le<text:line-break/>maistre curé tout nud en chemise, dedans le lict tè(-)<text:line-break/>nant sa femme accollée, dont l'orfeure fut fort cour(-)<text:line-break/>roucé, toutesfois il ne monstra pour lors autre sem(-)<text:line-break/>blant au curé, sinon qu'il luy dist qu'il se rapporte(-)<text:line-break/>roit à iustice du tort qu'il luy faisoit, &amp; qu'il vouloit<text:line-break/><text:span text:style-name="pb">[f. n3v]</text:span><text:line-break/>le representer ainsi c(o1)me il auoit trouué, dont le curé<text:line-break/>n'estoit content, &amp; pour prieres qu'il fist, &amp; promes(-)<text:line-break/>ses de luy fournir argent, iamais l'orfeure ne le vou(-)<text:line-break/>lut laisser aller, &amp; luy lya les deux mains &amp; les deux<text:line-break/>piedz de belles cordes, puis auecques layde de son ser(-)<text:line-break/>uiteur le deualla en bas en vne trespetite loge ou lor(-)<text:line-break/>feure aucunes fois se retiroit pour besongner en aucu<text:line-break/>nes affaires de son mestier, &amp; luy attacha la pouchet(-)<text:line-break/>te de ses deux testiculles à deux clouz contre vn bil(-)<text:line-break/>lot de boys, &amp; à belle paille mist le feu leans, ce faict<text:line-break/>sortit hors de sa maison &amp; commenca à cries au feu<text:line-break/>qui estoit en son hostel requerant layde de ses voy(-)<text:line-break/>sins, lesquelz y vindrent à grande haste, mais ce pen(-)<text:line-break/>dant le pauure curé qui se veoit assailly du feu de<text:line-break/>tous costez, pour obuier à tel danger il ayma mieulx<text:line-break/>laisser vne partie de ses genitoires, &amp; eschapper du<text:line-break/>feu, ce qu'il fist, &amp; de grande force il rompit tout &amp;<text:line-break/>s'en alla, &amp; en fuyant il rencontra ses voysins<text:line-break/>tous effrayez qui luy demanderent que<text:line-break/>c'estoit, &amp; il leur dist qu'il n'y auoit<text:line-break/>plus de feu &amp; que ce n'estoit ri(e1)s,<text:line-break/>&amp; ainsi euada le pauure curé,<text:line-break/>toutesfois depuis ne ves(-)<text:line-break/>quit long temps, qu'il<text:line-break/>ne mourust de<text:line-break/>telle mala(-)<text:line-break/>die.</text:p>
      <text:soft-page-break/>
      <text:p text:style-name="p"><text:span text:style-name="pb">[f. n4r]</text:span></text:p>
      <text:h text:style-name="Titre2" text:outline-level="2">(hedera)Du proces meu entre vne belle mere &amp;<text:line-break/>son gendre, pour n'auoir depucel(-)<text:line-break/>lé sa fille la premiere nuict.</text:h>
      <text:h text:style-name="Titre3" text:outline-level="3">Nouuelle. LXXXV.</text:h>
      <text:p text:style-name="P208"><text:span text:style-name="T209">A</text:span>V pays de Lymosin fut faict<text:line-break/>nopces entre vne ieune fille<text:line-break/>aagée de dixhuict ans, ou en<text:line-break/>uiron, &amp; vn bon garson de<text:line-break/>village tresbien am(a1)ché. Or<text:line-break/>aduint que le compagnon<text:line-break/>des la premiere nuict se mist<text:line-break/>en debuoir d'accomplir loeu<text:line-break/>ure de son mariage, &amp; pour<text:line-break/>gratiffier à sa tendre espousée luy bailla au parauant<text:line-break/>son manche à tenir pour luy donner enuye de la se(-)<text:line-break/>courir à son affaire : mais quand la pauure fille l'eut<text:line-break/>tenu &amp; aperceu qu'il estoit si gros, elle ne voulut onc<text:line-break/>ques que le marié luy mist au ventre de peur qu'il ne<text:line-break/>la blessast, &amp; tousiours craignoit la lutte, dont le ma<text:line-break/>rié fut tresfort ennuyé, &amp; quoy qu'il peust faire ia(-)<text:line-break/>mais ne peut persuader la mariée de luy faire beau<text:line-break/>ieu, au moyen dequoy il fut c(o1)trainct pour la nuict<text:line-break/>sen passer. Et quand le iour fut venu, la mere sen alla<text:line-break/>pardeuers sa fille, pour scauoir c(o1)m(e1)t elle cestoit por<text:line-break/>tée la nuict auecques son mary, &amp; comment il luy a(-)<text:line-break/>uoit faict, &amp; la ieune femme fist responce qu'ilz n'a(-)<text:line-break/>uoient rien faict. Comment dist la mere vostre mary<text:line-break/><text:span text:style-name="pb">[f. n4v]</text:span><text:line-break/>est doncques chatré. Alors comme surieuse s'en alla<text:line-break/>au conseil de l'Eglise, à fin de faire demarier sa fille,<text:line-break/>soubz le donné a entendre que son gendre n'estoit<text:line-break/>habille à engendrer. Et en ceste collere elle le fist ci(-)<text:line-break/>ter à fin qu'il luy fust permis de marier sa fille a aul(-)<text:line-break/>truy, dont le pauure marié fut tresmal content, con(-)<text:line-break/>siderant qu'il n'auoit offencé, ne donné le moyen<text:line-break/>pour estre ainsi deshonnoré. Et quand ilz furent<text:line-break/>tous par deuant monsieur l'official, &amp; que la deman(-)<text:line-break/>deresse eut requis separation de sa fille, &amp; son gen(-)<text:line-break/>dre, &amp; pour ses moyens dist que la nuict de ses nop(-)<text:line-break/>ces, il ne voulut &amp; ne peut oncques faire loeuure de<text:line-break/>mariage à sa fille, &amp; qu'il estoit chatré. A donc le gen<text:line-break/>dre au contraire se defendit tresbien, &amp; dist qu'il e(-)<text:line-break/>stoit aussi bien fourny de lance que sa femme estoit<text:line-break/>de cul, &amp; ne demandoit autre chose que lutter, mais<text:line-break/>sa femme n'y voulut oncques entendre &amp; fist la can(-)<text:line-break/>ne, au moyen dequoy il n'auoit peu riens faire. A(-)<text:line-break/>donc l'official demanda à la ieune espousée si elle l'a(-)<text:line-break/><text:soft-page-break/>uoit reffusé, &amp; elle luy dist que ouy, au moyen de ce<text:line-break/>que son mary l'auoit si gros, &amp; qu'elle craignoit com<text:line-break/>me encores elle faisoit qu'il la blessast, car elle espe(-)<text:line-break/>roit en apres beaucoup plus tost la mort que la vie.<text:line-break/>Quand la mere eut entendu ceste confession &amp; que<text:line-break/>par telzmoyens elle debuoit estre condempnée, el(-)<text:line-break/>le supplia au iuge d'asseoir les despens sur sa fille, at(-)<text:line-break/>tendu qu'elle auoit esté cause de ce proces, toutes(-)<text:line-break/>fois par sentence monsieur l'official condempna la<text:line-break/>pauure ieune fille à prester son beau &amp; ioly instrum(e1)t<text:line-break/>à son mary, pour y besongner &amp; faire ce qu'il debuoit<text:line-break/><text:span text:style-name="pb">[f. n5r]</text:span><text:line-break/>auoir faict (seg)car(/seg) la nuict precedente &amp; sans despens, atten(-)<text:line-break/>du la quatité des parties.</text:p>
      <text:h text:style-name="Titre2" text:outline-level="2">(hedera)Comm(e1)t vn Chirurgien s'acointa de la fem<text:line-break/>me de son pati(e1)t, de la maniere comm(e1)t<text:line-break/>il fut surprins en faisant le ieu<text:line-break/>d'amourettes.</text:h>
      <text:h text:style-name="Titre3" text:outline-level="3">Nouuelle. LXXXVI.</text:h>
      <text:p text:style-name="P210"><text:span text:style-name="T211">E</text:span>S pays de Picardie fut vng ieune<text:line-break/>escuyer lequel estoit marie à vne<text:line-break/>b(o1)ne &amp; belle damoyselle. Aduint<text:line-break/>que l'escuyer au ieu de paulme fut<text:line-break/>blessé en lœil &amp; pource il enuoya<text:line-break/>querir vng ieune chirurgien qui<text:line-break/>estoit tresbeau ieune homme &amp; de<text:line-break/>bonne grace, lequel quand il eut veu lœil ainsi blessé<text:line-break/>il dist à l'escuyer qu'il estoit en vng tresgand danger<text:line-break/>de perdre son œil &amp; qu'il failloit qu'il eust quelque<text:line-break/>peu à demourer en son lict quelque temps, à quoy<text:line-break/>l'escuyer s'accorda, &amp; pource ce chirurgien venoit<text:line-break/>tous les iours leans pour medicamenter le patient. Ce<text:line-break/>pendant il s'acoincte de la damoyselle qu'il trouua de<text:line-break/>tresbonne grace &amp; tant deuisa auecques elle du ieu<text:line-break/>d'amours qu'elle y consentit, mais elle craignoit fort<text:line-break/>que son mary ne la vit. Or'dist le chirurgien l'expe(-)<text:line-break/>dient sera que ie luy donne à entendre que pour estre<text:line-break/>plus tost guery il conuiendra que ie luy bouche<text:line-break/><text:span text:style-name="pb">[f. n5v]</text:span><text:line-break/>en(-)cores l'autre oeil, ce que fut trouué tresbon. Et le len(-)<text:line-break/>demain le chirurgien vient comme de coustume au(-)<text:line-break/>dict hostel. Et quand il eut veu l'oeil du patient, il<text:line-break/>luy dist qu'en bref en auroit guerison, mais pour<text:line-break/>plus gr(a1)de seureté il luy seroit meilleur boucher en(-)<text:line-break/>core l'autre oeil, car vo(us) auez peine d'ouurir cest oeil<text:line-break/>voy(a1)t dist il &amp; tenir l'autre cloz, ce qu'il n'est le meil<text:line-break/>leur, ioing que l'air n'y est pas trop bon &amp; pource si<text:line-break/>me voulez croyre ie vous boucheray cest oeil &amp; vous<text:line-break/><text:soft-page-break/>promez qu'en bref serez guery. L'escuyer y consent,<text:line-break/>&amp; apres que le chirurgi(e1) y eut mis son appareil &amp; bou<text:line-break/>ché les deux yeulx de ce patient, il s'adressa à la ieu<text:line-break/>ne damoyselle, de laquelle il estoit fort amoureux &amp;<text:line-break/>firent ioyeusem(e1)t leurs besongnes ensemble. Et tous<text:line-break/>les iours continuerent à tel desduict, mais vng iour<text:line-break/>ilz furent si oultrecuydez qu'en la mesme chambre<text:line-break/>du pati(e1)t, qui estoit couche en son lict, ilz execur(e1)t<text:line-break/>leur desir sur la couchette, dont le patient ouyt le<text:line-break/>bruict &amp; se doubta fort de cest affaire pource il get(-)<text:line-break/>ta son b(e1)deau, qu'il auoit deuant son bon oeil &amp; lors<text:line-break/>vit sa femme tresempeschée auecques son chirurgi(e1),<text:line-break/>dont il fut fort faché &amp; pource se leua de son lict in(-)<text:line-break/>continent pour courir sus le chirurgien, qui fut plus<text:line-break/>habille de s'en fuyr &amp; oncques depuis n'y retourna.</text:p>
      <text:h text:style-name="Titre2" text:outline-level="2">(hedera)D'vne cautelle que inuenta vne ieune<text:line-break/>femme pour faire absenter son mary,<text:line-break/>pend(a1)t qu'elle estoit auec(-)<text:line-break/>ques son amy.</text:h>
      <text:h text:style-name="Titre3" text:outline-level="3">Nouuelle. LXXXVII.</text:h>
      <text:p text:style-name="p"><text:span text:style-name="pb">[f. n6r]</text:span></text:p>
      <text:p text:style-name="P212"><text:span text:style-name="T213">I</text:span>L fut es pays de la Conté de Berry<text:line-break/>quelquefois vng riche bourgeois, le<text:line-break/>quel prenoit tout son desduict à se<text:line-break/>promener par ses fermes &amp; ainsi le<text:line-break/>plus souu(e1)t delaissoit sa féme seul(-)<text:line-break/>le, sans luy satisfaire à son desir, d(o1)t<text:line-break/>elle estoit fort friande, beaucoup plus que d'autres<text:line-break/>choses. Et pource aduint que ladicte ieune femme<text:line-break/>fut requise du ieu d'aymer par vng ieune amoureux,<text:line-break/>à quoy elle obtempera ioyeusement &amp; de bien bon<text:line-break/>cueur &amp; tant continua que à certaine nuict ainsi c(o1)(-)<text:line-break/>me son amy estoit couché auecques elle, son mary ar<text:line-break/>riua &amp; heurta leans bien tard qui reuenoit de iouer<text:line-break/>des champs. Quand la ieune femme cogneut &amp; ap(-)<text:line-break/>perceut que cestoit son mary elle fut fort craintiue<text:line-break/>&amp; eut merueilleusement grand peur &amp; ne scauoit<text:line-break/>c(o1)ment elle en debuoit eschapper, ne comm(e1)t elle en<text:line-break/>pourroit faire depeur qu'elle auoit que s(o1) mary n'ap<text:line-break/>perceust son amytié laquelle elle auoit parfaictement<text:line-break/>&amp; si ardamment mise enuers son amy. Toutesfois<text:line-break/>qu(a1)d sondict mary fut entré, elle se presenta legiere(-)<text:line-break/>ment &amp; cautelleusem(e1)t à luy &amp; luy dist c(o1)me toute<text:line-break/>esplorée. Helas mon mary vous estes perdu &amp; de(-)<text:line-break/>struict &amp; ie vous prie treshumblent s'il est possible<text:line-break/>retournez dont vous estes party ce iourdhuy, car les<text:line-break/>serg(e1)s sont venuz ce(a1)s &amp; vo(us) met<text:line-break/>tre prisonnier &amp; m'ont dist qu'ilz reuiendroi(e1)t in(-)<text:line-break/><text:soft-page-break/>c(o1)tinent &amp; vous pr(e1)droi(e1)t au sault du lict. Qu(a1)d le<text:line-break/>mary ouyt telles nouuelles il fut fort faché &amp; sogeoit<text:line-break/>en quoy il auroit peu offencer. Et pource delibera<text:line-break/><text:span text:style-name="pb">[f. n6v]</text:span><text:line-break/>rem(o1)ter à cheual &amp; s'en retourner dont il venoit, ce<text:line-break/>qu'il fist, mais de malle fortune il trouua les portes<text:line-break/>fermées &amp; fut contrainct derechef se retirer pour ce(-)<text:line-break/>ste nuict en son hostel. Et quand sa femme le vit arri<text:line-break/>uer elle fist cacher son amy soubz le lict &amp; s'en va en(-)<text:line-break/>cores au deuant &amp; luy dist, helas mon mary que fe(-)<text:line-break/>rez vous ie suis bien asseurée que lon vous suprendra<text:line-break/>dedans le lict &amp; serez mené prisonnier, qui vous se(-)<text:line-break/>roit vne grande honte &amp; à moy aussi, pource ie vous<text:line-break/>prie aduisons comm(e1)t il vous sera possible euiter tel<text:line-break/>inconuenient. Et le mary luy dist qu'il scauoit assez<text:line-break/>qu'il n'auoit faict choses dont il peult estre defferé, à<text:line-break/>iustice. Toutesfois s'il auoit aulcuns ennemys qui<text:line-break/>l'eussént accusé il ne scauoit que c'estoit, &amp; en ce es(-)<text:line-break/>toit fort troublé. Et dist qu'il estoit trop plus expe(-)<text:line-break/>dient soy retirer en vng colombier qu'il auoit audict<text:line-break/>hostel bien secret &amp; qu'a grand peine le surpr(e1)droit<text:line-break/>on leans ce que la femme trouua tresbon &amp; ayda à<text:line-break/>son mary à le faire monter audict colombier. Et puis<text:line-break/>quand il fut dedans elle s'en retourna coucher auec(-)<text:line-break/>ques son amy, auecques lequel elle passa la nuict<text:line-break/>ioyeusement. Et le lendemain matin l'amy s'en re(-)<text:line-break/>tourna, &amp; la bonne dame fist descendre son mary &amp;<text:line-break/>le laissa reposer deux ou trois heures en son lict, puis<text:line-break/>le fist leuer &amp; le renuoya aux champs pour euiter la<text:line-break/>fureur de iustice &amp; des sergens qu'elle disoit<text:line-break/>estre venuz leans. Et cependant la dame<text:line-break/>iouyt de son amy à son souhet<text:line-break/>sans contredict.</text:p>
      <text:p text:style-name="p"><text:span text:style-name="pb">[f. n7r]</text:span></text:p>
      <text:h text:style-name="Titre2" text:outline-level="2">(hedera)D'vn curé ignorant, qui fist croyre à ses<text:line-break/>parroyssiens que Caresme n'auoit peu<text:line-break/>passer les montz pour les froidu(-)<text:line-break/>res &amp; pource ne fist durer le<text:line-break/>Caresme que sept<text:line-break/>iours.</text:h>
      <text:h text:style-name="Titre3" text:outline-level="3">Nouuelle. LXXXVIII.</text:h>
      <text:p text:style-name="P214"><text:span text:style-name="T215">E</text:span>S pays de Perigourt en certain village<text:line-break/>fut vng curé si fort ignare qu'a peine<text:line-break/>pouuoit il ent(e1)dre partie du seruice<text:line-break/>qu'il disoit par chascun iour, en sorte<text:line-break/>que son pauure peuple en estoit moins<text:line-break/>cdifié, &amp; toutesfois il estoit tresbegnin &amp; humble, &amp;<text:line-break/>pource fort aymé de la commune. Aduint qu'a cer(-)<text:line-break/><text:soft-page-break/>tain samedy enuiron le moys d'Apuril il fut en la b(o1)(-)<text:line-break/>ne ville de Perigueux pour ses affaires, &amp; illec aper(-)<text:line-break/>ceut que les circonuoisins portoient au marché ven(-)<text:line-break/>dre grandz fardeaux de buys, que plusieurs curez &amp;<text:line-break/>vicaires acheptoient. Et lors fut esbahy &amp; pensa qu'il<text:line-break/>auoit grandement erré &amp; que le lendemain estoit la<text:line-break/>feste des rameaulx. Toutesfois il s'auisa qu'il n'estoit<text:line-break/>besoing de declarer sa faulte &amp; ignor(a1)ce au peuple,<text:line-break/>de peur qu'il ne fust lapidé, ou perdist leur grace. Et<text:line-break/>apres qu'il eut faict illec ses affaires il achepta sa pro<text:line-break/>uision de buys &amp; palmes &amp; les emporta sur sa ium(e1)t.</text:p>
      <text:p text:style-name="p">Quand il fut de retour il fist sonner toutes les clo(-)<text:line-break/>ches de la parroisse pour assembler ses parroissiens,<text:line-break/>ausquelz il fist de belles rem(o1)stances, les aduertissant<text:line-break/><text:span text:style-name="pb">[f. n7v]</text:span><text:line-break/>de leur salut. Et leur dist, or ca mes b(o1)s amys ie vous<text:line-break/>veulx declarer qui m'a meu a ceste heure vous assem<text:line-break/>bler ceans, vous aduisant que pour vostre profit &amp; sa<text:line-break/>lut de l'ame il conuient que vous ostez voz concupi(-)<text:line-break/>scences charnelles &amp; que vous ayes repent(a1)ce de voz<text:line-break/>pechez, louant dieu de ce qu'il nous à faict t(a1)t de bi(e1)s<text:line-break/>en ce pays de nous oster vne grande partie de la qua(-)<text:line-break/>rantaine ou vous souliez ieuner. Ceste année vous a(-)<text:line-break/>uez aperceu quelles froidures ont regné &amp; que si l(o1)g<text:line-break/>t(e1)ps il a neigé, en sorte que nostre sainct pere le pape<text:line-break/>nous a meinten(a1)t mandé que caresme n'a sceu passer<text:line-break/>les m(o1)taignes, pour venir par deuers no(us)es enclauez<text:line-break/>&amp; temps limitez par nostre digne meresaincte esgli(-)<text:line-break/>se. Or arriua il encores hyer. Et pource qu'il est ve(-)<text:line-break/>nu trop tard, nous ne ieusnerons que sept iours du(-)<text:line-break/>rant lesquelz vng chascun comme bon fidele se pre(-)<text:line-break/>parera à recepuoir son createur dignement &amp; se con(-)<text:line-break/>fessera de tous ses pechez. Ie vous ay apporté des pal(-)<text:line-break/>mes pour demain, que chasc(u1) se trouue au diuin ser(-)<text:line-break/>uice. Et lors nous prirons dieu qu'il ne nous donne<text:line-break/>plus si grandes neiges &amp; froidures à fin que l'an qui<text:line-break/>vient nous ayons plus long caresme Quand les par(-)<text:line-break/>roisi(e1)s eurent entendu ses parolles, ilz furent tresioy<text:line-break/>eulx &amp; s'accorderent auecque lecuré, lequel ilz l'en<text:line-break/>aymerent mieulx en apres.</text:p>
      <text:h text:style-name="Titre2" text:outline-level="2">(hedera)D'vng mary qui guerist sa femme estant en<text:line-break/>extremité de maladie, en apres qu'il eut<text:line-break/>tres bien besongnée.</text:h>
      <text:h text:style-name="Titre3" text:outline-level="3">Nouuelle. LXXXIX.</text:h>
      <text:p text:style-name="p"><text:span text:style-name="pb">[f. n8r]</text:span></text:p>
      <text:p text:style-name="P216"><text:span text:style-name="T217">C</text:span>Est chose miraculeuse pour auc(u1)s h(o1)(-)<text:line-break/>mes, qui sont incredulles de l'hystoire<text:line-break/>qui aduint es pays de Braban, d'vne ieu<text:line-break/><text:soft-page-break/>ne femme qui fut en son temps aymant<text:line-break/>si fort le deduict d'amours, qu'elle ne s'é<text:line-break/>pouuoit saouller, toutesfois auecques son mary seul(-)<text:line-break/>lement &amp; à faulte de ceste prouision souuent elle t(o1)(-)<text:line-break/>boit en grosses maladies, dont lon en estimoit tout d(a1)<text:line-break/>ger en sa personne. Or aduint qu'a certain temps elle<text:line-break/>tomba en vne tresgrosse maladie, de laquelle ia les<text:line-break/>medecins desesperoient &amp; apres auoir receu son crea<text:line-break/>teur &amp; faict toutes ses dernieres voluntez. son mary<text:line-break/>s'adressa à elle &amp; auant que mourir luy dist. Or ca<text:line-break/>mamye vous voyez maintenant l'heure ou dieu vous<text:line-break/>appelle pour vo(us) mettre en son paradis s'il luy plaist,<text:line-break/>&amp; me faict tresmal de la departie, mais puis qu'il<text:line-break/>plaist à dieu, ie luy prie qu'il me vueille pr(e1)dre incon<text:line-break/>tinent apres. Et pource que nous sommes à ceste heu<text:line-break/>re encores ensemble deuant que mourir ie vous prie<text:line-break/>que me vueillez pard(o1)ner si iamais ie vous ay off(e1)cée.</text:p>
      <text:p text:style-name="p">Alors resp(o1)d la patiente, helas mon amy ie vous prie<text:line-break/>me dire hardim(e1)t en quoy vo(us) m'auez offencée &amp; ie<text:line-break/>vous promez que le vous pard(o1)neray. Et le mary luy<text:line-break/>dist, mamye ie ne pense vous auoir plus griesuement<text:line-break/>offencée sin(o1) que ie ne vous ay rendu le debuoir de<text:line-break/>mariage assez souuent c(o1)me ie l'eusse bien peu faire,<text:line-break/>mais vous auez esté le plus souu(e1)t malade qui a esté<text:line-break/>l'occasi(o1) que n'ay ozé vo(us) en requerir de peur de'ren<text:line-break/>greger vostre mal, helas dist la pati(e1)te m(o1) amy vous<text:line-break/>ne debuiez ri(e1)s craindre &amp; vo(us) asseure que si l'eussiez<text:line-break/><text:span text:style-name="pb">[f. n8v]</text:span><text:line-break/>faict, lors que me voyez malade, vous m'eussiez incon<text:line-break/>tin(e1)t guerie &amp; ne fuz oncques malade &amp; ne suis enco<text:line-break/>res sinon par faulte de faire ce dont vous me parlez,<text:line-break/>&amp; croy maintenant que si vous le me faisiez qu'en<text:line-break/>bref me rendriez saine. Quand le mary eut entendu<text:line-break/>ses parolles le cueur luy reuint &amp; luy dist mamye, ie<text:line-break/>veulx maintenant que vous ent(e1)diez que ie vous ay(-)<text:line-break/>me parfaictement &amp; en signe de ce vous cognoistrez,<text:line-break/>qu'à moy ne tiendra que ne recouurez santé. Et lors<text:line-break/>se rua en cuisine &amp; secoua sa dame le mieulx qu'il<text:line-break/>peult &amp; reitera par plusieurs fois en peu d'heure, d(o1)t<text:line-break/>la patiente fut fort ayse. Et m'à lon dit, que cinq ou<text:line-break/>six heures apres elle se leua de son lict toute drue &amp; se<text:line-break/>monstra aux fenestres. Et le lendemain celle que lon<text:line-break/>estimoit morte fut veue par les rues bien saine. De(-)<text:line-break/>puis le bon mary retint ceste recepte, dont il vsa sou<text:line-break/>uent, principallem(e1)t quand il la veoit malade. Et ain<text:line-break/>si depuis vescur(e1)t plus de quinze ans ensemble.</text:p>
      <text:soft-page-break/>
      <text:h text:style-name="Titre2" text:outline-level="2">(hedera)D'vn gros personnage qui tressagement cor(-)<text:line-break/>rigea sa femme, sans luy faire mal, pour<text:line-break/>l'auoir trouuée en adultaire.</text:h>
      <text:h text:style-name="Titre3" text:outline-level="3">Nouuelle. XC.</text:h>
      <text:p text:style-name="P218"><text:span text:style-name="T219">E</text:span>N la ville de Paris fut vng notable per(-)<text:line-break/>sonnage tressage &amp; de gr(a1)de literature,<text:line-break/>lequel auoit vne belle ieune damoyselle,<text:line-break/>qui s'accointa d'vn ieune gentilhomme,<text:line-break/>qu'elle faisoit coucher en son lict<text:line-break/><text:span text:style-name="pb">[f. o1r]</text:span><text:line-break/>auec(-)ques elle quand son mary estoit absent de la ville, &amp;<text:line-break/>dabondant, pource que son mary partoit de son lo(-)<text:line-break/>gis des quatre ou cinq heures du matin, &amp; ne reue(-)<text:line-break/>noit qu'à dix heures, au moyen de son estat, elle fai(-)<text:line-break/>soit venir son amy durant celle absence, &amp; le recep(-)<text:line-break/>uoit en son lict à grande chere. Or ce ieune gentil<text:line-break/>homme auoit gaigné aucuns seruiteurs &amp; chambrie(-)<text:line-break/>res de la maison pour celer son faict à force de dons,<text:line-break/>tant d'argent que autres besongnes. A duint toutes(-)<text:line-break/>fois que l'vn des seruiteurs apperceut ce mystere, &amp;<text:line-break/>pource que lon ne luy donnoit riens comme lon a(-)<text:line-break/>uoit faict aux autres, il delibera d'aduertir son mai(-)<text:line-break/>stre, ce qu'il fist quand il eut trouué l'opportunité<text:line-break/>seure, &amp; scachez qu'il compta au long comment vn<text:line-break/>tel gentil home venoit par chascun iour leans incon(-)<text:line-break/>tinent qu'il estoit party, &amp; entroit en la chambre de<text:line-break/>ma Damoyselle, &amp; se couchoit auecques elle iusques<text:line-break/>à neuf heures qu'il doubtoit son retour, &amp; de toutes<text:line-break/>autres affaires. Quand le maistre eut entendu le dire<text:line-break/>du seruiteur, il luy demanda s'il estoit bien asseure<text:line-break/>de ce faict, &amp; qu'il ne luy reuellast sur peine de la te(-)<text:line-break/>ste telle chose, si elle n'estoit veritable, &amp; le seruiteur<text:line-break/>lafferma se soubmettant à peines de mort, au cas que<text:line-break/>la verité ne fust cogneue. A donc le maistre luy dist,<text:line-break/>vienca, il fault que tu demeures icy demain le matin,<text:line-break/>&amp; que tu espie que ce gentil h(o1)me soit entré ceans &amp;<text:line-break/>couché auecques ma femme, puis tu me vi(e1)dras que(-)<text:line-break/>rir sans en aduertir personne, &amp; lors ie cognoistray si<text:line-break/>ton dire sera veritable. Le vallet si consentit, &amp; le len<text:line-break/>demain matin il espia le gentil homme, &amp; vit quand<text:line-break/><text:span text:style-name="pb">[f. o1v]</text:span><text:line-break/>il arriua quil sen alla droict en la ch(a1)bre de son mai(-)<text:line-break/>stre, &amp; se desponilla de ses habitz, (seg)car(/seg) &amp; nud se couch<text:span text:style-name="T220">a</text:span><text:line-break/>en la place de son maistre, auecques la Damoyselle a(-)<text:line-break/>d(o1)c il sen alla vers son maistre, &amp; luy compta ce qu'i<text:line-break/>auoit veu, &amp; que tout estoit veritable à peine de la te(-)<text:line-break/>ste ; le maistre le creut &amp; sen vint en la maison. Et<text:line-break/>quand il fut leans il enuoya tous ses seruiteurs &amp;<text:line-break/>chambrieres faire des messages loing de la maison à<text:line-break/><text:soft-page-break/>fin que le cas ne leur fust notiffié. Ce faict il fist met(-)<text:line-break/>tre son vallet qui l'auoit aduerty contre la porte, &amp;<text:line-break/>luy commanda qu'il gardast bien qu'il n'euadast de<text:line-break/>la maison sans estre pugny, ce que le vallet promist<text:line-break/>faire, &amp; se deliberoit de fr(a1)c cueur faire seruice agrea<text:line-break/>ble, ayant son espée en main. Ce pendant le maistre se<text:line-break/>garnist par dessoubz son saye armeuré de fer, &amp; pr(i1)t<text:line-break/>en sa main vn gros baston de fagot qu'il coulla con(-)<text:line-break/>tre sa robbe, puis entra en la chambre ou il aduisa son<text:line-break/>gentil homme dedans le lict pres de la Damoyselle.<text:line-break/>Et lors de tressage &amp; vertueux visage sans faire fem(-)<text:line-break/>blant d'estre colleré, demanda au gentil homme qui<text:line-break/>l'auoit faict si hardy d'auoir attente à sa femme, &amp; de<text:line-break/>luy auoir faict tel deshonneur. Et le gentil homme<text:line-break/>tout honteux sans autre chose dire se tira en la ruel(-)<text:line-break/>le, ou il trouua son espée &amp; la desgaina, mais la ver(-)<text:line-break/>tu du seigneur luy donnoit tant de craincte qu'il<text:line-break/>n'eust osé l'assaillir. Quand le seigneur vit que le<text:line-break/>gentil homme se mestoit en defence, il luy dist, sca(-)<text:line-break/>uez vous qu'il y a, il ne fault point que vous estimiez<text:line-break/>estre assez fort pour moy, laissez l'espée &amp; vous sau(-)<text:line-break/>uez si vous voulez par ceste fenestre ou i'enuoyeray<text:line-break/><text:span text:style-name="pb">[f. o2r]</text:span><text:line-break/>querir telles forces qui vous enleueront comme vn<text:line-break/>corps sainct. De telles parolles le gentil homme fut<text:line-break/>encores plus estonné, &amp; pour sauner sa vie sans plus<text:line-break/>debatre, il se precipita par ceste fenestre qui regar(-)<text:line-break/>doit en vne petite ruelle qui estoit haulte de terre de<text:line-break/>toize &amp; demye, &amp; de bon heur il y auoit du fiens sur(-)<text:line-break/>quoy il se gecta sans danger de sa personne, ce faict le<text:line-break/>seigneur luy gecta tous ses habillemens, &amp; ainsi le pau<text:line-break/>ure gentil homme se sauua. Alors le seigneur<text:line-break/>s'adresa a sa femme &amp; tres honnestement luy remon(-)<text:line-break/>stra le deshonneur qu'elle luy faisoit &amp; a tous ses pa(-)<text:line-break/>rens, que telle acte meritoit repudiation &amp; honte<text:line-break/>perpetuelles d'ung chascun. Et la pauure damoysel(-)<text:line-break/>le se mit a deux genoilx, luy requerant pardon &amp; mer<text:line-break/>cy. Et promettant que iamais elle ne seroit desloyal(-)<text:line-break/>le en sorte quelconque, &amp;(seg)car(/seg) ne feroit cy apres chose<text:line-break/>dont il en fust mal content. Soubs lesquelles pro(-)<text:line-break/>messes le seigneur luy pardonna, &amp; puys appella son<text:line-break/>seruiteur qui luy auoit reuelé tel acte, &amp; luy deman(-)<text:line-break/>da s'il auoit veu iceluy gentilh(o1)me sortir. Et le val(-)<text:line-break/>let respond que non. Or dist le seigneur fouille par<text:line-break/>la chambre &amp; regarde si tu le trouueras. Quand le<text:line-break/>vallet eut fouillé par tout &amp; il apperceut que le gen(-)<text:line-break/>til homme n'y estoit point, il dist à son seigneur qu'il<text:line-break/>ne trouuoit riens, ne les apperceuances d'icelluy.<text:line-break/>Alors le seignenr luy dist, vienca est tu pas vn mau(-)<text:line-break/>uais &amp; tresmechant seruiteur de m'auoir reuellé que<text:line-break/><text:soft-page-break/>ma femme estoit entretenue par aultruy, pour nous<text:line-break/>mettre en discention, &amp; me scandaliser, tu voys qu'il<text:line-break/>n'est que sept heures, &amp; s'il y eust esté couché des<text:line-break/><text:span text:style-name="pb">[f. o2v]</text:span><text:line-break/>le matin comme tu m'as faict croire n'y fut il enco(-)<text:line-break/>res, ie te declare tresd esloyal &amp; meschant, pource ie<text:line-break/>veulx que des ceste heure tu partes de ma maison<text:line-break/>sans espoir d'y rentrer iamais, car ie ne veulx estre ser<text:line-break/>uy de telles gens, Le vallet voulut de rechef affermer<text:line-break/>son dire veritable, mais il ny proffita gueres, car son<text:line-break/>maistre luy remettoit tousiours deu(a1)t les yeulx (q1) s'il<text:line-break/>y eust esté lon l'eust apperceu, &amp; des lors le seigneur<text:line-break/>chassa son vallet rudement, lequel depuis il paya de<text:line-break/>ses gaiges. Pour conclure il m'a esté reuelle que la da<text:line-break/>moyselle depuis cest si honnestement gouuernée que<text:line-break/>oncques elle ne fut trouuée malfaisant. Et en tel hon<text:line-break/>nestete elle est decedée.</text:p>
      <text:h text:style-name="Titre2" text:outline-level="2">(hedera)Des querelles que prindrent deux mariez pour<text:line-break/>leurs femmes, &amp; comment en la fin ilz fu(-)<text:line-break/>r(e1)t declarez coquuz par elles, pour<text:line-break/>vne piece de crespe qu'vn cha<text:line-break/>noyne leur auoit donné<text:line-break/>pour leur sallaire.</text:h>
      <text:h text:style-name="Titre3" text:outline-level="3">Nouuelle. XCI.</text:h>
      <text:p text:style-name="P221"><text:span text:style-name="T222">F</text:span>Vt en la ville de metz en Lorraine<text:line-break/>vne bonne bourgeoyse mariée auec<text:line-break/>vn notable personnage marchant<text:line-break/>de la ville, laquelle fut si desloyalle<text:line-break/>qu'elle ne craignoit se laisser beson<text:line-break/>gner à tous postulans, voire mesmes<text:line-break/>par les chanoynes du pays, l'vn desquelz elle<text:line-break/><text:span text:style-name="pb">[f. o3r]</text:span><text:line-break/>entrete(-)noit plus voluntiers, au moyen de sa bonne bourse<text:line-break/>qui estoit la friandise, pour laquelle elle y alloit si sou<text:line-break/>uent. Or aduint qu'elle s'acoincta d'vne aussi bon(-)<text:line-break/>ne femme bourgeoyse comme elle, qui le faisoit d'au<text:line-break/>tre costé, à la quelle quelque temps apres elle reuella<text:line-break/>son amy tel chanoyne, &amp; prindrent iour pour y aller<text:line-break/>toutes deux, ce qui fut executé, dont le chanoyne fut<text:line-break/>fort ioyeulx. Et dit l'histoire que ce chanoyne fist<text:line-break/>debuoir d'embrasser la chair fresche par deux fois,<text:line-break/>&amp; ne le fist seullement qu'vne fois à l'autre qui estoit<text:line-break/>de lordinaire de leans, &amp; ce faict pour la bonne rec(o1)(-)<text:line-break/>pense de la bonne visitation, leur donna vne belle<text:line-break/>piece de crespe, ce qu'ilz accepterent tresvoluntiers,<text:line-break/>&amp; ainsi se allerent. Quand les bourgeoyses furent<text:line-break/>à moytié du chemin, la premiere demanda à sa com(-)<text:line-break/>pagne combien de fois elle auoit esté secouée, &amp; la<text:line-break/><text:soft-page-break/>compagne respondit deux foys, &amp; moy dist ceste pre<text:line-break/>miere, il ne mela faict qu'vne fois le trahystre, ie luy<text:line-break/>en parleray bien mais que i'y retourne. Ce nest pas<text:line-break/>doncques raison dist l'autre que vous participiez au<text:line-break/>tant au butin que moy, car i'ay plus trauaillé à luy<text:line-break/>faire plaisir que vous, &amp; la premiere dist, que nonob(-)<text:line-break/>stant cela elle en deuoit auoir la moytié. Sur ce s'es(-)<text:line-break/>meut debat en la rue, en telle sorte qu'elles se prin(-)<text:line-break/>drent à beaulx cheueulx s'entreiniuriant, &amp; s'appel(-)<text:line-break/>loient paillardes, meschantes, &amp; autres iniures, dont<text:line-break/>ceulx de la rue en furent fort mal ediffiez, &amp; pource<text:line-break/>enuoyerent querir leurs marys, lesquelz sans scauoir<text:line-break/>autre chose de la verité se combatir(e1)t leur fois à qui<text:line-break/>auroit la plus grande partie de ce crespe, &amp; iusques à<text:line-break/><text:span text:style-name="pb">[f. o3v]</text:span><text:line-break/>ce qu'vn tiers les departist, qui voulut scauoir le dif(-)<text:line-break/>ferent ce que les hommes ne peurent bonnement ex(-)<text:line-break/>plicquer, &amp; pource furent les femmes appellées, les(-)<text:line-break/>quelles deuant ce tiers recommencerent plus fort à<text:line-break/>quereller, &amp; en fin dist la premiere à sa c(o1)pagne qu'el<text:line-break/>le ne valloit riens, &amp; qu'elle n'estoit qu'vne coureuse<text:line-break/>&amp; cloistriere, &amp; l'autre respondit que cestoit elle qui<text:line-break/>l'auoit menée chez tel chanoyne qui leur auoit don(-)<text:line-break/>né ce crespe en recompence de leurs seruices. Qu(a1)d<text:line-break/>les mariz eurent entendu telz propos, ilz furent fort<text:line-break/>ennuyez, &amp; renuoyerent la piece de crespe en leur n(o1)<text:line-break/>audit chanoyne, luy priant de n'y retourner plus, le<text:line-break/>obmettray en qu'elle sorte ses femmes furent teston(-)<text:line-break/>nées par leurs maris, quand elles furent de retour en<text:line-break/>leurs maisons.</text:p>
      <text:h text:style-name="Titre2" text:outline-level="2">(hedera)De celuy qui mist sa robe rouge sur le lict,<text:line-break/>ou sa femme &amp; son amy estoient couchez<text:line-break/>ensemble sans mot dire, &amp; com(-)<text:line-break/>ment depuis la Damoysel<text:line-break/>le fut repudiée.</text:h>
      <text:h text:style-name="Titre3" text:outline-level="3">Nouuelle XCII.</text:h>
      <text:p text:style-name="P223"><text:span text:style-name="T224">E</text:span>N la ville de Rouen fut vn notable<text:line-break/>personnage de l(o1)gue robbe, lequel<text:line-break/>auoit espousé vne tresbelle damoy<text:line-break/>selle, &amp; deliberée, &amp; pource chaf(-)<text:line-break/>cun prenoit plaisir à deuiser auec(-)<text:line-break/>ques elle. A duint qu'elle fut<text:line-break/><text:span text:style-name="pb">[f. o4r]</text:span><text:line-break/>esprin(-$)se de lamour d'vn gentil homme dudict pays, auec(-)<text:line-break/>ques lequel elle fut tant priuée, qu'elle luy accorda<text:line-break/>ce qu'il voulut auoir d'elle sans longues prieres. Or<text:line-break/>venoit tous les iours le gentil homme au logis &amp; cou<text:line-break/>choit auecques elle pendant que son mary estoit à<text:line-break/><text:soft-page-break/>ses affaires, &amp; ainsi continua assez long temps ius(-)<text:line-break/>ques à ce que l'vn des seruiteurs l'eut apperceut, &amp;<text:line-break/>en eust aduerty son maistre, qui en fut fort fasché,<text:line-break/>toutesfois il n'en voulut autre chose croire t(a1)t estoit<text:line-break/>bien ediffie de la preudhomie de sa femme que prea(-)<text:line-break/>lablement il n'eust veu le mystere, &amp; pource chargea<text:line-break/>son clerc despier le gentilhomme quand il entreroit<text:line-break/>le(a1)s, à l'instant qu'il le vint querir à l'heure deue,<text:line-break/>pour surprendre les amoureux, ce que le clerc fist vo<text:line-break/>luntiers. Et quand il eut veu le gentil homme qui en<text:line-break/>troit en la chambre de sa maistresse, il sen alla par de(-)<text:line-break/>uers son maistre &amp; luy declara qu'il auoit veu entrer<text:line-break/>le compagnon. A donc le maistre sortit de la compa(-)<text:line-break/>gnie, ou il estoit, auecques sa robbe rouge, &amp; sen vint<text:line-break/>droict à la maison, &amp; puis en la chambre ou il trou(-)<text:line-break/>ua le gentil homme couché auecques sa femme, tous<text:line-break/>deux dormans assez fort. A donc le seigneur despouil<text:line-break/>la sa robbe rouge &amp; la mist dessus leur lict bien esten<text:line-break/>due, puis print vne autre robbe, &amp; sen alla à l'Eglise.<text:line-break/>Alors quand la Damoyselle fut esueillée &amp; eut veu<text:line-break/>la robbe de son bon mary ainsi estendue sur son lict,<text:line-break/>elle fut fort faschée, car elle scauoit fort bien que c'e<text:line-break/>stoit la robbe qu'il auoit portée le iour en lassem(-)<text:line-break/>blée, &amp; toute desc(o1)fortée pria le gentil homme de se<text:line-break/>leuer incontinent, &amp; de se retirer hors, car elle se<text:line-break/><text:span text:style-name="pb">[f. o4v]</text:span><text:line-break/>doubtoit bien qu'elle en auroit diffame. A l'heure du<text:line-break/>disner, le mary reuint &amp; trouua sa femme en la salle<text:line-break/>toute habillée, qui faignoit estre fort empeschée en<text:line-break/>son mesnage, ce qu'il contemploit, &amp; elle d'autre part<text:line-break/>estoit si h(o1)teuse qu'elle nosoit approcher de luy, tou<text:line-break/>tesfois le mary n'en fist aucun semblant pour lors, ne<text:line-break/>plus de six iours apres, &amp; cependant la faisoit espier<text:line-break/>chascun iour pour scauoir si elle retourneroit enco(-)<text:line-break/>res en son mal, &amp; finablement apperceut qu'elle com<text:line-break/>municquoit plus ioyeusement que deuant auec son<text:line-break/>gentil homme, en quoy il iugea qu'elle n'estoit pas en<text:line-break/>cores corrigée, &amp; pource c(o1)manda que lon appareil(-)<text:line-break/>last vn disner pour vingt personnes qu'il auoit con(-)<text:line-break/>uiez au lendemain qui estoient tous les parens de la<text:line-break/>Damoyselle, ausquelz il fist tres bonne chere sans de(-)<text:line-break/>clarer la cause de telle assemblée durant le disner, &amp;<text:line-break/>quand tout fut deseruy, il dist à la compagnie. Or ca<text:line-break/>mes bons amys vous scauez qu'il ya long temps qu'il<text:line-break/>vous à pleume d(o1)ner en mariage vostre parente que<text:line-break/>vous voyez, estim(a1)t que ie la traicterois bien, comme<text:line-break/>i'ay faict, &amp; l'ay autant aymée que iamais ie fis crea(-)<text:line-break/>ture, toutesfois elle ne ma tenu la promesse qu'elle<text:line-break/>m'auoit faicte, car elle à esté tresdesloyalle, d(o1)t il me<text:line-break/>desplaist, il na suffit que ie laye trouuée couchée a(-)<text:line-break/><text:soft-page-break/>uec vn paillard, &amp; pensois qu'elle sen chastiast, mais<text:line-break/>ie voy qu'elle à le cueurs si endurcy qu'il n'ya esper(a1)(-)<text:line-break/>ce de correction, pource ie vous declare qu'elle ne me<text:line-break/>sera iamais riens comme adultaire, ie la repudie &amp;<text:line-break/>vous la baille entre voz mains. Quand la Damoysel<text:line-break/>le eut entendu ceste sentence elle se mist a genoulx &amp;<text:line-break/><text:span text:style-name="pb">[f. o5r]</text:span><text:line-break/>requist pardon en plorant amerement, promettant<text:line-break/>iamais ne contreuenir aux commandem(e1)s de son ma<text:line-break/>ry si luy plaist la reprendre. Mais elle n'y gaigna riens<text:line-break/>car oncques puis le mary ne la voulut veoir ne regar(-)<text:line-break/>der. Et pour telle repudiation elle en print vne si gran<text:line-break/>de facherie qu'en bref elle en mourut.</text:p>
      <text:h text:style-name="Titre2" text:outline-level="2">(hedera)D'vne cautelle d'vn mary enuers sa femme<text:line-break/>qui demandoit des nouuelles bagues &amp;<text:line-break/>habillemens pour se parer. Et c(o1)m(e1)t<text:line-break/>elle en fut frustrée</text:h>
      <text:h text:style-name="Titre3" text:outline-level="3">Nouuelle. XCIII.</text:h>
      <text:p text:style-name="P225"><text:span text:style-name="T226">E</text:span>N cest an que lon comptoit mil. v. c<text:line-break/>xlix. Fut vng homme practicien du<text:line-break/>Pallais de Paris lequel auoit vne fem(-)<text:line-break/>me tant mondaine que rien plus. Et<text:line-break/>par telz moy(e1)s elle consommoit tout<text:line-break/>l'auoir &amp; gaing de son mary, encores n'y suffisoit il,<text:line-break/>car d'ailleurs elle en gaignoit le plus souuent à la su(-)<text:line-break/>eur de son gentil corps. A duint que le Roy Henry à<text:line-break/>qui dieu doint bonne vie fist publier vn edict par le(-)<text:line-break/>quel il defendit à toutes personnes de ne porter tant<text:line-break/>de doreures ne d'habillemens superfluz comme lon<text:line-break/>auoit accoustumé, faire, principallement aux bour(-)<text:line-break/>geoises de Paris sur la peine de mil escutz. Quand la<text:line-break/>bonne dame eut entendu le cryt, elle eust plus gran(-)<text:line-break/>de enuie qu'au parauant d'auoir nouuelles chaisnes<text:line-break/>&amp; habillemens à nouuelles facon &amp; par chascun iour<text:line-break/>solicitoit son mary à fin de luy bailler argent pour ce<text:line-break/><text:span text:style-name="pb">[f. o5v]</text:span><text:line-break/>faire. Le mary considerant l'esdict luy remonstroit<text:line-break/>tresbien que les peines estoient trop grandes &amp; qu'il<text:line-break/>en seroit incontinent destruit. Mais elle n'en tenoit<text:line-break/>compte. Et plus le mary reculloit, plus inst(a1)ment elle<text:line-break/>le pressoit de ce faire. Et qu(a1)d le mary fut ennuyé de<text:line-break/>telles pousuyttes, il luy accordasa requeste et luy dist.<text:line-break/>Mamye vous m'auez tant de fois solicité de vous fai(-)<text:line-break/>re iolye, ce que ie desire encores plus que vous, mais<text:line-break/>i'auois tousiours peur que incontin(e1)t qu'auriez por<text:line-break/>té ses beaulx habitz &amp; chaisnes, que me dem(a1)dez que<text:line-break/>le Roy ou ses deleguez n'en fussent les maistres. Tou<text:line-break/>tesfois i'ay sceu de mes compagnons, qu'il n'ya si gr(a1)d<text:line-break/><text:soft-page-break/>danger, attendu nostre qualité, &amp; pource aussi vous<text:line-break/>fauldroit vne robbe pour voz festes annuez. Portez<text:line-break/>doncques la meilleure que vous ayez mainten(a1)t, de(-)<text:line-break/>main qui sera dimenche auecques les chaisnes &amp; bra<text:line-break/>celletz que vous auez à fin que ie vous voye en bon<text:line-break/>estat, car ie vous estime plus belle quand auez voz<text:line-break/>beaulx habitz, &amp; la sepmaine prochaine nous ache(-)<text:line-break/>pterons du drap &amp; soyes, pour vous faire vne plus bel<text:line-break/>le robbe &amp; changerons voz chaisnes. La femme s'y<text:line-break/>accorda, ignorante de la conception de son mary, le(-)<text:line-break/>quel auoit atiltré vng sergent royal pour le lende(-)<text:line-break/>main en plain public luy oster toutes ses bagues &amp;<text:line-break/>faindre encores de la mener prisonniere. Le lende(-)<text:line-break/>main, ma dame la bourgeoise se para tresrichement<text:line-break/>de ses belles bagues &amp; habitz, en maniere q'vng cha(-)<text:line-break/>scun estimoit qu'elle voullust aller aux nopces. Et<text:line-break/>quand elle eut ouy le seruice, en sortant de leglise elle<text:line-break/>renc(o1)tre quatre sergens qui l'empoign(e1)t &amp; luy ost(e1)t<text:line-break/><text:span text:style-name="pb">[f. o6r]</text:span><text:line-break/>deux chaisnes d'or, des libraz, patenostres &amp; autres<text:line-break/>bagues qu'elle auoit à l'entour de ses mancherons. Et<text:line-break/>pource qu'elle portoit encores du velours cramoisy<text:line-break/>defendu, ilz la voulurent mener prisonniere à gran(-)<text:line-break/>de force, dont elle fut tres faschée. Et pource manda<text:line-break/>son mary, lequel vint incontinent au deuant d'elle,<text:line-break/>contre faisant le courroucé &amp; supplia fort les sergens<text:line-break/>de rendre les bagues à sa femme, ce qu'ilz ne vou(-)<text:line-break/>loient faire, mais tousiours persistoient pour la me(-)<text:line-break/>ner prisonniere, a fin qu'elle fust condemnée aux mil<text:line-break/>escutz pour payer les souldars. Et quand le mary<text:line-break/>vit qu'ilz estoient si entiers, il presenta à part deuant<text:line-break/>sadicte femme deux escutz à fin qu'ilz luy rendissent<text:line-break/>les bagues &amp; qu'ilz la laissassent aller, à la charge<text:line-break/>qu'elle ne porteroit plus tant d'habitz supersluz, ce<text:line-break/>qu'elle promist faire. Ainsi la laisserent aller, mais<text:line-break/>depuis lesdictz sergens rendirent largent audict ma(-)<text:line-break/>ry, lequel fist que oncques depuis sa femme n'eust si<text:line-break/>grand desir de porter habitz superfluz &amp; ne solicita<text:line-break/>oncques puis son mary de luy en bailler, ce qui est no<text:line-break/>table pour les pauures mariez, qui consomment le<text:line-break/>plus souuent plus de bien qu'ilz n'ont, à parer leurs<text:line-break/>femmes au gré d'aultruy.</text:p>
      <text:h text:style-name="Titre2" text:outline-level="2">(hedera)De Triboullet fol du Roy Francois<text:line-break/>&amp; de ses fascetieulx<text:line-break/>gestes.</text:h>
      <text:h text:style-name="Titre3" text:outline-level="3">Nouuelle. XCIIII.</text:h>
      <text:p text:style-name="p"><text:span text:style-name="pb">[f. o6v]</text:span></text:p>
      <text:soft-page-break/>
      <text:p text:style-name="P227"><text:span text:style-name="T228">L</text:span>E defunct(seg)car(/seg) Roy Francoys premier de<text:line-break/>ce nom, que dieu absolue, fut tresuer<text:line-break/>tueulx &amp; prince magnanime, lequel<text:line-break/>nourrissoit vng pauure idiot pour<text:line-break/>aucunesfois en auoir quelques esba(-)<text:line-break/>tement apres son trauail es affaires<text:line-break/>du royaulme de France &amp; le faisoit<text:line-break/>voluntiers marcher deuant luy qu(a1)d il cheuauchoit<text:line-break/>par les chemins. A duint quelque iour ainsi que Tri(-)<text:line-break/>boullet marchoit deuant le Roy deuisant tousiours<text:line-break/>de quelque sornete amanchée au boux d'vn baston,<text:line-break/>son cheual fist six ou huict petz, dont triboullet fut<text:line-break/>fort courroucé. Et pour ce, il descendit incontinent<text:line-break/>&amp; deselle son cheual &amp; prent la selle sur son doz &amp;<text:line-break/>dist au Roy, cousin vous m'auez ce iourdhuy baillé le<text:line-break/>plus mesch(a1)t cheual qui fut oncques, cest vng yuron<text:line-break/>gne, apres qu'il a bien beu il ne(seg)car(/seg) faict que peter, par<text:line-break/>dieu il yra à pied, haha il à pete deuant le Roy &amp; de sa<text:line-break/>massue frapoit s(o1) cheual, &amp; luy estoit tousiours char<text:line-break/>gé de la selle, ainsi fist enuiron demye lieue à pied.<text:line-break/>Vne autre fois aduint que le Roy(seg)car(/seg) entra en sa saincte<text:line-break/>chappelle pour ouyr vespres, &amp; triboullet le suyuoit,<text:line-break/>&amp; d'entrée il vit la plus grande silence leans qu'il es(-)<text:line-break/>toit possible, peu de temps apres vn euesque comm(e1)(-)<text:line-break/>ca Deus in adiutorium assez bellement, &amp; inconti(-)<text:line-break/>nent apres tous les chantres respondirent en music(-)<text:line-break/>que en sorte que lon n'eust pas ouy tonner leans. A<text:line-break/>lors triboullet se leua de son siege &amp; s'en alla droict<text:line-break/>à l'euesque qui auoit commencé l'office &amp; à grandz<text:line-break/>coups de poing il lorgnoit dessus luy. Quand le roy<text:line-break/><text:span text:style-name="pb">[f. o7r]</text:span><text:line-break/>leust aperceu il lappella &amp; luy demanda pourquoy il<text:line-break/>frappoit cest homme de bien &amp; il dist da da mon cou<text:line-break/>sin qu(a1)d nous sommes entrez ceans il n'y auoit point<text:line-break/>de bruict &amp; cestuy cy a commencé la noyse, cest donc<text:line-break/>ques luy qui fault pugnir. Vne autre fois triboullet<text:line-break/>vendoit son cheual pour auoir du foing, autre fois il<text:line-break/>vendoit son foing pour auoir vne massue &amp; ainsi ves<text:line-break/>cut tousiours folliant iusques a la mort qui fut bien<text:line-break/>regretée, car on dict qu'il estoit plus heureux que sa(-)<text:line-break/>ge.</text:p>
      <text:soft-page-break/>
      <text:h text:style-name="Titre2" text:outline-level="2">(hedera) D'vn secretain de religieuses qui contrefist<text:line-break/>la parolle de l'ange du ciel, pour iouir<text:line-break/>des plus belles religieuses<text:line-break/>de leans.</text:h>
      <text:h text:style-name="Titre3" text:outline-level="3">Nouuelle. XCV.</text:h>
      <text:p text:style-name="P229"><text:span text:style-name="T230">E</text:span>S contez de Braban en certain monaste<text:line-break/>re de religieuse, fut vng bon compagn(o1)<text:line-break/>ieune et fort, duquel les religieuses se ser<text:line-break/>uoient pour serrer les aornemens &amp; au(-)<text:line-break/>tres sainctuaires de leans &amp; l'appelloi(e1)t<text:line-break/>tout le monde par ce que souuent il leur auoit dict<text:line-break/>que quand lon le veoit lon veoit tout le monde &amp; d'i<text:line-break/>celuy en faisoi(e1)t leur secretain. Et pource qu'il estoit<text:line-break/>plaisant &amp; fort recreatif, il fut fort aymé &amp; le plus<text:line-break/>souu(e1)t estoit en l'eglise auecques elles plus de quatre<text:line-break/>heures à deuiser famillierement, pour laquelle pri(-)<text:line-break/>uaulté il en estoit quelque peu plus hardy. Et volun(-)<text:line-break/>tiers les eust prechées plus tost à luy faire quelque<text:line-break/><text:span text:style-name="pb">[f. o7v]</text:span><text:line-break/>courtoysie en amours que de les aduertir de leur sa(-)<text:line-break/>lut. Or par continuation le feu s'alluma au cueur<text:line-break/>dudict secretain, en sorte qu'il eut vng tresgrand de(-)<text:line-break/>sir de les auoir à son plaisir, &amp; pource se delibera de<text:line-break/>trouuer quelque expedient captieux pour les attrai(-)<text:line-break/>re. Et apres longues pensées il ne peult trouuer cho(-)<text:line-break/>se plus seure, qu'auoir vne longue aronde qu'aucuns<text:line-break/>appellent sarbatanne, qui est vng long baston creux<text:line-break/>par dedans, dont plusieurs vsent à getter des galletz.<text:line-break/>Par telle aronde il delibera parler de nuict au reli(-)<text:line-break/>gieuses estant en leur dortoer, ce qu'il fist, &amp; enuiron<text:line-break/>dix heures de nuict, il eschella vne haulte fenestre ser<text:line-break/>uant de veue audict dortoir, &amp; par dedans ilz mist<text:line-break/>son aronde, qui respondoit d'vng bout au meilleu<text:line-break/>d'icelluy dortoir. Puis par lautre bout il aprocha<text:line-break/>sa bouche &amp; dist, oyez leurs en dieu, oyez seurs en<text:line-break/>dieu, oyez ce que dieu vous mande. Telles parolles<text:line-break/>estonnerent fort les seurs &amp; ne peurent iamais resp(o1)<text:line-break/>dre pour ceste nuict. Lautre nuict sequente le secre(-)<text:line-break/>tain fist le pareil &amp; les religieuses se cacherent dedans<text:line-break/>leurs lictz. Toutesfois le secretain auoit parlé si doul<text:line-break/>cement qu'elles estimerent fermement que ce fust<text:line-break/>vng ange du ciel. Et pource quand leurs espritz fu(-)<text:line-break/>rent reuen uz ilz se leuerent toutes ensemble &amp; com(-)<text:line-break/>mencerent toutes d'vn commun accord à crier. He(-)<text:line-break/>las nostre bon ange anoncez nous la volunté de dieu.<text:line-break/>Lesecretain oyant la responce des religieuses fut mer<text:line-break/>ueilleusement resiouy. Et par ceste mesme aronde<text:line-break/>dist, la volunté dedieu est que le monde vous cognois<text:line-break/>se &amp; couche auecques vous. Quand ilz eurent ouy<text:line-break/><text:soft-page-break/><text:span text:style-name="pb">[f. o8r]</text:span><text:line-break/>telles parolles ilz doubter(e1)t que ce ne fust l'ange de<text:line-break/>dieu &amp; ne croyoient que dieu eust ce vouloir qu'el(-)<text:line-break/>les fussent puplicques à toutes personnes. Mais elles<text:line-break/>interpreterent de tout le monde leur secretain, &amp; c(o1)(-)<text:line-break/>me elles croyoient que d'icelluy il fust procrée vng<text:line-break/>sainct homme qui fust en sa vie euesque ou pape de<text:line-break/>R(o1)me. Doncques pour obeyr à la volunté de dieu<text:line-break/>ilz ouurirent les portes au secretain, auquel ilz firent<text:line-break/>rescit de la nouuelle &amp; le prierent bien fort d'obeir.<text:line-break/>Le secretain faisoit fort merueilleusement bien le r(e1)<text:line-break/>chery &amp; disoit, que s'il debuoit mourir qu'il ne le fe(-)<text:line-break/>roit point. Mais par prieres des seurs il s'accorda de<text:line-break/>meilleur cueur qu'il ne demonstroit. Et quand il fut<text:line-break/>enfermé au petit conclaue, qui est vng petit oratoire<text:line-break/>de labbesse, la plus ancienne fut par deuers luy, &amp;<text:line-break/>quand elle eut gaigné les pardons &amp; indulg(e1)ces tout<text:line-break/>à son ayse elle commenca à chanter haultement. Le(-)<text:line-break/>tata sum in his que dicta sunt michi. Apres elle<text:line-break/>y entra la sec(o1)de, laquelle apres auoir esté tresbien &amp;<text:line-break/>longuement frotée elle commenca à chanter d'vne<text:line-break/>voix gaye &amp; ioyeuse. Te deum laudamus. La<text:line-break/>troisiesme chansta. Letabitur iustus in domino. La<text:line-break/>quatreiesme. Gaudeamus omnes. Et le secretain co<text:line-break/>gnissant qu'il y en auoit encores beaucoup &amp; qu'il<text:line-break/>n'auoit plus de matiere, ouurit le cabinet &amp; en sort(a1)t<text:line-break/>crioit à haulte voix, mihi aut(e1) nimis. Et en disant<text:line-break/>telles parolles fuyoit craignant la lice, &amp; lors les seurs<text:line-break/>qui n'auoient encores faict comment les premieres le<text:line-break/>appelloient instamment &amp; luy disoient qu'il vint<text:line-break/>tost pour acheuer &amp; leur faire gaigner les pardons,<text:line-break/><text:span text:style-name="pb">[f. o8v]</text:span><text:line-break/>ce qu'il ne voulut faire &amp; les remist au lendemain.<text:line-break/>Ainsi le frere acomplit ce qu'il auoit tant de fois sou<text:line-break/>hetté faire.</text:p>
      <text:h text:style-name="Titre2" text:outline-level="2">(hedera)D'vne fascerieuse responce d'vne vieille<text:line-break/>contre les procureurs &amp; aduocatz</text:h>
      <text:h text:style-name="Titre3" text:outline-level="3">Nouuelle. XCVI.</text:h>
      <text:p text:style-name="P231"><text:span text:style-name="T232">N</text:span>Ostre maistre Iehan Gerson, do(-)<text:line-break/>cteur, refere que de son temps il vit<text:line-break/>en la ville d'Orleans vne assez an(-)<text:line-break/>cienne femme, riche toutesfois &amp;<text:line-break/>oppulente en biens, laquelle estoit<text:line-break/>illec venue d'estrange nation pour<text:line-break/>faire certaine negociation &amp; trafi(-)<text:line-break/>que de marchandise. Vngiour qu'elle se promenoit<text:line-break/>par ladicte ville, vit sortir des escolles de loix vng co(-)<text:line-break/>pieux nombre descolliers tresbien en ordre. Et lors<text:line-break/><text:soft-page-break/>s'enquist qu'ilz estoient, lon luy dist que c'estoient<text:line-break/>enfans de bonnes maisons, qui estoient illec venuz<text:line-break/>pour estudier en la loy ciuile. Dea dist elle que leur<text:line-break/>seruira ceste loy ciuile. Et lon luy dist, que quelque<text:line-break/>fois ilz en pourroient gaigner leur vie. Et à quel me(-)<text:line-break/>stier dist elle. Certes respond l'autre, à plaidoier pour<text:line-break/>aultruy &amp; aduocasser comme vous voyez par tout.<text:line-break/>Dea dist elle, comment sera il possible que lon puisse<text:line-break/>estre en paix, à lors, par ma foy il n'y a que deux aduo<text:line-break/>catz en m(o1) pais, mais tout le iour il ne cessent de crier<text:line-break/>&amp; babiller, il leur fault bailler argent pour les faire<text:line-break/><text:span text:style-name="pb">[f. p1r]</text:span><text:line-break/>taire, car ilz rompent la teste aux plus sains, aussi ia<text:line-break/>tout le pays est quasi destruict pour leurs baueries &amp;<text:line-break/>mensonges, qu'ilz inu(e1)tent chascun iour. Que fera<text:line-break/>il doncques quand tant d'escolliers seront procu(-)<text:line-break/>reurs &amp; aduocatz, ie croy qu'il n'y aura plus de rai(-)<text:line-break/>son au monde.</text:p>
      <text:h text:style-name="Titre2" text:outline-level="2">(hedera)Ioyeulx comptes, de la sauetiere, du<text:line-break/>presbstre, &amp; du sauetier</text:h>
      <text:h text:style-name="Titre3" text:outline-level="3">Nouuelle XCVII.</text:h>
      <text:p text:style-name="P233"><text:span text:style-name="T234">I</text:span>L fut à Pontoyse vn sauetier de(-)<text:line-break/>liberé à merueiueilles, lequel par<text:line-break/>coustume, voluntiers brocardoit<text:line-break/>vn chascun passant par son ou(-)<text:line-break/>uroir, or auoit il vne femme, la(-)<text:line-break/>quelle ce pendant se resiouyssoit<text:line-break/>d'autre part, &amp; souuent s'acom(-)<text:line-break/>paignoit du curé de leur parrois(-)<text:line-break/>se auecques lequel elle se gaudissoit, se rigolloit, le<text:line-break/>baisoit, chatouilloit, &amp; luy faisoit dix mille enuies<text:line-break/>pour le mettre en appetit de faire la bonne besongne,<text:line-break/>à quoy le curé aussi prenoit vn singulier plaisir, &amp; de<text:line-break/>sa part, la fesoit, la baisoit &amp; tatoit, ce que vous enten<text:line-break/>dez, chantoit, frappoit, &amp; luy faisoit autres choses,<text:line-break/>dont elle n'en fut oncques mal contente, car le tout<text:line-break/>faisoient par amours. Cecy ne dura si long temps que<text:line-break/>le sauetier (qui estoit fin &amp; leurre) ne sen apperceust<text:line-break/><text:span text:style-name="pb">[f. p1v]</text:span><text:line-break/>bien, car aucunes fois il dormoit en vn arriere coing<text:line-break/>de sa maison aux iours de festes que le curé venoit<text:line-break/>heurter leans, ou le plus souuent il les trouuoit tous<text:line-break/>deux ensemble audict hostel deuisant ioyeusement,<text:line-break/>&amp; aux propos qu'ilz tenoient, il les estimoit bien pri<text:line-break/>uez, dont il fut quelque peu fasché, non pas ialoux,<text:line-break/>car il estoit ia las de sa femme, mais si ne vouloit il a(-)<text:line-break/>uoir grand diffame, &amp; estre appellé coqu ou huet, &amp;<text:line-break/>pource vn iour fist semblant de vouloir aller à la foi(-)<text:line-break/><text:soft-page-break/>re en vn village prochain disant de trois lieues ou<text:line-break/>enuiron. Et pource il assembla tous ses souilliers &amp;<text:line-break/>brodequins, &amp; les enueloppa dedans vne couuerture,<text:line-break/>puis recommanda à sa femme la maison, &amp; luy dist<text:line-break/>qu'il alloit veoir s'il gaigneroit quelque, argent pour<text:line-break/>la sepmaine, &amp; sa s(e1)me de b(o1)ne grace, le fist desieuner<text:line-break/>puis le commanda à Dieu. Et quand elle vit assez<text:line-break/>loing, elle sen alla chez monsieur le curé, &amp; laduer(-)<text:line-break/>tist de labsence de son mary, dont le curé fut tresay(-)<text:line-break/>se, pource luy promist incontinent se rendre en son<text:line-break/>hostel, en telle asseurance, la sauetiere sen alla deuant<text:line-break/>pour apprester ce qu'il conuenoit pour festoyer son<text:line-break/>amy le curé, mais elle ny peust estre si tost que son ma<text:line-break/>ry le Sauetier, lequel quand il fut en vne Eglise des<text:line-break/>faulxbourgs, il cacha dedans vn coffre qu'il trouua<text:line-break/>ouuert tous ses souilliers &amp; brodequins, &amp; emplit sa<text:line-break/>couuerture de cailloux qu'il amassa illec pres, puis<text:line-break/>sen retourna à la maison, &amp; droict monta à son gre(-)<text:line-break/>nier, par ou il vit rentrer sabonne femme &amp; assez l(o1)g<text:line-break/>temps apres, le maistre curé. Or la femme qui ne sca<text:line-break/>uoit pas que son mary fust si pres, quand elle<text:line-break/><text:span text:style-name="pb">[f. p2r]</text:span><text:line-break/>enten(-)dit le curé à la porte elle sen alla au deuant, &amp; luy de(-)<text:line-break/>manda qu'il l'auoit faict si long temps demourer, &amp;<text:line-break/>dist qu'elle en estoit fort ennuyée, &amp; le curé fist res(-)<text:line-break/>ponce qu'il auoit esté empesché à se mer des orges, &amp;<text:line-break/>la bonne dame desirant son proffit haulsa ses robbes<text:line-break/>&amp; luy monstroit iusques au nombril tout son deu(a1)t,<text:line-break/>en luy disant. Mon amy, ie prie à Dieu qu'il luy plai(-)<text:line-break/>se multiplier aussi dur voz orges c(o1)me le poil de ma<text:line-break/>petite motte que ie te monstre. Et le curé incontin(e1)t<text:line-break/>aualla ses chausses, &amp; dist mamye, aussi ie prie qu'il<text:line-break/>ne menuoye les espitz moings longs que ce manche<text:line-break/>que ie vous m(o1)stre, ten(a1)t son gros vstil en sa main,<text:line-break/>&amp; le mary qui veoit tout par son grenier en get(-)<text:line-break/>tant tous ses cailloux sur la teste du curé, &amp; sur cel(-)<text:line-break/>le de sa femme, &amp; dist. Ie prie à Dieu qu'il n'enuoyé<text:line-break/>gresse qu'elle ne soit aussi grosse &amp; dommagable<text:line-break/>pour ruyner les orges comme sont mes cailloux. A<text:line-break/>telles parolles &amp; gresles desdictz cailloux furent si<text:line-break/>fort estonnez les pauures amans, &amp; aussi tellement<text:line-break/>blessez qu'oncques puis ilz n'eurent vouloit eulx as(-)<text:line-break/>sembler pour accomplir leurs amourettes.</text:p>
      <text:soft-page-break/>
      <text:h text:style-name="Titre2" text:outline-level="2">(hedera)D'vne piteuse aduenture d'vn ieu(-)<text:line-break/>ne gentil homme, &amp; d'vne Da(-)<text:line-break/>moyselle amye, &amp; de leur<text:line-break/>cruelle mort.</text:h>
      <text:h text:style-name="Titre3" text:outline-level="3">Nouuelle. XCVIII.</text:h>
      <text:p text:style-name="p"><text:span text:style-name="pb">[f. p2v]</text:span></text:p>
      <text:p text:style-name="P235"><text:span text:style-name="T236">A</text:span>V pays du conte du Maine<text:line-break/>fut iadis vn tresriche gentil<text:line-break/>h(o1)me, lequel n'auoit qu'vne<text:line-break/>fille pour to(us) les enfans que<text:line-break/>nature luy auoit departy en<text:line-break/>ce monde. Et quand ceste<text:line-break/>noble fille eut attainct l'aa(-)<text:line-break/>ge de quinze ans, elle fut es(-)<text:line-break/>prinse de lamour d'vn tres(-)<text:line-break/>beau gentil h(o1)me, assez prochain voisin du chasteau<text:line-break/>du pere de la fille, lequel gentil homme, pource sou(-)<text:line-break/>uent prenoit les occasions d'aller visiter son ieune a(-)<text:line-break/>mour, &amp; tant continua qu'ilz eurent certaines parol<text:line-break/>les &amp; promesses de mariage de l'vn a l'autre. Or ad(-)<text:line-break/>uint que le pere &amp; mere de la ieune Damoyselle su(-)<text:line-break/>rent en parolles de faire le mariage de leur fille auec(-)<text:line-break/>ques vn riche gentil homme fort vieil, d(o1)t la fille fut<text:line-break/>aduertie. Et quand son amy fut venu pardeuers elle,<text:line-break/>&amp; faict les sallutz accoustumez, elle luy reuella les<text:line-break/>propos que ses pere &amp; mere auoient ensemble, pour<text:line-break/>le marier auecques vn tel gentil homme qui estoit<text:line-break/>fort vieil, ce qu'elle entendoit estre deliberé, au moy(-)<text:line-break/>en des richesses du vieillard, &amp; pource dist à s(o1) amy,<text:line-break/>il fault que nous trouui(o1)s quelque subtil moy(e1) pour<text:line-break/>empescher tel mariage, vous scauez ce que ie vous ay<text:line-break/>promis, &amp; aussi ie scay ce que de vostre part mauez<text:line-break/>accordé. Pource faictes que par vostre conseil nous<text:line-break/>soyons perpetuellem(e1)t ensemble conioings, &amp; ievous<text:line-break/>asseure que vous me trouuerez loyalle. Et le ieune g(e1)<text:line-break/>til homme respondit honnestement, &amp; dist ma<text:line-break/><text:span text:style-name="pb">[f. p3r]</text:span><text:line-break/>Da(-)selle il vous à pleu par cy deuant me recepuoir en vo(-)<text:line-break/>stre bonne amytié, ce qui est maintenant si fort impri<text:line-break/>mé en mon cueur qu'à peine sans mourit me seroit<text:line-break/>il possible y obuier &amp; vous desaisser, ie scay que mon<text:line-break/>bien n'est suffisant au bien de vostre pere, toutesfois<text:line-break/>lamytié qui est entre nous deux. fera quelque fois que<text:line-break/>nous en aurons dauantage. Pource si vous voulez ie<text:line-break/>vous ameneray demain de bons cheuaulx, &amp; sur l'vn<text:line-break/>d'iceulx ie vous monteray, &amp; vous meneray en mon<text:line-break/>chasteau, &amp; illec secrettement nous accomplirons no<text:line-break/>stre mariage, &amp; en apres auecques layde de Dieu i'es(-)<text:line-break/>pere que vostre pere &amp; mere cognoiss(a1)s nostre amy(-)<text:line-break/><text:soft-page-break/>tié y consentiront. Ces parolles furent agreables à la<text:line-break/>ieune Damoyselle, &amp; le lendemain le ieune gentil h(o1)(-)<text:line-break/>me retrourna vers la ieune damoyselle, &amp; trouua moy<text:line-break/>en subtil auecques layde d'icelle qu'ilz m(o1)terent to(us)<text:line-break/>deux sur vn cheual, &amp; sans qu'ilz fussent veuz separ(-)<text:line-break/>tirent du chasteau du pere, puis quand ilz eurent lon<text:line-break/>guement cheminé, ilz arrieurent en vn petit bourg,<text:line-break/>ou il y auoit vne grande assemblée de gens, au moyen<text:line-break/>de la frire du lieu. A donc le gentil homme auecques<text:line-break/>sa Damoyselle arriuerent en vne hostellerie, &amp; illec<text:line-break/>au moyen de la lasseté de la ieune Damoyselle, fut ap<text:line-break/>porté force boys, &amp; à lentrée de la table du potage &amp;<text:line-break/>autres choses. Et ainsi qu'ilz deuisoient ensemble, ar(-)<text:line-break/>riuerent en l'hostellerie quatre mauuais garsons bri(-)<text:line-break/>gans, lesquelz s'adressoient à l'hoste de leans, &amp; luy<text:line-break/>dirent qu'ilz auoient veu entrer leans vn ruffian qui<text:line-break/>auoit amené vne ribaul de auecques luy, l'hoste se def<text:line-break/>fendit honnestement, &amp; à belles parolles il leur<text:line-break/><text:span text:style-name="pb">[f. p3v]</text:span><text:line-break/>rem(o1)(-$)stra qu'il cognoissoit le gentil homme &amp; que la Da(-)<text:line-break/>moyselle estoit sa cousine, &amp; pource pria affectueu(-)<text:line-break/>sement ses brigans d'eulx deporter de telles choses,<text:line-break/>mais les brigans n'en tindrent compte, &amp; en blasphe(-)<text:line-break/>mant le nom de Dieu disoient que iamais ne parti(-)<text:line-break/>roient du lieu qu'ilz n'eussent iouy à leur plaisir de<text:line-break/>la dame. Alors l'hoste de leans fist descendre le gen(-)<text:line-break/>til homme à fin de parler à eulx, lequel apres plusi(-)<text:line-break/>eurs doulces parolles fut contrainct mettre la main à<text:line-break/>l'espée, &amp; apres plusieurs coups ruez d'vne part &amp;<text:line-break/>d'autre, l'vn des quatre tira vn estoc vers le gentil h(o1)<text:line-break/>me, duquel coup, le pauure g(e1)til homme tomba tout<text:line-break/>royde mort contre les degrez, &amp; ses brigans monte(-)<text:line-break/>rent en la chambre de la Damoyselle, &amp; rompirent<text:line-break/>l'huys, puis vindrent rudement à elle, &amp; luy dirent<text:line-break/>qu'il c(o1)uenoit qu'elle fust viollée par chascun d'eulx<text:line-break/>l'vn apres l'autre, &amp; la bonne dame ploroit les sup(-)<text:line-break/>pliant à deux genoulx de luy pardonner, mais elle ne<text:line-break/>gainnoit riens, &amp; tousiours la poursuyuoient en l'ap(-)<text:line-break/>pellant paillarde, ribaulde, &amp; autres iniures luy di(-)<text:line-break/>soient, dont elle estoit fort desconfortée, aussi qu'el(-)<text:line-break/>le scauoit bien que son amy auoit esté tué pour elle,<text:line-break/>&amp; pource quand elle vit qu'il n'y auoit plus de reme(-)<text:line-break/>de, elle les supplia qu'il n'y en eust qu'vn qui demou(-)<text:line-break/>rast, &amp; que l'vn fust apres l'autre, &amp; ilz accorderent,<text:line-break/>&amp; pource la firent essire l'vn d'entre eulx, ce qu'elle<text:line-break/>fist, &amp; pensoit prendre le plus doulx, mais elle print<text:line-break/>le pire. Et quand ilz furent tous deux ensemble, elle<text:line-break/>se mist de rechef à genoulx deuant luy, le priant de ne<text:line-break/>luy faire riens, &amp; qu'elle estoit de noble lignée, &amp; s'il<text:line-break/><text:span text:style-name="pb">[f. p4r]</text:span><text:line-break/><text:soft-page-break/>plaisoit à Dieu qu'elle peust retourner en la maison<text:line-break/>de son pere, elle luy feroit donner mille escus, mais tel<text:line-break/>les parolles ne luy proffiterent de reins, car le mes(-)<text:line-break/>chant tendoit tousiours à paruenir au poinct de pail<text:line-break/>lardise, &amp; iura qu'il iouiroit à l'heure de son corps, &amp;<text:line-break/>quand elle vit qu'il n'y auoit remede, elle pria le ruf(-)<text:line-break/>fien de fermer les fenestres, ce qu'il accorda, cepen(-)<text:line-break/>dant la pauure desollée tira de sa guaine vn petit cou<text:line-break/>steau, dont elle se couppa la gorge, &amp; illec tomba tou<text:line-break/>te roy de morte, dont le ruffien fut estonné, &amp; l'alla<text:line-break/>dire à ses compagnons. Ce pendant la iustice arriua<text:line-break/>leans, &amp; print ses mauldictz, dont ilz furent tres hon<text:line-break/>teusement pugnniz.</text:p>
      <text:h text:style-name="Titre2" text:outline-level="2">(hedera) D'vn sergent qui fut trouué couché avec(-)<text:line-break/>ques sa cahmbriere, &amp; comment<text:line-break/>il en fut mocqué.</text:h>
      <text:h text:style-name="Titre3" text:outline-level="3">Nouuelle. XCIX.</text:h>
      <text:p text:style-name="P237"><text:span text:style-name="T238">E</text:span>N la ville de Troys fut iadis vn ser(-)<text:line-break/>gent royal tresriche &amp; tresioyeulx<text:line-break/>aux dames, lequel fut amoureux de<text:line-break/>sa chambriere qui estoit ieune &amp; de<text:line-break/>bonne grace, &amp; pour ce la sollicita,<text:line-break/>tellement qu'en fin il obtint ce, d(o1)t<text:line-break/>il l'auoit tant poursuyuie, &amp; continua iusques à ce<text:line-break/>qu'en certain iour il contrefist le malade, pour plus<text:line-break/>asseurement iouyr d'elle, &amp; sans que sa femme ne sen<text:line-break/>apperceut en aucuue maniere, &amp; pource il s(e1) alla<text:line-break/><text:span text:style-name="pb">[f. p4v]</text:span><text:line-break/>cou(-$)cher de bonne heure, &amp; commanda que lon le lais(-)<text:line-break/>salt dormir à son ayse bruict ce qui fut faict, &amp;<text:line-break/>pour ce sa femme fist diligemment coucher tous ses<text:line-break/>gens sans mot dire, puis elle se coucha pres de luy. Or<text:line-break/>quand il fut l'heure de minuict, &amp; que le mignon ser<text:line-break/>gent eut apperceu que sa femme reposoit, il se leua<text:line-break/>&amp; sen alla coucher auecques sa mignone la chambrie<text:line-break/>re, &amp; s'efforca de toute sa puissance de faire son deb<text:line-break/>uoir, en sorte qu'estant lassé de la besongne il sen dor<text:line-break/>mit pres d'elle. Et quand la maistresse fut esueillée<text:line-break/>elle tasta si son mary estoit bien couuert &amp; s'il suoit<text:line-break/>point, mais elle ne le trouua pas, dont elle fut esba(-)<text:line-break/>hie, &amp; pource elle appella sa chambriere, à fin de luy<text:line-break/>allumer de la chandelle, &amp; quand elle apperceut que<text:line-break/>la chambriere ne respondoit point, elle mesme se le(-)<text:line-break/>ua de son lict &amp; alluma de la chandellen ce faict s'en<text:line-break/>alla droict à la couchette pour appeller de rechef sa<text:line-break/>chambriere ou elle apperceut son mary qui ronfloit<text:line-break/>tresfort, &amp; tenoit la chambriere bien accollée. Alors<text:line-break/>ceste bonne dame fut mal c(o1)tente, &amp; pource elle sen<text:line-break/><text:soft-page-break/>alla en l'autre chambre &amp; esueilla ses enfans &amp; serui<text:line-break/>teurs, &amp; leurs monstra leur pere qui estroit couché a(-)<text:line-break/>uec la chambriere, à fin que le lendemain ilz luy ser(-)<text:line-break/>uissent de tesmo(i1)gs, puis les fist recoucher, &amp; elle mes<text:line-break/>mes se coucha en son lict sans faire semblant d'auoir<text:line-break/>rien apeprceu delaffaire, Et quand fut au lendemain<text:line-break/>la femme donna le bon iour à son mary, &amp; luy de(-)<text:line-break/>manda s'il auoit bien reposé la nuict &amp; s'il estoit bi(e1)<text:line-break/>guary du mal de sa teste, &amp; le mary luy respondit que<text:line-break/>ouy, &amp; qu'il c'estoit mieulx reposé, &amp; dormy de tres<text:line-break/><text:span text:style-name="pb">[f. p5r]</text:span><text:line-break/>meilleur somne qu'il n'auoit iamais faict &amp; dist la<text:line-break/>femme, mon amy i'en suis tresaise, il vous fault pren(-)<text:line-break/>dre quelque resiouyffance à fin que ne soyes plus ma<text:line-break/>lade, ie le veulx bien dist il. Mais, dist la f(e1)me, si nous<text:line-break/>enuoyons querir ce iourdhuy' vostre filz &amp; vostre<text:line-break/>fille auecques deux ou trois voisins pour disner ce(a1)s,<text:line-break/>ie le veulx bien dist il, faictes ainsi que l'entendrez.</text:p>
      <text:p text:style-name="p">A donc elle faict appareiller vne qu(a1)tité de gras chap<text:line-break/>pons &amp; puis s'en alla chez son filz, qui estoit maryé<text:line-break/>&amp; l'inuita à disner auecques trois ou quatre bons gau<text:line-break/>disseurs de ses voisins. Et qu(a1)d le disner fut appareil(-)<text:line-break/>lé chascun se met à table selon sa dignité &amp; ioyeuse(-)<text:line-break/>ment deuiserent de tous menuz propos a qui mieulx<text:line-break/>en compteroit, en telles ioyeuses deuises de la dame dist<text:line-break/>haultement à son mary. Mon amy ie boy(seg)car(/seg)sa cham(-)<text:line-break/>briere, elle luy dist, ma compane ie boy à vous d'au(-)<text:line-break/>si bon cueur que mon mary ie boy ; &amp;<text:line-break/>le mary la remercia. Et puis elle regardant(seg)car(/seg) sa cham(-)<text:line-break/>briere, elle luy dist, ma compagne ie boy à vous d'au(-)<text:line-break/>si bon cueur que mon mary vous ayme. A donc le ma<text:line-break/>ry reprend sa femme &amp; luy dist, dea mamye comm(e1)t<text:line-break/>vous adu(e1)turez vous de parler ainsi, ne craignez vous<text:line-break/>point que la compagnie n'y pense à mal. Vrayement<text:line-break/>dist la femme, mon amy ie les estime aussi bons com(-)<text:line-break/>pagnons que vous &amp; croy que s'ilz n'en feroi(e1)t pas moins<text:line-break/>que vous auez faict ceste nuict, &amp; contreferoi(e1)t aus(-)<text:line-break/>si bien le malade comme vous auez faict, à fin d'auoir<text:line-break/>occasion de coucher auecques leurs chambrieres c(o1)(-)<text:line-break/>me vous auez faict. Comment dist le sergent, mamye<text:line-break/>ent(e1)dez vous bien ce que vous dictes. Ouy certes dist<text:line-break/>elle, ceste nuictie ùe suis esueillée &amp; i'ay tasté vers<text:line-break/><text:span text:style-name="pb">[f. p5v]</text:span><text:line-break/>vostre place pour scauoir si estiez bien couuert, mais<text:line-break/>ie ne vous ay trouué &amp; pensoye que par sa fureur de ma<text:line-break/>ladie vous vous fussiez precipité, ou fuissiez tombé<text:line-break/>en bas du lict, i'appellay lors ma chambriere : mais el(-)<text:line-break/>le estoit si fort endormie qu'elle ne me respondit &amp;<text:line-break/>fuz contraincte de me leuer &amp; aller allumer de la ch(a1)<text:line-break/>delle, ce faictie vous apperceuz couché auecques ce(-)<text:line-break/><text:soft-page-break/>ste chambriere, dont ie ne fuz si marie que si eussiez<text:line-break/>eu pire fortune. I'appellay lors voz seruiteurs &amp; voz<text:line-break/>enfans &amp; vous revogneurent, les voyla presens, dem(a1)<text:line-break/>des leur s'ilz ne vous ont veu embrassant vostre ch(a1)(-)<text:line-break/>briere. Et les enfans &amp; seruiteurs le certifierent cle(-)<text:line-break/>rement, dont le sergent fut fort marry &amp; lors fut<text:line-break/>tresbien gaudy &amp; farcé de la compagnie. Toutes(-)<text:line-break/>fois encores fut il si malheureux qu'apres le disner,<text:line-break/>il s'adressa à son filz aisné. Et confessant le faict, le<text:line-break/>requist de sauluer son honneur &amp; qu'il comptast a(-)<text:line-break/>uecques sa chambriere &amp; la payast à son gré, car dist<text:line-break/>il ie scay que cy apres ie u'auré paix auecques ta<text:line-break/>mere.</text:p>
      <text:h text:style-name="Titre2" text:outline-level="2">(hedera) Comment vng ieune escollier preserua<text:line-break/>la femme d'vn marchant, derompre son<text:line-break/>mariage par les abstinences &amp; ieus(-)<text:line-break/>nes qu'il fistr faire à la dicte femme,<text:line-break/>en quoy lescollier merita<text:line-break/>grandes louanges.</text:h>
      <text:h text:style-name="Titre3" text:outline-level="3">Nouuelle. C.</text:h>
      <text:p text:style-name="p"><text:span text:style-name="pb">[f. p6r]</text:span></text:p>
      <text:p text:style-name="P239"><text:span text:style-name="T240">E</text:span>N la ville de boulogne fut vng ho<text:line-break/>neste marchant frequentant sur la<text:line-break/>mer occeane ou par longues veilles<text:line-break/>il auoit acquis grandz thresors &amp;<text:line-break/>biens temporelz. Or aduint que e(-)<text:line-break/>stant ia aagé de cinquante ans non<text:line-break/>maryé. Il vit vng iour les petis en(-)<text:line-break/>fans de la ville qui faisoi(e1)t leurs m(o1)stres publicques.</text:p>
      <text:p text:style-name="p">Et donnant glire à leur pere dist. Or voyie bien que<text:line-break/>l'h(o1)me est trop plus heureux soy maryer &amp; auoir en(-)<text:line-break/>fans que acquerir bi(e1)s t(e1)porelz seulem(e1)t, qui sont t(a1)t<text:line-break/>difficiles à garder, si ie me fusse l(o1)g t(e1)ps à maryé ain(-)<text:line-break/>si que autres fois mes amys me l'auoi(e1)t persuadé ie eus<text:line-break/>se des beaulx enfans dont i'eusse plaisir mainten(a1)t. Et<text:line-break/>deslors eut vouloir de trouuer femme, ce qu'il fist &amp;<text:line-break/>espousa l'vne des plus sages mieulx c(o1)duicte detou<text:line-break/>te la c(o1)té, de laquelle en bref il eust enfans. Or aduint<text:line-break/>que le march(a1)t eut de retourner sur la mer prof<text:line-break/>fiter &amp; cognoissant la fragilité des femmes, luy dist.<text:line-break/>Mamye il me c(o1)uient pour quelque t(e1)ps encores me<text:line-break/>remettre sur la mer que i'ay longtt(e1)ps à, accoustumé,<text:line-break/>ne vous souciez ie vo(us) laisse tous mes bi(e1), ie vo(us) prie<text:line-break/>d'en disposez c(o1)me b(o1)ne mesnagere, il c(o1)ui(e1)t que vo(us)<text:line-break/>occuper vostre esprit de peur de malle p(e1)sée vous ex(-)<text:line-break/>ercerez telle march(a1)dise ou vous pourrez profitez. Et<text:line-break/>pour ce qu'il seroit difficiele que vo(us) pussiez vous c(o1)<text:line-break/>tenir s(a1)s auoir quelques atta(i1)ctes du peché de la chair<text:line-break/><text:soft-page-break/>veu vostre ieunesse, ie vo(us) prie que si tel vouloir vous<text:line-break/>adui(e1)t vous choisissez vng h(o1)me secret auecques le(-)<text:line-break/>quel puissiez paasser vostre ieunesse s(a1)s vo(us) haba(a1)d(o1)ner<text:line-break/><text:span text:style-name="pb">[f. p6v]</text:span><text:line-break/>à tant de gens comme font plusieurs meschantes fem<text:line-break/>mes du pays qui vous seront exemple à fin que ne fa<text:line-break/>ciez cõme elles, cognoissant que par tout ilz en sont<text:line-break/>diffamées. Ces parolles finies, la pauure ieune fem<text:line-break/>me se palma à force de plorer tendrement, &amp; dist à<text:line-break/>son amy.. Mõ amy ie vous prie ne vueillez me estimer<text:line-break/>telle que ie puisse mettre mon amytié auecques au<text:line-break/>tre, pour mourir ie ne lavouldroye faire, &amp; vous iure<text:line-break/>ma foy que iamais ne m'aduiendra telle fortune.A(-)<text:line-break/>pres ces responces le marchant print congé d'elle &amp;<text:line-break/>se met sur mer, d'ou il ne reuint de deux ans, ce pen(-)<text:line-break/>dant plusieurs ieunes marchans de la ville s'en alloi(e1)t<text:line-break/>en sa bouticque pour la p(e1)ser seduire &amp; iouir de son<text:line-break/>amytié (car elle eftoit rresbelle &amp; ieune) mais ilz n'y<text:line-break/>gaigerent riens. Or au bout des deux ans, la bonne<text:line-break/>dame aduisa vng ieune homme nouuellemeut reue(-)<text:line-break/>nu des escolles, lequel passoit souuent par le logis.<text:line-break/>Et pour sa beaulté &amp; bonne grace, considerant qu'el<text:line-break/>le ne pouuoit plus foy cosentir, &amp; ayant souuenan(-)<text:line-break/>ce des parolles de son mary, elle en fut fort ferue de<text:line-break/>son amytie, &amp; toufiours labonne dame espioit l'heu<text:line-break/>re que le ieune homme debuoit passer par la, allant<text:line-break/>ou retournant de sa maison, &amp; lors elle se prefentoit<text:line-break/>a luy pour le faluer. mais il nen farfoit grand compté<text:line-break/>ce qui plus la tourmentoit, &amp; qu(a1)t elle sentit son feu<text:line-break/>si fort embrazé, qu'elle ni pouuoit plus resister: lors<text:line-break/>qu'elle le vit de rechef passer elle lenuoya querir par<text:line-break/>sa ch(a1)briere, &amp; quant il fut pardeuers elle, &amp; eut fait<text:line-break/>debuoir de la saluer reueremment, comme de ce il<text:line-break/>estoit bien aprins, elle le print par la main, &amp; le mena<text:line-break/><text:span text:style-name="pb">[f. p7r]</text:span><text:line-break/>en sa salle, &amp; luy dit, monsieur ie vous prie de me fai(-)<text:line-break/>re tant de bien, que par vous mon fait ne soit reuellé,<text:line-break/>&amp; le ieune homme luy promist que non feroit il, ad(o1)c<text:line-break/>la dame c(o1)siderant l'honnestete du personnage plus<text:line-break/>hardiment elle luy compta, comment elle estoit ma(-)<text:line-break/>riée a vn des plus riche marchant de la ville lequel<text:line-break/>prenant congé d'elle pour aller sur mer luy pria que<text:line-break/>si elle estoit quelquesfois perfecutée du peché de lu(-)<text:line-break/>xure &amp; qu'elle n'y peust resister,il luy fouuint d'eslire<text:line-break/>vng home loyal, sans plus, auecques lequel elle pour(-)<text:line-break/>roit passer sa ieunesse. Et pour ce que des long temps<text:line-break/>elle lauoit cogneu si modeste, luy pria s'il n'en auoit<text:line-break/>une autre qu'il luy pleust la secourir en sa necessité<text:line-break/>&amp; il cognoistroit qu'elle luy feroit tresloaile &amp; s'il<text:line-break/>auoit affaire de quelque chose qui fuft en la maison,<text:line-break/><text:soft-page-break/>il n'en feroit esconduit. Et le ieune homme regarda<text:line-break/>ceste ieune femme, considerant qu'elle n'auoit enco(-)<text:line-break/>res offencé en la loy de maryage, pensa en foy qu'il ne<text:line-break/>feroit encores celluy qui la laisseroit offencer &amp; qu'il<text:line-break/>y remediroit bien. A donc luy dift. Madame ie vous<text:line-break/>promez qu'oncques ne m'aduint telle bone aduen(-)<text:line-break/>ture &amp; feroys bien marry que ie n'en fiffe mon deb(-)<text:line-break/>oir vous affeurant que me congnoistrez celluy que<text:line-break/>desires trouuer. Toutesfois il reste vng poinct qui<text:line-break/>m'est trefenn uyeulx &amp; me desplaist qu'il faille que<text:line-break/>le sachez. Et quoy dist la dame. Cest dist il, qu'il y a<text:line-break/>vng an que i'estoye en la ville d'Orleans estudiant ou<text:line-break/>il y eut quelque mutinerie d'escoliers &amp; plusieurs<text:line-break/>d'iceulx tuez &amp; pource qu'il y auoit en la compa(-)<text:line-break/>gnie des mutins, aucuns de mes compagnons<text:line-break/><text:span text:style-name="pb">[f. p7v]</text:span><text:line-break/>auec(-)ques lesquelz ie fuz trouué, lon me mena pris(o1)nier &amp;<text:line-break/>lors ie fiz veu à dieu que fi ie pouuois eschapper des<text:line-break/>mains de iustice que ie ieuneroyevng an au pain &amp; à<text:line-break/>leaue, ce que i'ay commencé à faire &amp; reste encores<text:line-break/>quarante iours. Et pource que le temps est long s'il<text:line-break/>vous plaifoit me ayder &amp; ieusner seullement quinze<text:line-break/>iours au pain &amp; eaue, i'espererois vous faire tous les<text:line-break/>feruices du monde. A lors la dame, qu estoit si fort<text:line-break/>rauie de lamytié du ieune homme luy accorda. Et<text:line-break/>ainsi s'en partirent l'vn d'auecques l'autre. Le ieune<text:line-break/>h(o1)me retourna au bout des. viii. iours, &amp; trouua sa da<text:line-break/>me encores perfeuerant en telle amytié, d(o1)t il ne dist<text:line-break/>mot. Et quand ce fut au douziesme elle le manda en<text:line-break/>sa maison &amp; il y vint &amp; la trouua tres debilitée en f(o1)<text:line-break/>lict. Laquelle luy dist, dea mon amy ie voys que ie ne<text:line-break/>puis plus accomplir vostre veu &amp; vous affeure que ie<text:line-break/>fuis maintenant si fort refroidie qu'il ne m'est possi(-)<text:line-break/>ble penser en choe quelconques. Alors le ieune ho<text:line-break/>me luy dist. Ma dame ie vous ay par ces moy(e1)s aprins<text:line-break/>c(o1)ment vous resisterez aux tentations du m(o1)de pour<text:line-break/>ce que lon vous, baille maintenant de la chair &amp; fai(-)<text:line-break/>ctes bonne chere. Et lors qu'aurez enuie de ce dont<text:line-break/>vous m'auiez requis ie vous prie de ieusner &amp; croyez<text:line-break/>que l'ennemy n'aura puissance sur vous. Trois moys<text:line-break/>apres le bon mary reuint de sa marchandise &amp; trou(-)<text:line-break/>ua la femme toute mesgre &amp; fort alengorée, dont il<text:line-break/>s'estonna fort &amp; lenquist dont procedoit telle lan(-)<text:line-break/>gueur. Et elle luy c(o1)pta toute l'histoire comment el(-)<text:line-break/>le s'estoit iadis gouuernée à son absence &amp; comment<text:line-break/>elle auoit requis le ieune homme &amp; de l'execution<text:line-break/><text:span text:style-name="pb">[f. p8r]</text:span><text:line-break/>comme i'ay dict cy deuant. Quand le mary eut enten<text:line-break/>du cefaict il loua dieu &amp; la vierge marie de ce faict &amp;<text:line-break/>deflors delaissa son train &amp; adhera iusques à la mort<text:line-break/><text:soft-page-break/>auecques sa femme. Et recompensa tresbien le ieune<text:line-break/>escollier lequel il fift creer iuge du lieu &amp; l'aduanca<text:line-break/>de ses deniers.</text:p>
      <text:h text:style-name="Titre2" text:outline-level="2">(hedera)De la cautelle d'vne femme qui enferma vug petit<text:line-break/>asne au lieu de son amy, que son mary auoit<text:line-break/>enfermé pour la diffamer enuers ses<text:line-break/>parens &amp; de lyffue de l'afne.</text:h>
      <text:h text:style-name="Titre3" text:outline-level="3">Nouuelle. CI.</text:h>
      <text:p text:style-name="P241"><text:span text:style-name="T242">E</text:span>S pays de Braban &amp; Conte de hainault<text:line-break/>me fut c(o1)pté vne histoire veritable par<text:line-break/>aulcuns d'iceulx qui y furent presens au<text:line-break/>ieu, &amp; fut tel, en certaine ville de hai(-)<text:line-break/>nault fut vne ie une marchande, laquel(-)<text:line-break/>le pour les longues absences de son mary s'amoura<text:line-break/>d'vn ieune clerc d'eglise &amp; tant continua que les voi<text:line-break/>sins s'en apperceurent &amp; pource quant le mary fut<text:line-break/>de retour, l'vng d'iceulx qui estoit de sa parenté l'en<text:line-break/>aduertit &amp; luy dist qu'il y print garde pour son hon(-)<text:line-break/>neur. Et pource le mary fut fort marry &amp; delibera<text:line-break/>d'en faire vne fin &amp; extirper ceste mauuaise entrepri<text:line-break/>se &amp; ne se garda oncques d'en aduertir sa femme &amp;<text:line-break/>luy dist qu'elle s'en gardaft si elle vouloit, car ou il la<text:line-break/>pourroit supr(e1)dre qu'elle ne mourroit d'aultre main<text:line-break/><text:span text:style-name="pb">[f. p8v]</text:span><text:line-break/>que de la sienne. Or pour abreger, peu de temps apres<text:line-break/>ce mary fift acroyre a sa femme qu'il s'en alloit de(-)<text:line-break/>hors &amp; ne debuoit estre de retour plus tost que huict<text:line-break/>iours, mais il nalla pas loing,car incontinent il mist<text:line-break/>le pied à terre &amp; logea son cheual à certaine hostelle(-)<text:line-break/>rie &amp; s'en alla chez son voisin pour espier ce que sa<text:line-break/>femme faisoit en son hostel, laquelle auoit i'aduerty<text:line-break/>fon amy que le mary eftoit allé dehors &amp; pource luy<text:line-break/>auoit baillé assignation pour coucher auecques elle.<text:line-break/>Et quand y fut tard le clerc se pour menoit par la rue<text:line-break/>gettant toufiours l'oeil aux fenestsres de la maison,ce<text:line-break/>que le mary veoit bien, lequel quand il eut assez en(-)<text:line-break/>duré, il s'en alla vers le clerc &amp; luy dist, monsieur il y<text:line-break/>a long temps que ie vous guettoye icy,ma maistresse<text:line-break/>ma dit que ie vous meine au logis &amp; qu'elle reui(e1)dra<text:line-break/>incontinent. Le clerc estimant que ce mary fuft le ser<text:line-break/>uiteur de leans le creut &amp; le suyuit &amp; le mary le me(-)<text:line-break/>na en vne chambre de derriere &amp; luy dist m(o1)sieur en<text:line-break/>attendant &amp; de peur que mon maistre ne vienne &amp; il<text:line-break/>vous trouue, il vaudroit mieulx que vous entrez de(-)<text:line-break/>dans ce coffre &amp; ie vous enfermeray leans, il n'y a que<text:line-break/>moy qui ait la clef, i'espere que vous ferez en feureté,<text:line-break/>le clerc le croyoit &amp; se laissa enfermer par le mary. A<text:line-break/>donc ce mary fort de la maison &amp; dist à son voisin<text:line-break/><text:soft-page-break/>que le rat estoit prins &amp; luy compta tous les moyens<text:line-break/>qu'il auoit trouuez, puis s'en alla par deuers tous les<text:line-break/>parens de sa femme les prier incontinent se trouer en<text:line-break/>sa maison. Cependant sa dame s'en alla en ceste cha(-)<text:line-break/>bre de derriere pour chercher quelque chose qu'elle<text:line-break/>auoit esgaré. Et qu(a1)d le pauure prifonnier l'eut<text:line-break/><text:span text:style-name="pb">[f. q1r]</text:span><text:line-break/>en(-)tendu, il la pria de luy ouurir le coffre, &amp; elle qui ne<text:s/><text:line-break/>scauoit rins de cela, elle fut fort estonée, &amp; cogneut<text:line-break/>bien que son mary auoit faict le tour pour la cuyder<text:line-break/>surprendre. A donc legierement elle se mist en peine<text:line-break/>de chercher quelque vieilles clefz qu'elle essaya, &amp;<text:s/><text:line-break/>de fortune elle en trouua l'vne, dont elle deserra le<text:line-break/>prisonnier, le quel fut tresayse, &amp; apres l'auoire quel<text:line-break/>que foys sécouée, il voulut sen aller, &amp; lors la dame<text:line-break/>luy qu'ille esperoit auioirdhuy mourir s'ilz ne<text:line-break/>trouuoient ensemble quelque expedient pour met(-)<text:line-break/>tre au lieu. Et que pourri(o1)s nous mettre dist leclerc,<text:line-break/>deaie ne scay, dist la dame, sinon que nous y mestions<text:line-break/>nostre petit asnon qui est leans en lestable. Cela fut<text:line-break/>touué bon, &amp; le mirent soubdainement dedans, puis<text:line-break/>refermerent le coffre, &amp; le mignon sen alla legiere(-)<text:line-break/>ment sans mot dire. Qnand les parens surent tous as<text:line-break/>semblez, le mary leur dist. Or sa mes amys ie vous di(-)<text:line-break/>ray qui me meine de vous appeller à ceste heure, voy(-)<text:line-break/>la ma femme qui me faict par chascun iour des tours<text:line-break/>villains &amp; desloyaulx, &amp; pourceie vous declare que<text:line-break/>ie ne vueil plus d'elle. Comment dist le pereie ne pen<text:line-break/>se pas que ma fille vous ayt faict vitupere, vouldriez<text:line-break/>vous bien entreprendre à le veriffier. Ouy dea dist le<text:line-break/>mary tout presentement, voyla telz &amp; telz voysins<text:line-break/>qui m'ont affermé qu'en mon absence ilz ont veu vn<text:line-break/>tel clerc d'Eglise qui ne bouge de ma maison, &amp; sca(-)<text:line-break/>uent bien qu'il y à des amytiez ensemble, ie l'ay vou(-)<text:line-break/>lu esprouuer, &amp; ce iourdhuy ii'ay trouué ce clerc qui<text:line-break/>ce pourmenoit alentour de ma maison, &amp; ay contre(-)<text:line-break/>faict du seruiteur de ceans, &amp; l'au amené<text:line-break/><text:span text:style-name="pb">[f. q1v]</text:span><text:line-break/>moymes(-)mes, &amp; masuiny liberem ent, &amp; puis ie l'ay enfermé<text:line-break/>en vne huche qui est la derriere. Alors la dame com(-)<text:line-break/>menca à plorer, iurer &amp; affermer que oncques elle ne<text:line-break/>pensa à ce dont le mary l'auoit accusée, &amp; qu'elle ay(-)<text:line-break/>meroit mieulx estre morte, requerant à son pere &amp;<text:line-break/>mere que si telle chose estoit veritable que presente(-)<text:line-break/>ment lon luy couppast la teste, &amp; endureroit la mort<text:line-break/>patienmment. Quand le mary vit qu'elle estoit osti(-)<text:line-break/>née, il luy dist, veulx tu que ie te monstre presente(-)<text:line-break/>ment ton meschant, ie n'ay dist elle point de meschat<text:line-break/>ceulx qui vous ont dict telles parolles, sont plus mes(-)<text:line-break/>chans que moy. Alors le mary mena toute la comp(-)<text:line-break/><text:soft-page-break/>gnie en larriere chambre, &amp; dist à sa femme qu'elle<text:line-break/>fist ouuerture de ce coffre, &amp; elle respondit qu'elle<text:line-break/>n'auoit la clef, mais qu'elle scauoit bien qu'il l'auoit<text:line-break/>Alors le mary dist. Orsa messieurs ie vous prie de me<text:line-break/>vouloir ayder à ceste heure, &amp; que de ce meschant<text:line-break/>qui est dedans ce coffre soit faicte execution, &amp; que<text:line-break/>nous ne faillons pas à le tuer, chascun si accorda, &amp;<text:line-break/>estoient trestous à lentour du coffre lespée en main<text:line-break/>pour tuer le pauure clerc s'ilz l'eussent rencontré. Et<text:line-break/>quand ce coffre fut ouuert, &amp; que les assistans eus(-)<text:line-break/>sent trouué cest anne, ce fut lors à crier apres le ma(-)<text:line-break/>ry, lequel ilz cuyderent bien tuer. le obmettray tou(-)<text:line-break/>tes les iniures qu'il receut du pere, de la mere, seurs<text:line-break/>freres &amp; cousins de la femme &amp; le contraignirent à<text:s/><text:line-break/>demander pardon à sa femme, la quelle depuis il n'oza<text:line-break/>suspici(o1)ner &amp; aussi la pauurete depuis ne voulut rei(-)<text:line-break/>tirer sa mauuaise vie, au moyen de quoy le mary ne<text:line-break/><text:span text:style-name="pb">[f. q2r]</text:span><text:line-break/>voisins n'eusent cuoccasion en apres de l'accuser</text:p>
      <text:h text:style-name="Titre2" text:outline-level="2">(hebera) De la ruze d'vne hostesse de Callais &amp; c(o1)(-)<text:line-break/>ment elle fut congneue par le moyen d'vng<text:line-break/>anneau trouué dedans son lict par l'vn<text:line-break/>de ses amoureux</text:h>
      <text:h text:style-name="Titre3" text:outline-level="3">Nouuelle CII</text:h>
      <text:p text:style-name="P243"><text:span text:style-name="T244">A</text:span>Duint au pays de Callais que<text:line-break/>deux gentilz hommes fort<text:line-break/>familliers logerent ensem(-)<text:line-break/>ble en vne hostellerie, lors<text:line-break/>qu'il fut parlementé auec(-)<text:line-break/>ques les anglois pour rendre<text:line-break/>Callais en l'obeissance du<text:s/><text:line-break/>Roy de France. L'hostesse<text:line-break/>de leans estoit si belle &amp; defi<text:line-break/>bonne grace que de ses deux gentilzhommes en su(-)<text:line-break/>rent amoureux &amp; pour telles choses se dessioi(e1)t l'vn<text:line-break/>de l'autre, car l'vng vouloit que son compagnon ne<text:s/><text:line-break/>sceust son accointance &amp; l'amour qu'il auoit en elle<text:line-break/>Or aduint que les deux gentilz hommes eurent assez<text:line-break/>longeument attendu &amp; songé &amp; requise ladicte ho(-)<text:line-break/>stesse tant belle &amp; tant honnste, à fin d'obtenir la<text:line-break/>iouyssance d'elle accorda au premier. &amp; luy dist mon<text:line-break/>amy! ce iourdhuy mon mary s'en ira au guet &amp; ne<text:line-break/><text:span text:style-name="pb">[f. q2v]</text:span><text:line-break/>reuiendra qu'il ne soit miuuict, pource vous vien<text:line-break/>drez coucher auecques moy iusques à ladicte heure<text:line-break/>&amp; accomplirons noz desire, dont ce gentil homme<text:line-break/>fut tresayse. Et quand le second fut venu par deuers<text:line-break/>elle pour obtenir en ce qu'il l'auoit requise, elle luy<text:line-break/><text:soft-page-break/>dist. Mon amy ie vous asseure qu'à l'heure de minuict<text:line-break/>mon mary par tira pour aller au guet, venez vn peu a(-)<text:line-break/>pres l'heure &amp; ie vous laisseray accomplir vostre de(-)<text:line-break/>sir, il si accorda voluntiers, &amp; la minuict venue le pre<text:line-break/>mier se mist en debuoir d'aller vers l'hostesse à fin<text:line-break/>d'accomplier son desir, &amp; de fortune quand ilz furent<text:line-break/>couchez ensembre, il<text:s/>se ioua tant auecque sa dame,<text:line-break/>que imprud(e1)ment il laissa tomber de son doid vn sin<text:line-break/>gulier dyam(a1) enchassé en vn anneau d'or, puis qu(a1)d<text:line-break/>minuict fut frappé, il se leua de son lict, &amp; secrette(-)<text:line-break/>ment se retira en sa chambre. Ce pendant l'autre se<text:line-break/>mist en debuoir d'aller vers sa dame, &amp; de fortune ilz<text:line-break/>se rencontrerent, mais la nuict estoit si obscure que ce<text:line-break/>luy qui sortoit de la chambre pensoit de l'autre que<text:line-break/>ce sust le mary qui reuenoit du guet, &amp; celuy qui vou<text:line-break/>loit entre en ladicte chambre , pensoit aussi de son<text:line-break/>compagnon que cefust l'hoste qui allast au guet, ain(-)<text:line-break/>si furent tous deux contens ,&amp; quand le second fut in<text:line-break/>troduict leans, il se resiouyst fort auecques la dame, &amp;<text:line-break/>ainsi quilz se chatouilloient l'vn l'autre, ce ieune gen<text:line-break/>til homme trouua vn anneau qu'il mist en son doid<text:line-break/>&amp; apres la nuict passée, il sen partit de la chambre<text:line-break/>Troys ou quatre iours apres, le premier gentil h(o1)me<text:line-break/>se complaignoit fort à son hostesse, &amp; à autres fami(-)<text:line-break/>liers de la maison de ce qu'il auoit perdu vn anneau<text:line-break/><text:span text:style-name="pb">[f. q3r]</text:span><text:line-break/>ou estoit enchassé vn dyam(a1)t, mais il n'en peut auoir<text:line-break/>nouuelles, dont il est fort fasché. Vn iour aduint<text:line-break/>que les deux gentilz hommes estoient ensembre, &amp; le<text:line-break/>premier aduisa son anneau à son compagnon, a donc<text:line-break/>il luy dist que tel anneau luy appartenoit, mais l'au(-)<text:line-break/>tre luy desny tres vertueusement. Le premier perse(-)<text:line-break/>euroit tousiours &amp; luy donnoit les anseignes assez<text:line-break/>euidentes, mais l'autre ny vouloit entendre. En fin<text:line-break/>ilz se submirent en l'arbitrage de l'hoste, &amp; autres il(-)<text:line-break/>lec presens, &amp; le premier persistoit tousiours que tel<text:line-break/>anneau estoit à luy. L'autre au contraire dist qu'il<text:line-break/>estoit empossible qu'il eust perdu ou il l'auoit trou(-)<text:line-break/>ué, car dist il ie l'ay trouué dedans le lict d'vne voy(-)<text:line-break/>sine d'icy pres, laquelle me donna à entendre que son<text:line-break/>mary alloit au guet, la nuict &amp; debuoit partir vng<text:line-break/>bien peu deuant minuict, &amp; l'autre ne voulut riens<text:line-break/>dire de ce, car il scauoit bien qu'il n'auoit couché a(-)<text:line-break/>uecques autre femme qu'auecques son hostesse. A<text:line-break/>ceste cause l'hoste adiugea à luy cest anneau, &amp; le len<text:line-break/>demain les parties furent autre part, &amp; ainsi qu'ilz<text:line-break/>disputoient de lanneau, le second dist que teliour il<text:s/><text:line-break/>auoit trouué lanneau au lict de son hostesse, &amp; le pre<text:line-break/>mier dist que tel iour, depuis neuf heures iusques à<text:s/><text:line-break/>minuict, il auoitr couché auecques elle, ou il auoit<text:s/>per<text:line-break/><text:soft-page-break/>du ledict anneau, aux anseignes qu'elle auoit deux<text:line-break/>poireaulx deux espaulles, &amp; quel les dracs estoi(e1)t<text:line-break/>fraiz, ce que le second creut, &amp; pource luy rendit son<text:line-break/>anneau apres confrontations faict, vn l'hostesse qui<text:line-break/>confessa la verité.</text:p>
      <text:p text:style-name="p"><text:span text:style-name="pb">[f. q3v]</text:span></text:p>
      <text:h text:style-name="Titre2" text:outline-level="2">(hedera) D'vn chanoyne qui inuita quatre de ses compa(-)<text:line-break/>gnons à disner d'vn gros cochon, &amp; com(-)<text:line-break/>ment il leur presenta vne grosse piece<text:line-break/>de lard gras au lieu, &amp; mangea le<text:line-break/>soupper des autres.</text:h>
      <text:h text:style-name="Titre3" text:outline-level="3">Nouuelle. CIII.</text:h>
      <text:p text:style-name="P245"><text:span text:style-name="T246">F</text:span>V t en la ville de Beaulne vng tres(-)<text:line-break/>facetieux chanoyne, lequel ne pre(-)<text:line-break/>noit autre soing sinon pour chercer<text:line-break/>ses compagnons. Or auoit il le ren(o1)<text:line-break/>de faire tousiours bonne chere, &amp;<text:line-break/>manger des meilleures morceaulx. Vn iour il s'aduisa de faire mettre à son disner vne<text:line-break/>large piece de lard gras pour toutes choses. Et qu(a1)d<text:line-break/>le diuin seruice fut accomply, il conuia à disner trois<text:line-break/>ou quatre chanoynes des plus riches &amp; des meilleures<text:line-break/>tables de leans, &amp; leur promist du meilleur vin D'or(-)<text:line-break/>leans, &amp; de leur faire manger d'vn gras cochon, dont<text:line-break/>ses confraires furent trescontens, &amp; pource firent ap<text:line-break/>porter leurs pars &amp; portions qui estoient tres bon(-)<text:line-break/>nes, &amp; quand le maistre chanoyne vit les bonnes vian<text:line-break/>des que les autres auoient apportées, il fut tresayse,<text:line-break/>&amp; ce pendant que les autres deuisoient à la table at(-)<text:line-break/>tendant le gras cochon il se repeu tresbien d'icelles,<text:line-break/>puis dist à ses seruiteurs qu'ilz fissent tout oster, par<text:line-break/>ce que les autres ne mangeoient plus. Alors l'vn des(-)<text:line-break/>dictz chanoynes commenca à dire. Comment mon(-)<text:line-break/>sieur, ou est le gras cochon que vous nous auiez<text:line-break/><text:span text:style-name="pb">[f. q4r]</text:span><text:line-break/>pro(-)mis. Ha dist le maistre, ie l'auoye oublié, &amp; inconti(-)<text:line-break/>n(e1)t fist apporter ce qui estoit appareillé pour son dis<text:line-break/>ner. Et lors fut mis sur table vne large piece de lard<text:line-break/>gras, &amp; le maistre leur iura que c'estoit d'vn ieune<text:line-break/>gorret le plus gras qui fust oncques, &amp; ainsi frustra<text:line-break/>ses compaignons de leur disner, qui pour ce iour fu(-)<text:line-break/>rent contrains attendre iusques au soupper, ce ne fut<text:line-break/>toutesfois sans iniurier le maistre chanoyne, lequel<text:line-break/>leur dist qu'il engressoit de maledictions &amp; s'en moc(-)<text:line-break/>qua tres bien deulx mesmes.</text:p>
      <text:soft-page-break/>
      <text:h text:style-name="Titre2" text:outline-level="2">(hedera) De la cautelle d'vne Damoyselle pour faire iouyr<text:line-break/>son amy de lamoureuse distribution en<text:line-break/>la presence du mary qui te(-)<text:line-break/>noit la teste à sa femme<text:line-break/>pendant qu'on luy<text:line-break/>faisoit sa beson(-)<text:line-break/>gne.</text:h>
      <text:h text:style-name="Titre3" text:outline-level="3">Nouuelle. CIIII.</text:h>
      <text:p text:style-name="P247"><text:span text:style-name="T248">E</text:span>N la ville dangiers fut depuis na(-)<text:line-break/>gueres vne bonne Damoyselle, la-<text:line-break/>quelle estant conuiée auecques son<text:line-break/>mary, à certain bancquet fut cour(-)<text:line-break/>toisement entretenue par vn escol(-)<text:line-break/>lier de b(o1)ne maison de Paris, lequel<text:line-break/><text:span text:style-name="pb">[f. q4v]</text:span><text:line-break/>fist tant qu'il obtint d'icelle la grace &amp; promesse de<text:line-break/>coucher la nuict mesmes auecques elle &amp; pource elle<text:line-break/>luy dist, iay mon mary qui m'est vng peu fascheux &amp;<text:line-break/>doubte que s'il me veoit longuement auecques vous<text:line-break/>qu'il ne pense que vous me requeriez de cecy. Mais ie<text:line-break/>vous diray, il fault que vous vous offriez à nous con<text:line-break/>duire iusques à nostre hostel &amp; ie prieray mon mary<text:line-break/>qu'il vous reti(e1)ne à coucher au logis &amp; que vous au(-)<text:line-break/>rez assez place auecques mon enfant en ma chambre<text:line-break/>ce qu'il fera &amp; ne fault que vous vous laissiez long<text:line-break/>temps prier. Quand ie seray couchée incontinentie<text:line-break/>me plaindray du mal de la teste &amp; feray tant que m(o1)<text:line-break/>mary me tiendra le front &amp; qu(a1)d i'auray toussé pour<text:line-break/>la seconde fois, vous vous leuerez du lict &amp; viendrez<text:line-break/>secretement par la ruelle à moy &amp; ferons ce que ie<text:line-break/>vous ay promis, lescollier s'y accorda. Ainsi quand<text:line-break/>l'heure fut venue, qu'ils s'en failloit retirer, l'escollier<text:line-break/>s'ingera tres fort de aller conduire le mary de ceste da<text:line-break/>moyselle &amp; cependant la femme fist tant enuers son<text:line-break/>dict mary qu'il retint au coucher ledict escollier<text:line-break/>lequel s'en fist quelque peu prier &amp; toutes fois d'emou<text:line-break/>ra à toutes fins &amp; de son bon gré, &amp; luy fut faicte la<text:line-break/>collation honneste, puis fut conduict iusques en l'ar(-)<text:line-break/>riere chambre pour coucher auecques son enfant.</text:p>
      <text:p text:style-name="p">Or fault ent(e1)dre que l'huis d'icelle ne fermoit point<text:line-break/>en sorte que sans empeschement lon pouuoit aller<text:line-break/>d'vne chambre en l'autre &amp; oyoit on d'vne desdictes<text:line-break/>chambres ce qui estoit faict en l'autre. Et quand vn(-)<text:line-break/>ze heures furent sonnées, la damoyselle commenca à<text:line-break/>se plaindre fort du mal de la teste &amp; pria son mary de<text:line-break/><text:span text:style-name="pb">[f. q5r]</text:span><text:line-break/>luy ayder à peser sur son front, ce que le mary faisoit<text:line-break/>vol(u1)tiers, mais le soir il auoit si bien beu qu'il ne pou(-)<text:line-break/><text:soft-page-break/>uoit se garder de dormir. A donc qu(a1)d la damoysel(-)<text:line-break/>le vit que son mary estoit si fort matte &amp; endormy,<text:line-break/>elle toussa pour la premiere fois, à quoy l'escollier le(-)<text:line-break/>uoit les oreilles. Et finablement quand la damoysel(-)<text:line-break/>le apperceut que son mary ne pouuoit plus veiller el(-)<text:line-break/>le toussa de rechef &amp; le compagn(o1) se leua du lict tout<text:line-break/>doulcement sans faire bruict &amp; s'en alla à la ruelle du<text:line-break/>lict de sa damoyselle ou elle l'attendoit &amp; illec les a(-)<text:line-break/>mans accomplirent tresioyeusement leurs desirs par<text:line-break/>ou quatre fois sans que le mary s'en eueillast, com(-)<text:line-break/>bien qu'il eust tousiours l'vne de ses mains sur le fr(o1)t<text:line-break/>de sa femme, ce faict le c(o1)pagnon se retira en son lict.<text:line-break/>Et quand fut au lendemain le mary se leua &amp; se com(-)<text:line-break/>plaignoit fort de ce qu'il n'auoit reposé au moyen de<text:line-break/>la maladie de sa femme, dont l'escollier fut ioyeux<text:line-break/>scachant par la, qu'il n'auoit esté aperceu.</text:p>
      <text:h text:style-name="Titre2" text:outline-level="2">(hedera) De celluy qui fist faire l'esprit pour per(-)<text:line-break/>suader à sa femme de vendre<text:line-break/>sa maison.</text:h>
      <text:h text:style-name="Titre3" text:outline-level="3">Nouuelle. CV.</text:h>
      <text:p text:style-name="P249"><text:span text:style-name="T250">E</text:span>N la ville d'Orleans, fut puis nagueres<text:line-break/>vn bon citoyen, lequel auoit employé<text:line-break/>la plus grande partie de son t(e1)ps à boi(-)<text:line-break/>re du meilleur &amp; soy gaudir &amp; farcer<text:line-break/>d'vng chascun sans faire autre train de<text:line-break/><text:span text:style-name="pb">[f. q5v]</text:span><text:line-break/>marchandise. Et quand lon luy demandoit de quel<text:line-break/>mestier il estoit, il respondoit, qu'il estoit tondeur de<text:line-break/>nappes &amp; rinceur de godetz. Et tant continua aux<text:line-break/>bonnes cheres qu'il fut contrainct emprunter plusi(-)<text:line-break/>eurs deniers. Et pource qu'il n'auoit aulcun moyen<text:line-break/>pour y satisfaire, sinon vendre vne maison ou il e(-)<text:line-break/>stoit demourant estant du bien patrimonial de sa f(e1)(-)<text:line-break/>me. Il solicita plusieurs fois ceste femme à fin de la<text:line-break/>faire conuertir à vendre pour payer telles debtes d(o1)t<text:line-break/>il estoit tant importuné. Mais la b(o1)ne dame n'y voul(-)<text:line-break/>loit aulcunem(e1)t consentir, &amp; disoit que c'estoit pour<text:line-break/>luy suruenir au temps futur &amp; tousiours continua à<text:line-break/>telles parolles. Quand le mary vit qu'il ne trouuoit<text:line-break/>expedient autre, il attira deux bons garsons qu'il co(-)<text:line-break/>gnoissoit de long temps &amp; leur promist argent &amp;<text:line-break/>qu'il s'en vissent la nuict ensuyuant coucher en sa<text:line-break/>maison &amp; leur declara sa conception, puis leur dist<text:line-break/>vous coucherez à ma deuxiesme chambre &amp; quand<text:line-break/>aurez aperceu que ma femme &amp; moy seront couchez<text:line-break/>vous vous leuerez sur les vnze ou douze heures &amp;<text:line-break/>descarrelerez la ch(a1)bre, ferez grand bruict comme si<text:line-break/>c'estoient espritz. Cependant l'vn de vous viendra en<text:line-break/><text:soft-page-break/>ma chambre, car ie laisseray l'huis ouuret &amp; decoul(-)<text:line-break/>lerez noz custodes &amp; d'vne verge ou houssine frap(-)<text:line-break/>perez sur noz piedz, reiterant souuent &amp; mettrez en<text:line-break/>vostre bouche ceste enche de cornemuze &amp; la ferez<text:line-break/>plaindre &amp; c(o1)tinurez iusques à deux heures apres my<text:line-break/>nuict. Ie vous feray porter du vin &amp; vn i(a1)bon &amp; illec<text:line-break/>b(a1)queterez à vostre plaisir. Les c(o1)pagnons fur(e1)t ioy(-)<text:line-break/>eulx &amp; se deliberer(e1)t d'obeir à ce bourgeois. Et qu(a1)d<text:line-break/><text:span text:style-name="pb">[f. q6r]</text:span><text:line-break/>ce vint le soir le bourgeois les mena en sa maison &amp;<text:line-break/>les fist m(o1)ter en la chambre. Quand l'heure de my(-)<text:line-break/>nuict fut s(o1)née ses c(o1)pagn(o1)s se leuer(e1)t &amp; á force d'vn<text:line-break/>gros bast(o1) ilz c(o1)gnoi(e1)t aulcunes fois trois coups, au(-)<text:line-break/>tresfois deux et le faisoi(e1)t rouller par la place puis des<text:line-break/>carreller(e1)t les carreaulx de la ch(a1)bre &amp; les gettoient<text:line-break/>par les degrez d(o1)t ilz faisoi(e1)t vng merueilleux bruit.<text:line-break/>Cependant le bourgeois iouoit son mistere &amp; faisoit<text:line-break/>acroire à sa femme qu'il p(e1)soit que ce fussent espritz<text:line-break/>&amp; se recommandoit à dieu. Toutesfois les espritz ne<text:line-break/>cessoient à rauacher, dont la pauure femme &amp; la ch(a1)(-)<text:line-break/>brierefurent fort fachez. Or l'vn d'ceulx deualla en<text:line-break/>la c(a1)hbre &amp; apporta des casses &amp; escuelles &amp; les get(-)<text:line-break/>ta par la chambre, puis vint aux rideaux &amp; custodes<text:line-break/>du lict du maistre &amp; les faisoi(e1)t couller, recouller en<text:line-break/>forte que la pauure f(e1)me ne scauoit que dire &amp; pen(-)<text:line-break/>soit estre morte &amp; qui pis est d'vn gros, baston cest<text:line-break/>esprit frappoit sur les iambes tant de l'homme que de<text:line-break/>la femme, dont ilz endurer(e1)t du mal. Puis vindrent<text:line-break/>au lict de la chambriere qui estoit assez ieune &amp; bon(-)<text:line-break/>ne galloysse &amp; la secouerent tres bien, l'vn apres l'au(-)<text:line-break/>tre sans qu'elle ozast iamais parler ne dire mot, dont<text:line-break/>le bourgeois en fut quelque peu marry, car il l'auoit<text:line-break/>au parauant tousiours hantée &amp; entretenue. Et<text:line-break/>quand deux heures furent sonnées lesdictz compa(-)<text:line-break/>gnons s'en retournerent en leur chambre ou ilz dor(-)<text:line-break/>mirent iusques â cinq heures du matin puis s'en alle(-)<text:line-break/>rent. Et quand il fut temps de disner le bourgeois fist<text:line-break/>appeller des voysins ausquelz il declara qu'il y auoit<text:line-break/>des espritz leans qui les auoient tant battuz qu'il<text:line-break/><text:span text:style-name="pb">[f. q6v]</text:span><text:line-break/>en auoit toutes les iambes moulues &amp; ne scauoit que<text:line-break/>c'estoit, sinon qu'il pensoit que ce fust son g(e1)dre qui<text:line-break/>estoit mort enuiron trois mois au precedent, auquel<text:line-break/>lon n'auoit baillé ce qui luy auoit esté promis en ma(-)<text:line-break/>riage, lequel debuoit beaucoup &amp; pource disoit qu'il<text:line-break/>conuenoit trouuer argent pour y satisfaire. Et lors<text:line-break/>la dame dist qu'elle n'auoit point d'argent. Il fault<text:line-break/>doncques dist il que vous consentiez que ceste mai(-)<text:line-break/>son soit vendue, car ie n'y demourray plus. A lors el(-)<text:line-break/>le pria son mary qu'il eust encores patience iusques<text:line-break/><text:soft-page-break/>au lendemain &amp; que si les espritz venoient de rechef<text:line-break/>qu'elle consentiroit la vente. Le mary toutes fois di(-)<text:line-break/>soit tousiours qu'il ne failloit t(e1)ter dieu &amp; qu'il n'y<text:line-break/>coucheroit plus. Et ad(o1)c de rechef le mary atiltra ses<text:line-break/>gens lesquelz firent c(o1)me au parau(a1)t ilz auoi(e1)t faict<text:line-break/>au moyen de quoy le lendemain matin la b(o1)ne dame<text:line-break/>fist transporter ses meubles ailleurs &amp; consentit la<text:line-break/>vente de ceste maison sans faire bruict des espritz, car<text:line-break/>elle n'eust pas trouué marchant qui l'eust voulu a(-)<text:line-break/>chepter a ceste charge.</text:p>
      <text:h text:style-name="Titre2" text:outline-level="2">(hedera) Comment par vng petit enfant les amours<text:line-break/>d'vne marchande &amp; d'vng prebstre fur(e1)t<text:line-break/>reuellez au marchant.</text:h>
      <text:h text:style-name="Titre3" text:outline-level="3">Nouuelle. CVI.</text:h>
      <text:p text:style-name="p"><text:span text:style-name="pb">[f. q7r]</text:span></text:p>
      <text:p text:style-name="P251"><text:span text:style-name="T252">I</text:span>Adis fut es pays de Picardie vn<text:line-break/>otable marchant, lequel auoit<text:line-break/>spousé vne tres belle femme &amp;<text:line-break/>de bonne grace, &amp; pource estoit<text:line-break/>fort enuiée des mignons de la vil<text:line-break/>se, dont le march(a1)t en estoit mal<text:line-break/>content, &amp; craignant qu'elle fust<text:line-break/>quelque fois deceue à son desa(-)<text:line-break/>u(a1)tage (toutes fois comme il aduient souuent) la peur<text:line-break/>qu'il en eut, &amp; veilles qu'il en fist ne luy seruirent de<text:line-break/>riens, car pource la dame ne laissa de faire son plaisir,<text:line-break/>&amp; s'abandonna finablement à son confesseur que le<text:line-break/>mary estimoit sainct homme. Or aduint que le mar(-)<text:line-break/>chant eut affaire en la ville de Paris pour exercer sa<text:line-break/>negociation, &amp; pource il dist à sa femme. Mamye ie<text:line-break/>voys que le temps est propre maintenant pour faire<text:line-break/>quelque gaing de la marchandise que i'ay, ie m'en<text:line-break/>voys à Paris, &amp; illec i'espere grandement proffiter, ie<text:line-break/>vous supplie ce pendant vous gouuerner en femme<text:line-break/>honneste &amp; pudicque, &amp; faictes en sorte que ie n'aye<text:line-break/>iamais mauuais rapport de vous, &amp; la dame luy accor<text:line-break/>da fort humainement, &amp; luy dist. Mon amy vous sca(-)<text:line-break/>uez de qu'elle amytié ie vous ay tousiours aymé, &amp;<text:line-break/>vous prometz qu'a moy ne tiendra que nous ne fa(-)<text:line-break/>cions tres heureux mesnage, &amp; pource reposez vous<text:line-break/>sur moy. Or ce marchant auoit vn seul filz ia aagé de<text:line-break/>six ans, fort esueille autant qu'vn autre de son aage,<text:line-break/>lequel il aymoit fort, &amp; tousiours l'auoit entre ses<text:line-break/>bras, &amp; luy ca mon amy ie m(e1) vois à Paris, que<text:line-break/>voulez vo dist, ore vous apporte, &amp; lenfant luy<text:line-break/><text:span text:style-name="pb">[f. q7v]</text:span><text:line-break/>res(-)p(o1)ndit m(o1) pere apportez moy quelque chose de beau.</text:p>
      <text:soft-page-break/>
      <text:p text:style-name="p">Or dict le pere mon amy ie le feray, mais regarde bi(e1)<text:line-break/>qui vi(e1)dra ceans &amp; qui parlera à ta mere &amp; quand ie<text:line-break/>sceray venu tu me le diras. A donc le mary print con(-)<text:line-break/>gé de sa femme &amp; s'en alla droict à Paris. Ce pend(a1)t<text:line-break/>la dame auoit tousiours son mign(o1) prebstre couché<text:line-break/>auec elle &amp; son petit enfant. Or la dame scauoit assez<text:line-break/>que son mary estoit ialoux d'elle &amp; qu'il ne fauldroit<text:line-break/>denquerir le petit enfant de ce qui auroit esté faict<text:line-break/>leans &amp; pource elle se mettoit en tout debuoir de l'a<text:line-break/>mignar der en luy d(o1)nant des friandises. Et quelque<text:line-break/>fois elle luy dist, or ca mon amy qu(a1)d vostre pere sera<text:line-break/>reuenu qui luy direz vous qui aura couché auecques<text:line-break/>moy, il fault que dizies qu'il nya eu que dieu &amp; vo(us) &amp;<text:line-break/>l'enfant luy accorda. Et qu(a1)d le march(a1)t fut retour(-)<text:line-break/>né en sa maison, l'enf(a1)t s'n alla audeu(a1)t de luy &amp; luy<text:line-break/>dem(a1)da s'il luy auoit riens apporté &amp; le pere luy dist,<text:line-break/>qu'il luy auoit apporté de belles besongnes qu'il luy<text:line-break/>d(o1)neroit s'il luy disoit qui estoit venu leans &amp; qui a(-)<text:line-break/>uoit couché auecques sa mere. En nenda dist le petit<text:line-break/>filz, mon pere il n'y a eu que dieu &amp; moy. Alors le pere<text:line-break/>se contenta &amp;, fist tres bonne chere à sa f(e1)me la baisa<text:line-break/>ioyeusement &amp; luy sceut tres bon gré de ce qu'elle se<text:line-break/>estoit si h(o1)nestement gouuernée. Mais de malle fortu<text:line-break/>ne le march(a1)t inuita le prebstre pour disner auecques<text:line-break/>luy &amp; qu(a1)d ilz fur(e1)t à table en deuis(a1)t, le pere deman<text:line-break/>da à son filz qui estoit ce prebstre &amp; lenfant dist que<text:line-break/>cestoit dieu qui couchoit auecques sa mere quand il<text:line-break/>estoit à Paris, dont le marchant fut fort fasché. Mais<text:line-break/>par moy(e1)s il fut apaisé, du demour(a1)t ie m'en deporte.</text:p>
      <text:p text:style-name="p"><text:span text:style-name="pb">[f. q8r]</text:span></text:p>
      <text:h text:style-name="Titre2" text:outline-level="2">(hedera) D'vn Lymosin qui amena vne grande quanti(-)<text:line-break/>te de chiens, pour vendre à Paris.<text:line-break/>Nouuelle finalle.</text:h>
      <text:p text:style-name="P253"><text:span text:style-name="T254">A</text:span>V mesmes temps fut vn Lymosin.<text:line-break/>lequel eut affaire en la ville de Pa<text:line-break/>ris, &amp; illec arriué vit qu'vn croche<text:line-break/>teur vendit vn petit chien dix es(-)<text:line-break/>cus, &amp; pource desirant faire quel(-)<text:line-break/>que train de marchandise en icel(-)<text:line-break/>le ville, il sen retourna sans mot dire à ses c(o1)pagnons,<text:line-break/>ausquelz il promist estre de retour inc(o1)tin(e1)t, ce qu'il<text:line-break/>fist, &amp; amena enuiron cinqu(a1)te gros chiens auecques<text:line-break/>luy. Et quand il fut de retour à Paris, lon luy dem(a1)da<text:line-break/>qu'il vouloit faire de si grand nombre de chien, &amp; il<text:line-break/>respondit qu'il auoit veu vendre vn petit chien dix<text:line-break/>escus, &amp; quil en auoit amené de grans tous nourris,<text:line-break/>il en esperoit auoir dauantage, &amp; pource fut enuoyé<text:line-break/>au marché, ou il fut longuement sans les vendre, &amp;<text:line-break/>quand il vit que chascun se mocquoit de luy, &amp; qu'il<text:line-break/><text:soft-page-break/>n'auoit assez d'argent pour satisfaire à leur despence<text:line-break/>il les mena par les boucheries, ou il les laissa viure at(-)<text:line-break/>tendant qu'il eust recouuert argent du pays, &amp; dict<text:line-break/>on que ses chi(e1)s sont encors la attend(a1)t leur maistre.</text:p>
      <text:p text:style-name="p">(hedera) Cy finissent les fascetieux deuitz des cent nouuel(-)<text:line-break/>les nouuelles, veues, corrigées &amp; additi(o1)nées se(-)<text:line-break/>lon leur sens naturel, &amp; langaige plus practiqué<text:line-break/>en Francoys par le seigneur de la Motte Lyon(-)<text:line-break/>noys, &amp; imprimé a Paris par Iehan Real, Impri(-)<text:line-break/>meur de ladicte ville.</text:p>
      <text:p text:style-name="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388in" fo:line-height="11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3333in" fo:margin-bottom="0in"/>
      <style:text-properties style:font-name="Cambria" style:font-name-asian="Times New Roman" style:font-weight-complex="bold" fo:color="#365F91" fo:font-size="14pt" style:font-size-asian="14pt" style:font-size-complex="14pt" fo:hyphenate="false"/>
    </style:style>
    <style:style style:name="Titre2" style:display-name="Titre 2" style:family="paragraph" style:parent-style-name="Normal" style:next-style-name="Normal" style:default-outline-level="2">
      <style:paragraph-properties fo:keep-with-next="always" fo:keep-together="always" fo:margin-top="0.1388in" fo:margin-bottom="0in"/>
      <style:text-properties style:font-name="Cambria" style:font-name-asian="Times New Roman" style:font-weight-complex="bold" fo:color="#4F81BD" fo:font-size="12pt" style:font-size-asian="12pt" style:font-size-complex="13pt" fo:hyphenate="false"/>
    </style:style>
    <style:style style:name="Titre3" style:display-name="Titre 3" style:family="paragraph" style:parent-style-name="Normal" style:next-style-name="Normal" style:default-outline-level="3">
      <style:paragraph-properties fo:keep-with-next="always" fo:keep-together="always" fo:margin-top="0.1388in" fo:margin-bottom="0in"/>
      <style:text-properties style:font-name="Cambria" style:font-name-asian="Times New Roman" style:font-weight-complex="bold" fo:hyphenate="false"/>
    </style:style>
    <style:style style:name="Titre4" style:display-name="Titre 4" style:family="paragraph" style:parent-style-name="Normal" style:next-style-name="Normal" style:default-outline-level="4">
      <style:paragraph-properties fo:keep-with-next="always" fo:keep-together="always" fo:margin-top="0.1388in" fo:margin-bottom="0in"/>
      <style:text-properties style:font-name="Cambria" style:font-name-asian="Times New Roman" fo:font-weight="bold" style:font-weight-asian="bold" style:font-weight-complex="bold" fo:font-style="italic" style:font-style-asian="italic" style:font-style-complex="italic" fo:color="#4F81BD" fo:hyphenate="false"/>
    </style:style>
    <style:style style:name="Normal" style:display-name="Normal" style:family="paragraph">
      <style:text-properties fo:hyphenate="false"/>
    </style:style>
    <style:style style:name="Policepardéfaut" style:display-name="Police par défaut" style:family="text"/>
    <style:style style:name="Titre1Car" style:display-name="Titre 1 Car" style:family="text" style:parent-style-name="Policepardéfaut">
      <style:text-properties style:font-name="Cambria" style:font-name-asian="Times New Roman" style:font-name-complex="Times New Roman" style:font-weight-complex="bold" fo:color="#365F91" fo:font-size="14pt" style:font-size-asian="14pt" style:font-size-complex="14pt"/>
    </style:style>
    <style:style style:name="Titre2Car" style:display-name="Titre 2 Car" style:family="text" style:parent-style-name="Policepardéfaut">
      <style:text-properties style:font-name="Cambria" style:font-name-asian="Times New Roman" style:font-name-complex="Times New Roman" style:font-weight-complex="bold" fo:color="#4F81BD" fo:font-size="12pt" style:font-size-asian="12pt" style:font-size-complex="13pt"/>
    </style:style>
    <style:style style:name="Titre3Car" style:display-name="Titre 3 Car" style:family="text" style:parent-style-name="Policepardéfaut">
      <style:text-properties style:font-name="Cambria" style:font-name-asian="Times New Roman" style:font-name-complex="Times New Roman" style:font-weight-complex="bold"/>
    </style:style>
    <style:style style:name="Titre4Car" style:display-name="Titre 4 Car" style:family="text" style:parent-style-name="Policepardéfaut">
      <style:text-properties style:font-name="Cambria" style:font-name-asian="Times New Roman" style:font-name-complex="Times New Roman" fo:font-weight="bold" style:font-weight-asian="bold" style:font-weight-complex="bold" fo:font-style="italic" style:font-style-asian="italic" style:font-style-complex="italic" fo:color="#4F81BD"/>
    </style:style>
    <style:style style:name="Style1" style:display-name="Style1" style:family="paragraph" style:parent-style-name="Titre4" style:default-outline-level="4">
      <style:paragraph-properties fo:line-height="100%"/>
      <style:text-properties fo:font-weight="normal" style:font-weight-asian="normal" fo:font-style="normal" style:font-style-asian="normal" style:use-window-font-color="true" fo:font-size="10pt" style:font-size-asian="10pt" fo:hyphenate="false"/>
    </style:style>
    <style:style style:name="h1.sub" style:display-name="&lt;h1.sub&gt;" style:family="paragraph" style:parent-style-name="Titre1" style:default-outline-level="1">
      <style:paragraph-properties fo:line-height="100%"/>
      <style:text-properties fo:font-size="12pt" style:font-size-asian="12pt" fo:hyphenate="false"/>
    </style:style>
    <style:style style:name="h2.sub" style:display-name="&lt;h2.sub&gt;" style:family="paragraph" style:parent-style-name="Titre2" style:default-outline-level="2">
      <style:paragraph-properties fo:line-height="100%"/>
      <style:text-properties fo:font-size="11pt" style:font-size-asian="11pt" fo:hyphenate="false"/>
    </style:style>
    <style:style style:name="h3.sub" style:display-name="&lt;h3.sub&gt;" style:family="paragraph" style:parent-style-name="Titre3" style:default-outline-level="3">
      <style:paragraph-properties fo:line-height="100%"/>
      <style:text-properties fo:font-size="10pt" style:font-size-asian="10pt" fo:hyphenate="false"/>
    </style:style>
    <style:style style:name="h4.sub" style:display-name="&lt;h4.sub&gt;" style:family="paragraph" style:parent-style-name="Style1" style:default-outline-level="4">
      <style:text-properties fo:font-size="9pt" style:font-size-asian="9pt" fo:hyphenate="false"/>
    </style:style>
    <style:style style:name="pb" style:display-name="&lt;pb&gt;" style:family="text" style:parent-style-name="Policepardéfaut">
      <style:text-properties style:font-name="Times New Roman" style:font-name-complex="Times New Roman" fo:font-weight="bold" style:font-weight-asian="bold"/>
    </style:style>
    <style:style style:name="cb" style:display-name="&lt;cb&gt;" style:family="text" style:parent-style-name="Policepardéfaut">
      <style:text-properties style:font-name="Times New Roman" style:font-name-complex="Times New Roman" fo:font-weight="bold" style:font-weight-asian="bold"/>
    </style:style>
    <style:style style:name="Style2" style:display-name="Style2" style:family="paragraph" style:parent-style-name="Normal">
      <style:paragraph-properties fo:margin-bottom="0in" fo:line-height="100%" fo:text-indent="0.1652in"/>
      <style:text-properties fo:font-size="12pt" style:font-size-asian="12pt" style:font-size-complex="12pt" fo:hyphenate="false"/>
    </style:style>
    <style:style style:name="p" style:display-name="&lt;p&gt;" style:family="paragraph" style:parent-style-name="Style2">
      <style:text-properties style:font-name="Times New Roman" fo:hyphenate="false"/>
    </style:style>
    <style:style style:name="noindent" style:display-name="&lt;noindent&gt;" style:family="paragraph" style:parent-style-name="Normal">
      <style:paragraph-properties fo:margin-bottom="0in" fo:line-height="100%"/>
      <style:text-properties style:font-name="Times New Roman" fo:font-size="12pt" style:font-size-asian="12pt" fo:hyphenate="false"/>
    </style:style>
    <style:style style:name="list" style:display-name="&lt;list&gt;" style:family="paragraph" style:parent-style-name="Normal">
      <style:paragraph-properties fo:margin-bottom="0in" fo:line-height="100%" fo:margin-left="0.1652in" fo:text-indent="-0.1652in">
        <style:tab-stops/>
      </style:paragraph-properties>
      <style:text-properties style:font-name="Times New Roman" fo:font-size="12pt" style:font-size-asian="12pt" fo:hyphenate="false"/>
    </style:style>
    <style:style style:name="ab" style:display-name="&lt;ab&gt;" style:family="paragraph" style:parent-style-name="Normal">
      <style:paragraph-properties fo:text-align="center" fo:margin-top="0.1666in" fo:margin-bottom="0.1666in" fo:line-height="100%"/>
      <style:text-properties style:font-name="Times New Roman" fo:font-size="12pt" style:font-size-asian="12pt" style:font-size-complex="12pt" fo:hyphenate="false"/>
    </style:style>
    <style:style style:name="l" style:display-name="&lt;l&gt;" style:family="paragraph" style:parent-style-name="Normal">
      <style:paragraph-properties fo:margin-bottom="0in" fo:line-height="100%" fo:text-indent="0.1652in"/>
      <style:text-properties style:font-name="Times New Roman" fo:font-size="12pt" style:font-size-asian="12pt" fo:hyphenate="false"/>
    </style:style>
    <style:style style:name="figure" style:display-name="&lt;figure&gt;" style:family="paragraph" style:parent-style-name="Normal">
      <style:paragraph-properties fo:text-align="center" fo:margin-bottom="0in" fo:line-height="100%"/>
      <style:text-properties fo:color="#FF0000" fo:hyphenate="false"/>
    </style:style>
    <style:style style:name="trailer" style:display-name="&lt;trailer&gt;" style:family="paragraph" style:parent-style-name="Normal">
      <style:paragraph-properties fo:margin-bottom="0in" fo:line-height="100%"/>
      <style:text-properties style:font-name="Times New Roman" fo:font-size="12pt" style:font-size-asian="12pt" fo:hyphenate="false"/>
    </style:style>
    <style:style style:name="Style3" style:display-name="Style3" style:family="paragraph" style:parent-style-name="Normal">
      <style:paragraph-properties fo:text-align="center" fo:margin-top="0.1666in" fo:margin-bottom="0.1666in" fo:line-height="100%"/>
      <style:text-properties style:font-name="Times New Roman" fo:hyphenate="false"/>
    </style:style>
    <style:style style:name="signed" style:display-name="&lt;signed&gt;" style:family="paragraph" style:parent-style-name="Normal">
      <style:paragraph-properties fo:text-align="end" fo:margin-bottom="0in" fo:line-height="100%"/>
      <style:text-properties style:font-name="Times New Roman" fo:font-size="12pt" style:font-size-asian="12pt" style:font-size-complex="12pt" fo:hyphenate="false"/>
    </style:style>
    <style:style style:name="Style4" style:display-name="Style4" style:family="paragraph" style:parent-style-name="Normal">
      <style:paragraph-properties fo:margin-top="0.0833in" fo:margin-bottom="0.0833in" fo:line-height="100%" fo:margin-left="0.3937in">
        <style:tab-stops/>
      </style:paragraph-properties>
      <style:text-properties style:font-name="Times New Roman"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level-style text:level="3" style:num-format=""/>
      <text:outline-level-style text:level="4" style:num-format=""/>
    </text:outline-style>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User</meta:initial-creator>
    <dc:creator>Rakoto</dc:creator>
    <meta:creation-date>2019-03-18T16:39:00Z</meta:creation-date>
    <dc:date>2019-03-18T19:17:00Z</dc:date>
    <meta:template xlink:href="Normal.dotm" xlink:type="simple"/>
    <meta:editing-cycles>81</meta:editing-cycles>
    <meta:editing-duration>PT8580S</meta:editing-duration>
    <meta:document-statistic meta:page-count="158" meta:paragraph-count="735" meta:word-count="56691" meta:character-count="367760" meta:row-count="2598" meta:non-whitespace-character-count="311804"/>
  </office:meta>
</office:document-meta>
</file>